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5.3244in" svg:y="0.0394in">
            <draw:object draw:notify-on-update-of-ranges="Sheet1.M1:Sheet1.M1 Sheet1.M2:Sheet1.M251 Sheet1.N1:Sheet1.N1 Sheet1.N2:Sheet1.N251 Sheet1.O1:Sheet1.O1 Sheet1.O2:Sheet1.O2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Infectious</text:p>
          </table:table-cell>
          <table:table-cell office:value-type="string" calcext:value-type="string">
            <text:p>Recovered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table:style-name="ce1" office:value-type="string" calcext:value-type="string">
            <text:p>Population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Infectious</text:p>
          </table:table-cell>
          <table:table-cell office:value-type="string" calcext:value-type="string">
            <text:p>Recover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265.5900331404" calcext:value-type="float">
            <text:p>17,266</text:p>
          </table:table-cell>
          <table:table-cell office:value-type="float" office:value="17236.0759374818" calcext:value-type="float">
            <text:p>17236.0759374818</text:p>
          </table:table-cell>
          <table:table-cell office:value-type="float" office:value="17.2533292667486" calcext:value-type="float">
            <text:p>17.253329266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float" office:value="17265.5900331404" calcext:value-type="float">
            <text:p>17,266</text:p>
          </table:table-cell>
          <table:table-cell office:value-type="float" office:value="17236.0759374818" calcext:value-type="float">
            <text:p>17236.0759374818</text:p>
          </table:table-cell>
          <table:table-cell office:value-type="float" office:value="17.2533292667486" calcext:value-type="float">
            <text:p>17.253329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496.795882032" calcext:value-type="float">
            <text:p>619,497</text:p>
          </table:table-cell>
          <table:table-cell office:value-type="float" office:value="618437.817436535" calcext:value-type="float">
            <text:p>618437.817436535</text:p>
          </table:table-cell>
          <table:table-cell office:value-type="float" office:value="619.056874310846" calcext:value-type="float">
            <text:p>619.056874310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float" office:value="17290.1377107915" calcext:value-type="float">
            <text:p>17,290</text:p>
          </table:table-cell>
          <table:table-cell office:value-type="float" office:value="17230.3346587776" calcext:value-type="float">
            <text:p>17230.3346587776</text:p>
          </table:table-cell>
          <table:table-cell office:value-type="float" office:value="22.2757192457597" calcext:value-type="float">
            <text:p>22.2757192458</text:p>
          </table:table-cell>
          <table:table-cell office:value-type="float" office:value="0.718888725198967" calcext:value-type="float">
            <text:p>0.7188887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8942.29766922" calcext:value-type="float">
            <text:p>398,942</text:p>
          </table:table-cell>
          <table:table-cell office:value-type="float" office:value="398260.338864854" calcext:value-type="float">
            <text:p>398260.338864854</text:p>
          </table:table-cell>
          <table:table-cell office:value-type="float" office:value="398.658997862717" calcext:value-type="float">
            <text:p>398.658997862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" office:value-type="float" office:value="17327.0246823772" calcext:value-type="float">
            <text:p>17,327</text:p>
          </table:table-cell>
          <table:table-cell office:value-type="float" office:value="17222.9351014229" calcext:value-type="float">
            <text:p>17222.9351014229</text:p>
          </table:table-cell>
          <table:table-cell office:value-type="float" office:value="28.7471216244729" calcext:value-type="float">
            <text:p>28.7471216245</text:p>
          </table:table-cell>
          <table:table-cell office:value-type="float" office:value="1.64704370119753" calcext:value-type="float">
            <text:p>1.647043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7192.422296401" calcext:value-type="float">
            <text:p>137,192</text:p>
          </table:table-cell>
          <table:table-cell office:value-type="float" office:value="136957.903217266" calcext:value-type="float">
            <text:p>136957.903217266</text:p>
          </table:table-cell>
          <table:table-cell office:value-type="float" office:value="137.094998215481" calcext:value-type="float">
            <text:p>137.09499821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" office:value-type="float" office:value="17376.3297547259" calcext:value-type="float">
            <text:p>17,376</text:p>
          </table:table-cell>
          <table:table-cell office:value-type="float" office:value="17213.4102922751" calcext:value-type="float">
            <text:p>17213.4102922751</text:p>
          </table:table-cell>
          <table:table-cell office:value-type="float" office:value="37.0741340283242" calcext:value-type="float">
            <text:p>37.0741340283</text:p>
          </table:table-cell>
          <table:table-cell office:value-type="float" office:value="2.84484044513294" calcext:value-type="float">
            <text:p>2.8448404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90.1377107915" calcext:value-type="float">
            <text:p>17,290</text:p>
          </table:table-cell>
          <table:table-cell office:value-type="float" office:value="17230.3346587776" calcext:value-type="float">
            <text:p>17230.3346587776</text:p>
          </table:table-cell>
          <table:table-cell office:value-type="float" office:value="22.2757192457597" calcext:value-type="float">
            <text:p>22.2757192458</text:p>
          </table:table-cell>
          <table:table-cell office:value-type="float" office:value="0.718888725198967" calcext:value-type="float">
            <text:p>0.718888725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" office:value-type="float" office:value="17438.1584394945" calcext:value-type="float">
            <text:p>17,438</text:p>
          </table:table-cell>
          <table:table-cell office:value-type="float" office:value="17201.1681159231" calcext:value-type="float">
            <text:p>17201.1681159231</text:p>
          </table:table-cell>
          <table:table-cell office:value-type="float" office:value="47.7715547834256" calcext:value-type="float">
            <text:p>47.7715547834</text:p>
          </table:table-cell>
          <table:table-cell office:value-type="float" office:value="4.38959604200449" calcext:value-type="float">
            <text:p>4.3895960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0377.577113485" calcext:value-type="float">
            <text:p>620,378</text:p>
          </table:table-cell>
          <table:table-cell office:value-type="float" office:value="618231.81788745" calcext:value-type="float">
            <text:p>618231.81788745</text:p>
          </table:table-cell>
          <table:table-cell office:value-type="float" office:value="799.262386760485" calcext:value-type="float">
            <text:p>799.2623867605</text:p>
          </table:table-cell>
          <table:table-cell office:value-type="float" office:value="25.7940366359709" calcext:value-type="float">
            <text:p>25.79403663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" office:value-type="float" office:value="17512.6433295774" calcext:value-type="float">
            <text:p>17,513</text:p>
          </table:table-cell>
          <table:table-cell office:value-type="float" office:value="17185.4606747386" calcext:value-type="float">
            <text:p>17185.4606747386</text:p>
          </table:table-cell>
          <table:table-cell office:value-type="float" office:value="61.4885145027679" calcext:value-type="float">
            <text:p>61.4885145028</text:p>
          </table:table-cell>
          <table:table-cell office:value-type="float" office:value="6.38007750723774" calcext:value-type="float">
            <text:p>6.380077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9509.501390944" calcext:value-type="float">
            <text:p>399,510</text:p>
          </table:table-cell>
          <table:table-cell office:value-type="float" office:value="398127.679690541" calcext:value-type="float">
            <text:p>398127.679690541</text:p>
          </table:table-cell>
          <table:table-cell office:value-type="float" office:value="514.707380464857" calcext:value-type="float">
            <text:p>514.7073804649</text:p>
          </table:table-cell>
          <table:table-cell office:value-type="float" office:value="16.6107917104995" calcext:value-type="float">
            <text:p>16.61079171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" office:value-type="float" office:value="17599.9445731255" calcext:value-type="float">
            <text:p>17,600</text:p>
          </table:table-cell>
          <table:table-cell office:value-type="float" office:value="17165.3474261369" calcext:value-type="float">
            <text:p>17165.3474261369</text:p>
          </table:table-cell>
          <table:table-cell office:value-type="float" office:value="79.0397416462921" calcext:value-type="float">
            <text:p>79.0397416463</text:p>
          </table:table-cell>
          <table:table-cell office:value-type="float" office:value="8.94209896534925" calcext:value-type="float">
            <text:p>8.9420989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7387.478205422" calcext:value-type="float">
            <text:p>137,387</text:p>
          </table:table-cell>
          <table:table-cell office:value-type="float" office:value="136912.283002087" calcext:value-type="float">
            <text:p>136912.283002087</text:p>
          </table:table-cell>
          <table:table-cell office:value-type="float" office:value="177.002921756765" calcext:value-type="float">
            <text:p>177.0029217568</text:p>
          </table:table-cell>
          <table:table-cell office:value-type="float" office:value="5.71229163801005" calcext:value-type="float">
            <text:p>5.71229163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" office:value-type="float" office:value="17700.250447552" calcext:value-type="float">
            <text:p>17,700</text:p>
          </table:table-cell>
          <table:table-cell office:value-type="float" office:value="17139.6514242956" calcext:value-type="float">
            <text:p>17139.6514242956</text:p>
          </table:table-cell>
          <table:table-cell office:value-type="float" office:value="101.44242089266" calcext:value-type="float">
            <text:p>101.4424208927</text:p>
          </table:table-cell>
          <table:table-cell office:value-type="float" office:value="12.2354215602913" calcext:value-type="float">
            <text:p>12.2354215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27.0246823772" calcext:value-type="float">
            <text:p>17,327</text:p>
          </table:table-cell>
          <table:table-cell office:value-type="float" office:value="17222.9351014229" calcext:value-type="float">
            <text:p>17222.9351014229</text:p>
          </table:table-cell>
          <table:table-cell office:value-type="float" office:value="28.7471216244729" calcext:value-type="float">
            <text:p>28.7471216245</text:p>
          </table:table-cell>
          <table:table-cell office:value-type="float" office:value="1.64704370119753" calcext:value-type="float">
            <text:p>1.647043701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17813.7780364031" calcext:value-type="float">
            <text:p>17,814</text:p>
          </table:table-cell>
          <table:table-cell office:value-type="float" office:value="17106.908239161" calcext:value-type="float">
            <text:p>17106.908239161</text:p>
          </table:table-cell>
          <table:table-cell office:value-type="float" office:value="129.958838456238" calcext:value-type="float">
            <text:p>129.9588384562</text:p>
          </table:table-cell>
          <table:table-cell office:value-type="float" office:value="16.4621891312996" calcext:value-type="float">
            <text:p>16.4621891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1701.097518134" calcext:value-type="float">
            <text:p>621,701</text:p>
          </table:table-cell>
          <table:table-cell office:value-type="float" office:value="617966.3185872" calcext:value-type="float">
            <text:p>617966.3185872</text:p>
          </table:table-cell>
          <table:table-cell office:value-type="float" office:value="1031.45908729496" calcext:value-type="float">
            <text:p>1031.459087295</text:p>
          </table:table-cell>
          <table:table-cell office:value-type="float" office:value="59.0966363507452" calcext:value-type="float">
            <text:p>59.096636350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" office:value-type="float" office:value="17940.7740125026" calcext:value-type="float">
            <text:p>17,941</text:p>
          </table:table-cell>
          <table:table-cell office:value-type="float" office:value="17065.3075950309" calcext:value-type="float">
            <text:p>17065.3075950309</text:p>
          </table:table-cell>
          <table:table-cell office:value-type="float" office:value="166.144530940687" calcext:value-type="float">
            <text:p>166.1445309407</text:p>
          </table:table-cell>
          <table:table-cell office:value-type="float" office:value="21.8771407769625" calcext:value-type="float">
            <text:p>21.877140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0361.819392833" calcext:value-type="float">
            <text:p>400,362</text:p>
          </table:table-cell>
          <table:table-cell office:value-type="float" office:value="397956.703986429" calcext:value-type="float">
            <text:p>397956.703986429</text:p>
          </table:table-cell>
          <table:table-cell office:value-type="float" office:value="664.236943552501" calcext:value-type="float">
            <text:p>664.2369435525</text:p>
          </table:table-cell>
          <table:table-cell office:value-type="float" office:value="38.056932734771" calcext:value-type="float">
            <text:p>38.056932734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" office:value-type="float" office:value="18081.5155313255" calcext:value-type="float">
            <text:p>18,082</text:p>
          </table:table-cell>
          <table:table-cell office:value-type="float" office:value="17012.6285686425" calcext:value-type="float">
            <text:p>17012.6285686425</text:p>
          </table:table-cell>
          <table:table-cell office:value-type="float" office:value="211.900868484525" calcext:value-type="float">
            <text:p>211.9008684845</text:p>
          </table:table-cell>
          <table:table-cell office:value-type="float" office:value="28.7998296215393" calcext:value-type="float">
            <text:p>28.7998296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7680.582175417" calcext:value-type="float">
            <text:p>137,681</text:p>
          </table:table-cell>
          <table:table-cell office:value-type="float" office:value="136853.486100535" calcext:value-type="float">
            <text:p>136853.486100535</text:p>
          </table:table-cell>
          <table:table-cell office:value-type="float" office:value="228.4247015098" calcext:value-type="float">
            <text:p>228.4247015098</text:p>
          </table:table-cell>
          <table:table-cell office:value-type="float" office:value="13.0874134368762" calcext:value-type="float">
            <text:p>13.087413436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" office:value-type="float" office:value="18236.3112391313" calcext:value-type="float">
            <text:p>18,236</text:p>
          </table:table-cell>
          <table:table-cell office:value-type="float" office:value="16946.1704453536" calcext:value-type="float">
            <text:p>16946.1704453536</text:p>
          </table:table-cell>
          <table:table-cell office:value-type="float" office:value="269.529788849307" calcext:value-type="float">
            <text:p>269.5297888493</text:p>
          </table:table-cell>
          <table:table-cell office:value-type="float" office:value="37.6290325456948" calcext:value-type="float">
            <text:p>37.6290325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376.3297547259" calcext:value-type="float">
            <text:p>17,376</text:p>
          </table:table-cell>
          <table:table-cell office:value-type="float" office:value="17213.4102922751" calcext:value-type="float">
            <text:p>17213.4102922751</text:p>
          </table:table-cell>
          <table:table-cell office:value-type="float" office:value="37.0741340283242" calcext:value-type="float">
            <text:p>37.0741340283</text:p>
          </table:table-cell>
          <table:table-cell office:value-type="float" office:value="2.84484044513294" calcext:value-type="float">
            <text:p>2.844840445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" office:value-type="float" office:value="18405.5024009909" calcext:value-type="float">
            <text:p>18,406</text:p>
          </table:table-cell>
          <table:table-cell office:value-type="float" office:value="16862.6832079498" calcext:value-type="float">
            <text:p>16862.6832079498</text:p>
          </table:table-cell>
          <table:table-cell office:value-type="float" office:value="341.786618294546" calcext:value-type="float">
            <text:p>341.7866182945</text:p>
          </table:table-cell>
          <table:table-cell office:value-type="float" office:value="48.8594405042591" calcext:value-type="float">
            <text:p>48.8594405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3470.184718866" calcext:value-type="float">
            <text:p>623,470</text:p>
          </table:table-cell>
          <table:table-cell office:value-type="float" office:value="617624.564338599" calcext:value-type="float">
            <text:p>617624.564338599</text:p>
          </table:table-cell>
          <table:table-cell office:value-type="float" office:value="1330.23587358226" calcext:value-type="float">
            <text:p>1330.2358735823</text:p>
          </table:table-cell>
          <table:table-cell office:value-type="float" office:value="102.074098665188" calcext:value-type="float">
            <text:p>102.074098665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" office:value-type="float" office:value="18589.464154478" calcext:value-type="float">
            <text:p>18,589</text:p>
          </table:table-cell>
          <table:table-cell office:value-type="float" office:value="16758.3042865872" calcext:value-type="float">
            <text:p>16758.3042865872</text:p>
          </table:table-cell>
          <table:table-cell office:value-type="float" office:value="431.924430447565" calcext:value-type="float">
            <text:p>431.9244304476</text:p>
          </table:table-cell>
          <table:table-cell office:value-type="float" office:value="63.1005497137941" calcext:value-type="float">
            <text:p>63.1005497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01501.072601773" calcext:value-type="float">
            <text:p>401,501</text:p>
          </table:table-cell>
          <table:table-cell office:value-type="float" office:value="397736.621774412" calcext:value-type="float">
            <text:p>397736.621774412</text:p>
          </table:table-cell>
          <table:table-cell office:value-type="float" office:value="856.642616033784" calcext:value-type="float">
            <text:p>856.6426160338</text:p>
          </table:table-cell>
          <table:table-cell office:value-type="float" office:value="65.7334722708709" calcext:value-type="float">
            <text:p>65.733472270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" office:value-type="float" office:value="18788.6068954726" calcext:value-type="float">
            <text:p>18,789</text:p>
          </table:table-cell>
          <table:table-cell office:value-type="float" office:value="16628.5117516534" calcext:value-type="float">
            <text:p>16628.5117516534</text:p>
          </table:table-cell>
          <table:table-cell office:value-type="float" office:value="543.720113968754" calcext:value-type="float">
            <text:p>543.7201139688</text:p>
          </table:table-cell>
          <table:table-cell office:value-type="float" office:value="81.0974011264174" calcext:value-type="float">
            <text:p>81.0974011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8072.360405644" calcext:value-type="float">
            <text:p>138,072</text:p>
          </table:table-cell>
          <table:table-cell office:value-type="float" office:value="136777.801942832" calcext:value-type="float">
            <text:p>136777.801942832</text:p>
          </table:table-cell>
          <table:table-cell office:value-type="float" office:value="294.591163239966" calcext:value-type="float">
            <text:p>294.59116324</text:p>
          </table:table-cell>
          <table:table-cell office:value-type="float" office:value="22.6051094092594" calcext:value-type="float">
            <text:p>22.605109409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" office:value-type="float" office:value="19003.3778032408" calcext:value-type="float">
            <text:p>19,003</text:p>
          </table:table-cell>
          <table:table-cell office:value-type="float" office:value="16468.1085820447" calcext:value-type="float">
            <text:p>16468.1085820447</text:p>
          </table:table-cell>
          <table:table-cell office:value-type="float" office:value="681.468278647542" calcext:value-type="float">
            <text:p>681.4682786475</text:p>
          </table:table-cell>
          <table:table-cell office:value-type="float" office:value="103.752406056356" calcext:value-type="float">
            <text:p>103.7524060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438.1584394945" calcext:value-type="float">
            <text:p>17,438</text:p>
          </table:table-cell>
          <table:table-cell office:value-type="float" office:value="17201.1681159231" calcext:value-type="float">
            <text:p>17201.1681159231</text:p>
          </table:table-cell>
          <table:table-cell office:value-type="float" office:value="47.7715547834256" calcext:value-type="float">
            <text:p>47.7715547834</text:p>
          </table:table-cell>
          <table:table-cell office:value-type="float" office:value="4.38959604200449" calcext:value-type="float">
            <text:p>4.38959604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19234.2625127213" calcext:value-type="float">
            <text:p>19,234</text:p>
          </table:table-cell>
          <table:table-cell office:value-type="float" office:value="16271.2577254415" calcext:value-type="float">
            <text:p>16271.2577254415</text:p>
          </table:table-cell>
          <table:table-cell office:value-type="float" office:value="849.924623413232" calcext:value-type="float">
            <text:p>849.9246234132</text:p>
          </table:table-cell>
          <table:table-cell office:value-type="float" office:value="132.146917893826" calcext:value-type="float">
            <text:p>132.1469178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5688.624519317" calcext:value-type="float">
            <text:p>625,689</text:p>
          </table:table-cell>
          <table:table-cell office:value-type="float" office:value="617185.30978604" calcext:value-type="float">
            <text:p>617185.30978604</text:p>
          </table:table-cell>
          <table:table-cell office:value-type="float" office:value="1714.06393096502" calcext:value-type="float">
            <text:p>1714.063930965</text:p>
          </table:table-cell>
          <table:table-cell office:value-type="float" office:value="157.500593841195" calcext:value-type="float">
            <text:p>157.500593841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1" office:value-type="float" office:value="19481.7869427675" calcext:value-type="float">
            <text:p>19,482</text:p>
          </table:table-cell>
          <table:table-cell office:value-type="float" office:value="16031.5926560239" calcext:value-type="float">
            <text:p>16031.5926560239</text:p>
          </table:table-cell>
          <table:table-cell office:value-type="float" office:value="1054.17616657203" calcext:value-type="float">
            <text:p>1054.176166572</text:p>
          </table:table-cell>
          <table:table-cell office:value-type="float" office:value="167.560444152685" calcext:value-type="float">
            <text:p>167.5604441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2929.69899196" calcext:value-type="float">
            <text:p>402,930</text:p>
          </table:table-cell>
          <table:table-cell office:value-type="float" office:value="397453.751513219" calcext:value-type="float">
            <text:p>397453.751513219</text:p>
          </table:table-cell>
          <table:table-cell office:value-type="float" office:value="1103.81943460662" calcext:value-type="float">
            <text:p>1103.8194346066</text:p>
          </table:table-cell>
          <table:table-cell office:value-type="float" office:value="101.426914891159" calcext:value-type="float">
            <text:p>101.426914891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1" office:value-type="float" office:value="19746.5192899717" calcext:value-type="float">
            <text:p>19,747</text:p>
          </table:table-cell>
          <table:table-cell office:value-type="float" office:value="15742.4315894523" calcext:value-type="float">
            <text:p>15742.4315894523</text:p>
          </table:table-cell>
          <table:table-cell office:value-type="float" office:value="1299.41322585169" calcext:value-type="float">
            <text:p>1299.4132258517</text:p>
          </table:table-cell>
          <table:table-cell office:value-type="float" office:value="211.484451444579" calcext:value-type="float">
            <text:p>211.4844514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8563.651291999" calcext:value-type="float">
            <text:p>138,564</text:p>
          </table:table-cell>
          <table:table-cell office:value-type="float" office:value="136680.525578417" calcext:value-type="float">
            <text:p>136680.525578417</text:p>
          </table:table-cell>
          <table:table-cell office:value-type="float" office:value="379.592895755285" calcext:value-type="float">
            <text:p>379.5928957553</text:p>
          </table:table-cell>
          <table:table-cell office:value-type="float" office:value="34.8797413091218" calcext:value-type="float">
            <text:p>34.879741309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" office:value-type="float" office:value="20029.0721986403" calcext:value-type="float">
            <text:p>20,029</text:p>
          </table:table-cell>
          <table:table-cell office:value-type="float" office:value="15397.123073834" calcext:value-type="float">
            <text:p>15397.123073834</text:p>
          </table:table-cell>
          <table:table-cell office:value-type="float" office:value="1590.57952329301" calcext:value-type="float">
            <text:p>1590.579523293</text:p>
          </table:table-cell>
          <table:table-cell office:value-type="float" office:value="265.626669621537" calcext:value-type="float">
            <text:p>265.6266696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12.6433295774" calcext:value-type="float">
            <text:p>17,513</text:p>
          </table:table-cell>
          <table:table-cell office:value-type="float" office:value="17185.4606747386" calcext:value-type="float">
            <text:p>17185.4606747386</text:p>
          </table:table-cell>
          <table:table-cell office:value-type="float" office:value="61.4885145027679" calcext:value-type="float">
            <text:p>61.4885145028</text:p>
          </table:table-cell>
          <table:table-cell office:value-type="float" office:value="6.38007750723774" calcext:value-type="float">
            <text:p>6.380077507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" office:value-type="float" office:value="20330.1051185029" calcext:value-type="float">
            <text:p>20,330</text:p>
          </table:table-cell>
          <table:table-cell office:value-type="float" office:value="14989.5430586194" calcext:value-type="float">
            <text:p>14989.5430586194</text:p>
          </table:table-cell>
          <table:table-cell office:value-type="float" office:value="1931.88539117361" calcext:value-type="float">
            <text:p>1931.8853911736</text:p>
          </table:table-cell>
          <table:table-cell office:value-type="float" office:value="331.900816955605" calcext:value-type="float">
            <text:p>331.9008169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8361.174409555" calcext:value-type="float">
            <text:p>628,361</text:p>
          </table:table-cell>
          <table:table-cell office:value-type="float" office:value="616621.720040965" calcext:value-type="float">
            <text:p>616621.720040965</text:p>
          </table:table-cell>
          <table:table-cell office:value-type="float" office:value="2206.23434501195" calcext:value-type="float">
            <text:p>2206.234345012</text:p>
          </table:table-cell>
          <table:table-cell office:value-type="float" office:value="228.919924869425" calcext:value-type="float">
            <text:p>228.919924869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" office:value-type="float" office:value="20650.3268628331" calcext:value-type="float">
            <text:p>20,650</text:p>
          </table:table-cell>
          <table:table-cell office:value-type="float" office:value="14514.7450672077" calcext:value-type="float">
            <text:p>14514.7450672077</text:p>
          </table:table-cell>
          <table:table-cell office:value-type="float" office:value="2326.18815730903" calcext:value-type="float">
            <text:p>2326.188157309</text:p>
          </table:table-cell>
          <table:table-cell office:value-type="float" office:value="412.396042231801" calcext:value-type="float">
            <text:p>412.3960422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4650.762282253" calcext:value-type="float">
            <text:p>404,651</text:p>
          </table:table-cell>
          <table:table-cell office:value-type="float" office:value="397090.812125416" calcext:value-type="float">
            <text:p>397090.812125416</text:p>
          </table:table-cell>
          <table:table-cell office:value-type="float" office:value="1420.76634559934" calcext:value-type="float">
            <text:p>1420.7663455994</text:p>
          </table:table-cell>
          <table:table-cell office:value-type="float" office:value="147.419391701042" calcext:value-type="float">
            <text:p>147.41939170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" office:value-type="float" office:value="20990.4983808381" calcext:value-type="float">
            <text:p>20,990</text:p>
          </table:table-cell>
          <table:table-cell office:value-type="float" office:value="13969.7330637302" calcext:value-type="float">
            <text:p>13969.7330637302</text:p>
          </table:table-cell>
          <table:table-cell office:value-type="float" office:value="2774.2756534566" calcext:value-type="float">
            <text:p>2774.2756534566</text:p>
          </table:table-cell>
          <table:table-cell office:value-type="float" office:value="509.32054956174" calcext:value-type="float">
            <text:p>509.3205495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9155.508417955" calcext:value-type="float">
            <text:p>139,156</text:p>
          </table:table-cell>
          <table:table-cell office:value-type="float" office:value="136555.714210832" calcext:value-type="float">
            <text:p>136555.714210832</text:p>
          </table:table-cell>
          <table:table-cell office:value-type="float" office:value="488.587892556819" calcext:value-type="float">
            <text:p>488.5878925568</text:p>
          </table:table-cell>
          <table:table-cell office:value-type="float" office:value="50.696112092123" calcext:value-type="float">
            <text:p>50.696112092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1" office:value-type="float" office:value="21351.4357594555" calcext:value-type="float">
            <text:p>21,351</text:p>
          </table:table-cell>
          <table:table-cell office:value-type="float" office:value="13354.281736149" calcext:value-type="float">
            <text:p>13354.281736149</text:p>
          </table:table-cell>
          <table:table-cell office:value-type="float" office:value="3274.1321612191" calcext:value-type="float">
            <text:p>3274.1321612191</text:p>
          </table:table-cell>
          <table:table-cell office:value-type="float" office:value="624.915369380524" calcext:value-type="float">
            <text:p>624.9153693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599.9445731255" calcext:value-type="float">
            <text:p>17,600</text:p>
          </table:table-cell>
          <table:table-cell office:value-type="float" office:value="17165.3474261369" calcext:value-type="float">
            <text:p>17165.3474261369</text:p>
          </table:table-cell>
          <table:table-cell office:value-type="float" office:value="79.0397416462921" calcext:value-type="float">
            <text:p>79.0397416463</text:p>
          </table:table-cell>
          <table:table-cell office:value-type="float" office:value="8.94209896534925" calcext:value-type="float">
            <text:p>8.942098965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" office:value-type="float" office:value="21734.0134710739" calcext:value-type="float">
            <text:p>21,734</text:p>
          </table:table-cell>
          <table:table-cell office:value-type="float" office:value="12671.6784088104" calcext:value-type="float">
            <text:p>12671.6784088104</text:p>
          </table:table-cell>
          <table:table-cell office:value-type="float" office:value="3820.3133140822" calcext:value-type="float">
            <text:p>3820.3133140822</text:p>
          </table:table-cell>
          <table:table-cell office:value-type="float" office:value="761.33754385603" calcext:value-type="float">
            <text:p>761.337543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1493.580574114" calcext:value-type="float">
            <text:p>631,494</text:p>
          </table:table-cell>
          <table:table-cell office:value-type="float" office:value="615900.048030939" calcext:value-type="float">
            <text:p>615900.048030939</text:p>
          </table:table-cell>
          <table:table-cell office:value-type="float" office:value="2835.97992325984" calcext:value-type="float">
            <text:p>2835.9799232598</text:p>
          </table:table-cell>
          <table:table-cell office:value-type="float" office:value="320.846356647001" calcext:value-type="float">
            <text:p>320.84635664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" office:value-type="float" office:value="22139.1678852003" calcext:value-type="float">
            <text:p>22,139</text:p>
          </table:table-cell>
          <table:table-cell office:value-type="float" office:value="11929.220329558" calcext:value-type="float">
            <text:p>11929.220329558</text:p>
          </table:table-cell>
          <table:table-cell office:value-type="float" office:value="4403.59167064104" calcext:value-type="float">
            <text:p>4403.5916706411</text:p>
          </table:table-cell>
          <table:table-cell office:value-type="float" office:value="920.51726654956" calcext:value-type="float">
            <text:p>920.5172665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6667.962888986" calcext:value-type="float">
            <text:p>406,668</text:p>
          </table:table-cell>
          <table:table-cell office:value-type="float" office:value="396626.071239334" calcext:value-type="float">
            <text:p>396626.071239334</text:p>
          </table:table-cell>
          <table:table-cell office:value-type="float" office:value="1826.30863347436" calcext:value-type="float">
            <text:p>1826.3086334744</text:p>
          </table:table-cell>
          <table:table-cell office:value-type="float" office:value="206.617989907937" calcext:value-type="float">
            <text:p>206.617989907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1" office:value-type="float" office:value="22567.9010637189" calcext:value-type="float">
            <text:p>22,568</text:p>
          </table:table-cell>
          <table:table-cell office:value-type="float" office:value="11138.2930538153" calcext:value-type="float">
            <text:p>11138.2930538153</text:p>
          </table:table-cell>
          <table:table-cell office:value-type="float" office:value="5011.03595863912" calcext:value-type="float">
            <text:p>5011.0359586391</text:p>
          </table:table-cell>
          <table:table-cell office:value-type="float" office:value="1104.00025429413" calcext:value-type="float">
            <text:p>1104.0002542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9849.204321127" calcext:value-type="float">
            <text:p>139,849</text:p>
          </table:table-cell>
          <table:table-cell office:value-type="float" office:value="136395.894286311" calcext:value-type="float">
            <text:p>136395.894286311</text:p>
          </table:table-cell>
          <table:table-cell office:value-type="float" office:value="628.049988058483" calcext:value-type="float">
            <text:p>628.0499880585</text:p>
          </table:table-cell>
          <table:table-cell office:value-type="float" office:value="71.0539411115197" calcext:value-type="float">
            <text:p>71.053941111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1" office:value-type="float" office:value="23021.2848611614" calcext:value-type="float">
            <text:p>23,021</text:p>
          </table:table-cell>
          <table:table-cell office:value-type="float" office:value="10313.901117718" calcext:value-type="float">
            <text:p>10313.901117718</text:p>
          </table:table-cell>
          <table:table-cell office:value-type="float" office:value="5626.63472812278" calcext:value-type="float">
            <text:p>5626.6347281228</text:p>
          </table:table-cell>
          <table:table-cell office:value-type="float" office:value="1312.79342090778" calcext:value-type="float">
            <text:p>1312.7934209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700.250447552" calcext:value-type="float">
            <text:p>17,700</text:p>
          </table:table-cell>
          <table:table-cell office:value-type="float" office:value="17139.6514242956" calcext:value-type="float">
            <text:p>17139.6514242956</text:p>
          </table:table-cell>
          <table:table-cell office:value-type="float" office:value="101.44242089266" calcext:value-type="float">
            <text:p>101.4424208927</text:p>
          </table:table-cell>
          <table:table-cell office:value-type="float" office:value="12.2354215602913" calcext:value-type="float">
            <text:p>12.235421560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" office:value-type="float" office:value="23500.4653533266" calcext:value-type="float">
            <text:p>23,500</text:p>
          </table:table-cell>
          <table:table-cell office:value-type="float" office:value="9473.62722186713" calcext:value-type="float">
            <text:p>9473.6272218671</text:p>
          </table:table-cell>
          <table:table-cell office:value-type="float" office:value="6232.46550842634" calcext:value-type="float">
            <text:p>6232.4655084264</text:p>
          </table:table-cell>
          <table:table-cell office:value-type="float" office:value="1547.2365364551" calcext:value-type="float">
            <text:p>1547.2365364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35092.598487552" calcext:value-type="float">
            <text:p>635,093</text:p>
          </table:table-cell>
          <table:table-cell office:value-type="float" office:value="614978.064433673" calcext:value-type="float">
            <text:p>614978.064433673</text:p>
          </table:table-cell>
          <table:table-cell office:value-type="float" office:value="3639.79768944443" calcext:value-type="float">
            <text:p>3639.7976894444</text:p>
          </table:table-cell>
          <table:table-cell office:value-type="float" office:value="439.012187728154" calcext:value-type="float">
            <text:p>439.012187728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style-name="ce1" office:value-type="float" office:value="24006.6676196845" calcext:value-type="float">
            <text:p>24,007</text:p>
          </table:table-cell>
          <table:table-cell office:value-type="float" office:value="8636.13948203998" calcext:value-type="float">
            <text:p>8636.13948204</text:p>
          </table:table-cell>
          <table:table-cell office:value-type="float" office:value="6810.26718332491" calcext:value-type="float">
            <text:p>6810.2671833249</text:p>
          </table:table-cell>
          <table:table-cell office:value-type="float" office:value="1806.92260138369" calcext:value-type="float">
            <text:p>1806.9226013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8985.651189045" calcext:value-type="float">
            <text:p>408,986</text:p>
          </table:table-cell>
          <table:table-cell office:value-type="float" office:value="396032.334101142" calcext:value-type="float">
            <text:p>396032.334101142</text:p>
          </table:table-cell>
          <table:table-cell office:value-type="float" office:value="2343.94957799684" calcext:value-type="float">
            <text:p>2343.9495779968</text:p>
          </table:table-cell>
          <table:table-cell office:value-type="float" office:value="282.714183578138" calcext:value-type="float">
            <text:p>282.714183578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" office:value-type="float" office:value="24541.2009072783" calcext:value-type="float">
            <text:p>24,541</text:p>
          </table:table-cell>
          <table:table-cell office:value-type="float" office:value="7819.49945272143" calcext:value-type="float">
            <text:p>7819.4994527214</text:p>
          </table:table-cell>
          <table:table-cell office:value-type="float" office:value="7343.14607773483" calcext:value-type="float">
            <text:p>7343.1460777348</text:p>
          </table:table-cell>
          <table:table-cell office:value-type="float" office:value="2090.68373629232" calcext:value-type="float">
            <text:p>2090.6837362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0646.235054321" calcext:value-type="float">
            <text:p>140,646</text:p>
          </table:table-cell>
          <table:table-cell office:value-type="float" office:value="136191.713790355" calcext:value-type="float">
            <text:p>136191.713790355</text:p>
          </table:table-cell>
          <table:table-cell office:value-type="float" office:value="806.061734302842" calcext:value-type="float">
            <text:p>806.0617343028</text:p>
          </table:table-cell>
          <table:table-cell office:value-type="float" office:value="97.2226908233065" calcext:value-type="float">
            <text:p>97.2226908233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style-name="ce1" office:value-type="float" office:value="25105.4642063242" calcext:value-type="float">
            <text:p>25,105</text:p>
          </table:table-cell>
          <table:table-cell office:value-type="float" office:value="7039.59023127753" calcext:value-type="float">
            <text:p>7039.5902312775</text:p>
          </table:table-cell>
          <table:table-cell office:value-type="float" office:value="7817.0908768254" calcext:value-type="float">
            <text:p>7817.0908768254</text:p>
          </table:table-cell>
          <table:table-cell office:value-type="float" office:value="2396.64815864565" calcext:value-type="float">
            <text:p>2396.6481586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13.7780364031" calcext:value-type="float">
            <text:p>17,814</text:p>
          </table:table-cell>
          <table:table-cell office:value-type="float" office:value="17106.908239161" calcext:value-type="float">
            <text:p>17106.908239161</text:p>
          </table:table-cell>
          <table:table-cell office:value-type="float" office:value="129.958838456238" calcext:value-type="float">
            <text:p>129.9588384562</text:p>
          </table:table-cell>
          <table:table-cell office:value-type="float" office:value="16.4621891312996" calcext:value-type="float">
            <text:p>16.462189131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style-name="ce1" office:value-type="float" office:value="25700.952270417" calcext:value-type="float">
            <text:p>25,701</text:p>
          </table:table-cell>
          <table:table-cell office:value-type="float" office:value="6308.95092946082" calcext:value-type="float">
            <text:p>6308.9509294608</text:p>
          </table:table-cell>
          <table:table-cell office:value-type="float" office:value="8222.01805616869" calcext:value-type="float">
            <text:p>8222.0180561687</text:p>
          </table:table-cell>
          <table:table-cell office:value-type="float" office:value="2722.36028111907" calcext:value-type="float">
            <text:p>2722.36028111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39166.01720087" calcext:value-type="float">
            <text:p>639,166</text:p>
          </table:table-cell>
          <table:table-cell office:value-type="float" office:value="613803.22486903" calcext:value-type="float">
            <text:p>613803.22486903</text:p>
          </table:table-cell>
          <table:table-cell office:value-type="float" office:value="4662.97901581449" calcext:value-type="float">
            <text:p>4662.9790158145</text:p>
          </table:table-cell>
          <table:table-cell office:value-type="float" office:value="590.670426001605" calcext:value-type="float">
            <text:p>590.670426001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style-name="ce1" office:value-type="float" office:value="26329.2621172108" calcext:value-type="float">
            <text:p>26,329</text:p>
          </table:table-cell>
          <table:table-cell office:value-type="float" office:value="5636.18327141384" calcext:value-type="float">
            <text:p>5636.1832714138</text:p>
          </table:table-cell>
          <table:table-cell office:value-type="float" office:value="8552.2016258013" calcext:value-type="float">
            <text:p>8552.2016258013</text:p>
          </table:table-cell>
          <table:table-cell office:value-type="float" office:value="3064.94436953344" calcext:value-type="float">
            <text:p>3064.9443695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1608.84315979" calcext:value-type="float">
            <text:p>411,609</text:p>
          </table:table-cell>
          <table:table-cell office:value-type="float" office:value="395275.76328685" calcext:value-type="float">
            <text:p>395275.76328685</text:p>
          </table:table-cell>
          <table:table-cell office:value-type="float" office:value="3002.85582575738" calcext:value-type="float">
            <text:p>3002.8558257574</text:p>
          </table:table-cell>
          <table:table-cell office:value-type="float" office:value="380.378750109323" calcext:value-type="float">
            <text:p>380.378750109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style-name="ce1" office:value-type="float" office:value="26992.1000486716" calcext:value-type="float">
            <text:p>26,992</text:p>
          </table:table-cell>
          <table:table-cell office:value-type="float" office:value="5025.93986651177" calcext:value-type="float">
            <text:p>5025.9398665118</text:p>
          </table:table-cell>
          <table:table-cell office:value-type="float" office:value="8806.10329344425" calcext:value-type="float">
            <text:p>8806.1032934443</text:p>
          </table:table-cell>
          <table:table-cell office:value-type="float" office:value="3421.28610679256" calcext:value-type="float">
            <text:p>3421.2861067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1548.325563944" calcext:value-type="float">
            <text:p>141,548</text:p>
          </table:table-cell>
          <table:table-cell office:value-type="float" office:value="135931.536358035" calcext:value-type="float">
            <text:p>135931.536358035</text:p>
          </table:table-cell>
          <table:table-cell office:value-type="float" office:value="1032.65326075827" calcext:value-type="float">
            <text:p>1032.6532607583</text:p>
          </table:table-cell>
          <table:table-cell office:value-type="float" office:value="130.808596687945" calcext:value-type="float">
            <text:p>130.808596687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" office:value-type="float" office:value="27691.2892335302" calcext:value-type="float">
            <text:p>27,691</text:p>
          </table:table-cell>
          <table:table-cell office:value-type="float" office:value="4479.37321074858" calcext:value-type="float">
            <text:p>4479.3732107486</text:p>
          </table:table-cell>
          <table:table-cell office:value-type="float" office:value="8985.74897571189" calcext:value-type="float">
            <text:p>8985.7489757119</text:p>
          </table:table-cell>
          <table:table-cell office:value-type="float" office:value="3788.20708028811" calcext:value-type="float">
            <text:p>3788.20708028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940.7740125026" calcext:value-type="float">
            <text:p>17,941</text:p>
          </table:table-cell>
          <table:table-cell office:value-type="float" office:value="17065.3075950309" calcext:value-type="float">
            <text:p>17065.3075950309</text:p>
          </table:table-cell>
          <table:table-cell office:value-type="float" office:value="166.144530940687" calcext:value-type="float">
            <text:p>166.1445309407</text:p>
          </table:table-cell>
          <table:table-cell office:value-type="float" office:value="21.8771407769625" calcext:value-type="float">
            <text:p>21.877140777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style-name="ce1" office:value-type="float" office:value="28428.7778984215" calcext:value-type="float">
            <text:p>28,429</text:p>
          </table:table-cell>
          <table:table-cell office:value-type="float" office:value="3994.85835289782" calcext:value-type="float">
            <text:p>3994.8583528978</text:p>
          </table:table-cell>
          <table:table-cell office:value-type="float" office:value="9095.85762324607" calcext:value-type="float">
            <text:p>9095.8576232461</text:p>
          </table:table-cell>
          <table:table-cell office:value-type="float" office:value="4162.61329060468" calcext:value-type="float">
            <text:p>4162.6132906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43722.687441072" calcext:value-type="float">
            <text:p>643,723</text:p>
          </table:table-cell>
          <table:table-cell office:value-type="float" office:value="612310.575866258" calcext:value-type="float">
            <text:p>612310.575866258</text:p>
          </table:table-cell>
          <table:table-cell office:value-type="float" office:value="5961.33722470631" calcext:value-type="float">
            <text:p>5961.3372247063</text:p>
          </table:table-cell>
          <table:table-cell office:value-type="float" office:value="784.961219881535" calcext:value-type="float">
            <text:p>784.9612198815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style-name="ce1" office:value-type="float" office:value="29206.6481784167" calcext:value-type="float">
            <text:p>29,207</text:p>
          </table:table-cell>
          <table:table-cell office:value-type="float" office:value="3568.80342484227" calcext:value-type="float">
            <text:p>3568.8034248423</text:p>
          </table:table-cell>
          <table:table-cell office:value-type="float" office:value="9142.91848063441" calcext:value-type="float">
            <text:p>9142.9184806344</text:p>
          </table:table-cell>
          <table:table-cell office:value-type="float" office:value="4541.60736127189" calcext:value-type="float">
            <text:p>4541.6073612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14543.238474553" calcext:value-type="float">
            <text:p>414,543</text:p>
          </table:table-cell>
          <table:table-cell office:value-type="float" office:value="394314.530191315" calcext:value-type="float">
            <text:p>394314.530191315</text:p>
          </table:table-cell>
          <table:table-cell office:value-type="float" office:value="3838.96992755111" calcext:value-type="float">
            <text:p>3838.9699275511</text:p>
          </table:table-cell>
          <table:table-cell office:value-type="float" office:value="505.497743850166" calcext:value-type="float">
            <text:p>505.497743850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style-name="ce1" office:value-type="float" office:value="30027.1256822755" calcext:value-type="float">
            <text:p>30,027</text:p>
          </table:table-cell>
          <table:table-cell office:value-type="float" office:value="3196.40785980074" calcext:value-type="float">
            <text:p>3196.4078598007</text:p>
          </table:table-cell>
          <table:table-cell office:value-type="float" office:value="9134.35910593521" calcext:value-type="float">
            <text:p>9134.3591059352</text:p>
          </table:table-cell>
          <table:table-cell office:value-type="float" office:value="4922.56230101263" calcext:value-type="float">
            <text:p>4922.5623010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2557.435912884" calcext:value-type="float">
            <text:p>142,557</text:p>
          </table:table-cell>
          <table:table-cell office:value-type="float" office:value="135600.977534019" calcext:value-type="float">
            <text:p>135600.977534019</text:p>
          </table:table-cell>
          <table:table-cell office:value-type="float" office:value="1320.18486523198" calcext:value-type="float">
            <text:p>1320.184865232</text:p>
          </table:table-cell>
          <table:table-cell office:value-type="float" office:value="173.835816230424" calcext:value-type="float">
            <text:p>173.835816230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style-name="ce1" office:value-type="float" office:value="30892.5898328018" calcext:value-type="float">
            <text:p>30,893</text:p>
          </table:table-cell>
          <table:table-cell office:value-type="float" office:value="2872.28828960279" calcext:value-type="float">
            <text:p>2872.2882896028</text:p>
          </table:table-cell>
          <table:table-cell office:value-type="float" office:value="9077.88037700774" calcext:value-type="float">
            <text:p>9077.8803770077</text:p>
          </table:table-cell>
          <table:table-cell office:value-type="float" office:value="5303.16060013805" calcext:value-type="float">
            <text:p>5303.1606001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81.5155313255" calcext:value-type="float">
            <text:p>18,082</text:p>
          </table:table-cell>
          <table:table-cell office:value-type="float" office:value="17012.6285686425" calcext:value-type="float">
            <text:p>17012.6285686425</text:p>
          </table:table-cell>
          <table:table-cell office:value-type="float" office:value="211.900868484525" calcext:value-type="float">
            <text:p>211.9008684845</text:p>
          </table:table-cell>
          <table:table-cell office:value-type="float" office:value="28.7998296215393" calcext:value-type="float">
            <text:p>28.79982962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" office:value-type="float" office:value="31805.5850482273" calcext:value-type="float">
            <text:p>31,806</text:p>
          </table:table-cell>
          <table:table-cell office:value-type="float" office:value="2590.94477414768" calcext:value-type="float">
            <text:p>2590.9447741477</text:p>
          </table:table-cell>
          <table:table-cell office:value-type="float" office:value="8980.97887372824" calcext:value-type="float">
            <text:p>8980.9788737282</text:p>
          </table:table-cell>
          <table:table-cell office:value-type="float" office:value="5681.40561887267" calcext:value-type="float">
            <text:p>5681.4056188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8772.5536658" calcext:value-type="float">
            <text:p>648,773</text:p>
          </table:table-cell>
          <table:table-cell office:value-type="float" office:value="610420.429743527" calcext:value-type="float">
            <text:p>610420.429743527</text:p>
          </table:table-cell>
          <table:table-cell office:value-type="float" office:value="7603.09429442104" calcext:value-type="float">
            <text:p>7603.094294421</text:p>
          </table:table-cell>
          <table:table-cell office:value-type="float" office:value="1033.35027289808" calcext:value-type="float">
            <text:p>1033.350272898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" office:value-type="float" office:value="32768.8328366197" calcext:value-type="float">
            <text:p>32,769</text:p>
          </table:table-cell>
          <table:table-cell office:value-type="float" office:value="2347.07544301119" calcext:value-type="float">
            <text:p>2347.0754430112</text:p>
          </table:table-cell>
          <table:table-cell office:value-type="float" office:value="8850.64074879905" calcext:value-type="float">
            <text:p>8850.6407487991</text:p>
          </table:table-cell>
          <table:table-cell office:value-type="float" office:value="6055.61307493834" calcext:value-type="float">
            <text:p>6055.613074938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17795.241145119" calcext:value-type="float">
            <text:p>417,795</text:p>
          </table:table-cell>
          <table:table-cell office:value-type="float" office:value="393097.317701847" calcext:value-type="float">
            <text:p>393097.317701847</text:p>
          </table:table-cell>
          <table:table-cell office:value-type="float" office:value="4896.22533542476" calcext:value-type="float">
            <text:p>4896.2253354248</text:p>
          </table:table-cell>
          <table:table-cell office:value-type="float" office:value="665.454825444452" calcext:value-type="float">
            <text:p>665.454825444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1" office:value-type="float" office:value="33785.2448819708" calcext:value-type="float">
            <text:p>33,785</text:p>
          </table:table-cell>
          <table:table-cell office:value-type="float" office:value="2135.76569390479" calcext:value-type="float">
            <text:p>2135.7656939048</text:p>
          </table:table-cell>
          <table:table-cell office:value-type="float" office:value="8693.17379708862" calcext:value-type="float">
            <text:p>8693.1737970886</text:p>
          </table:table-cell>
          <table:table-cell office:value-type="float" office:value="6424.38977575518" calcext:value-type="float">
            <text:p>6424.3897757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3675.768379248" calcext:value-type="float">
            <text:p>143,676</text:p>
          </table:table-cell>
          <table:table-cell office:value-type="float" office:value="135182.389856414" calcext:value-type="float">
            <text:p>135182.389856414</text:p>
          </table:table-cell>
          <table:table-cell office:value-type="float" office:value="1683.76483967836" calcext:value-type="float">
            <text:p>1683.7648396784</text:p>
          </table:table-cell>
          <table:table-cell office:value-type="float" office:value="228.843519388485" calcext:value-type="float">
            <text:p>228.8435193885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style-name="ce1" office:value-type="float" office:value="34857.937207923" calcext:value-type="float">
            <text:p>34,858</text:p>
          </table:table-cell>
          <table:table-cell office:value-type="float" office:value="1952.58333709715" calcext:value-type="float">
            <text:p>1952.5833370972</text:p>
          </table:table-cell>
          <table:table-cell office:value-type="float" office:value="8514.14057611983" calcext:value-type="float">
            <text:p>8514.1405761198</text:p>
          </table:table-cell>
          <table:table-cell office:value-type="float" office:value="6786.60535353159" calcext:value-type="float">
            <text:p>6786.6053535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236.3112391313" calcext:value-type="float">
            <text:p>18,236</text:p>
          </table:table-cell>
          <table:table-cell office:value-type="float" office:value="16946.1704453536" calcext:value-type="float">
            <text:p>16946.1704453536</text:p>
          </table:table-cell>
          <table:table-cell office:value-type="float" office:value="269.529788849307" calcext:value-type="float">
            <text:p>269.5297888493</text:p>
          </table:table-cell>
          <table:table-cell office:value-type="float" office:value="37.6290325456948" calcext:value-type="float">
            <text:p>37.629032545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style-name="ce1" office:value-type="float" office:value="35990.2455131105" calcext:value-type="float">
            <text:p>35,990</text:p>
          </table:table-cell>
          <table:table-cell office:value-type="float" office:value="1793.60884105582" calcext:value-type="float">
            <text:p>1793.6088410558</text:p>
          </table:table-cell>
          <table:table-cell office:value-type="float" office:value="8318.35921198479" calcext:value-type="float">
            <text:p>8318.3592119848</text:p>
          </table:table-cell>
          <table:table-cell office:value-type="float" office:value="7141.36121370797" calcext:value-type="float">
            <text:p>7141.3612137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4326.690235587" calcext:value-type="float">
            <text:p>654,327</text:p>
          </table:table-cell>
          <table:table-cell office:value-type="float" office:value="608035.883697964" calcext:value-type="float">
            <text:p>608035.883697964</text:p>
          </table:table-cell>
          <table:table-cell office:value-type="float" office:value="9670.84474184837" calcext:value-type="float">
            <text:p>9670.8447418484</text:p>
          </table:table-cell>
          <table:table-cell office:value-type="float" office:value="1350.14587103332" calcext:value-type="float">
            <text:p>1350.145871033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" office:value-type="float" office:value="37185.7417808918" calcext:value-type="float">
            <text:p>37,186</text:p>
          </table:table-cell>
          <table:table-cell office:value-type="float" office:value="1655.42433765254" calcext:value-type="float">
            <text:p>1655.4243376525</text:p>
          </table:table-cell>
          <table:table-cell office:value-type="float" office:value="8109.94541211592" calcext:value-type="float">
            <text:p>8109.9454121159</text:p>
          </table:table-cell>
          <table:table-cell office:value-type="float" office:value="7487.95951698012" calcext:value-type="float">
            <text:p>7487.9595169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21371.982815856" calcext:value-type="float">
            <text:p>421,372</text:p>
          </table:table-cell>
          <table:table-cell office:value-type="float" office:value="391561.722546815" calcext:value-type="float">
            <text:p>391561.722546815</text:p>
          </table:table-cell>
          <table:table-cell office:value-type="float" office:value="6227.81109984945" calcext:value-type="float">
            <text:p>6227.8110998495</text:p>
          </table:table-cell>
          <table:table-cell office:value-type="float" office:value="869.464216052559" calcext:value-type="float">
            <text:p>869.464216052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style-name="ce1" office:value-type="float" office:value="38448.2522759199" calcext:value-type="float">
            <text:p>38,448</text:p>
          </table:table-cell>
          <table:table-cell office:value-type="float" office:value="1535.0789188992" calcext:value-type="float">
            <text:p>1535.0789188992</text:p>
          </table:table-cell>
          <table:table-cell office:value-type="float" office:value="7892.37643599445" calcext:value-type="float">
            <text:p>7892.3764359945</text:p>
          </table:table-cell>
          <table:table-cell office:value-type="float" office:value="7825.87391185493" calcext:value-type="float">
            <text:p>7825.873911854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4905.775466999" calcext:value-type="float">
            <text:p>144,906</text:p>
          </table:table-cell>
          <table:table-cell office:value-type="float" office:value="134654.313439809" calcext:value-type="float">
            <text:p>134654.313439809</text:p>
          </table:table-cell>
          <table:table-cell office:value-type="float" office:value="2141.68438740278" calcext:value-type="float">
            <text:p>2141.6843874028</text:p>
          </table:table-cell>
          <table:table-cell office:value-type="float" office:value="299.000388269672" calcext:value-type="float">
            <text:p>299.000388269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style-name="ce1" office:value-type="float" office:value="39781.8770506215" calcext:value-type="float">
            <text:p>39,782</text:p>
          </table:table-cell>
          <table:table-cell office:value-type="float" office:value="1430.04232245565" calcext:value-type="float">
            <text:p>1430.0423224557</text:p>
          </table:table-cell>
          <table:table-cell office:value-type="float" office:value="7668.56401164077" calcext:value-type="float">
            <text:p>7668.5640116408</text:p>
          </table:table-cell>
          <table:table-cell office:value-type="float" office:value="8154.72293265216" calcext:value-type="float">
            <text:p>8154.7229326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405.5024009909" calcext:value-type="float">
            <text:p>18,406</text:p>
          </table:table-cell>
          <table:table-cell office:value-type="float" office:value="16862.6832079498" calcext:value-type="float">
            <text:p>16862.6832079498</text:p>
          </table:table-cell>
          <table:table-cell office:value-type="float" office:value="341.786618294546" calcext:value-type="float">
            <text:p>341.7866182945</text:p>
          </table:table-cell>
          <table:table-cell office:value-type="float" office:value="48.8594405042591" calcext:value-type="float">
            <text:p>48.8594405043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style-name="ce1" office:value-type="float" office:value="41191.0110963403" calcext:value-type="float">
            <text:p>41,191</text:p>
          </table:table-cell>
          <table:table-cell office:value-type="float" office:value="1338.15482751932" calcext:value-type="float">
            <text:p>1338.1548275193</text:p>
          </table:table-cell>
          <table:table-cell office:value-type="float" office:value="7440.92800353588" calcext:value-type="float">
            <text:p>7440.9280035359</text:p>
          </table:table-cell>
          <table:table-cell office:value-type="float" office:value="8474.24643569338" calcext:value-type="float">
            <text:p>8474.24643569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0397.341887942" calcext:value-type="float">
            <text:p>660,397</text:p>
          </table:table-cell>
          <table:table-cell office:value-type="float" office:value="605040.32571417" calcext:value-type="float">
            <text:p>605040.32571417</text:p>
          </table:table-cell>
          <table:table-cell office:value-type="float" office:value="12263.4508581757" calcext:value-type="float">
            <text:p>12263.4508581757</text:p>
          </table:table-cell>
          <table:table-cell office:value-type="float" office:value="1753.09773850062" calcext:value-type="float">
            <text:p>1753.0977385006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style-name="ce1" office:value-type="float" office:value="42680.3672867462" calcext:value-type="float">
            <text:p>42,680</text:p>
          </table:table-cell>
          <table:table-cell office:value-type="float" office:value="1257.57807501775" calcext:value-type="float">
            <text:p>1257.5780750178</text:p>
          </table:table-cell>
          <table:table-cell office:value-type="float" office:value="7211.46608674315" calcext:value-type="float">
            <text:p>7211.4660867432</text:p>
          </table:table-cell>
          <table:table-cell office:value-type="float" office:value="8784.28510498768" calcext:value-type="float">
            <text:p>8784.28510498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5281.348828139" calcext:value-type="float">
            <text:p>425,281</text:p>
          </table:table-cell>
          <table:table-cell office:value-type="float" office:value="389632.649155636" calcext:value-type="float">
            <text:p>389632.649155636</text:p>
          </table:table-cell>
          <table:table-cell office:value-type="float" office:value="7897.39235979168" calcext:value-type="float">
            <text:p>7897.3923597917</text:p>
          </table:table-cell>
          <table:table-cell office:value-type="float" office:value="1128.95634728889" calcext:value-type="float">
            <text:p>1128.956347288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" office:value-type="float" office:value="44255.0012752577" calcext:value-type="float">
            <text:p>44,255</text:p>
          </table:table-cell>
          <table:table-cell office:value-type="float" office:value="1186.74939970494" calcext:value-type="float">
            <text:p>1186.7493997049</text:p>
          </table:table-cell>
          <table:table-cell office:value-type="float" office:value="6981.81700603784" calcext:value-type="float">
            <text:p>6981.8170060378</text:p>
          </table:table-cell>
          <table:table-cell office:value-type="float" office:value="9084.7628610058" calcext:value-type="float">
            <text:p>9084.76286100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6250.168869257" calcext:value-type="float">
            <text:p>146,250</text:p>
          </table:table-cell>
          <table:table-cell office:value-type="float" office:value="133990.923639155" calcext:value-type="float">
            <text:p>133990.923639155</text:p>
          </table:table-cell>
          <table:table-cell office:value-type="float" office:value="2715.83733786798" calcext:value-type="float">
            <text:p>2715.837337868</text:p>
          </table:table-cell>
          <table:table-cell office:value-type="float" office:value="388.237238458682" calcext:value-type="float">
            <text:p>388.2372384587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style-name="ce1" office:value-type="float" office:value="45920.3385237853" calcext:value-type="float">
            <text:p>45,920</text:p>
          </table:table-cell>
          <table:table-cell office:value-type="float" office:value="1124.34088169403" calcext:value-type="float">
            <text:p>1124.340881694</text:p>
          </table:table-cell>
          <table:table-cell office:value-type="float" office:value="6753.31647980323" calcext:value-type="float">
            <text:p>6753.3164798032</text:p>
          </table:table-cell>
          <table:table-cell office:value-type="float" office:value="9375.67190525132" calcext:value-type="float">
            <text:p>9375.67190525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589.464154478" calcext:value-type="float">
            <text:p>18,589</text:p>
          </table:table-cell>
          <table:table-cell office:value-type="float" office:value="16758.3042865872" calcext:value-type="float">
            <text:p>16758.3042865872</text:p>
          </table:table-cell>
          <table:table-cell office:value-type="float" office:value="431.924430447565" calcext:value-type="float">
            <text:p>431.9244304476</text:p>
          </table:table-cell>
          <table:table-cell office:value-type="float" office:value="63.1005497137941" calcext:value-type="float">
            <text:p>63.1005497138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style-name="ce1" office:value-type="float" office:value="47682.2036572547" calcext:value-type="float">
            <text:p>47,682</text:p>
          </table:table-cell>
          <table:table-cell office:value-type="float" office:value="1069.22347590128" calcext:value-type="float">
            <text:p>1069.2234759013</text:p>
          </table:table-cell>
          <table:table-cell office:value-type="float" office:value="6527.04569668641" calcext:value-type="float">
            <text:p>6527.0456966864</text:p>
          </table:table-cell>
          <table:table-cell office:value-type="float" office:value="9657.06009416089" calcext:value-type="float">
            <text:p>9657.06009416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66997.968720349" calcext:value-type="float">
            <text:p>666,998</text:p>
          </table:table-cell>
          <table:table-cell office:value-type="float" office:value="601295.165124951" calcext:value-type="float">
            <text:p>601295.165124951</text:p>
          </table:table-cell>
          <table:table-cell office:value-type="float" office:value="15497.6343242159" calcext:value-type="float">
            <text:p>15497.6343242159</text:p>
          </table:table-cell>
          <table:table-cell office:value-type="float" office:value="2264.07486167909" calcext:value-type="float">
            <text:p>2264.0748616791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style-name="ce1" office:value-type="float" office:value="49546.8523572566" calcext:value-type="float">
            <text:p>49,547</text:p>
          </table:table-cell>
          <table:table-cell office:value-type="float" office:value="1020.43608812055" calcext:value-type="float">
            <text:p>1020.4360881206</text:p>
          </table:table-cell>
          <table:table-cell office:value-type="float" office:value="6303.87284492952" calcext:value-type="float">
            <text:p>6303.8728449295</text:p>
          </table:table-cell>
          <table:table-cell office:value-type="float" office:value="9929.02033369851" calcext:value-type="float">
            <text:p>9929.02033369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9532.007188411" calcext:value-type="float">
            <text:p>429,532</text:p>
          </table:table-cell>
          <table:table-cell office:value-type="float" office:value="387220.84818986" calcext:value-type="float">
            <text:p>387220.84818986</text:p>
          </table:table-cell>
          <table:table-cell office:value-type="float" office:value="9980.13530794339" calcext:value-type="float">
            <text:p>9980.1353079434</text:p>
          </table:table-cell>
          <table:table-cell office:value-type="float" office:value="1458.01436491267" calcext:value-type="float">
            <text:p>1458.0143649127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style-name="ce1" office:value-type="float" office:value="51521.0060289939" calcext:value-type="float">
            <text:p>51,521</text:p>
          </table:table-cell>
          <table:table-cell office:value-type="float" office:value="977.159209547289" calcext:value-type="float">
            <text:p>977.1592095473</text:p>
          </table:table-cell>
          <table:table-cell office:value-type="float" office:value="6084.48835286276" calcext:value-type="float">
            <text:p>6084.4883528628</text:p>
          </table:table-cell>
          <table:table-cell office:value-type="float" office:value="10191.6817043385" calcext:value-type="float">
            <text:p>10191.6817043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7711.929430138" calcext:value-type="float">
            <text:p>147,712</text:p>
          </table:table-cell>
          <table:table-cell office:value-type="float" office:value="133161.528464653" calcext:value-type="float">
            <text:p>133161.528464653</text:p>
          </table:table-cell>
          <table:table-cell office:value-type="float" office:value="3432.07262238674" calcext:value-type="float">
            <text:p>3432.0726223867</text:p>
          </table:table-cell>
          <table:table-cell office:value-type="float" office:value="501.397128441794" calcext:value-type="float">
            <text:p>501.397128441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" office:value-type="float" office:value="53611.8894986672" calcext:value-type="float">
            <text:p>53,612</text:p>
          </table:table-cell>
          <table:table-cell office:value-type="float" office:value="938.692609340947" calcext:value-type="float">
            <text:p>938.6926093409</text:p>
          </table:table-cell>
          <table:table-cell office:value-type="float" office:value="5869.43460300499" calcext:value-type="float">
            <text:p>5869.434603005</text:p>
          </table:table-cell>
          <table:table-cell office:value-type="float" office:value="10445.2020544026" calcext:value-type="float">
            <text:p>10445.20205440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788.6068954726" calcext:value-type="float">
            <text:p>18,789</text:p>
          </table:table-cell>
          <table:table-cell office:value-type="float" office:value="16628.5117516534" calcext:value-type="float">
            <text:p>16628.5117516534</text:p>
          </table:table-cell>
          <table:table-cell office:value-type="float" office:value="543.720113968754" calcext:value-type="float">
            <text:p>543.7201139688</text:p>
          </table:table-cell>
          <table:table-cell office:value-type="float" office:value="81.0974011264174" calcext:value-type="float">
            <text:p>81.0974011264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style-name="ce1" office:value-type="float" office:value="55827.2720237717" calcext:value-type="float">
            <text:p>55,827</text:p>
          </table:table-cell>
          <table:table-cell office:value-type="float" office:value="904.436558249406" calcext:value-type="float">
            <text:p>904.4365582494</text:p>
          </table:table-cell>
          <table:table-cell office:value-type="float" office:value="5659.13087701485" calcext:value-type="float">
            <text:p>5659.1308770149</text:p>
          </table:table-cell>
          <table:table-cell office:value-type="float" office:value="10689.7618314843" calcext:value-type="float">
            <text:p>10689.76183148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4143.295913484" calcext:value-type="float">
            <text:p>674,143</text:p>
          </table:table-cell>
          <table:table-cell office:value-type="float" office:value="596638.153151044" calcext:value-type="float">
            <text:p>596638.153151044</text:p>
          </table:table-cell>
          <table:table-cell office:value-type="float" office:value="19508.911529448" calcext:value-type="float">
            <text:p>19508.911529448</text:p>
          </table:table-cell>
          <table:table-cell office:value-type="float" office:value="2909.80963035396" calcext:value-type="float">
            <text:p>2909.809630354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style-name="ce1" office:value-type="float" office:value="58175.5119267513" calcext:value-type="float">
            <text:p>58,176</text:p>
          </table:table-cell>
          <table:table-cell office:value-type="float" office:value="873.876077308642" calcext:value-type="float">
            <text:p>873.8760773086</text:p>
          </table:table-cell>
          <table:table-cell office:value-type="float" office:value="5453.89423619362" calcext:value-type="float">
            <text:p>5453.8942361936</text:p>
          </table:table-cell>
          <table:table-cell office:value-type="float" office:value="10925.5589532463" calcext:value-type="float">
            <text:p>10925.5589532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4133.440588836" calcext:value-type="float">
            <text:p>434,133</text:p>
          </table:table-cell>
          <table:table-cell office:value-type="float" office:value="384221.835007721" calcext:value-type="float">
            <text:p>384221.835007721</text:p>
          </table:table-cell>
          <table:table-cell office:value-type="float" office:value="12563.3095155921" calcext:value-type="float">
            <text:p>12563.3095155921</text:p>
          </table:table-cell>
          <table:table-cell office:value-type="float" office:value="1873.85333940369" calcext:value-type="float">
            <text:p>1873.8533394037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style-name="ce1" office:value-type="float" office:value="60665.6051933345" calcext:value-type="float">
            <text:p>60,666</text:p>
          </table:table-cell>
          <table:table-cell office:value-type="float" office:value="846.567750382266" calcext:value-type="float">
            <text:p>846.5677503823</text:p>
          </table:table-cell>
          <table:table-cell office:value-type="float" office:value="5253.95696812729" calcext:value-type="float">
            <text:p>5253.9569681273</text:p>
          </table:table-cell>
          <table:table-cell office:value-type="float" office:value="11152.804548239" calcext:value-type="float">
            <text:p>11152.804548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9294.318156348" calcext:value-type="float">
            <text:p>149,294</text:p>
          </table:table-cell>
          <table:table-cell office:value-type="float" office:value="132130.196652107" calcext:value-type="float">
            <text:p>132130.196652107</text:p>
          </table:table-cell>
          <table:table-cell office:value-type="float" office:value="4320.40140785623" calcext:value-type="float">
            <text:p>4320.4014078562</text:p>
          </table:table-cell>
          <table:table-cell office:value-type="float" office:value="644.400155518599" calcext:value-type="float">
            <text:p>644.400155518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style-name="ce1" office:value-type="float" office:value="63307.2384109999" calcext:value-type="float">
            <text:p>63,307</text:p>
          </table:table-cell>
          <table:table-cell office:value-type="float" office:value="822.128693509264" calcext:value-type="float">
            <text:p>822.1286935093</text:p>
          </table:table-cell>
          <table:table-cell office:value-type="float" office:value="5059.48114957701" calcext:value-type="float">
            <text:p>5059.481149577</text:p>
          </table:table-cell>
          <table:table-cell office:value-type="float" office:value="11371.7194236623" calcext:value-type="float">
            <text:p>11371.7194236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003.3778032408" calcext:value-type="float">
            <text:p>19,003</text:p>
          </table:table-cell>
          <table:table-cell office:value-type="float" office:value="16468.1085820447" calcext:value-type="float">
            <text:p>16468.1085820447</text:p>
          </table:table-cell>
          <table:table-cell office:value-type="float" office:value="681.468278647542" calcext:value-type="float">
            <text:p>681.4682786475</text:p>
          </table:table-cell>
          <table:table-cell office:value-type="float" office:value="103.752406056356" calcext:value-type="float">
            <text:p>103.752406056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" office:value-type="float" office:value="66110.8464607229" calcext:value-type="float">
            <text:p>66,111</text:p>
          </table:table-cell>
          <table:table-cell office:value-type="float" office:value="800.227329475805" calcext:value-type="float">
            <text:p>800.2273294758</text:p>
          </table:table-cell>
          <table:table-cell office:value-type="float" office:value="4870.57079735826" calcext:value-type="float">
            <text:p>4870.5707973583</text:p>
          </table:table-cell>
          <table:table-cell office:value-type="float" office:value="11582.5311399145" calcext:value-type="float">
            <text:p>11582.5311399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1849.368451737" calcext:value-type="float">
            <text:p>681,849</text:p>
          </table:table-cell>
          <table:table-cell office:value-type="float" office:value="590882.818440142" calcext:value-type="float">
            <text:p>590882.818440142</text:p>
          </table:table-cell>
          <table:table-cell office:value-type="float" office:value="24451.3749201195" calcext:value-type="float">
            <text:p>24451.3749201195</text:p>
          </table:table-cell>
          <table:table-cell office:value-type="float" office:value="3722.68095058393" calcext:value-type="float">
            <text:p>3722.6809505839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style-name="ce1" office:value-type="float" office:value="69087.6754168526" calcext:value-type="float">
            <text:p>69,088</text:p>
          </table:table-cell>
          <table:table-cell office:value-type="float" office:value="780.575668329143" calcext:value-type="float">
            <text:p>780.5756683291</text:p>
          </table:table-cell>
          <table:table-cell office:value-type="float" office:value="4687.28200699147" calcext:value-type="float">
            <text:p>4687.2820069915</text:p>
          </table:table-cell>
          <table:table-cell office:value-type="float" office:value="11785.471591428" calcext:value-type="float">
            <text:p>11785.471591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9095.981646113" calcext:value-type="float">
            <text:p>439,096</text:p>
          </table:table-cell>
          <table:table-cell office:value-type="float" office:value="380515.526163696" calcext:value-type="float">
            <text:p>380515.526163696</text:p>
          </table:table-cell>
          <table:table-cell office:value-type="float" office:value="15746.1471256125" calcext:value-type="float">
            <text:p>15746.1471256125</text:p>
          </table:table-cell>
          <table:table-cell office:value-type="float" office:value="2397.3245734078" calcext:value-type="float">
            <text:p>2397.3245734078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style-name="ce1" office:value-type="float" office:value="72249.8511560905" calcext:value-type="float">
            <text:p>72,250</text:p>
          </table:table-cell>
          <table:table-cell office:value-type="float" office:value="762.922841639386" calcext:value-type="float">
            <text:p>762.9228416394</text:p>
          </table:table-cell>
          <table:table-cell office:value-type="float" office:value="4509.63141516082" calcext:value-type="float">
            <text:p>4509.6314151608</text:p>
          </table:table-cell>
          <table:table-cell office:value-type="float" office:value="11980.7750099484" calcext:value-type="float">
            <text:p>11980.77500994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1000.888335471" calcext:value-type="float">
            <text:p>151,001</text:p>
          </table:table-cell>
          <table:table-cell office:value-type="float" office:value="130855.632658614" calcext:value-type="float">
            <text:p>130855.632658614</text:p>
          </table:table-cell>
          <table:table-cell office:value-type="float" office:value="5414.94867458113" calcext:value-type="float">
            <text:p>5414.9486745811</text:p>
          </table:table-cell>
          <table:table-cell office:value-type="float" office:value="824.416882286076" calcext:value-type="float">
            <text:p>824.4168822861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style-name="ce1" office:value-type="float" office:value="75610.4542275855" calcext:value-type="float">
            <text:p>75,610</text:p>
          </table:table-cell>
          <table:table-cell office:value-type="float" office:value="747.049679478229" calcext:value-type="float">
            <text:p>747.0496794782</text:p>
          </table:table-cell>
          <table:table-cell office:value-type="float" office:value="4337.60326685374" calcext:value-type="float">
            <text:p>4337.6032668537</text:p>
          </table:table-cell>
          <table:table-cell office:value-type="float" office:value="12168.6763204166" calcext:value-type="float">
            <text:p>12168.6763204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234.2625127213" calcext:value-type="float">
            <text:p>19,234</text:p>
          </table:table-cell>
          <table:table-cell office:value-type="float" office:value="16271.2577254415" calcext:value-type="float">
            <text:p>16271.2577254415</text:p>
          </table:table-cell>
          <table:table-cell office:value-type="float" office:value="849.924623413232" calcext:value-type="float">
            <text:p>849.9246234132</text:p>
          </table:table-cell>
          <table:table-cell office:value-type="float" office:value="132.146917893826" calcext:value-type="float">
            <text:p>132.1469178938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style-name="ce1" office:value-type="float" office:value="79183.6015926754" calcext:value-type="float">
            <text:p>79,184</text:p>
          </table:table-cell>
          <table:table-cell office:value-type="float" office:value="732.764154369876" calcext:value-type="float">
            <text:p>732.7641543699</text:p>
          </table:table-cell>
          <table:table-cell office:value-type="float" office:value="4171.15532106398" calcext:value-type="float">
            <text:p>4171.155321064</text:p>
          </table:table-cell>
          <table:table-cell office:value-type="float" office:value="12349.4097913147" calcext:value-type="float">
            <text:p>12349.40979131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90133.611125563" calcext:value-type="float">
            <text:p>690,134</text:p>
          </table:table-cell>
          <table:table-cell office:value-type="float" office:value="583819.725044654" calcext:value-type="float">
            <text:p>583819.725044654</text:p>
          </table:table-cell>
          <table:table-cell office:value-type="float" office:value="30495.6610191195" calcext:value-type="float">
            <text:p>30495.6610191195</text:p>
          </table:table-cell>
          <table:table-cell office:value-type="float" office:value="4741.4882470727" calcext:value-type="float">
            <text:p>4741.488247072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" office:value-type="float" office:value="82984.5359054035" calcext:value-type="float">
            <text:p>82,985</text:p>
          </table:table-cell>
          <table:table-cell office:value-type="float" office:value="719.897546313614" calcext:value-type="float">
            <text:p>719.8975463136</text:p>
          </table:table-cell>
          <table:table-cell office:value-type="float" office:value="4010.22378935219" calcext:value-type="float">
            <text:p>4010.2237893522</text:p>
          </table:table-cell>
          <table:table-cell office:value-type="float" office:value="12523.2079310828" calcext:value-type="float">
            <text:p>12523.2079310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44430.851541671" calcext:value-type="float">
            <text:p>444,431</text:p>
          </table:table-cell>
          <table:table-cell office:value-type="float" office:value="375967.049518492" calcext:value-type="float">
            <text:p>375967.049518492</text:p>
          </table:table-cell>
          <table:table-cell office:value-type="float" office:value="19638.5343020013" calcext:value-type="float">
            <text:p>19638.5343020013</text:p>
          </table:table-cell>
          <table:table-cell office:value-type="float" office:value="3053.4140422237" calcext:value-type="float">
            <text:p>3053.4140422237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style-name="ce1" office:value-type="float" office:value="87029.7230743125" calcext:value-type="float">
            <text:p>87,030</text:p>
          </table:table-cell>
          <table:table-cell office:value-type="float" office:value="708.30120798488" calcext:value-type="float">
            <text:p>708.3012079849</text:p>
          </table:table-cell>
          <table:table-cell office:value-type="float" office:value="3854.72746845451" calcext:value-type="float">
            <text:p>3854.7274684545</text:p>
          </table:table-cell>
          <table:table-cell office:value-type="float" office:value="12690.3005903092" calcext:value-type="float">
            <text:p>12690.3005903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2835.498823965" calcext:value-type="float">
            <text:p>152,835</text:p>
          </table:table-cell>
          <table:table-cell office:value-type="float" office:value="129291.455251606" calcext:value-type="float">
            <text:p>129291.455251606</text:p>
          </table:table-cell>
          <table:table-cell office:value-type="float" office:value="6753.50321834374" calcext:value-type="float">
            <text:p>6753.5032183438</text:p>
          </table:table-cell>
          <table:table-cell office:value-type="float" office:value="1050.03974553194" calcext:value-type="float">
            <text:p>1050.0397455319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style-name="ce1" office:value-type="float" office:value="91336.9589229235" calcext:value-type="float">
            <text:p>91,337</text:p>
          </table:table-cell>
          <table:table-cell office:value-type="float" office:value="697.843830040959" calcext:value-type="float">
            <text:p>697.843830041</text:p>
          </table:table-cell>
          <table:table-cell office:value-type="float" office:value="3704.57120059458" calcext:value-type="float">
            <text:p>3704.5712005946</text:p>
          </table:table-cell>
          <table:table-cell office:value-type="float" office:value="12850.914236113" calcext:value-type="float">
            <text:p>12850.914236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481.7869427675" calcext:value-type="float">
            <text:p>19,482</text:p>
          </table:table-cell>
          <table:table-cell office:value-type="float" office:value="16031.5926560239" calcext:value-type="float">
            <text:p>16031.5926560239</text:p>
          </table:table-cell>
          <table:table-cell office:value-type="float" office:value="1054.17616657203" calcext:value-type="float">
            <text:p>1054.176166572</text:p>
          </table:table-cell>
          <table:table-cell office:value-type="float" office:value="167.560444152685" calcext:value-type="float">
            <text:p>167.560444152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style-name="ce1" office:value-type="float" office:value="95925.4858516163" calcext:value-type="float">
            <text:p>95,925</text:p>
          </table:table-cell>
          <table:table-cell office:value-type="float" office:value="688.409123714032" calcext:value-type="float">
            <text:p>688.409123714</text:p>
          </table:table-cell>
          <table:table-cell office:value-type="float" office:value="3559.64877232855" calcext:value-type="float">
            <text:p>3559.6487723286</text:p>
          </table:table-cell>
          <table:table-cell office:value-type="float" office:value="13005.271370706" calcext:value-type="float">
            <text:p>13005.271370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99014.894129607" calcext:value-type="float">
            <text:p>699,015</text:p>
          </table:table-cell>
          <table:table-cell office:value-type="float" office:value="575220.439280072" calcext:value-type="float">
            <text:p>575220.439280072</text:p>
          </table:table-cell>
          <table:table-cell office:value-type="float" office:value="37824.2942310722" calcext:value-type="float">
            <text:p>37824.2942310722</text:p>
          </table:table-cell>
          <table:table-cell office:value-type="float" office:value="6012.14079970123" calcext:value-type="float">
            <text:p>6012.1407997012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style-name="ce1" office:value-type="float" office:value="100816.120498284" calcext:value-type="float">
            <text:p>100,816</text:p>
          </table:table-cell>
          <table:table-cell office:value-type="float" office:value="679.893852136715" calcext:value-type="float">
            <text:p>679.8938521367</text:p>
          </table:table-cell>
          <table:table-cell office:value-type="float" office:value="3419.84534387229" calcext:value-type="float">
            <text:p>3419.8453438723</text:p>
          </table:table-cell>
          <table:table-cell office:value-type="float" office:value="13153.5900707396" calcext:value-type="float">
            <text:p>13153.5900707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0150.202265414" calcext:value-type="float">
            <text:p>450,150</text:p>
          </table:table-cell>
          <table:table-cell office:value-type="float" office:value="370429.298808495" calcext:value-type="float">
            <text:p>370429.298808495</text:p>
          </table:table-cell>
          <table:table-cell office:value-type="float" office:value="24358.0127428683" calcext:value-type="float">
            <text:p>24358.0127428683</text:p>
          </table:table-cell>
          <table:table-cell office:value-type="float" office:value="3871.68631135327" calcext:value-type="float">
            <text:p>3871.686311353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" office:value-type="float" office:value="106031.39350022" calcext:value-type="float">
            <text:p>106,031</text:p>
          </table:table-cell>
          <table:table-cell office:value-type="float" office:value="672.206153612775" calcext:value-type="float">
            <text:p>672.2061536128</text:p>
          </table:table-cell>
          <table:table-cell office:value-type="float" office:value="3285.03948526161" calcext:value-type="float">
            <text:p>3285.0394852616</text:p>
          </table:table-cell>
          <table:table-cell office:value-type="float" office:value="13296.0836278742" calcext:value-type="float">
            <text:p>13296.08362787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4802.328574375" calcext:value-type="float">
            <text:p>154,802</text:p>
          </table:table-cell>
          <table:table-cell office:value-type="float" office:value="127387.07600073" calcext:value-type="float">
            <text:p>127387.07600073</text:p>
          </table:table-cell>
          <table:table-cell office:value-type="float" office:value="8376.48649953752" calcext:value-type="float">
            <text:p>8376.4864995375</text:p>
          </table:table-cell>
          <table:table-cell office:value-type="float" office:value="1331.4357152141" calcext:value-type="float">
            <text:p>1331.435715214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table:style-name="ce1" office:value-type="float" office:value="111595.702576417" calcext:value-type="float">
            <text:p>111,596</text:p>
          </table:table-cell>
          <table:table-cell office:value-type="float" office:value="665.26410974649" calcext:value-type="float">
            <text:p>665.2641097465</text:p>
          </table:table-cell>
          <table:table-cell office:value-type="float" office:value="3155.10488281364" calcext:value-type="float">
            <text:p>3155.1048828137</text:p>
          </table:table-cell>
          <table:table-cell office:value-type="float" office:value="13432.9602741884" calcext:value-type="float">
            <text:p>13432.96027418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746.5192899717" calcext:value-type="float">
            <text:p>19,747</text:p>
          </table:table-cell>
          <table:table-cell office:value-type="float" office:value="15742.4315894523" calcext:value-type="float">
            <text:p>15742.4315894523</text:p>
          </table:table-cell>
          <table:table-cell office:value-type="float" office:value="1299.41322585169" calcext:value-type="float">
            <text:p>1299.4132258517</text:p>
          </table:table-cell>
          <table:table-cell office:value-type="float" office:value="211.484451444579" calcext:value-type="float">
            <text:p>211.484451444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style-name="ce1" office:value-type="float" office:value="117535.480279142" calcext:value-type="float">
            <text:p>117,535</text:p>
          </table:table-cell>
          <table:table-cell office:value-type="float" office:value="658.99451933974" calcext:value-type="float">
            <text:p>658.9945193397</text:p>
          </table:table-cell>
          <table:table-cell office:value-type="float" office:value="3029.91176871812" calcext:value-type="float">
            <text:p>3029.9117687181</text:p>
          </table:table-cell>
          <table:table-cell office:value-type="float" office:value="13564.4229786907" calcext:value-type="float">
            <text:p>13564.4229786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08513.604601971" calcext:value-type="float">
            <text:p>708,514</text:p>
          </table:table-cell>
          <table:table-cell office:value-type="float" office:value="564845.215850634" calcext:value-type="float">
            <text:p>564845.215850634</text:p>
          </table:table-cell>
          <table:table-cell office:value-type="float" office:value="46623.505388274" calcext:value-type="float">
            <text:p>46623.505388274</text:p>
          </table:table-cell>
          <table:table-cell office:value-type="float" office:value="7588.15307193734" calcext:value-type="float">
            <text:p>7588.1530719373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style-name="ce1" office:value-type="float" office:value="123879.377907823" calcext:value-type="float">
            <text:p>123,879</text:p>
          </table:table-cell>
          <table:table-cell office:value-type="float" office:value="653.331845558372" calcext:value-type="float">
            <text:p>653.3318455584</text:p>
          </table:table-cell>
          <table:table-cell office:value-type="float" office:value="2909.32811779293" calcext:value-type="float">
            <text:p>2909.3281177929</text:p>
          </table:table-cell>
          <table:table-cell office:value-type="float" office:value="13690.6693033973" calcext:value-type="float">
            <text:p>13690.66930339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6267.162685433" calcext:value-type="float">
            <text:p>456,267</text:p>
          </table:table-cell>
          <table:table-cell office:value-type="float" office:value="363747.883341482" calcext:value-type="float">
            <text:p>363747.883341482</text:p>
          </table:table-cell>
          <table:table-cell office:value-type="float" office:value="30024.5110041429" calcext:value-type="float">
            <text:p>30024.5110041429</text:p>
          </table:table-cell>
          <table:table-cell office:value-type="float" office:value="4886.60351709212" calcext:value-type="float">
            <text:p>4886.603517092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style-name="ce1" office:value-type="float" office:value="130658.46723864" calcext:value-type="float">
            <text:p>130,658</text:p>
          </table:table-cell>
          <table:table-cell office:value-type="float" office:value="648.217309308854" calcext:value-type="float">
            <text:p>648.2173093089</text:p>
          </table:table-cell>
          <table:table-cell office:value-type="float" office:value="2793.22064816463" calcext:value-type="float">
            <text:p>2793.2206481646</text:p>
          </table:table-cell>
          <table:table-cell office:value-type="float" office:value="13811.8913092751" calcext:value-type="float">
            <text:p>13811.89130927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6905.89247827" calcext:value-type="float">
            <text:p>156,906</text:p>
          </table:table-cell>
          <table:table-cell office:value-type="float" office:value="125089.401430639" calcext:value-type="float">
            <text:p>125089.401430639</text:p>
          </table:table-cell>
          <table:table-cell office:value-type="float" office:value="10325.1407960222" calcext:value-type="float">
            <text:p>10325.1407960222</text:p>
          </table:table-cell>
          <table:table-cell office:value-type="float" office:value="1680.45598882032" calcext:value-type="float">
            <text:p>1680.455988820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" office:value-type="float" office:value="137906.46190162" calcext:value-type="float">
            <text:p>137,906</text:p>
          </table:table-cell>
          <table:table-cell office:value-type="float" office:value="643.598106259065" calcext:value-type="float">
            <text:p>643.5981062591</text:p>
          </table:table-cell>
          <table:table-cell office:value-type="float" office:value="2681.45565660982" calcext:value-type="float">
            <text:p>2681.4556566098</text:p>
          </table:table-cell>
          <table:table-cell office:value-type="float" office:value="13928.2755038797" calcext:value-type="float">
            <text:p>13928.27550387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029.0721986403" calcext:value-type="float">
            <text:p>20,029</text:p>
          </table:table-cell>
          <table:table-cell office:value-type="float" office:value="15397.123073834" calcext:value-type="float">
            <text:p>15397.123073834</text:p>
          </table:table-cell>
          <table:table-cell office:value-type="float" office:value="1590.57952329301" calcext:value-type="float">
            <text:p>1590.579523293</text:p>
          </table:table-cell>
          <table:table-cell office:value-type="float" office:value="265.626669621537" calcext:value-type="float">
            <text:p>265.6266696215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style-name="ce1" office:value-type="float" office:value="145659.960435648" calcext:value-type="float">
            <text:p>145,660</text:p>
          </table:table-cell>
          <table:table-cell office:value-type="float" office:value="639.426728652609" calcext:value-type="float">
            <text:p>639.4267286526</text:p>
          </table:table-cell>
          <table:table-cell office:value-type="float" office:value="2573.89971429705" calcext:value-type="float">
            <text:p>2573.8997142971</text:p>
          </table:table-cell>
          <table:table-cell office:value-type="float" office:value="14040.0028237989" calcext:value-type="float">
            <text:p>14040.00282379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18651.724483849" calcext:value-type="float">
            <text:p>718,652</text:p>
          </table:table-cell>
          <table:table-cell office:value-type="float" office:value="552455.397801804" calcext:value-type="float">
            <text:p>552455.397801804</text:p>
          </table:table-cell>
          <table:table-cell office:value-type="float" office:value="57070.6773637184" calcext:value-type="float">
            <text:p>57070.6773637184</text:p>
          </table:table-cell>
          <table:table-cell office:value-type="float" office:value="9530.79914532326" calcext:value-type="float">
            <text:p>9530.7991453233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style-name="ce1" office:value-type="float" office:value="153958.713273001" calcext:value-type="float">
            <text:p>153,959</text:p>
          </table:table-cell>
          <table:table-cell office:value-type="float" office:value="635.660376143142" calcext:value-type="float">
            <text:p>635.6603761431</text:p>
          </table:table-cell>
          <table:table-cell office:value-type="float" office:value="2470.42024451951" calcext:value-type="float">
            <text:p>2470.4202445195</text:p>
          </table:table-cell>
          <table:table-cell office:value-type="float" office:value="14147.2486460859" calcext:value-type="float">
            <text:p>14147.24864608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62795.888687904" calcext:value-type="float">
            <text:p>462,796</text:p>
          </table:table-cell>
          <table:table-cell office:value-type="float" office:value="355769.113293016" calcext:value-type="float">
            <text:p>355769.113293016</text:p>
          </table:table-cell>
          <table:table-cell office:value-type="float" office:value="36752.259750761" calcext:value-type="float">
            <text:p>36752.259750761</text:p>
          </table:table-cell>
          <table:table-cell office:value-type="float" office:value="6137.62481893958" calcext:value-type="float">
            <text:p>6137.6248189396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style-name="ce1" office:value-type="float" office:value="162845.916151498" calcext:value-type="float">
            <text:p>162,846</text:p>
          </table:table-cell>
          <table:table-cell office:value-type="float" office:value="632.260442427346" calcext:value-type="float">
            <text:p>632.2604424273</text:p>
          </table:table-cell>
          <table:table-cell office:value-type="float" office:value="2370.88600055685" calcext:value-type="float">
            <text:p>2370.8860005569</text:p>
          </table:table-cell>
          <table:table-cell office:value-type="float" office:value="14250.1828237644" calcext:value-type="float">
            <text:p>14250.18282376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9151.058608864" calcext:value-type="float">
            <text:p>159,151</text:p>
          </table:table-cell>
          <table:table-cell office:value-type="float" office:value="122345.579087683" calcext:value-type="float">
            <text:p>122345.579087683</text:p>
          </table:table-cell>
          <table:table-cell office:value-type="float" office:value="12638.7489357021" calcext:value-type="float">
            <text:p>12638.7489357021</text:p>
          </table:table-cell>
          <table:table-cell office:value-type="float" office:value="2110.67019209629" calcext:value-type="float">
            <text:p>2110.6701920963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style-name="ce1" office:value-type="float" office:value="172368.532727065" calcext:value-type="float">
            <text:p>172,369</text:p>
          </table:table-cell>
          <table:table-cell office:value-type="float" office:value="629.192066575326" calcext:value-type="float">
            <text:p>629.1920665753</text:p>
          </table:table-cell>
          <table:table-cell office:value-type="float" office:value="2275.16745892871" calcext:value-type="float">
            <text:p>2275.1674589287</text:p>
          </table:table-cell>
          <table:table-cell office:value-type="float" office:value="14348.9697412445" calcext:value-type="float">
            <text:p>14348.9697412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330.1051185029" calcext:value-type="float">
            <text:p>20,330</text:p>
          </table:table-cell>
          <table:table-cell office:value-type="float" office:value="14989.5430586194" calcext:value-type="float">
            <text:p>14989.5430586194</text:p>
          </table:table-cell>
          <table:table-cell office:value-type="float" office:value="1931.88539117361" calcext:value-type="float">
            <text:p>1931.8853911736</text:p>
          </table:table-cell>
          <table:table-cell office:value-type="float" office:value="331.900816955605" calcext:value-type="float">
            <text:p>331.9008169556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" office:value-type="float" office:value="182577.64946596" calcext:value-type="float">
            <text:p>182,578</text:p>
          </table:table-cell>
          <table:table-cell office:value-type="float" office:value="626.423739721214" calcext:value-type="float">
            <text:p>626.4237397212</text:p>
          </table:table-cell>
          <table:table-cell office:value-type="float" office:value="2183.1371409024" calcext:value-type="float">
            <text:p>2183.1371409024</text:p>
          </table:table-cell>
          <table:table-cell office:value-type="float" office:value="14443.768386125" calcext:value-type="float">
            <text:p>14443.768386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29452.915115155" calcext:value-type="float">
            <text:p>729,453</text:p>
          </table:table-cell>
          <table:table-cell office:value-type="float" office:value="537831.251566061" calcext:value-type="float">
            <text:p>537831.251566061</text:p>
          </table:table-cell>
          <table:table-cell office:value-type="float" office:value="69316.878690283" calcext:value-type="float">
            <text:p>69316.878690283</text:p>
          </table:table-cell>
          <table:table-cell office:value-type="float" office:value="11908.7440545018" calcext:value-type="float">
            <text:p>11908.7440545018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style-name="ce1" office:value-type="float" office:value="193528.866237783" calcext:value-type="float">
            <text:p>193,529</text:p>
          </table:table-cell>
          <table:table-cell office:value-type="float" office:value="623.926959246785" calcext:value-type="float">
            <text:p>623.9269592468</text:p>
          </table:table-cell>
          <table:table-cell office:value-type="float" office:value="2094.66987311152" calcext:value-type="float">
            <text:p>2094.6698731115</text:p>
          </table:table-cell>
          <table:table-cell office:value-type="float" office:value="14534.7324343903" calcext:value-type="float">
            <text:p>14534.7324343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9751.617654801" calcext:value-type="float">
            <text:p>469,752</text:p>
          </table:table-cell>
          <table:table-cell office:value-type="float" office:value="346351.485083283" calcext:value-type="float">
            <text:p>346351.485083283</text:p>
          </table:table-cell>
          <table:table-cell office:value-type="float" office:value="44638.5437919619" calcext:value-type="float">
            <text:p>44638.5437919619</text:p>
          </table:table-cell>
          <table:table-cell office:value-type="float" office:value="7668.96898747204" calcext:value-type="float">
            <text:p>7668.968987472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style-name="ce1" office:value-type="float" office:value="205282.726412041" calcext:value-type="float">
            <text:p>205,283</text:p>
          </table:table-cell>
          <table:table-cell office:value-type="float" office:value="621.675923817883" calcext:value-type="float">
            <text:p>621.6759238179</text:p>
          </table:table-cell>
          <table:table-cell office:value-type="float" office:value="2009.64299646255" calcext:value-type="float">
            <text:p>2009.6429964626</text:p>
          </table:table-cell>
          <table:table-cell office:value-type="float" office:value="14622.0103464681" calcext:value-type="float">
            <text:p>14622.0103464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1543.066955387" calcext:value-type="float">
            <text:p>161,543</text:p>
          </table:table-cell>
          <table:table-cell office:value-type="float" office:value="119106.947250626" calcext:value-type="float">
            <text:p>119106.947250626</text:p>
          </table:table-cell>
          <table:table-cell office:value-type="float" office:value="15350.7662295587" calcext:value-type="float">
            <text:p>15350.7662295587</text:p>
          </table:table-cell>
          <table:table-cell office:value-type="float" office:value="2637.2847352968" calcext:value-type="float">
            <text:p>2637.2847352968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style-name="ce1" office:value-type="float" office:value="217905.190687295" calcext:value-type="float">
            <text:p>217,905</text:p>
          </table:table-cell>
          <table:table-cell office:value-type="float" office:value="619.647263659027" calcext:value-type="float">
            <text:p>619.647263659</text:p>
          </table:table-cell>
          <table:table-cell office:value-type="float" office:value="1927.93653109892" calcext:value-type="float">
            <text:p>1927.9365310989</text:p>
          </table:table-cell>
          <table:table-cell office:value-type="float" office:value="14705.7454719906" calcext:value-type="float">
            <text:p>14705.74547199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650.3268628331" calcext:value-type="float">
            <text:p>20,650</text:p>
          </table:table-cell>
          <table:table-cell office:value-type="float" office:value="14514.7450672077" calcext:value-type="float">
            <text:p>14514.7450672077</text:p>
          </table:table-cell>
          <table:table-cell office:value-type="float" office:value="2326.18815730903" calcext:value-type="float">
            <text:p>2326.188157309</text:p>
          </table:table-cell>
          <table:table-cell office:value-type="float" office:value="412.396042231801" calcext:value-type="float">
            <text:p>412.3960422318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style-name="ce1" office:value-type="float" office:value="231468.159358166" calcext:value-type="float">
            <text:p>231,468</text:p>
          </table:table-cell>
          <table:table-cell office:value-type="float" office:value="617.819801310163" calcext:value-type="float">
            <text:p>617.8198013102</text:p>
          </table:table-cell>
          <table:table-cell office:value-type="float" office:value="1849.43330400935" calcext:value-type="float">
            <text:p>1849.4333040094</text:p>
          </table:table-cell>
          <table:table-cell office:value-type="float" office:value="14786.0761614291" calcext:value-type="float">
            <text:p>14786.07616142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0942.609020982" calcext:value-type="float">
            <text:p>740,943</text:p>
          </table:table-cell>
          <table:table-cell office:value-type="float" office:value="520795.295435622" calcext:value-type="float">
            <text:p>520795.295435622</text:p>
          </table:table-cell>
          <table:table-cell office:value-type="float" office:value="83464.6315188542" calcext:value-type="float">
            <text:p>83464.6315188542</text:p>
          </table:table-cell>
          <table:table-cell office:value-type="float" office:value="14796.9473563692" calcext:value-type="float">
            <text:p>14796.9473563692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" office:value-type="float" office:value="246050.048257904" calcext:value-type="float">
            <text:p>246,050</text:p>
          </table:table-cell>
          <table:table-cell office:value-type="float" office:value="616.174338829211" calcext:value-type="float">
            <text:p>616.1743388292</text:p>
          </table:table-cell>
          <table:table-cell office:value-type="float" office:value="1774.01904487343" calcext:value-type="float">
            <text:p>1774.0190448734</text:p>
          </table:table-cell>
          <table:table-cell office:value-type="float" office:value="14863.1358830459" calcext:value-type="float">
            <text:p>14863.13588304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7150.72757236" calcext:value-type="float">
            <text:p>477,151</text:p>
          </table:table-cell>
          <table:table-cell office:value-type="float" office:value="335380.704399917" calcext:value-type="float">
            <text:p>335380.704399917</text:p>
          </table:table-cell>
          <table:table-cell office:value-type="float" office:value="53749.3851357825" calcext:value-type="float">
            <text:p>53749.3851357825</text:p>
          </table:table-cell>
          <table:table-cell office:value-type="float" office:value="9528.90832701663" calcext:value-type="float">
            <text:p>9528.908327016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style-name="ce1" office:value-type="float" office:value="261736.424209645" calcext:value-type="float">
            <text:p>261,736</text:p>
          </table:table-cell>
          <table:table-cell office:value-type="float" office:value="614.693468008157" calcext:value-type="float">
            <text:p>614.6934680082</text:p>
          </table:table-cell>
          <table:table-cell office:value-type="float" office:value="1701.58245490009" calcext:value-type="float">
            <text:p>1701.5824549001</text:p>
          </table:table-cell>
          <table:table-cell office:value-type="float" office:value="14937.0533438403" calcext:value-type="float">
            <text:p>14937.05334384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4087.549749911" calcext:value-type="float">
            <text:p>164,088</text:p>
          </table:table-cell>
          <table:table-cell office:value-type="float" office:value="115334.201203824" calcext:value-type="float">
            <text:p>115334.201203824</text:p>
          </table:table-cell>
          <table:table-cell office:value-type="float" office:value="18483.8970116783" calcext:value-type="float">
            <text:p>18483.8970116783</text:p>
          </table:table-cell>
          <table:table-cell office:value-type="float" office:value="3276.89999997867" calcext:value-type="float">
            <text:p>3276.8999999787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style-name="ce1" office:value-type="float" office:value="278620.706485793" calcext:value-type="float">
            <text:p>278,621</text:p>
          </table:table-cell>
          <table:table-cell office:value-type="float" office:value="613.361400678187" calcext:value-type="float">
            <text:p>613.3614006782</text:p>
          </table:table-cell>
          <table:table-cell office:value-type="float" office:value="1632.01525270869" calcext:value-type="float">
            <text:p>1632.0152527087</text:p>
          </table:table-cell>
          <table:table-cell office:value-type="float" office:value="15007.9526133617" calcext:value-type="float">
            <text:p>15007.95261336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990.4983808381" calcext:value-type="float">
            <text:p>20,990</text:p>
          </table:table-cell>
          <table:table-cell office:value-type="float" office:value="13969.7330637302" calcext:value-type="float">
            <text:p>13969.7330637302</text:p>
          </table:table-cell>
          <table:table-cell office:value-type="float" office:value="2774.2756534566" calcext:value-type="float">
            <text:p>2774.2756534566</text:p>
          </table:table-cell>
          <table:table-cell office:value-type="float" office:value="509.32054956174" calcext:value-type="float">
            <text:p>509.3205495617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style-name="ce1" office:value-type="float" office:value="296804.941520822" calcext:value-type="float">
            <text:p>296,805</text:p>
          </table:table-cell>
          <table:table-cell office:value-type="float" office:value="612.163816606572" calcext:value-type="float">
            <text:p>612.1638166066</text:p>
          </table:table-cell>
          <table:table-cell office:value-type="float" office:value="1565.21220070677" calcext:value-type="float">
            <text:p>1565.2122007068</text:p>
          </table:table-cell>
          <table:table-cell office:value-type="float" office:value="15075.9532494352" calcext:value-type="float">
            <text:p>15075.9532494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53148.109386157" calcext:value-type="float">
            <text:p>753,148</text:p>
          </table:table-cell>
          <table:table-cell office:value-type="float" office:value="501240.030354991" calcext:value-type="float">
            <text:p>501240.030354991</text:p>
          </table:table-cell>
          <table:table-cell office:value-type="float" office:value="99542.2035917114" calcext:value-type="float">
            <text:p>99542.2035917114</text:p>
          </table:table-cell>
          <table:table-cell office:value-type="float" office:value="18274.640364143" calcext:value-type="float">
            <text:p>18274.640364143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table:style-name="ce1" office:value-type="float" office:value="316400.658958181" calcext:value-type="float">
            <text:p>316,401</text:p>
          </table:table-cell>
          <table:table-cell office:value-type="float" office:value="611.087726847962" calcext:value-type="float">
            <text:p>611.087726848</text:p>
          </table:table-cell>
          <table:table-cell office:value-type="float" office:value="1501.0711149142" calcext:value-type="float">
            <text:p>1501.0711149142</text:p>
          </table:table-cell>
          <table:table-cell office:value-type="float" office:value="15141.1704249864" calcext:value-type="float">
            <text:p>15141.17042498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85010.801090501" calcext:value-type="float">
            <text:p>485,011</text:p>
          </table:table-cell>
          <table:table-cell office:value-type="float" office:value="322787.544217886" calcext:value-type="float">
            <text:p>322787.544217886</text:p>
          </table:table-cell>
          <table:table-cell office:value-type="float" office:value="64102.9875859065" calcext:value-type="float">
            <text:p>64102.9875859065</text:p>
          </table:table-cell>
          <table:table-cell office:value-type="float" office:value="11768.466058924" calcext:value-type="float">
            <text:p>11768.46605892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" office:value-type="float" office:value="337529.818048117" calcext:value-type="float">
            <text:p>337,530</text:p>
          </table:table-cell>
          <table:table-cell office:value-type="float" office:value="610.121350716348" calcext:value-type="float">
            <text:p>610.1213507163</text:p>
          </table:table-cell>
          <table:table-cell office:value-type="float" office:value="1439.49286075736" calcext:value-type="float">
            <text:p>1439.4928607574</text:p>
          </table:table-cell>
          <table:table-cell office:value-type="float" office:value="15203.7150552749" calcext:value-type="float">
            <text:p>15203.7150552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6790.553496773" calcext:value-type="float">
            <text:p>166,791</text:p>
          </table:table-cell>
          <table:table-cell office:value-type="float" office:value="111003.534438647" calcext:value-type="float">
            <text:p>111003.534438647</text:p>
          </table:table-cell>
          <table:table-cell office:value-type="float" office:value="22044.4013952075" calcext:value-type="float">
            <text:p>22044.4013952075</text:p>
          </table:table-cell>
          <table:table-cell office:value-type="float" office:value="4047.06238162656" calcext:value-type="float">
            <text:p>4047.0623816266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table:style-name="ce1" office:value-type="float" office:value="360325.854462635" calcext:value-type="float">
            <text:p>360,326</text:p>
          </table:table-cell>
          <table:table-cell office:value-type="float" office:value="609.254004800312" calcext:value-type="float">
            <text:p>609.2540048003</text:p>
          </table:table-cell>
          <table:table-cell office:value-type="float" office:value="1380.38133699535" calcext:value-type="float">
            <text:p>1380.3813369954</text:p>
          </table:table-cell>
          <table:table-cell office:value-type="float" office:value="15263.6939249529" calcext:value-type="float">
            <text:p>15263.69392495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351.4357594555" calcext:value-type="float">
            <text:p>21,351</text:p>
          </table:table-cell>
          <table:table-cell office:value-type="float" office:value="13354.281736149" calcext:value-type="float">
            <text:p>13354.281736149</text:p>
          </table:table-cell>
          <table:table-cell office:value-type="float" office:value="3274.1321612191" calcext:value-type="float">
            <text:p>3274.1321612191</text:p>
          </table:table-cell>
          <table:table-cell office:value-type="float" office:value="624.915369380524" calcext:value-type="float">
            <text:p>624.9153693805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style-name="ce1" office:value-type="float" office:value="384934.838770941" calcext:value-type="float">
            <text:p>384,935</text:p>
          </table:table-cell>
          <table:table-cell office:value-type="float" office:value="608.47600266099" calcext:value-type="float">
            <text:p>608.476002661</text:p>
          </table:table-cell>
          <table:table-cell office:value-type="float" office:value="1323.64344963307" calcext:value-type="float">
            <text:p>1323.6434496331</text:p>
          </table:table-cell>
          <table:table-cell office:value-type="float" office:value="15321.2098144545" calcext:value-type="float">
            <text:p>15321.2098144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6098.697760972" calcext:value-type="float">
            <text:p>766,099</text:p>
          </table:table-cell>
          <table:table-cell office:value-type="float" office:value="479157.372031348" calcext:value-type="float">
            <text:p>479157.372031348</text:p>
          </table:table-cell>
          <table:table-cell office:value-type="float" office:value="117477.270065853" calcext:value-type="float">
            <text:p>117477.270065853</text:p>
          </table:table-cell>
          <table:table-cell office:value-type="float" office:value="22422.232213645" calcext:value-type="float">
            <text:p>22422.23221364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style-name="ce1" office:value-type="float" office:value="411516.75913958" calcext:value-type="float">
            <text:p>411,517</text:p>
          </table:table-cell>
          <table:table-cell office:value-type="float" office:value="607.778564035665" calcext:value-type="float">
            <text:p>607.7785640357</text:p>
          </table:table-cell>
          <table:table-cell office:value-type="float" office:value="1269.1890774158" calcext:value-type="float">
            <text:p>1269.1890774158</text:p>
          </table:table-cell>
          <table:table-cell office:value-type="float" office:value="15376.3616252971" calcext:value-type="float">
            <text:p>15376.36162529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93350.694882947" calcext:value-type="float">
            <text:p>493,351</text:p>
          </table:table-cell>
          <table:table-cell office:value-type="float" office:value="308566.798430597" calcext:value-type="float">
            <text:p>308566.798430597</text:p>
          </table:table-cell>
          <table:table-cell office:value-type="float" office:value="75652.7755357488" calcext:value-type="float">
            <text:p>75652.7755357488</text:p>
          </table:table-cell>
          <table:table-cell office:value-type="float" office:value="14439.4238963711" calcext:value-type="float">
            <text:p>14439.423896371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style-name="ce1" office:value-type="float" office:value="440246.942304466" calcext:value-type="float">
            <text:p>440,247</text:p>
          </table:table-cell>
          <table:table-cell office:value-type="float" office:value="607.15373252552" calcext:value-type="float">
            <text:p>607.1537325255</text:p>
          </table:table-cell>
          <table:table-cell office:value-type="float" office:value="1216.93103027722" calcext:value-type="float">
            <text:p>1216.9310302772</text:p>
          </table:table-cell>
          <table:table-cell office:value-type="float" office:value="15429.2445039458" calcext:value-type="float">
            <text:p>15429.24450394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9658.562824852" calcext:value-type="float">
            <text:p>169,659</text:p>
          </table:table-cell>
          <table:table-cell office:value-type="float" office:value="106113.156625069" calcext:value-type="float">
            <text:p>106113.156625069</text:p>
          </table:table-cell>
          <table:table-cell office:value-type="float" office:value="26016.2624766375" calcext:value-type="float">
            <text:p>26016.2624766375</text:p>
          </table:table-cell>
          <table:table-cell office:value-type="float" office:value="4965.57911377501" calcext:value-type="float">
            <text:p>4965.57911377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" office:value-type="float" office:value="471317.628527771" calcext:value-type="float">
            <text:p>471,318</text:p>
          </table:table-cell>
          <table:table-cell office:value-type="float" office:value="606.594300878172" calcext:value-type="float">
            <text:p>606.5943008782</text:p>
          </table:table-cell>
          <table:table-cell office:value-type="float" office:value="1166.78500192404" calcext:value-type="float">
            <text:p>1166.7850019241</text:p>
          </table:table-cell>
          <table:table-cell office:value-type="float" office:value="15479.9499639464" calcext:value-type="float">
            <text:p>15479.9499639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734.0134710739" calcext:value-type="float">
            <text:p>21,734</text:p>
          </table:table-cell>
          <table:table-cell office:value-type="float" office:value="12671.6784088104" calcext:value-type="float">
            <text:p>12671.6784088104</text:p>
          </table:table-cell>
          <table:table-cell office:value-type="float" office:value="3820.3133140822" calcext:value-type="float">
            <text:p>3820.3133140822</text:p>
          </table:table-cell>
          <table:table-cell office:value-type="float" office:value="761.33754385603" calcext:value-type="float">
            <text:p>761.337543856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style-name="ce1" office:value-type="float" office:value="504939.718124645" calcext:value-type="float">
            <text:p>504,940</text:p>
          </table:table-cell>
          <table:table-cell office:value-type="float" office:value="606.093743088003" calcext:value-type="float">
            <text:p>606.093743088</text:p>
          </table:table-cell>
          <table:table-cell office:value-type="float" office:value="1118.66951757845" calcext:value-type="float">
            <text:p>1118.6695175785</text:p>
          </table:table-cell>
          <table:table-cell office:value-type="float" office:value="15528.5660060821" calcext:value-type="float">
            <text:p>15528.56600608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79825.750590826" calcext:value-type="float">
            <text:p>779,826</text:p>
          </table:table-cell>
          <table:table-cell office:value-type="float" office:value="454665.271076037" calcext:value-type="float">
            <text:p>454665.271076037</text:p>
          </table:table-cell>
          <table:table-cell office:value-type="float" office:value="137074.48472926" calcext:value-type="float">
            <text:p>137074.48472926</text:p>
          </table:table-cell>
          <table:table-cell office:value-type="float" office:value="27317.118505548" calcext:value-type="float">
            <text:p>27317.118505548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style-name="ce1" office:value-type="float" office:value="541344.709249487" calcext:value-type="float">
            <text:p>541,345</text:p>
          </table:table-cell>
          <table:table-cell office:value-type="float" office:value="605.646152633029" calcext:value-type="float">
            <text:p>605.646152633</text:p>
          </table:table-cell>
          <table:table-cell office:value-type="float" office:value="1072.50587776143" calcext:value-type="float">
            <text:p>1072.5058777614</text:p>
          </table:table-cell>
          <table:table-cell office:value-type="float" office:value="15575.1772363541" calcext:value-type="float">
            <text:p>15575.17723635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02190.61468975" calcext:value-type="float">
            <text:p>502,191</text:p>
          </table:table-cell>
          <table:table-cell office:value-type="float" office:value="292794.424634948" calcext:value-type="float">
            <text:p>292794.424634948</text:p>
          </table:table-cell>
          <table:table-cell office:value-type="float" office:value="88272.9503255237" calcext:value-type="float">
            <text:p>88272.9503255237</text:p>
          </table:table-cell>
          <table:table-cell office:value-type="float" office:value="17591.6229022449" calcext:value-type="float">
            <text:p>17591.6229022449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style-name="ce1" office:value-type="float" office:value="580786.848999222" calcext:value-type="float">
            <text:p>580,787</text:p>
          </table:table-cell>
          <table:table-cell office:value-type="float" office:value="605.246186248829" calcext:value-type="float">
            <text:p>605.2461862488</text:p>
          </table:table-cell>
          <table:table-cell office:value-type="float" office:value="1028.2180988814" calcext:value-type="float">
            <text:p>1028.2180988814</text:p>
          </table:table-cell>
          <table:table-cell office:value-type="float" office:value="15619.8649816183" calcext:value-type="float">
            <text:p>15619.8649816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2698.526293972" calcext:value-type="float">
            <text:p>172,699</text:p>
          </table:table-cell>
          <table:table-cell office:value-type="float" office:value="100689.188850703" calcext:value-type="float">
            <text:p>100689.188850703</text:p>
          </table:table-cell>
          <table:table-cell office:value-type="float" office:value="30356.2193058047" calcext:value-type="float">
            <text:p>30356.2193058047</text:p>
          </table:table-cell>
          <table:table-cell office:value-type="float" office:value="6049.59005897366" calcext:value-type="float">
            <text:p>6049.5900589737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style-name="ce1" office:value-type="float" office:value="623545.522555725" calcext:value-type="float">
            <text:p>623,546</text:p>
          </table:table-cell>
          <table:table-cell office:value-type="float" office:value="604.889012710075" calcext:value-type="float">
            <text:p>604.8890127101</text:p>
          </table:table-cell>
          <table:table-cell office:value-type="float" office:value="985.732851290693" calcext:value-type="float">
            <text:p>985.7328512907</text:p>
          </table:table-cell>
          <table:table-cell office:value-type="float" office:value="15662.7074027478" calcext:value-type="float">
            <text:p>15662.70740274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139.1678852003" calcext:value-type="float">
            <text:p>22,139</text:p>
          </table:table-cell>
          <table:table-cell office:value-type="float" office:value="11929.220329558" calcext:value-type="float">
            <text:p>11929.220329558</text:p>
          </table:table-cell>
          <table:table-cell office:value-type="float" office:value="4403.59167064104" calcext:value-type="float">
            <text:p>4403.5916706411</text:p>
          </table:table-cell>
          <table:table-cell office:value-type="float" office:value="920.51726654956" calcext:value-type="float">
            <text:p>920.517266549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style-name="ce1" office:value-type="float" office:value="669927.908090039" calcext:value-type="float">
            <text:p>669,928</text:p>
          </table:table-cell>
          <table:table-cell office:value-type="float" office:value="604.570266150255" calcext:value-type="float">
            <text:p>604.5702661503</text:p>
          </table:table-cell>
          <table:table-cell office:value-type="float" office:value="944.979395384823" calcext:value-type="float">
            <text:p>944.9793953848</text:p>
          </table:table-cell>
          <table:table-cell office:value-type="float" office:value="15703.7796052135" calcext:value-type="float">
            <text:p>15703.7796052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94362.86521633" calcext:value-type="float">
            <text:p>794,363</text:p>
          </table:table-cell>
          <table:table-cell office:value-type="float" office:value="428025.555880048" calcext:value-type="float">
            <text:p>428025.555880048</text:p>
          </table:table-cell>
          <table:table-cell office:value-type="float" office:value="158002.763015839" calcext:value-type="float">
            <text:p>158002.763015839</text:p>
          </table:table-cell>
          <table:table-cell office:value-type="float" office:value="33028.5554149587" calcext:value-type="float">
            <text:p>33028.5554149587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style-name="ce1" office:value-type="float" office:value="720271.928531337" calcext:value-type="float">
            <text:p>720,272</text:p>
          </table:table-cell>
          <table:table-cell office:value-type="float" office:value="604.286003501939" calcext:value-type="float">
            <text:p>604.2860035019</text:p>
          </table:table-cell>
          <table:table-cell office:value-type="float" office:value="905.889516243778" calcext:value-type="float">
            <text:p>905.8895162438</text:p>
          </table:table-cell>
          <table:table-cell office:value-type="float" office:value="15743.1537470029" calcext:value-type="float">
            <text:p>15743.1537470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11552.196458583" calcext:value-type="float">
            <text:p>511,552</text:p>
          </table:table-cell>
          <table:table-cell office:value-type="float" office:value="275639.034550307" calcext:value-type="float">
            <text:p>275639.034550307</text:p>
          </table:table-cell>
          <table:table-cell office:value-type="float" office:value="101750.300783844" calcext:value-type="float">
            <text:p>101750.300783844</text:p>
          </table:table-cell>
          <table:table-cell office:value-type="float" office:value="21269.6625285661" calcext:value-type="float">
            <text:p>21269.6625285661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style-name="ce1" office:value-type="float" office:value="774949.535113529" calcext:value-type="float">
            <text:p>774,950</text:p>
          </table:table-cell>
          <table:table-cell office:value-type="float" office:value="604.03266568458" calcext:value-type="float">
            <text:p>604.0326656846</text:p>
          </table:table-cell>
          <table:table-cell office:value-type="float" office:value="868.397457249017" calcext:value-type="float">
            <text:p>868.397457249</text:p>
          </table:table-cell>
          <table:table-cell office:value-type="float" office:value="15780.899143815" calcext:value-type="float">
            <text:p>15780.8991438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5917.884298614" calcext:value-type="float">
            <text:p>175,918</text:p>
          </table:table-cell>
          <table:table-cell office:value-type="float" office:value="94789.6150654659" calcext:value-type="float">
            <text:p>94789.6150654659</text:p>
          </table:table-cell>
          <table:table-cell office:value-type="float" office:value="34990.9506098479" calcext:value-type="float">
            <text:p>34990.9506098479</text:p>
          </table:table-cell>
          <table:table-cell office:value-type="float" office:value="7314.4325401676" calcext:value-type="float">
            <text:p>7314.4325401676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style-name="ce1" office:value-type="float" office:value="834370.361908912" calcext:value-type="float">
            <text:p>834,370</text:p>
          </table:table-cell>
          <table:table-cell office:value-type="float" office:value="603.807042205595" calcext:value-type="float">
            <text:p>603.8070422056</text:p>
          </table:table-cell>
          <table:table-cell office:value-type="float" office:value="832.43985305316" calcext:value-type="float">
            <text:p>832.4398530532</text:p>
          </table:table-cell>
          <table:table-cell office:value-type="float" office:value="15817.0823714898" calcext:value-type="float">
            <text:p>15817.08237148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567.9010637189" calcext:value-type="float">
            <text:p>22,568</text:p>
          </table:table-cell>
          <table:table-cell office:value-type="float" office:value="11138.2930538153" calcext:value-type="float">
            <text:p>11138.2930538153</text:p>
          </table:table-cell>
          <table:table-cell office:value-type="float" office:value="5011.03595863912" calcext:value-type="float">
            <text:p>5011.0359586391</text:p>
          </table:table-cell>
          <table:table-cell office:value-type="float" office:value="1104.00025429413" calcext:value-type="float">
            <text:p>1104.0002542941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table:style-name="ce1" office:value-type="float" office:value="898985.795405706" calcext:value-type="float">
            <text:p>898,986</text:p>
          </table:table-cell>
          <table:table-cell office:value-type="float" office:value="603.606238874152" calcext:value-type="float">
            <text:p>603.6062388742</text:p>
          </table:table-cell>
          <table:table-cell office:value-type="float" office:value="797.955662229907" calcext:value-type="float">
            <text:p>797.9556622299</text:p>
          </table:table-cell>
          <table:table-cell office:value-type="float" office:value="15851.7673656445" calcext:value-type="float">
            <text:p>15851.76736564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09745.996048859" calcext:value-type="float">
            <text:p>809,746</text:p>
          </table:table-cell>
          <table:table-cell office:value-type="float" office:value="399646.745068614" calcext:value-type="float">
            <text:p>399646.745068614</text:p>
          </table:table-cell>
          <table:table-cell office:value-type="float" office:value="179798.125315612" calcext:value-type="float">
            <text:p>179798.125315612</text:p>
          </table:table-cell>
          <table:table-cell office:value-type="float" office:value="39612.0039266195" calcext:value-type="float">
            <text:p>39612.0039266195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style-name="ce1" office:value-type="float" office:value="969293.50865819" calcext:value-type="float">
            <text:p>969,294</text:p>
          </table:table-cell>
          <table:table-cell office:value-type="float" office:value="603.427648356539" calcext:value-type="float">
            <text:p>603.4276483565</text:p>
          </table:table-cell>
          <table:table-cell office:value-type="float" office:value="764.886099888623" calcext:value-type="float">
            <text:p>764.8860998886</text:p>
          </table:table-cell>
          <table:table-cell office:value-type="float" office:value="15885.0155185034" calcext:value-type="float">
            <text:p>15885.01551850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1458.594038796" calcext:value-type="float">
            <text:p>521,459</text:p>
          </table:table-cell>
          <table:table-cell office:value-type="float" office:value="257363.705177353" calcext:value-type="float">
            <text:p>257363.705177353</text:p>
          </table:table-cell>
          <table:table-cell office:value-type="float" office:value="115786.034256887" calcext:value-type="float">
            <text:p>115786.034256887</text:p>
          </table:table-cell>
          <table:table-cell office:value-type="float" office:value="25509.2584284763" calcext:value-type="float">
            <text:p>25509.2584284763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style-name="ce1" office:value-type="float" office:value="1045842.51571793" calcext:value-type="float">
            <text:p>1,045,843</text:p>
          </table:table-cell>
          <table:table-cell office:value-type="float" office:value="603.2689233278" calcext:value-type="float">
            <text:p>603.2689233278</text:p>
          </table:table-cell>
          <table:table-cell office:value-type="float" office:value="733.174570500374" calcext:value-type="float">
            <text:p>733.1745705004</text:p>
          </table:table-cell>
          <table:table-cell office:value-type="float" office:value="15916.8857729204" calcext:value-type="float">
            <text:p>15916.88577292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79324.599225061" calcext:value-type="float">
            <text:p>179,325</text:p>
          </table:table-cell>
          <table:table-cell office:value-type="float" office:value="88504.9049216973" calcext:value-type="float">
            <text:p>88504.9049216973</text:p>
          </table:table-cell>
          <table:table-cell office:value-type="float" office:value="39817.7044665425" calcext:value-type="float">
            <text:p>39817.7044665425</text:p>
          </table:table-cell>
          <table:table-cell office:value-type="float" office:value="8772.38882724158" calcext:value-type="float">
            <text:p>8772.3888272416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table:style-name="ce1" office:value-type="float" office:value="1129238.80903735" calcext:value-type="float">
            <text:p>1,129,239</text:p>
          </table:table-cell>
          <table:table-cell office:value-type="float" office:value="603.127951997137" calcext:value-type="float">
            <text:p>603.1279519971</text:p>
          </table:table-cell>
          <table:table-cell office:value-type="float" office:value="702.76660114913" calcext:value-type="float">
            <text:p>702.7666011491</text:p>
          </table:table-cell>
          <table:table-cell office:value-type="float" office:value="15947.4347136023" calcext:value-type="float">
            <text:p>15947.43471360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021.2848611614" calcext:value-type="float">
            <text:p>23,021</text:p>
          </table:table-cell>
          <table:table-cell office:value-type="float" office:value="10313.901117718" calcext:value-type="float">
            <text:p>10313.901117718</text:p>
          </table:table-cell>
          <table:table-cell office:value-type="float" office:value="5626.63472812278" calcext:value-type="float">
            <text:p>5626.6347281228</text:p>
          </table:table-cell>
          <table:table-cell office:value-type="float" office:value="1312.79342090778" calcext:value-type="float">
            <text:p>1312.7934209078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style-name="ce1" office:value-type="float" office:value="1220151.65043102" calcext:value-type="float">
            <text:p>1,220,152</text:p>
          </table:table-cell>
          <table:table-cell office:value-type="float" office:value="603.002835804687" calcext:value-type="float">
            <text:p>603.0028358047</text:p>
          </table:table-cell>
          <table:table-cell office:value-type="float" office:value="673.609775392777" calcext:value-type="float">
            <text:p>673.6097753928</text:p>
          </table:table-cell>
          <table:table-cell office:value-type="float" office:value="15976.7166555511" calcext:value-type="float">
            <text:p>15976.71665555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26013.601689984" calcext:value-type="float">
            <text:p>826,014</text:p>
          </table:table-cell>
          <table:table-cell office:value-type="float" office:value="370067.207851352" calcext:value-type="float">
            <text:p>370067.207851352</text:p>
          </table:table-cell>
          <table:table-cell office:value-type="float" office:value="201886.073918124" calcext:value-type="float">
            <text:p>201886.073918124</text:p>
          </table:table-cell>
          <table:table-cell office:value-type="float" office:value="47103.5925413694" calcext:value-type="float">
            <text:p>47103.5925413694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style-name="ce1" office:value-type="float" office:value="1319320.59510873" calcext:value-type="float">
            <text:p>1,319,321</text:p>
          </table:table-cell>
          <table:table-cell office:value-type="float" office:value="602.891869105251" calcext:value-type="float">
            <text:p>602.8918691053</text:p>
          </table:table-cell>
          <table:table-cell office:value-type="float" office:value="645.653667892978" calcext:value-type="float">
            <text:p>645.653667893</text:p>
          </table:table-cell>
          <table:table-cell office:value-type="float" office:value="16004.7837297504" calcext:value-type="float">
            <text:p>16004.78372975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31934.573923094" calcext:value-type="float">
            <text:p>531,935</text:p>
          </table:table-cell>
          <table:table-cell office:value-type="float" office:value="238315.134434311" calcext:value-type="float">
            <text:p>238315.134434311</text:p>
          </table:table-cell>
          <table:table-cell office:value-type="float" office:value="130010.186867297" calcext:value-type="float">
            <text:p>130010.186867297</text:p>
          </table:table-cell>
          <table:table-cell office:value-type="float" office:value="30333.6765611086" calcext:value-type="float">
            <text:p>30333.6765611086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style-name="ce1" office:value-type="float" office:value="1427563.33839895" calcext:value-type="float">
            <text:p>1,427,563</text:p>
          </table:table-cell>
          <table:table-cell office:value-type="float" office:value="602.793520670538" calcext:value-type="float">
            <text:p>602.7935206705</text:p>
          </table:table-cell>
          <table:table-cell office:value-type="float" office:value="618.849779950266" calcext:value-type="float">
            <text:p>618.8497799503</text:p>
          </table:table-cell>
          <table:table-cell office:value-type="float" office:value="16031.6859661278" calcext:value-type="float">
            <text:p>16031.68596612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82927.188032144" calcext:value-type="float">
            <text:p>182,927</text:p>
          </table:table-cell>
          <table:table-cell office:value-type="float" office:value="81954.2845016759" calcext:value-type="float">
            <text:p>81954.2845016759</text:p>
          </table:table-cell>
          <table:table-cell office:value-type="float" office:value="44709.2538538521" calcext:value-type="float">
            <text:p>44709.2538538521</text:p>
          </table:table-cell>
          <table:table-cell office:value-type="float" office:value="10431.4598599534" calcext:value-type="float">
            <text:p>10431.4598599534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style-name="ce1" office:value-type="float" office:value="1545784.48622124" calcext:value-type="float">
            <text:p>1,545,784</text:p>
          </table:table-cell>
          <table:table-cell office:value-type="float" office:value="602.706416855896" calcext:value-type="float">
            <text:p>602.7064168559</text:p>
          </table:table-cell>
          <table:table-cell office:value-type="float" office:value="593.151476060696" calcext:value-type="float">
            <text:p>593.1514760607</text:p>
          </table:table-cell>
          <table:table-cell office:value-type="float" office:value="16057.471373832" calcext:value-type="float">
            <text:p>16057.4713738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500.4653533266" calcext:value-type="float">
            <text:p>23,500</text:p>
          </table:table-cell>
          <table:table-cell office:value-type="float" office:value="9473.62722186713" calcext:value-type="float">
            <text:p>9473.6272218671</text:p>
          </table:table-cell>
          <table:table-cell office:value-type="float" office:value="6232.46550842634" calcext:value-type="float">
            <text:p>6232.4655084264</text:p>
          </table:table-cell>
          <table:table-cell office:value-type="float" office:value="1547.2365364551" calcext:value-type="float">
            <text:p>1547.2365364551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style-name="ce1" office:value-type="float" office:value="1674985.36332608" calcext:value-type="float">
            <text:p>1,674,985</text:p>
          </table:table-cell>
          <table:table-cell office:value-type="float" office:value="602.629326290422" calcext:value-type="float">
            <text:p>602.6293262904</text:p>
          </table:table-cell>
          <table:table-cell office:value-type="float" office:value="568.51392159259" calcext:value-type="float">
            <text:p>568.5139215926</text:p>
          </table:table-cell>
          <table:table-cell office:value-type="float" office:value="16082.1860188656" calcext:value-type="float">
            <text:p>16082.18601886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3206.803832264" calcext:value-type="float">
            <text:p>843,207</text:p>
          </table:table-cell>
          <table:table-cell office:value-type="float" office:value="339917.819087703" calcext:value-type="float">
            <text:p>339917.819087703</text:p>
          </table:table-cell>
          <table:table-cell office:value-type="float" office:value="223623.542867889" calcext:value-type="float">
            <text:p>223623.542867889</text:p>
          </table:table-cell>
          <table:table-cell office:value-type="float" office:value="55515.5123552533" calcext:value-type="float">
            <text:p>55515.5123552533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style-name="ce1" office:value-type="float" office:value="1816274.98800829" calcext:value-type="float">
            <text:p>1,816,275</text:p>
          </table:table-cell>
          <table:table-cell office:value-type="float" office:value="602.561145961066" calcext:value-type="float">
            <text:p>602.5611459611</text:p>
          </table:table-cell>
          <table:table-cell office:value-type="float" office:value="544.894021666084" calcext:value-type="float">
            <text:p>544.8940216661</text:p>
          </table:table-cell>
          <table:table-cell office:value-type="float" office:value="16105.8740991214" calcext:value-type="float">
            <text:p>16105.87409912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43006.617576147" calcext:value-type="float">
            <text:p>543,007</text:p>
          </table:table-cell>
          <table:table-cell office:value-type="float" office:value="218899.591841282" calcext:value-type="float">
            <text:p>218899.591841282</text:p>
          </table:table-cell>
          <table:table-cell office:value-type="float" office:value="144008.638297519" calcext:value-type="float">
            <text:p>144008.638297519</text:p>
          </table:table-cell>
          <table:table-cell office:value-type="float" office:value="35750.7677239161" calcext:value-type="float">
            <text:p>35750.7677239161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table:style-name="ce1" office:value-type="float" office:value="1970882.35865597" calcext:value-type="float">
            <text:p>1,970,882</text:p>
          </table:table-cell>
          <table:table-cell office:value-type="float" office:value="602.500888572003" calcext:value-type="float">
            <text:p>602.500888572</text:p>
          </table:table-cell>
          <table:table-cell office:value-type="float" office:value="522.250361304095" calcext:value-type="float">
            <text:p>522.2503613041</text:p>
          </table:table-cell>
          <table:table-cell office:value-type="float" office:value="16128.5780168725" calcext:value-type="float">
            <text:p>16128.57801687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6734.757441075" calcext:value-type="float">
            <text:p>186,735</text:p>
          </table:table-cell>
          <table:table-cell office:value-type="float" office:value="75277.4659890768" calcext:value-type="float">
            <text:p>75277.4659890768</text:p>
          </table:table-cell>
          <table:table-cell office:value-type="float" office:value="49523.1867743042" calcext:value-type="float">
            <text:p>49523.1867743042</text:p>
          </table:table-cell>
          <table:table-cell office:value-type="float" office:value="12294.3454521003" calcext:value-type="float">
            <text:p>12294.3454521003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table:style-name="ce1" office:value-type="float" office:value="2140170.21639295" calcext:value-type="float">
            <text:p>2,140,170</text:p>
          </table:table-cell>
          <table:table-cell office:value-type="float" office:value="602.4476710702" calcext:value-type="float">
            <text:p>602.4476710702</text:p>
          </table:table-cell>
          <table:table-cell office:value-type="float" office:value="500.543146910811" calcext:value-type="float">
            <text:p>500.5431469108</text:p>
          </table:table-cell>
          <table:table-cell office:value-type="float" office:value="16150.3384487676" calcext:value-type="float">
            <text:p>16150.33844876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006.6676196845" calcext:value-type="float">
            <text:p>24,007</text:p>
          </table:table-cell>
          <table:table-cell office:value-type="float" office:value="8636.13948203998" calcext:value-type="float">
            <text:p>8636.13948204</text:p>
          </table:table-cell>
          <table:table-cell office:value-type="float" office:value="6810.26718332491" calcext:value-type="float">
            <text:p>6810.2671833249</text:p>
          </table:table-cell>
          <table:table-cell office:value-type="float" office:value="1806.92260138369" calcext:value-type="float">
            <text:p>1806.9226013837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table:style-name="ce1" office:value-type="float" office:value="2325650.4695222" calcext:value-type="float">
            <text:p>2,325,650</text:p>
          </table:table-cell>
          <table:table-cell office:value-type="float" office:value="602.400704236983" calcext:value-type="float">
            <text:p>602.400704237</text:p>
          </table:table-cell>
          <table:table-cell office:value-type="float" office:value="479.734149122563" calcext:value-type="float">
            <text:p>479.7341491226</text:p>
          </table:table-cell>
          <table:table-cell office:value-type="float" office:value="16171.194413389" calcext:value-type="float">
            <text:p>16171.1944133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61369.558853956" calcext:value-type="float">
            <text:p>861,370</text:p>
          </table:table-cell>
          <table:table-cell office:value-type="float" office:value="309868.398800441" calcext:value-type="float">
            <text:p>309868.398800441</text:p>
          </table:table-cell>
          <table:table-cell office:value-type="float" office:value="244355.315461115" calcext:value-type="float">
            <text:p>244355.315461115</text:p>
          </table:table-cell>
          <table:table-cell office:value-type="float" office:value="64833.1600492898" calcext:value-type="float">
            <text:p>64833.1600492898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table:style-name="ce1" office:value-type="float" office:value="2529001.4898375" calcext:value-type="float">
            <text:p>2,529,001</text:p>
          </table:table-cell>
          <table:table-cell office:value-type="float" office:value="602.35928325351" calcext:value-type="float">
            <text:p>602.3592832535</text:p>
          </table:table-cell>
          <table:table-cell office:value-type="float" office:value="459.786647066018" calcext:value-type="float">
            <text:p>459.786647066</text:p>
          </table:table-cell>
          <table:table-cell office:value-type="float" office:value="16191.1833364291" calcext:value-type="float">
            <text:p>16191.18333642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54703.031937807" calcext:value-type="float">
            <text:p>554,703</text:p>
          </table:table-cell>
          <table:table-cell office:value-type="float" office:value="199548.426746134" calcext:value-type="float">
            <text:p>199548.426746134</text:p>
          </table:table-cell>
          <table:table-cell office:value-type="float" office:value="157359.443415601" calcext:value-type="float">
            <text:p>157359.443415601</text:p>
          </table:table-cell>
          <table:table-cell office:value-type="float" office:value="41751.1277009822" calcext:value-type="float">
            <text:p>41751.1277009822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table:style-name="ce1" office:value-type="float" office:value="2752087.51855082" calcext:value-type="float">
            <text:p>2,752,088</text:p>
          </table:table-cell>
          <table:table-cell office:value-type="float" office:value="602.322779155481" calcext:value-type="float">
            <text:p>602.3227791555</text:p>
          </table:table-cell>
          <table:table-cell office:value-type="float" office:value="440.665374049701" calcext:value-type="float">
            <text:p>440.6653740497</text:p>
          </table:table-cell>
          <table:table-cell office:value-type="float" office:value="16210.3411135434" calcext:value-type="float">
            <text:p>16210.3411135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0757.041936436" calcext:value-type="float">
            <text:p>190,757</text:p>
          </table:table-cell>
          <table:table-cell office:value-type="float" office:value="68622.7862793254" calcext:value-type="float">
            <text:p>68622.7862793254</text:p>
          </table:table-cell>
          <table:table-cell office:value-type="float" office:value="54114.4003519519" calcext:value-type="float">
            <text:p>54114.4003519519</text:p>
          </table:table-cell>
          <table:table-cell office:value-type="float" office:value="14357.8115842041" calcext:value-type="float">
            <text:p>14357.8115842041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style-name="ce1" office:value-type="float" office:value="2996980.45105078" calcext:value-type="float">
            <text:p>2,996,980</text:p>
          </table:table-cell>
          <table:table-cell office:value-type="float" office:value="602.290631099297" calcext:value-type="float">
            <text:p>602.2906310993</text:p>
          </table:table-cell>
          <table:table-cell office:value-type="float" office:value="422.336464706925" calcext:value-type="float">
            <text:p>422.3364647069</text:p>
          </table:table-cell>
          <table:table-cell office:value-type="float" office:value="16228.7021709424" calcext:value-type="float">
            <text:p>16228.70217094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541.2009072783" calcext:value-type="float">
            <text:p>24,541</text:p>
          </table:table-cell>
          <table:table-cell office:value-type="float" office:value="7819.49945272143" calcext:value-type="float">
            <text:p>7819.4994527214</text:p>
          </table:table-cell>
          <table:table-cell office:value-type="float" office:value="7343.14607773483" calcext:value-type="float">
            <text:p>7343.1460777348</text:p>
          </table:table-cell>
          <table:table-cell office:value-type="float" office:value="2090.68373629232" calcext:value-type="float">
            <text:p>2090.683736292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style-name="ce1" office:value-type="float" office:value="3265984.30550193" calcext:value-type="float">
            <text:p>3,265,984</text:p>
          </table:table-cell>
          <table:table-cell office:value-type="float" office:value="602.26233936814" calcext:value-type="float">
            <text:p>602.2623393681</text:p>
          </table:table-cell>
          <table:table-cell office:value-type="float" office:value="404.767403601181" calcext:value-type="float">
            <text:p>404.7674036012</text:p>
          </table:table-cell>
          <table:table-cell office:value-type="float" office:value="16246.2995237793" calcext:value-type="float">
            <text:p>16246.29952377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80548.843102051" calcext:value-type="float">
            <text:p>880,549</text:p>
          </table:table-cell>
          <table:table-cell office:value-type="float" office:value="280567.0033323" calcext:value-type="float">
            <text:p>280567.0033323</text:p>
          </table:table-cell>
          <table:table-cell office:value-type="float" office:value="263475.239370258" calcext:value-type="float">
            <text:p>263475.239370258</text:p>
          </table:table-cell>
          <table:table-cell office:value-type="float" office:value="75014.6316082881" calcext:value-type="float">
            <text:p>75014.6316082881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table:style-name="ce1" office:value-type="float" office:value="3561662.72102932" calcext:value-type="float">
            <text:p>3,561,663</text:p>
          </table:table-cell>
          <table:table-cell office:value-type="float" office:value="602.2374590523" calcext:value-type="float">
            <text:p>602.2374590523</text:p>
          </table:table-cell>
          <table:table-cell office:value-type="float" office:value="387.926975298716" calcext:value-type="float">
            <text:p>387.9269752987</text:p>
          </table:table-cell>
          <table:table-cell office:value-type="float" office:value="16263.1648323976" calcext:value-type="float">
            <text:p>16263.16483239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67054.068741302" calcext:value-type="float">
            <text:p>567,054</text:p>
          </table:table-cell>
          <table:table-cell office:value-type="float" office:value="180678.97316594" calcext:value-type="float">
            <text:p>180678.97316594</text:p>
          </table:table-cell>
          <table:table-cell office:value-type="float" office:value="169672.253467691" calcext:value-type="float">
            <text:p>169672.253467691</text:p>
          </table:table-cell>
          <table:table-cell office:value-type="float" office:value="48307.7712290854" calcext:value-type="float">
            <text:p>48307.7712290854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table:style-name="ce1" office:value-type="float" office:value="3886869.87761612" calcext:value-type="float">
            <text:p>3,886,870</text:p>
          </table:table-cell>
          <table:table-cell office:value-type="float" office:value="602.215594343411" calcext:value-type="float">
            <text:p>602.2155943434</text:p>
          </table:table-cell>
          <table:table-cell office:value-type="float" office:value="371.785215907517" calcext:value-type="float">
            <text:p>371.7852159075</text:p>
          </table:table-cell>
          <table:table-cell office:value-type="float" office:value="16279.3284564977" calcext:value-type="float">
            <text:p>16279.32845649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5004.444798562" calcext:value-type="float">
            <text:p>195,004</text:p>
          </table:table-cell>
          <table:table-cell office:value-type="float" office:value="62133.7625302751" calcext:value-type="float">
            <text:p>62133.7625302751</text:p>
          </table:table-cell>
          <table:table-cell office:value-type="float" office:value="58348.6574016327" calcext:value-type="float">
            <text:p>58348.6574016327</text:p>
          </table:table-cell>
          <table:table-cell office:value-type="float" office:value="16612.5782835735" calcext:value-type="float">
            <text:p>16612.5782835735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table:style-name="ce1" office:value-type="float" office:value="4244785.28268202" calcext:value-type="float">
            <text:p>4,244,785</text:p>
          </table:table-cell>
          <table:table-cell office:value-type="float" office:value="602.196393387236" calcext:value-type="float">
            <text:p>602.1963933872</text:p>
          </table:table-cell>
          <table:table-cell office:value-type="float" office:value="356.313366076951" calcext:value-type="float">
            <text:p>356.313366077</text:p>
          </table:table-cell>
          <table:table-cell office:value-type="float" office:value="16294.8195072844" calcext:value-type="float">
            <text:p>16294.8195072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105.4642063242" calcext:value-type="float">
            <text:p>25,105</text:p>
          </table:table-cell>
          <table:table-cell office:value-type="float" office:value="7039.59023127753" calcext:value-type="float">
            <text:p>7039.5902312775</text:p>
          </table:table-cell>
          <table:table-cell office:value-type="float" office:value="7817.0908768254" calcext:value-type="float">
            <text:p>7817.0908768254</text:p>
          </table:table-cell>
          <table:table-cell office:value-type="float" office:value="2396.64815864565" calcext:value-type="float">
            <text:p>2396.6481586457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table:style-name="ce1" office:value-type="float" office:value="4638952.92953999" calcext:value-type="float">
            <text:p>4,638,953</text:p>
          </table:table-cell>
          <table:table-cell office:value-type="float" office:value="602.179543644201" calcext:value-type="float">
            <text:p>602.1795436442</text:p>
          </table:table-cell>
          <table:table-cell office:value-type="float" office:value="341.483825448008" calcext:value-type="float">
            <text:p>341.483825448</text:p>
          </table:table-cell>
          <table:table-cell office:value-type="float" office:value="16309.6658976564" calcext:value-type="float">
            <text:p>16309.6658976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00794.852947171" calcext:value-type="float">
            <text:p>900,795</text:p>
          </table:table-cell>
          <table:table-cell office:value-type="float" office:value="252583.525047691" calcext:value-type="float">
            <text:p>252583.525047691</text:p>
          </table:table-cell>
          <table:table-cell office:value-type="float" office:value="280480.582593281" calcext:value-type="float">
            <text:p>280480.582593281</text:p>
          </table:table-cell>
          <table:table-cell office:value-type="float" office:value="85992.7666698739" calcext:value-type="float">
            <text:p>85992.7666698739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style-name="ce1" office:value-type="float" office:value="5073325.40161557" calcext:value-type="float">
            <text:p>5,073,325</text:p>
          </table:table-cell>
          <table:table-cell office:value-type="float" office:value="602.164767711134" calcext:value-type="float">
            <text:p>602.1647677111</text:p>
          </table:table-cell>
          <table:table-cell office:value-type="float" office:value="327.270108540247" calcext:value-type="float">
            <text:p>327.2701085402</text:p>
          </table:table-cell>
          <table:table-cell office:value-type="float" office:value="16323.8943904972" calcext:value-type="float">
            <text:p>16323.89439049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80092.053344186" calcext:value-type="float">
            <text:p>580,092</text:p>
          </table:table-cell>
          <table:table-cell office:value-type="float" office:value="162658.229236597" calcext:value-type="float">
            <text:p>162658.229236597</text:p>
          </table:table-cell>
          <table:table-cell office:value-type="float" office:value="180623.320112657" calcext:value-type="float">
            <text:p>180623.320112657</text:p>
          </table:table-cell>
          <table:table-cell office:value-type="float" office:value="55377.4485134633" calcext:value-type="float">
            <text:p>55377.4485134633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table:style-name="ce1" office:value-type="float" office:value="5552313.57468615" calcext:value-type="float">
            <text:p>5,552,314</text:p>
          </table:table-cell>
          <table:table-cell office:value-type="float" office:value="602.151819561542" calcext:value-type="float">
            <text:p>602.1518195615</text:p>
          </table:table-cell>
          <table:table-cell office:value-type="float" office:value="313.646802058239" calcext:value-type="float">
            <text:p>313.6468020582</text:p>
          </table:table-cell>
          <table:table-cell office:value-type="float" office:value="16337.5306451288" calcext:value-type="float">
            <text:p>16337.53064512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9488.082407267" calcext:value-type="float">
            <text:p>199,488</text:p>
          </table:table-cell>
          <table:table-cell office:value-type="float" office:value="55936.6018739748" calcext:value-type="float">
            <text:p>55936.6018739748</text:p>
          </table:table-cell>
          <table:table-cell office:value-type="float" office:value="62114.6239800821" calcext:value-type="float">
            <text:p>62114.6239800821</text:p>
          </table:table-cell>
          <table:table-cell office:value-type="float" office:value="19043.7723614244" calcext:value-type="float">
            <text:p>19043.7723614244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table:style-name="ce1" office:value-type="float" office:value="6080842.65887042" calcext:value-type="float">
            <text:p>6,080,843</text:p>
          </table:table-cell>
          <table:table-cell office:value-type="float" office:value="602.140481165404" calcext:value-type="float">
            <text:p>602.1404811654</text:p>
          </table:table-cell>
          <table:table-cell office:value-type="float" office:value="300.589523597401" calcext:value-type="float">
            <text:p>300.5895235974</text:p>
          </table:table-cell>
          <table:table-cell office:value-type="float" office:value="16350.5992619858" calcext:value-type="float">
            <text:p>16350.59926198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700.952270417" calcext:value-type="float">
            <text:p>25,701</text:p>
          </table:table-cell>
          <table:table-cell office:value-type="float" office:value="6308.95092946082" calcext:value-type="float">
            <text:p>6308.9509294608</text:p>
          </table:table-cell>
          <table:table-cell office:value-type="float" office:value="8222.01805616869" calcext:value-type="float">
            <text:p>8222.0180561687</text:p>
          </table:table-cell>
          <table:table-cell office:value-type="float" office:value="2722.36028111907" calcext:value-type="float">
            <text:p>2722.3602811191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style-name="ce1" office:value-type="float" office:value="6664415.424296" calcext:value-type="float">
            <text:p>6,664,415</text:p>
          </table:table-cell>
          <table:table-cell office:value-type="float" office:value="602.130559452776" calcext:value-type="float">
            <text:p>602.1305594528</text:p>
          </table:table-cell>
          <table:table-cell office:value-type="float" office:value="288.074881726607" calcext:value-type="float">
            <text:p>288.0748817266</text:p>
          </table:table-cell>
          <table:table-cell office:value-type="float" office:value="16363.1238255692" calcext:value-type="float">
            <text:p>16363.12382556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161.220791155" calcext:value-type="float">
            <text:p>922,161</text:p>
          </table:table-cell>
          <table:table-cell office:value-type="float" office:value="226367.87266905" calcext:value-type="float">
            <text:p>226367.87266905</text:p>
          </table:table-cell>
          <table:table-cell office:value-type="float" office:value="295009.543937042" calcext:value-type="float">
            <text:p>295009.543937042</text:p>
          </table:table-cell>
          <table:table-cell office:value-type="float" office:value="97679.4577047541" calcext:value-type="float">
            <text:p>97679.4577047541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style-name="ce1" office:value-type="float" office:value="7309183.57116733" calcext:value-type="float">
            <text:p>7,309,184</text:p>
          </table:table-cell>
          <table:table-cell office:value-type="float" office:value="602.121883588579" calcext:value-type="float">
            <text:p>602.1218835886</text:p>
          </table:table-cell>
          <table:table-cell office:value-type="float" office:value="276.080437422838" calcext:value-type="float">
            <text:p>276.0804374228</text:p>
          </table:table-cell>
          <table:table-cell office:value-type="float" office:value="16375.1269457372" calcext:value-type="float">
            <text:p>16375.1269457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93851.523832469" calcext:value-type="float">
            <text:p>593,852</text:p>
          </table:table-cell>
          <table:table-cell office:value-type="float" office:value="145775.926270135" calcext:value-type="float">
            <text:p>145775.926270135</text:p>
          </table:table-cell>
          <table:table-cell office:value-type="float" office:value="189979.65134755" calcext:value-type="float">
            <text:p>189979.65134755</text:p>
          </table:table-cell>
          <table:table-cell office:value-type="float" office:value="62903.4202450318" calcext:value-type="float">
            <text:p>62903.4202450318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style-name="ce1" office:value-type="float" office:value="8022028.33850228" calcext:value-type="float">
            <text:p>8,022,028</text:p>
          </table:table-cell>
          <table:table-cell office:value-type="float" office:value="602.114302528797" calcext:value-type="float">
            <text:p>602.1143025288</text:p>
          </table:table-cell>
          <table:table-cell office:value-type="float" office:value="264.584666831308" calcext:value-type="float">
            <text:p>264.5846668313</text:p>
          </table:table-cell>
          <table:table-cell office:value-type="float" office:value="16386.6302973885" calcext:value-type="float">
            <text:p>16386.6302973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04219.832078415" calcext:value-type="float">
            <text:p>204,220</text:p>
          </table:table-cell>
          <table:table-cell office:value-type="float" office:value="50130.9401242875" calcext:value-type="float">
            <text:p>50130.9401242875</text:p>
          </table:table-cell>
          <table:table-cell office:value-type="float" office:value="65332.1763765611" calcext:value-type="float">
            <text:p>65332.1763765611</text:p>
          </table:table-cell>
          <table:table-cell office:value-type="float" office:value="21631.8817146327" calcext:value-type="float">
            <text:p>21631.8817146327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style-name="ce1" office:value-type="float" office:value="8810651.59858801" calcext:value-type="float">
            <text:p>8,810,652</text:p>
          </table:table-cell>
          <table:table-cell office:value-type="float" office:value="602.107682830916" calcext:value-type="float">
            <text:p>602.1076828309</text:p>
          </table:table-cell>
          <table:table-cell office:value-type="float" office:value="253.566925323023" calcext:value-type="float">
            <text:p>253.566925323</text:p>
          </table:table-cell>
          <table:table-cell office:value-type="float" office:value="16397.6546585946" calcext:value-type="float">
            <text:p>16397.65465859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329.2621172108" calcext:value-type="float">
            <text:p>26,329</text:p>
          </table:table-cell>
          <table:table-cell office:value-type="float" office:value="5636.18327141384" calcext:value-type="float">
            <text:p>5636.1832714138</text:p>
          </table:table-cell>
          <table:table-cell office:value-type="float" office:value="8552.2016258013" calcext:value-type="float">
            <text:p>8552.2016258013</text:p>
          </table:table-cell>
          <table:table-cell office:value-type="float" office:value="3064.94436953344" calcext:value-type="float">
            <text:p>3064.9443695334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table:style-name="ce1" office:value-type="float" office:value="9683678.85908706" calcext:value-type="float">
            <text:p>9,683,679</text:p>
          </table:table-cell>
          <table:table-cell office:value-type="float" office:value="602.101906693855" calcext:value-type="float">
            <text:p>602.1019066939</text:p>
          </table:table-cell>
          <table:table-cell office:value-type="float" office:value="243.007412820435" calcext:value-type="float">
            <text:p>243.0074128204</text:p>
          </table:table-cell>
          <table:table-cell office:value-type="float" office:value="16408.2199472343" calcext:value-type="float">
            <text:p>16408.21994723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44705.248314266" calcext:value-type="float">
            <text:p>944,705</text:p>
          </table:table-cell>
          <table:table-cell office:value-type="float" office:value="202228.679757995" calcext:value-type="float">
            <text:p>202228.679757995</text:p>
          </table:table-cell>
          <table:table-cell office:value-type="float" office:value="306856.67241905" calcext:value-type="float">
            <text:p>306856.67241905</text:p>
          </table:table-cell>
          <table:table-cell office:value-type="float" office:value="109971.522133801" calcext:value-type="float">
            <text:p>109971.522133801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table:style-name="ce1" office:value-type="float" office:value="10650775.7950086" calcext:value-type="float">
            <text:p>10,650,776</text:p>
          </table:table-cell>
          <table:table-cell office:value-type="float" office:value="602.096870204845" calcext:value-type="float">
            <text:p>602.0968702048</text:p>
          </table:table-cell>
          <table:table-cell office:value-type="float" office:value="232.887140360925" calcext:value-type="float">
            <text:p>232.8871403609</text:p>
          </table:table-cell>
          <table:table-cell office:value-type="float" office:value="16418.3452561828" calcext:value-type="float">
            <text:p>16418.34525618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08369.381226683" calcext:value-type="float">
            <text:p>608,369</text:p>
          </table:table-cell>
          <table:table-cell office:value-type="float" office:value="130230.817485343" calcext:value-type="float">
            <text:p>130230.817485343</text:p>
          </table:table-cell>
          <table:table-cell office:value-type="float" office:value="197608.941262868" calcext:value-type="float">
            <text:p>197608.941262868</text:p>
          </table:table-cell>
          <table:table-cell office:value-type="float" office:value="70819.2391145062" calcext:value-type="float">
            <text:p>70819.2391145062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table:style-name="ce1" office:value-type="float" office:value="11722780.162257" calcext:value-type="float">
            <text:p>11,722,780</text:p>
          </table:table-cell>
          <table:table-cell office:value-type="float" office:value="602.092481772776" calcext:value-type="float">
            <text:p>602.0924817728</text:p>
          </table:table-cell>
          <table:table-cell office:value-type="float" office:value="223.187897866993" calcext:value-type="float">
            <text:p>223.187897867</text:p>
          </table:table-cell>
          <table:table-cell office:value-type="float" office:value="16428.0488871088" calcext:value-type="float">
            <text:p>16428.0488871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9212.383718345" calcext:value-type="float">
            <text:p>209,212</text:p>
          </table:table-cell>
          <table:table-cell office:value-type="float" office:value="44785.1266031174" calcext:value-type="float">
            <text:p>44785.1266031174</text:p>
          </table:table-cell>
          <table:table-cell office:value-type="float" office:value="67955.8158602638" calcext:value-type="float">
            <text:p>67955.8158602638</text:p>
          </table:table-cell>
          <table:table-cell office:value-type="float" office:value="24354.0557521002" calcext:value-type="float">
            <text:p>24354.0557521002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style-name="ce1" office:value-type="float" office:value="12911851.2075837" calcext:value-type="float">
            <text:p>12,911,851</text:p>
          </table:table-cell>
          <table:table-cell office:value-type="float" office:value="602.088660729379" calcext:value-type="float">
            <text:p>602.0886607294</text:p>
          </table:table-cell>
          <table:table-cell office:value-type="float" office:value="213.892223091536" calcext:value-type="float">
            <text:p>213.8922230915</text:p>
          </table:table-cell>
          <table:table-cell office:value-type="float" office:value="16437.3483829277" calcext:value-type="float">
            <text:p>16437.34838292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992.1000486716" calcext:value-type="float">
            <text:p>26,992</text:p>
          </table:table-cell>
          <table:table-cell office:value-type="float" office:value="5025.93986651177" calcext:value-type="float">
            <text:p>5025.9398665118</text:p>
          </table:table-cell>
          <table:table-cell office:value-type="float" office:value="8806.10329344425" calcext:value-type="float">
            <text:p>8806.1032934443</text:p>
          </table:table-cell>
          <table:table-cell office:value-type="float" office:value="3421.28610679256" calcext:value-type="float">
            <text:p>3421.2861067926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style-name="ce1" office:value-type="float" office:value="14231638.9915852" calcext:value-type="float">
            <text:p>14,231,639</text:p>
          </table:table-cell>
          <table:table-cell office:value-type="float" office:value="602.08533608135" calcext:value-type="float">
            <text:p>602.0853360814</text:p>
          </table:table-cell>
          <table:table-cell office:value-type="float" office:value="204.983371706121" calcext:value-type="float">
            <text:p>204.9833717061</text:p>
          </table:table-cell>
          <table:table-cell office:value-type="float" office:value="16446.2605589611" calcext:value-type="float">
            <text:p>16446.26055896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68488.158364884" calcext:value-type="float">
            <text:p>968,488</text:p>
          </table:table-cell>
          <table:table-cell office:value-type="float" office:value="180332.883939877" calcext:value-type="float">
            <text:p>180332.883939877</text:p>
          </table:table-cell>
          <table:table-cell office:value-type="float" office:value="315966.773450755" calcext:value-type="float">
            <text:p>315966.773450755</text:p>
          </table:table-cell>
          <table:table-cell office:value-type="float" office:value="122757.216920213" calcext:value-type="float">
            <text:p>122757.216920213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table:style-name="ce1" office:value-type="float" office:value="15697476.3877856" calcext:value-type="float">
            <text:p>15,697,476</text:p>
          </table:table-cell>
          <table:table-cell office:value-type="float" office:value="602.082445398082" calcext:value-type="float">
            <text:p>602.0824453981</text:p>
          </table:table-cell>
          <table:table-cell office:value-type="float" office:value="196.445288499972" calcext:value-type="float">
            <text:p>196.4452885</text:p>
          </table:table-cell>
          <table:table-cell office:value-type="float" office:value="16454.8015328505" calcext:value-type="float">
            <text:p>16454.80153285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23685.051693299" calcext:value-type="float">
            <text:p>623,685</text:p>
          </table:table-cell>
          <table:table-cell office:value-type="float" office:value="116130.407037635" calcext:value-type="float">
            <text:p>116130.407037635</text:p>
          </table:table-cell>
          <table:table-cell office:value-type="float" office:value="203475.645758753" calcext:value-type="float">
            <text:p>203475.645758753</text:p>
          </table:table-cell>
          <table:table-cell office:value-type="float" office:value="79052.9450663287" calcext:value-type="float">
            <text:p>79052.9450663287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style-name="ce1" office:value-type="float" office:value="17326596.9186191" calcext:value-type="float">
            <text:p>17,326,597</text:p>
          </table:table-cell>
          <table:table-cell office:value-type="float" office:value="602.079933821133" calcext:value-type="float">
            <text:p>602.0799338211</text:p>
          </table:table-cell>
          <table:table-cell office:value-type="float" office:value="188.262579657274" calcext:value-type="float">
            <text:p>188.2625796573</text:p>
          </table:table-cell>
          <table:table-cell office:value-type="float" office:value="16462.9867532702" calcext:value-type="float">
            <text:p>16462.98675327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14479.295606817" calcext:value-type="float">
            <text:p>214,479</text:p>
          </table:table-cell>
          <table:table-cell office:value-type="float" office:value="39936.1309563876" calcext:value-type="float">
            <text:p>39936.1309563876</text:p>
          </table:table-cell>
          <table:table-cell office:value-type="float" office:value="69973.3191568306" calcext:value-type="float">
            <text:p>69973.3191568306</text:p>
          </table:table-cell>
          <table:table-cell office:value-type="float" office:value="27185.5481022631" calcext:value-type="float">
            <text:p>27185.548102263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style-name="ce1" office:value-type="float" office:value="19138382.0461478" calcext:value-type="float">
            <text:p>19,138,382</text:p>
          </table:table-cell>
          <table:table-cell office:value-type="float" office:value="602.077753182855" calcext:value-type="float">
            <text:p>602.0777531829</text:p>
          </table:table-cell>
          <table:table-cell office:value-type="float" office:value="180.420486080411" calcext:value-type="float">
            <text:p>180.4204860804</text:p>
          </table:table-cell>
          <table:table-cell office:value-type="float" office:value="16470.8310274853" calcext:value-type="float">
            <text:p>16470.8310274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691.2892335302" calcext:value-type="float">
            <text:p>27,691</text:p>
          </table:table-cell>
          <table:table-cell office:value-type="float" office:value="4479.37321074858" calcext:value-type="float">
            <text:p>4479.3732107486</text:p>
          </table:table-cell>
          <table:table-cell office:value-type="float" office:value="8985.74897571189" calcext:value-type="float">
            <text:p>8985.7489757119</text:p>
          </table:table-cell>
          <table:table-cell office:value-type="float" office:value="3788.20708028811" calcext:value-type="float">
            <text:p>3788.207080288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style-name="ce1" office:value-type="float" office:value="21154642.0607308" calcext:value-type="float">
            <text:p>21,154,642</text:p>
          </table:table-cell>
          <table:table-cell office:value-type="float" office:value="602.075861222839" calcext:value-type="float">
            <text:p>602.0758612228</text:p>
          </table:table-cell>
          <table:table-cell office:value-type="float" office:value="172.904857726936" calcext:value-type="float">
            <text:p>172.9048577269</text:p>
          </table:table-cell>
          <table:table-cell office:value-type="float" office:value="16478.3485477988" calcext:value-type="float">
            <text:p>16478.34854779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93575.36702117" calcext:value-type="float">
            <text:p>993,575</text:p>
          </table:table-cell>
          <table:table-cell office:value-type="float" office:value="160721.837266619" calcext:value-type="float">
            <text:p>160721.837266619</text:p>
          </table:table-cell>
          <table:table-cell office:value-type="float" office:value="322412.537791576" calcext:value-type="float">
            <text:p>322412.537791576</text:p>
          </table:table-cell>
          <table:table-cell office:value-type="float" office:value="135922.49925265" calcext:value-type="float">
            <text:p>135922.49925265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style-name="ce1" office:value-type="float" office:value="23399935.3151347" calcext:value-type="float">
            <text:p>23,399,935</text:p>
          </table:table-cell>
          <table:table-cell office:value-type="float" office:value="602.07422089191" calcext:value-type="float">
            <text:p>602.0742208919</text:p>
          </table:table-cell>
          <table:table-cell office:value-type="float" office:value="165.702128928275" calcext:value-type="float">
            <text:p>165.7021289283</text:p>
          </table:table-cell>
          <table:table-cell office:value-type="float" office:value="16485.5529169284" calcext:value-type="float">
            <text:p>16485.55291692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39840.661746449" calcext:value-type="float">
            <text:p>639,841</text:p>
          </table:table-cell>
          <table:table-cell office:value-type="float" office:value="103501.324738043" calcext:value-type="float">
            <text:p>103501.324738043</text:p>
          </table:table-cell>
          <table:table-cell office:value-type="float" office:value="207626.576083905" calcext:value-type="float">
            <text:p>207626.576083905</text:p>
          </table:table-cell>
          <table:table-cell office:value-type="float" office:value="87531.0970407686" calcext:value-type="float">
            <text:p>87531.0970407686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style-name="ce1" office:value-type="float" office:value="25901931.2469936" calcext:value-type="float">
            <text:p>25,901,931</text:p>
          </table:table-cell>
          <table:table-cell office:value-type="float" office:value="602.072799734419" calcext:value-type="float">
            <text:p>602.0727997344</text:p>
          </table:table-cell>
          <table:table-cell office:value-type="float" office:value="158.79929465852" calcext:value-type="float">
            <text:p>158.7992946585</text:p>
          </table:table-cell>
          <table:table-cell office:value-type="float" office:value="16492.4571723556" calcext:value-type="float">
            <text:p>16492.4571723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20035.054647202" calcext:value-type="float">
            <text:p>220,035</text:p>
          </table:table-cell>
          <table:table-cell office:value-type="float" office:value="35593.1109201963" calcext:value-type="float">
            <text:p>35593.1109201963</text:p>
          </table:table-cell>
          <table:table-cell office:value-type="float" office:value="71400.7842048295" calcext:value-type="float">
            <text:p>71400.7842048295</text:p>
          </table:table-cell>
          <table:table-cell office:value-type="float" office:value="30101.1030904555" calcext:value-type="float">
            <text:p>30101.1030904555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style-name="ce1" office:value-type="float" office:value="28691823.4332442" calcext:value-type="float">
            <text:p>28,691,823</text:p>
          </table:table-cell>
          <table:table-cell office:value-type="float" office:value="602.071569340503" calcext:value-type="float">
            <text:p>602.0715693405</text:p>
          </table:table-cell>
          <table:table-cell office:value-type="float" office:value="152.183887722065" calcext:value-type="float">
            <text:p>152.1838877221</text:p>
          </table:table-cell>
          <table:table-cell office:value-type="float" office:value="16499.073809686" calcext:value-type="float">
            <text:p>16499.0738096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428.7778984215" calcext:value-type="float">
            <text:p>28,429</text:p>
          </table:table-cell>
          <table:table-cell office:value-type="float" office:value="3994.85835289782" calcext:value-type="float">
            <text:p>3994.8583528978</text:p>
          </table:table-cell>
          <table:table-cell office:value-type="float" office:value="9095.85762324607" calcext:value-type="float">
            <text:p>9095.8576232461</text:p>
          </table:table-cell>
          <table:table-cell office:value-type="float" office:value="4162.61329060468" calcext:value-type="float">
            <text:p>4162.6132906047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style-name="ce1" office:value-type="float" office:value="31804799.8426401" calcext:value-type="float">
            <text:p>31,804,800</text:p>
          </table:table-cell>
          <table:table-cell office:value-type="float" office:value="602.070504860789" calcext:value-type="float">
            <text:p>602.0705048608</text:p>
          </table:table-cell>
          <table:table-cell office:value-type="float" office:value="145.843956829298" calcext:value-type="float">
            <text:p>145.8439568293</text:p>
          </table:table-cell>
          <table:table-cell office:value-type="float" office:value="16505.4148050585" calcext:value-type="float">
            <text:p>16505.41480505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20036.77749266" calcext:value-type="float">
            <text:p>1,020,037</text:p>
          </table:table-cell>
          <table:table-cell office:value-type="float" office:value="143337.235789366" calcext:value-type="float">
            <text:p>143337.235789366</text:p>
          </table:table-cell>
          <table:table-cell office:value-type="float" office:value="326363.283420043" calcext:value-type="float">
            <text:p>326363.283420043</text:p>
          </table:table-cell>
          <table:table-cell office:value-type="float" office:value="149356.355101437" calcext:value-type="float">
            <text:p>149356.355101437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style-name="ce1" office:value-type="float" office:value="35280578.5157855" calcext:value-type="float">
            <text:p>35,280,579</text:p>
          </table:table-cell>
          <table:table-cell office:value-type="float" office:value="602.069584576796" calcext:value-type="float">
            <text:p>602.0695845768</text:p>
          </table:table-cell>
          <table:table-cell office:value-type="float" office:value="139.768045530123" calcext:value-type="float">
            <text:p>139.7680455301</text:p>
          </table:table-cell>
          <table:table-cell office:value-type="float" office:value="16511.4916366417" calcext:value-type="float">
            <text:p>16511.49163664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56881.227514084" calcext:value-type="float">
            <text:p>656,881</text:p>
          </table:table-cell>
          <table:table-cell office:value-type="float" office:value="92306.0241271264" calcext:value-type="float">
            <text:p>92306.0241271264</text:p>
          </table:table-cell>
          <table:table-cell office:value-type="float" office:value="210170.769288783" calcext:value-type="float">
            <text:p>210170.769288783</text:p>
          </table:table-cell>
          <table:table-cell office:value-type="float" office:value="96182.2044468068" calcext:value-type="float">
            <text:p>96182.2044468068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style-name="ce1" office:value-type="float" office:value="39164018.128483" calcext:value-type="float">
            <text:p>39,164,018</text:p>
          </table:table-cell>
          <table:table-cell office:value-type="float" office:value="602.068789520964" calcext:value-type="float">
            <text:p>602.068789521</text:p>
          </table:table-cell>
          <table:table-cell office:value-type="float" office:value="133.945171975609" calcext:value-type="float">
            <text:p>133.9451719756</text:p>
          </table:table-cell>
          <table:table-cell office:value-type="float" office:value="16517.315305252" calcext:value-type="float">
            <text:p>16517.3153052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5895.141453293" calcext:value-type="float">
            <text:p>225,895</text:p>
          </table:table-cell>
          <table:table-cell office:value-type="float" office:value="31743.1546279669" calcext:value-type="float">
            <text:p>31743.1546279669</text:p>
          </table:table-cell>
          <table:table-cell office:value-type="float" office:value="72275.7077980575" calcext:value-type="float">
            <text:p>72275.7077980575</text:p>
          </table:table-cell>
          <table:table-cell office:value-type="float" office:value="33076.135789457" calcext:value-type="float">
            <text:p>33076.135789457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style-name="ce1" office:value-type="float" office:value="43505814.3093531" calcext:value-type="float">
            <text:p>43,505,814</text:p>
          </table:table-cell>
          <table:table-cell office:value-type="float" office:value="602.068103140869" calcext:value-type="float">
            <text:p>602.0681031409</text:p>
          </table:table-cell>
          <table:table-cell office:value-type="float" office:value="128.364809478739" calcext:value-type="float">
            <text:p>128.3648094787</text:p>
          </table:table-cell>
          <table:table-cell office:value-type="float" office:value="16522.896354129" calcext:value-type="float">
            <text:p>16522.8963541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206.6481784167" calcext:value-type="float">
            <text:p>29,207</text:p>
          </table:table-cell>
          <table:table-cell office:value-type="float" office:value="3568.80342484227" calcext:value-type="float">
            <text:p>3568.8034248423</text:p>
          </table:table-cell>
          <table:table-cell office:value-type="float" office:value="9142.91848063441" calcext:value-type="float">
            <text:p>9142.9184806344</text:p>
          </table:table-cell>
          <table:table-cell office:value-type="float" office:value="4541.60736127189" calcext:value-type="float">
            <text:p>4541.6073612719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style-name="ce1" office:value-type="float" office:value="48363294.2165951" calcext:value-type="float">
            <text:p>48,363,294</text:p>
          </table:table-cell>
          <table:table-cell office:value-type="float" office:value="602.067511002719" calcext:value-type="float">
            <text:p>602.0675110027</text:p>
          </table:table-cell>
          <table:table-cell office:value-type="float" office:value="123.016867845821" calcext:value-type="float">
            <text:p>123.0168678458</text:p>
          </table:table-cell>
          <table:table-cell office:value-type="float" office:value="16528.2448879" calcext:value-type="float">
            <text:p>16528.2448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47947.0976812" calcext:value-type="float">
            <text:p>1,047,947</text:p>
          </table:table-cell>
          <table:table-cell office:value-type="float" office:value="128050.2017353" calcext:value-type="float">
            <text:p>128050.2017353</text:p>
          </table:table-cell>
          <table:table-cell office:value-type="float" office:value="328051.847222819" calcext:value-type="float">
            <text:p>328051.847222819</text:p>
          </table:table-cell>
          <table:table-cell office:value-type="float" office:value="162954.825352726" calcext:value-type="float">
            <text:p>162954.825352726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table:style-name="ce1" office:value-type="float" office:value="53801323.7662862" calcext:value-type="float">
            <text:p>53,801,324</text:p>
          </table:table-cell>
          <table:table-cell office:value-type="float" office:value="602.067000529776" calcext:value-type="float">
            <text:p>602.0670005298</text:p>
          </table:table-cell>
          <table:table-cell office:value-type="float" office:value="117.891675450849" calcext:value-type="float">
            <text:p>117.8916754508</text:p>
          </table:table-cell>
          <table:table-cell office:value-type="float" office:value="16533.370590768" calcext:value-type="float">
            <text:p>16533.370590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74854.859240206" calcext:value-type="float">
            <text:p>674,855</text:p>
          </table:table-cell>
          <table:table-cell office:value-type="float" office:value="82461.5107565713" calcext:value-type="float">
            <text:p>82461.5107565713</text:p>
          </table:table-cell>
          <table:table-cell office:value-type="float" office:value="211258.167202249" calcext:value-type="float">
            <text:p>211258.167202249</text:p>
          </table:table-cell>
          <table:table-cell office:value-type="float" office:value="104939.319903896" calcext:value-type="float">
            <text:p>104939.319903896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style-name="ce1" office:value-type="float" office:value="59893344.0863167" calcext:value-type="float">
            <text:p>59,893,344</text:p>
          </table:table-cell>
          <table:table-cell office:value-type="float" office:value="602.066560771777" calcext:value-type="float">
            <text:p>602.0665607718</text:p>
          </table:table-cell>
          <table:table-cell office:value-type="float" office:value="112.979962025765" calcext:value-type="float">
            <text:p>112.9799620258</text:p>
          </table:table-cell>
          <table:table-cell office:value-type="float" office:value="16538.282743951" calcext:value-type="float">
            <text:p>16538.282743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076.100675658" calcext:value-type="float">
            <text:p>232,076</text:p>
          </table:table-cell>
          <table:table-cell office:value-type="float" office:value="28357.7210865088" calcext:value-type="float">
            <text:p>28357.7210865088</text:p>
          </table:table-cell>
          <table:table-cell office:value-type="float" office:value="72649.6534905047" calcext:value-type="float">
            <text:p>72649.6534905047</text:p>
          </table:table-cell>
          <table:table-cell office:value-type="float" office:value="36087.6236384679" calcext:value-type="float">
            <text:p>36087.6236384679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style-name="ce1" office:value-type="float" office:value="66722556.2931672" calcext:value-type="float">
            <text:p>66,722,556</text:p>
          </table:table-cell>
          <table:table-cell office:value-type="float" office:value="602.066182201848" calcext:value-type="float">
            <text:p>602.0661822018</text:p>
          </table:table-cell>
          <table:table-cell office:value-type="float" office:value="108.272842140294" calcext:value-type="float">
            <text:p>108.2728421403</text:p>
          </table:table-cell>
          <table:table-cell office:value-type="float" office:value="16542.9902424064" calcext:value-type="float">
            <text:p>16542.99024240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027.1256822755" calcext:value-type="float">
            <text:p>30,027</text:p>
          </table:table-cell>
          <table:table-cell office:value-type="float" office:value="3196.40785980074" calcext:value-type="float">
            <text:p>3196.4078598007</text:p>
          </table:table-cell>
          <table:table-cell office:value-type="float" office:value="9134.35910593521" calcext:value-type="float">
            <text:p>9134.3591059352</text:p>
          </table:table-cell>
          <table:table-cell office:value-type="float" office:value="4922.56230101263" calcext:value-type="float">
            <text:p>4922.5623010126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table:style-name="ce1" office:value-type="float" office:value="74383276.6082982" calcext:value-type="float">
            <text:p>74,383,277</text:p>
          </table:table-cell>
          <table:table-cell office:value-type="float" office:value="602.065856537784" calcext:value-type="float">
            <text:p>602.0658565378</text:p>
          </table:table-cell>
          <table:table-cell office:value-type="float" office:value="103.761799345755" calcext:value-type="float">
            <text:p>103.7617993458</text:p>
          </table:table-cell>
          <table:table-cell office:value-type="float" office:value="16547.501610865" calcext:value-type="float">
            <text:p>16547.5016108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77386.18338624" calcext:value-type="float">
            <text:p>1,077,386</text:p>
          </table:table-cell>
          <table:table-cell office:value-type="float" office:value="114688.48870371" calcext:value-type="float">
            <text:p>114688.48870371</text:p>
          </table:table-cell>
          <table:table-cell office:value-type="float" office:value="327744.733177442" calcext:value-type="float">
            <text:p>327744.733177442</text:p>
          </table:table-cell>
          <table:table-cell office:value-type="float" office:value="176623.652429695" calcext:value-type="float">
            <text:p>176623.652429695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table:style-name="ce1" office:value-type="float" office:value="82982487.2110894" calcext:value-type="float">
            <text:p>82,982,487</text:p>
          </table:table-cell>
          <table:table-cell office:value-type="float" office:value="602.065576584908" calcext:value-type="float">
            <text:p>602.0655765849</text:p>
          </table:table-cell>
          <table:table-cell office:value-type="float" office:value="99.4386709579701" calcext:value-type="float">
            <text:p>99.438670958</text:p>
          </table:table-cell>
          <table:table-cell office:value-type="float" office:value="16551.8250192057" calcext:value-type="float">
            <text:p>16551.82501920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93812.98230157" calcext:value-type="float">
            <text:p>693,813</text:p>
          </table:table-cell>
          <table:table-cell office:value-type="float" office:value="73856.8617365068" calcext:value-type="float">
            <text:p>73856.8617365068</text:p>
          </table:table-cell>
          <table:table-cell office:value-type="float" office:value="211060.392518467" calcext:value-type="float">
            <text:p>211060.392518467</text:p>
          </table:table-cell>
          <table:table-cell office:value-type="float" office:value="113741.743607743" calcext:value-type="float">
            <text:p>113741.743607743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style-name="ce1" office:value-type="float" office:value="92641612.1408918" calcext:value-type="float">
            <text:p>92,641,612</text:p>
          </table:table-cell>
          <table:table-cell office:value-type="float" office:value="602.065336098019" calcext:value-type="float">
            <text:p>602.065336098</text:p>
          </table:table-cell>
          <table:table-cell office:value-type="float" office:value="95.2956334551313" calcext:value-type="float">
            <text:p>95.2956334551</text:p>
          </table:table-cell>
          <table:table-cell office:value-type="float" office:value="16555.9682971954" calcext:value-type="float">
            <text:p>16555.96829719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38595.617007161" calcext:value-type="float">
            <text:p>238,596</text:p>
          </table:table-cell>
          <table:table-cell office:value-type="float" office:value="25398.6649799743" calcext:value-type="float">
            <text:p>25398.6649799743</text:p>
          </table:table-cell>
          <table:table-cell office:value-type="float" office:value="72581.6406773849" calcext:value-type="float">
            <text:p>72581.6406773849</text:p>
          </table:table-cell>
          <table:table-cell office:value-type="float" office:value="39114.6925581222" calcext:value-type="float">
            <text:p>39114.6925581222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style-name="ce1" office:value-type="float" office:value="103498552.099156" calcext:value-type="float">
            <text:p>103,498,552</text:p>
          </table:table-cell>
          <table:table-cell office:value-type="float" office:value="602.065129660198" calcext:value-type="float">
            <text:p>602.0651296602</text:p>
          </table:table-cell>
          <table:table-cell office:value-type="float" office:value="91.3251884672229" calcext:value-type="float">
            <text:p>91.3251884672</text:p>
          </table:table-cell>
          <table:table-cell office:value-type="float" office:value="16559.9389486212" calcext:value-type="float">
            <text:p>16559.93894862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892.5898328018" calcext:value-type="float">
            <text:p>30,893</text:p>
          </table:table-cell>
          <table:table-cell office:value-type="float" office:value="2872.28828960279" calcext:value-type="float">
            <text:p>2872.2882896028</text:p>
          </table:table-cell>
          <table:table-cell office:value-type="float" office:value="9077.88037700774" calcext:value-type="float">
            <text:p>9077.8803770077</text:p>
          </table:table-cell>
          <table:table-cell office:value-type="float" office:value="5303.16060013805" calcext:value-type="float">
            <text:p>5303.1606001381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table:style-name="ce1" office:value-type="float" office:value="115710017.265773" calcext:value-type="float">
            <text:p>115,710,017</text:p>
          </table:table-cell>
          <table:table-cell office:value-type="float" office:value="602.064952576525" calcext:value-type="float">
            <text:p>602.0649525765</text:p>
          </table:table-cell>
          <table:table-cell office:value-type="float" office:value="87.5201493343203" calcext:value-type="float">
            <text:p>87.5201493343</text:p>
          </table:table-cell>
          <table:table-cell office:value-type="float" office:value="16563.7441648377" calcext:value-type="float">
            <text:p>16563.74416483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08439.40932134" calcext:value-type="float">
            <text:p>1,108,439</text:p>
          </table:table-cell>
          <table:table-cell office:value-type="float" office:value="103058.93912939" calcext:value-type="float">
            <text:p>103058.93912939</text:p>
          </table:table-cell>
          <table:table-cell office:value-type="float" office:value="325718.252093453" calcext:value-type="float">
            <text:p>325718.252093453</text:p>
          </table:table-cell>
          <table:table-cell office:value-type="float" office:value="190279.683088003" calcext:value-type="float">
            <text:p>190279.683088003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style-name="ce1" office:value-type="float" office:value="129454203.35085" calcext:value-type="float">
            <text:p>129,454,203</text:p>
          </table:table-cell>
          <table:table-cell office:value-type="float" office:value="602.064800780925" calcext:value-type="float">
            <text:p>602.0648007809</text:p>
          </table:table-cell>
          <table:table-cell office:value-type="float" office:value="83.8736282118169" calcext:value-type="float">
            <text:p>83.8736282118</text:p>
          </table:table-cell>
          <table:table-cell office:value-type="float" office:value="16567.3908377558" calcext:value-type="float">
            <text:p>16567.39083775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13810.576134077" calcext:value-type="float">
            <text:p>713,811</text:p>
          </table:table-cell>
          <table:table-cell office:value-type="float" office:value="66367.6878475093" calcext:value-type="float">
            <text:p>66367.6878475093</text:p>
          </table:table-cell>
          <table:table-cell office:value-type="float" office:value="209755.383315508" calcext:value-type="float">
            <text:p>209755.383315508</text:p>
          </table:table-cell>
          <table:table-cell office:value-type="float" office:value="122535.926699699" calcext:value-type="float">
            <text:p>122535.926699699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style-name="ce1" office:value-type="float" office:value="144933863.193374" calcext:value-type="float">
            <text:p>144,933,863</text:p>
          </table:table-cell>
          <table:table-cell office:value-type="float" office:value="602.064670754609" calcext:value-type="float">
            <text:p>602.0646707546</text:p>
          </table:table-cell>
          <table:table-cell office:value-type="float" office:value="80.3790237013487" calcext:value-type="float">
            <text:p>80.3790237013</text:p>
          </table:table-cell>
          <table:table-cell office:value-type="float" office:value="16570.8855722926" calcext:value-type="float">
            <text:p>16570.88557229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45472.597347451" calcext:value-type="float">
            <text:p>245,473</text:p>
          </table:table-cell>
          <table:table-cell office:value-type="float" office:value="22823.2100511955" calcext:value-type="float">
            <text:p>22823.2100511955</text:p>
          </table:table-cell>
          <table:table-cell office:value-type="float" office:value="72132.8605537454" calcext:value-type="float">
            <text:p>72132.8605537454</text:p>
          </table:table-cell>
          <table:table-cell office:value-type="float" office:value="42138.9276105404" calcext:value-type="float">
            <text:p>42138.9276105404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style-name="ce1" office:value-type="float" office:value="162379834.454561" calcext:value-type="float">
            <text:p>162,379,834</text:p>
          </table:table-cell>
          <table:table-cell office:value-type="float" office:value="602.064559454716" calcext:value-type="float">
            <text:p>602.0645594547</text:p>
          </table:table-cell>
          <table:table-cell office:value-type="float" office:value="77.0300089868925" calcext:value-type="float">
            <text:p>77.0300089869</text:p>
          </table:table-cell>
          <table:table-cell office:value-type="float" office:value="16574.234698307" calcext:value-type="float">
            <text:p>16574.234698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805.5850482273" calcext:value-type="float">
            <text:p>31,806</text:p>
          </table:table-cell>
          <table:table-cell office:value-type="float" office:value="2590.94477414768" calcext:value-type="float">
            <text:p>2590.9447741477</text:p>
          </table:table-cell>
          <table:table-cell office:value-type="float" office:value="8980.97887372824" calcext:value-type="float">
            <text:p>8980.9788737282</text:p>
          </table:table-cell>
          <table:table-cell office:value-type="float" office:value="5681.40561887267" calcext:value-type="float">
            <text:p>5681.4056188727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style-name="ce1" office:value-type="float" office:value="182055093.526598" calcext:value-type="float">
            <text:p>182,055,094</text:p>
          </table:table-cell>
          <table:table-cell office:value-type="float" office:value="602.064464251929" calcext:value-type="float">
            <text:p>602.0644642519</text:p>
          </table:table-cell>
          <table:table-cell office:value-type="float" office:value="73.8205204562157" calcext:value-type="float">
            <text:p>73.8205204562</text:p>
          </table:table-cell>
          <table:table-cell office:value-type="float" office:value="16577.4442820404" calcext:value-type="float">
            <text:p>16577.44428204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41198.07030692" calcext:value-type="float">
            <text:p>1,141,198</text:p>
          </table:table-cell>
          <table:table-cell office:value-type="float" office:value="92964.2127961403" calcext:value-type="float">
            <text:p>92964.2127961403</text:p>
          </table:table-cell>
          <table:table-cell office:value-type="float" office:value="322241.384480903" calcext:value-type="float">
            <text:p>322241.384480903</text:p>
          </table:table-cell>
          <table:table-cell office:value-type="float" office:value="203851.277033803" calcext:value-type="float">
            <text:p>203851.277033803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table:style-name="ce1" office:value-type="float" office:value="204259416.91032" calcext:value-type="float">
            <text:p>204,259,417</text:p>
          </table:table-cell>
          <table:table-cell office:value-type="float" office:value="602.064382875991" calcext:value-type="float">
            <text:p>602.064382876</text:p>
          </table:table-cell>
          <table:table-cell office:value-type="float" office:value="70.7447467885379" calcext:value-type="float">
            <text:p>70.7447467885</text:p>
          </table:table-cell>
          <table:table-cell office:value-type="float" office:value="16580.5201370841" calcext:value-type="float">
            <text:p>16580.52013708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34906.432592137" calcext:value-type="float">
            <text:p>734,906</text:p>
          </table:table-cell>
          <table:table-cell office:value-type="float" office:value="59866.9063350004" calcext:value-type="float">
            <text:p>59866.9063350004</text:p>
          </table:table-cell>
          <table:table-cell office:value-type="float" office:value="207516.357119953" calcext:value-type="float">
            <text:p>207516.357119953</text:p>
          </table:table-cell>
          <table:table-cell office:value-type="float" office:value="131275.734407764" calcext:value-type="float">
            <text:p>131275.734407764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table:style-name="ce1" office:value-type="float" office:value="229334744.269352" calcext:value-type="float">
            <text:p>229,334,744</text:p>
          </table:table-cell>
          <table:table-cell office:value-type="float" office:value="602.064313368152" calcext:value-type="float">
            <text:p>602.0643133682</text:p>
          </table:table-cell>
          <table:table-cell office:value-type="float" office:value="67.79711848994" calcext:value-type="float">
            <text:p>67.7971184899</text:p>
          </table:table-cell>
          <table:table-cell office:value-type="float" office:value="16583.4678348905" calcext:value-type="float">
            <text:p>16583.4678348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52727.259650264" calcext:value-type="float">
            <text:p>252,727</text:p>
          </table:table-cell>
          <table:table-cell office:value-type="float" office:value="20587.6537621498" calcext:value-type="float">
            <text:p>20587.6537621498</text:p>
          </table:table-cell>
          <table:table-cell office:value-type="float" office:value="71362.8809623407" calcext:value-type="float">
            <text:p>71362.8809623407</text:p>
          </table:table-cell>
          <table:table-cell office:value-type="float" office:value="45144.4634909908" calcext:value-type="float">
            <text:p>45144.4634909908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table:style-name="ce1" office:value-type="float" office:value="257671352.449939" calcext:value-type="float">
            <text:p>257,671,352</text:p>
          </table:table-cell>
          <table:table-cell office:value-type="float" office:value="602.064254039701" calcext:value-type="float">
            <text:p>602.0642540397</text:p>
          </table:table-cell>
          <table:table-cell office:value-type="float" office:value="64.9722978587114" calcext:value-type="float">
            <text:p>64.9722978587</text:p>
          </table:table-cell>
          <table:table-cell office:value-type="float" office:value="16586.2927148502" calcext:value-type="float">
            <text:p>16586.29271485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768.8328366197" calcext:value-type="float">
            <text:p>32,769</text:p>
          </table:table-cell>
          <table:table-cell office:value-type="float" office:value="2347.07544301119" calcext:value-type="float">
            <text:p>2347.0754430112</text:p>
          </table:table-cell>
          <table:table-cell office:value-type="float" office:value="8850.64074879905" calcext:value-type="float">
            <text:p>8850.6407487991</text:p>
          </table:table-cell>
          <table:table-cell office:value-type="float" office:value="6055.61307493834" calcext:value-type="float">
            <text:p>6055.6130749383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table:style-name="ce1" office:value-type="float" office:value="289714967.324428" calcext:value-type="float">
            <text:p>289,714,967</text:p>
          </table:table-cell>
          <table:table-cell office:value-type="float" office:value="602.064203435837" calcext:value-type="float">
            <text:p>602.0642034358</text:p>
          </table:table-cell>
          <table:table-cell office:value-type="float" office:value="62.2651693634713" calcext:value-type="float">
            <text:p>62.2651693635</text:p>
          </table:table-cell>
          <table:table-cell office:value-type="float" office:value="16588.9998939493" calcext:value-type="float">
            <text:p>16588.99989394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175759.81522292" calcext:value-type="float">
            <text:p>1,175,760</text:p>
          </table:table-cell>
          <table:table-cell office:value-type="float" office:value="84214.0763129408" calcext:value-type="float">
            <text:p>84214.0763129408</text:p>
          </table:table-cell>
          <table:table-cell office:value-type="float" office:value="317564.796503317" calcext:value-type="float">
            <text:p>317564.796503317</text:p>
          </table:table-cell>
          <table:table-cell office:value-type="float" office:value="217278.001494588" calcext:value-type="float">
            <text:p>217278.001494588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table:style-name="ce1" office:value-type="float" office:value="325974960.793723" calcext:value-type="float">
            <text:p>325,974,961</text:p>
          </table:table-cell>
          <table:table-cell office:value-type="float" office:value="602.064160304215" calcext:value-type="float">
            <text:p>602.0641603042</text:p>
          </table:table-cell>
          <table:table-cell office:value-type="float" office:value="59.6708304175272" calcext:value-type="float">
            <text:p>59.6708304175</text:p>
          </table:table-cell>
          <table:table-cell office:value-type="float" office:value="16591.5942760268" calcext:value-type="float">
            <text:p>16591.59427602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57163.435404579" calcext:value-type="float">
            <text:p>757,163</text:p>
          </table:table-cell>
          <table:table-cell office:value-type="float" office:value="54232.0110833522" calcext:value-type="float">
            <text:p>54232.0110833522</text:p>
          </table:table-cell>
          <table:table-cell office:value-type="float" office:value="204504.737422431" calcext:value-type="float">
            <text:p>204504.737422431</text:p>
          </table:table-cell>
          <table:table-cell office:value-type="float" office:value="139922.249356934" calcext:value-type="float">
            <text:p>139922.249356934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table:style-name="ce1" office:value-type="float" office:value="367033804.165241" calcext:value-type="float">
            <text:p>367,033,804</text:p>
          </table:table-cell>
          <table:table-cell office:value-type="float" office:value="602.064123567581" calcext:value-type="float">
            <text:p>602.0641235676</text:p>
          </table:table-cell>
          <table:table-cell office:value-type="float" office:value="57.1845825335405" calcext:value-type="float">
            <text:p>57.1845825335</text:p>
          </table:table-cell>
          <table:table-cell office:value-type="float" office:value="16594.0805606475" calcext:value-type="float">
            <text:p>16594.08056064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60381.229025626" calcext:value-type="float">
            <text:p>260,381</text:p>
          </table:table-cell>
          <table:table-cell office:value-type="float" office:value="18649.8674369679" calcext:value-type="float">
            <text:p>18649.8674369679</text:p>
          </table:table-cell>
          <table:table-cell office:value-type="float" office:value="70327.2138903042" calcext:value-type="float">
            <text:p>70327.2138903042</text:p>
          </table:table-cell>
          <table:table-cell office:value-type="float" office:value="48117.9168882093" calcext:value-type="float">
            <text:p>48117.9168882093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table:style-name="ce1" office:value-type="float" office:value="413557976.989262" calcext:value-type="float">
            <text:p>413,557,977</text:p>
          </table:table-cell>
          <table:table-cell office:value-type="float" office:value="602.064092299993" calcext:value-type="float">
            <text:p>602.0640923</text:p>
          </table:table-cell>
          <table:table-cell office:value-type="float" office:value="54.8019228431696" calcext:value-type="float">
            <text:p>54.8019228432</text:p>
          </table:table-cell>
          <table:table-cell office:value-type="float" office:value="16596.4632516054" calcext:value-type="float">
            <text:p>16596.46325160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785.2448819708" calcext:value-type="float">
            <text:p>33,785</text:p>
          </table:table-cell>
          <table:table-cell office:value-type="float" office:value="2135.76569390479" calcext:value-type="float">
            <text:p>2135.7656939048</text:p>
          </table:table-cell>
          <table:table-cell office:value-type="float" office:value="8693.17379708862" calcext:value-type="float">
            <text:p>8693.1737970886</text:p>
          </table:table-cell>
          <table:table-cell office:value-type="float" office:value="6424.38977575518" calcext:value-type="float">
            <text:p>6424.3897757552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table:style-name="ce1" office:value-type="float" office:value="466310562.971832" calcext:value-type="float">
            <text:p>466,310,563</text:p>
          </table:table-cell>
          <table:table-cell office:value-type="float" office:value="602.064065706164" calcext:value-type="float">
            <text:p>602.0640657062</text:p>
          </table:table-cell>
          <table:table-cell office:value-type="float" office:value="52.5185359669322" calcext:value-type="float">
            <text:p>52.5185359669</text:p>
          </table:table-cell>
          <table:table-cell office:value-type="float" office:value="16598.7466650755" calcext:value-type="float">
            <text:p>16598.74666507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12229.11654319" calcext:value-type="float">
            <text:p>1,212,229</text:p>
          </table:table-cell>
          <table:table-cell office:value-type="float" office:value="76632.1916360322" calcext:value-type="float">
            <text:p>76632.1916360322</text:p>
          </table:table-cell>
          <table:table-cell office:value-type="float" office:value="311914.814553399" calcext:value-type="float">
            <text:p>311914.814553399</text:p>
          </table:table-cell>
          <table:table-cell office:value-type="float" office:value="230509.868121414" calcext:value-type="float">
            <text:p>230509.868121414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table:style-name="ce1" office:value-type="float" office:value="526165802.590114" calcext:value-type="float">
            <text:p>526,165,803</text:p>
          </table:table-cell>
          <table:table-cell office:value-type="float" office:value="602.064043103543" calcext:value-type="float">
            <text:p>602.0640431035</text:p>
          </table:table-cell>
          <table:table-cell office:value-type="float" office:value="50.3302862200919" calcext:value-type="float">
            <text:p>50.3302862201</text:p>
          </table:table-cell>
          <table:table-cell office:value-type="float" office:value="16600.9349374249" calcext:value-type="float">
            <text:p>16600.93493742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80648.862544498" calcext:value-type="float">
            <text:p>780,649</text:p>
          </table:table-cell>
          <table:table-cell office:value-type="float" office:value="49349.4442746533" calcext:value-type="float">
            <text:p>49349.4442746533</text:p>
          </table:table-cell>
          <table:table-cell office:value-type="float" office:value="200866.273437027" calcext:value-type="float">
            <text:p>200866.273437027</text:p>
          </table:table-cell>
          <table:table-cell office:value-type="float" office:value="148443.280151037" calcext:value-type="float">
            <text:p>148443.280151037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style-name="ce1" office:value-type="float" office:value="594125916.462186" calcext:value-type="float">
            <text:p>594,125,916</text:p>
          </table:table-cell>
          <table:table-cell office:value-type="float" office:value="602.06402390677" calcext:value-type="float">
            <text:p>602.0640239068</text:p>
          </table:table-cell>
          <table:table-cell office:value-type="float" office:value="48.2332101409171" calcext:value-type="float">
            <text:p>48.2332101409</text:p>
          </table:table-cell>
          <table:table-cell office:value-type="float" office:value="16603.0320327009" calcext:value-type="float">
            <text:p>16603.0320327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68457.641721936" calcext:value-type="float">
            <text:p>268,458</text:p>
          </table:table-cell>
          <table:table-cell office:value-type="float" office:value="16970.7996333708" calcext:value-type="float">
            <text:p>16970.7996333708</text:p>
          </table:table-cell>
          <table:table-cell office:value-type="float" office:value="69075.9810916962" calcext:value-type="float">
            <text:p>69075.9810916962</text:p>
          </table:table-cell>
          <table:table-cell office:value-type="float" office:value="51048.2174904144" calcext:value-type="float">
            <text:p>51048.2174904144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table:style-name="ce1" office:value-type="float" office:value="671340565.481155" calcext:value-type="float">
            <text:p>671,340,565</text:p>
          </table:table-cell>
          <table:table-cell office:value-type="float" office:value="602.064007614219" calcext:value-type="float">
            <text:p>602.0640076142</text:p>
          </table:table-cell>
          <table:table-cell office:value-type="float" office:value="46.2235093281856" calcext:value-type="float">
            <text:p>46.2235093282</text:p>
          </table:table-cell>
          <table:table-cell office:value-type="float" office:value="16605.0417498062" calcext:value-type="float">
            <text:p>16605.04174980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857.937207923" calcext:value-type="float">
            <text:p>34,858</text:p>
          </table:table-cell>
          <table:table-cell office:value-type="float" office:value="1952.58333709715" calcext:value-type="float">
            <text:p>1952.5833370972</text:p>
          </table:table-cell>
          <table:table-cell office:value-type="float" office:value="8514.14057611983" calcext:value-type="float">
            <text:p>8514.1405761198</text:p>
          </table:table-cell>
          <table:table-cell office:value-type="float" office:value="6786.60535353159" calcext:value-type="float">
            <text:p>6786.6053535316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table:style-name="ce1" office:value-type="float" office:value="759129374.524571" calcext:value-type="float">
            <text:p>759,129,375</text:p>
          </table:table-cell>
          <table:table-cell office:value-type="float" office:value="602.063993796339" calcext:value-type="float">
            <text:p>602.0639937963</text:p>
          </table:table-cell>
          <table:table-cell office:value-type="float" office:value="44.2975435753172" calcext:value-type="float">
            <text:p>44.2975435753</text:p>
          </table:table-cell>
          <table:table-cell office:value-type="float" office:value="16606.9677293769" calcext:value-type="float">
            <text:p>16606.96772937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250717.77853615" calcext:value-type="float">
            <text:p>1,250,718</text:p>
          </table:table-cell>
          <table:table-cell office:value-type="float" office:value="70059.5298916825" calcext:value-type="float">
            <text:p>70059.5298916825</text:p>
          </table:table-cell>
          <table:table-cell office:value-type="float" office:value="305491.025587386" calcext:value-type="float">
            <text:p>305491.025587386</text:p>
          </table:table-cell>
          <table:table-cell office:value-type="float" office:value="243506.318831777" calcext:value-type="float">
            <text:p>243506.318831777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table:style-name="ce1" office:value-type="float" office:value="859008017.740459" calcext:value-type="float">
            <text:p>859,008,018</text:p>
          </table:table-cell>
          <table:table-cell office:value-type="float" office:value="602.063982085574" calcext:value-type="float">
            <text:p>602.0639820856</text:p>
          </table:table-cell>
          <table:table-cell office:value-type="float" office:value="42.451824289011" calcext:value-type="float">
            <text:p>42.451824289</text:p>
          </table:table-cell>
          <table:table-cell office:value-type="float" office:value="16608.813460374" calcext:value-type="float">
            <text:p>16608.8134603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805434.713499263" calcext:value-type="float">
            <text:p>805,435</text:p>
          </table:table-cell>
          <table:table-cell office:value-type="float" office:value="45116.7948154093" calcext:value-type="float">
            <text:p>45116.7948154093</text:p>
          </table:table-cell>
          <table:table-cell office:value-type="float" office:value="196729.494769439" calcext:value-type="float">
            <text:p>196729.494769439</text:p>
          </table:table-cell>
          <table:table-cell office:value-type="float" office:value="156812.708277868" calcext:value-type="float">
            <text:p>156812.708277868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style-name="ce1" office:value-type="float" office:value="972718446.813468" calcext:value-type="float">
            <text:p>972,718,447</text:p>
          </table:table-cell>
          <table:table-cell office:value-type="float" office:value="602.063972167656" calcext:value-type="float">
            <text:p>602.0639721677</text:p>
          </table:table-cell>
          <table:table-cell office:value-type="float" office:value="40.6830081807367" calcext:value-type="float">
            <text:p>40.6830081807</text:p>
          </table:table-cell>
          <table:table-cell office:value-type="float" office:value="16610.5822864002" calcext:value-type="float">
            <text:p>16610.58228640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76981.257670981" calcext:value-type="float">
            <text:p>276,981</text:p>
          </table:table-cell>
          <table:table-cell office:value-type="float" office:value="15515.232160486" calcext:value-type="float">
            <text:p>15515.232160486</text:p>
          </table:table-cell>
          <table:table-cell office:value-type="float" office:value="67653.382662735" calcext:value-type="float">
            <text:p>67653.382662735</text:p>
          </table:table-cell>
          <table:table-cell office:value-type="float" office:value="53926.3833922604" calcext:value-type="float">
            <text:p>53926.3833922604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style-name="ce1" office:value-type="float" office:value="1102263941.37976" calcext:value-type="float">
            <text:p>1,102,263,941</text:p>
          </table:table-cell>
          <table:table-cell office:value-type="float" office:value="602.063963774075" calcext:value-type="float">
            <text:p>602.0639637741</text:p>
          </table:table-cell>
          <table:table-cell office:value-type="float" office:value="38.9878912198928" calcext:value-type="float">
            <text:p>38.9878912199</text:p>
          </table:table-cell>
          <table:table-cell office:value-type="float" office:value="16612.2774117546" calcext:value-type="float">
            <text:p>16612.27741175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990.2455131105" calcext:value-type="float">
            <text:p>35,990</text:p>
          </table:table-cell>
          <table:table-cell office:value-type="float" office:value="1793.60884105582" calcext:value-type="float">
            <text:p>1793.6088410558</text:p>
          </table:table-cell>
          <table:table-cell office:value-type="float" office:value="8318.35921198479" calcext:value-type="float">
            <text:p>8318.3592119848</text:p>
          </table:table-cell>
          <table:table-cell office:value-type="float" office:value="7141.36121370797" calcext:value-type="float">
            <text:p>7141.361213708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table:style-name="ce1" office:value-type="float" office:value="1249949775.42631" calcext:value-type="float">
            <text:p>1,249,949,775</text:p>
          </table:table-cell>
          <table:table-cell office:value-type="float" office:value="602.063956675592" calcext:value-type="float">
            <text:p>602.0639566756</text:p>
          </table:table-cell>
          <table:table-cell office:value-type="float" office:value="37.3634028378839" calcext:value-type="float">
            <text:p>37.3634028379</text:p>
          </table:table-cell>
          <table:table-cell office:value-type="float" office:value="16613.9019072351" calcext:value-type="float">
            <text:p>16613.90190723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91345.4875034" calcext:value-type="float">
            <text:p>1,291,345</text:p>
          </table:table-cell>
          <table:table-cell office:value-type="float" office:value="64355.4566028154" calcext:value-type="float">
            <text:p>64355.4566028154</text:p>
          </table:table-cell>
          <table:table-cell office:value-type="float" office:value="298466.306041615" calcext:value-type="float">
            <text:p>298466.306041615</text:p>
          </table:table-cell>
          <table:table-cell office:value-type="float" office:value="256235.111666415" calcext:value-type="float">
            <text:p>256235.111666415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table:style-name="ce1" office:value-type="float" office:value="1418430428.07872" calcext:value-type="float">
            <text:p>1,418,430,428</text:p>
          </table:table-cell>
          <table:table-cell office:value-type="float" office:value="602.063950676642" calcext:value-type="float">
            <text:p>602.0639506766</text:p>
          </table:table-cell>
          <table:table-cell office:value-type="float" office:value="35.8066003728008" calcext:value-type="float">
            <text:p>35.8066003728</text:p>
          </table:table-cell>
          <table:table-cell office:value-type="float" office:value="16615.4587156991" calcext:value-type="float">
            <text:p>16615.45871569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31598.063612081" calcext:value-type="float">
            <text:p>831,598</text:p>
          </table:table-cell>
          <table:table-cell office:value-type="float" office:value="41443.4971986004" calcext:value-type="float">
            <text:p>41443.4971986004</text:p>
          </table:table-cell>
          <table:table-cell office:value-type="float" office:value="192205.730038612" calcext:value-type="float">
            <text:p>192205.730038612</text:p>
          </table:table-cell>
          <table:table-cell office:value-type="float" office:value="165009.770625505" calcext:value-type="float">
            <text:p>165009.770625505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style-name="ce1" office:value-type="float" office:value="1610764425.19654" calcext:value-type="float">
            <text:p>1,610,764,425</text:p>
          </table:table-cell>
          <table:table-cell office:value-type="float" office:value="602.063945610511" calcext:value-type="float">
            <text:p>602.0639456105</text:p>
          </table:table-cell>
          <table:table-cell office:value-type="float" office:value="34.3146637447963" calcext:value-type="float">
            <text:p>34.3146637448</text:p>
          </table:table-cell>
          <table:table-cell office:value-type="float" office:value="16616.9506573933" calcext:value-type="float">
            <text:p>16616.95065739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85978.582342587" calcext:value-type="float">
            <text:p>285,979</text:p>
          </table:table-cell>
          <table:table-cell office:value-type="float" office:value="14252.0204107922" calcext:value-type="float">
            <text:p>14252.0204107922</text:p>
          </table:table-cell>
          <table:table-cell office:value-type="float" office:value="66097.703445597" calcext:value-type="float">
            <text:p>66097.703445597</text:p>
          </table:table-cell>
          <table:table-cell office:value-type="float" office:value="56745.2743590921" calcext:value-type="float">
            <text:p>56745.274359092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style-name="ce1" office:value-type="float" office:value="1830478083.84812" calcext:value-type="float">
            <text:p>1,830,478,084</text:p>
          </table:table-cell>
          <table:table-cell office:value-type="float" office:value="602.063941335187" calcext:value-type="float">
            <text:p>602.0639413352</text:p>
          </table:table-cell>
          <table:table-cell office:value-type="float" office:value="32.8848903526494" calcext:value-type="float">
            <text:p>32.8848903526</text:p>
          </table:table-cell>
          <table:table-cell office:value-type="float" office:value="16618.3804350607" calcext:value-type="float">
            <text:p>16618.38043506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7185.7417808918" calcext:value-type="float">
            <text:p>37,186</text:p>
          </table:table-cell>
          <table:table-cell office:value-type="float" office:value="1655.42433765254" calcext:value-type="float">
            <text:p>1655.4243376525</text:p>
          </table:table-cell>
          <table:table-cell office:value-type="float" office:value="8109.94541211592" calcext:value-type="float">
            <text:p>8109.9454121159</text:p>
          </table:table-cell>
          <table:table-cell office:value-type="float" office:value="7487.95951698012" calcext:value-type="float">
            <text:p>7487.959516980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style-name="ce1" office:value-type="float" office:value="2081639649.9887" calcext:value-type="float">
            <text:p>2,081,639,650</text:p>
          </table:table-cell>
          <table:table-cell office:value-type="float" office:value="602.063937729788" calcext:value-type="float">
            <text:p>602.0639377298</text:p>
          </table:table-cell>
          <table:table-cell office:value-type="float" office:value="31.5146901823921" calcext:value-type="float">
            <text:p>31.5146901824</text:p>
          </table:table-cell>
          <table:table-cell office:value-type="float" office:value="16619.7506388364" calcext:value-type="float">
            <text:p>16619.75063883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34240.40774406" calcext:value-type="float">
            <text:p>1,334,240</text:p>
          </table:table-cell>
          <table:table-cell office:value-type="float" office:value="59397.3371910508" calcext:value-type="float">
            <text:p>59397.3371910508</text:p>
          </table:table-cell>
          <table:table-cell office:value-type="float" office:value="290988.329268823" calcext:value-type="float">
            <text:p>290988.329268823</text:p>
          </table:table-cell>
          <table:table-cell office:value-type="float" office:value="268671.207850971" calcext:value-type="float">
            <text:p>268671.207850971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table:style-name="ce1" office:value-type="float" office:value="2368945576.38779" calcext:value-type="float">
            <text:p>2,368,945,576</text:p>
          </table:table-cell>
          <table:table-cell office:value-type="float" office:value="602.063934691501" calcext:value-type="float">
            <text:p>602.0639346915</text:p>
          </table:table-cell>
          <table:table-cell office:value-type="float" office:value="30.2015811192416" calcext:value-type="float">
            <text:p>30.2015811192</text:p>
          </table:table-cell>
          <table:table-cell office:value-type="float" office:value="16621.0637509378" calcext:value-type="float">
            <text:p>16621.06375093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59221.447869915" calcext:value-type="float">
            <text:p>859,221</text:p>
          </table:table-cell>
          <table:table-cell office:value-type="float" office:value="38250.5774556798" calcext:value-type="float">
            <text:p>38250.5774556798</text:p>
          </table:table-cell>
          <table:table-cell office:value-type="float" office:value="187390.077632521" calcext:value-type="float">
            <text:p>187390.077632521</text:p>
          </table:table-cell>
          <table:table-cell office:value-type="float" office:value="173018.342774515" calcext:value-type="float">
            <text:p>173018.342774515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table:style-name="ce1" office:value-type="float" office:value="2697820990.00063" calcext:value-type="float">
            <text:p>2,697,820,990</text:p>
          </table:table-cell>
          <table:table-cell office:value-type="float" office:value="602.063932132939" calcext:value-type="float">
            <text:p>602.0639321329</text:p>
          </table:table-cell>
          <table:table-cell office:value-type="float" office:value="28.9431844544347" calcext:value-type="float">
            <text:p>28.9431844544</text:p>
          </table:table-cell>
          <table:table-cell office:value-type="float" office:value="16622.3221501612" calcext:value-type="float">
            <text:p>16622.32215016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95477.998725601" calcext:value-type="float">
            <text:p>295,478</text:p>
          </table:table-cell>
          <table:table-cell office:value-type="float" office:value="13154.0059954532" calcext:value-type="float">
            <text:p>13154.0059954532</text:p>
          </table:table-cell>
          <table:table-cell office:value-type="float" office:value="64441.6468620036" calcext:value-type="float">
            <text:p>64441.6468620036</text:p>
          </table:table-cell>
          <table:table-cell office:value-type="float" office:value="59499.3453580246" calcext:value-type="float">
            <text:p>59499.3453580246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table:style-name="ce1" office:value-type="float" office:value="3074536753.79823" calcext:value-type="float">
            <text:p>3,074,536,754</text:p>
          </table:table-cell>
          <table:table-cell office:value-type="float" office:value="602.063929979887" calcext:value-type="float">
            <text:p>602.0639299799</text:p>
          </table:table-cell>
          <table:table-cell office:value-type="float" office:value="27.7372205789043" calcext:value-type="float">
            <text:p>27.7372205789</text:p>
          </table:table-cell>
          <table:table-cell office:value-type="float" office:value="16623.5281161898" calcext:value-type="float">
            <text:p>16623.5281161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8448.2522759199" calcext:value-type="float">
            <text:p>38,448</text:p>
          </table:table-cell>
          <table:table-cell office:value-type="float" office:value="1535.0789188992" calcext:value-type="float">
            <text:p>1535.0789188992</text:p>
          </table:table-cell>
          <table:table-cell office:value-type="float" office:value="7892.37643599445" calcext:value-type="float">
            <text:p>7892.3764359945</text:p>
          </table:table-cell>
          <table:table-cell office:value-type="float" office:value="7825.87391185493" calcext:value-type="float">
            <text:p>7825.8739118549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table:style-name="ce1" office:value-type="float" office:value="3506345947.33772" calcext:value-type="float">
            <text:p>3,506,345,947</text:p>
          </table:table-cell>
          <table:table-cell office:value-type="float" office:value="602.063928169362" calcext:value-type="float">
            <text:p>602.0639281694</text:p>
          </table:table-cell>
          <table:table-cell office:value-type="float" office:value="26.5815048560629" calcext:value-type="float">
            <text:p>26.5815048561</text:p>
          </table:table-cell>
          <table:table-cell office:value-type="float" office:value="16624.6838337231" calcext:value-type="float">
            <text:p>16624.68383372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79539.82727945" calcext:value-type="float">
            <text:p>1,379,540</text:p>
          </table:table-cell>
          <table:table-cell office:value-type="float" office:value="55079.2918086646" calcext:value-type="float">
            <text:p>55079.2918086646</text:p>
          </table:table-cell>
          <table:table-cell office:value-type="float" office:value="283181.860834679" calcext:value-type="float">
            <text:p>283181.860834679</text:p>
          </table:table-cell>
          <table:table-cell office:value-type="float" office:value="280795.721667502" calcext:value-type="float">
            <text:p>280795.721667502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table:style-name="ce1" office:value-type="float" office:value="4001643084.66966" calcext:value-type="float">
            <text:p>4,001,643,085</text:p>
          </table:table-cell>
          <table:table-cell office:value-type="float" office:value="602.063926647952" calcext:value-type="float">
            <text:p>602.063926648</text:p>
          </table:table-cell>
          <table:table-cell office:value-type="float" office:value="25.473943666276" calcext:value-type="float">
            <text:p>25.4739436663</text:p>
          </table:table-cell>
          <table:table-cell office:value-type="float" office:value="16625.7913964343" calcext:value-type="float">
            <text:p>16625.79139643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888393.276735956" calcext:value-type="float">
            <text:p>888,393</text:p>
          </table:table-cell>
          <table:table-cell office:value-type="float" office:value="35469.8512957706" calcext:value-type="float">
            <text:p>35469.8512957706</text:p>
          </table:table-cell>
          <table:table-cell office:value-type="float" office:value="182362.883828612" calcext:value-type="float">
            <text:p>182362.883828612</text:p>
          </table:table-cell>
          <table:table-cell office:value-type="float" office:value="180826.262738334" calcext:value-type="float">
            <text:p>180826.262738334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table:style-name="ce1" office:value-type="float" office:value="4570149971.3153" calcext:value-type="float">
            <text:p>4,570,149,971</text:p>
          </table:table-cell>
          <table:table-cell office:value-type="float" office:value="602.063925370398" calcext:value-type="float">
            <text:p>602.0639253704</text:p>
          </table:table-cell>
          <table:table-cell office:value-type="float" office:value="24.4125306159103" calcext:value-type="float">
            <text:p>24.4125306159</text:p>
          </table:table-cell>
          <table:table-cell office:value-type="float" office:value="16626.8528107623" calcext:value-type="float">
            <text:p>16626.85281076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05509.910328684" calcext:value-type="float">
            <text:p>305,510</text:p>
          </table:table-cell>
          <table:table-cell office:value-type="float" office:value="12197.7409920937" calcext:value-type="float">
            <text:p>12197.7409920937</text:p>
          </table:table-cell>
          <table:table-cell office:value-type="float" office:value="62712.8432246324" calcext:value-type="float">
            <text:p>62712.8432246324</text:p>
          </table:table-cell>
          <table:table-cell office:value-type="float" office:value="62184.4139987553" calcext:value-type="float">
            <text:p>62184.4139987553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table:style-name="ce1" office:value-type="float" office:value="5223132790.36375" calcext:value-type="float">
            <text:p>5,223,132,790</text:p>
          </table:table-cell>
          <table:table-cell office:value-type="float" office:value="602.063924298376" calcext:value-type="float">
            <text:p>602.0639242984</text:p>
          </table:table-cell>
          <table:table-cell office:value-type="float" office:value="23.3953429041319" calcext:value-type="float">
            <text:p>23.3953429041</text:p>
          </table:table-cell>
          <table:table-cell office:value-type="float" office:value="16627.8699995461" calcext:value-type="float">
            <text:p>16627.8699995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781.8770506215" calcext:value-type="float">
            <text:p>39,782</text:p>
          </table:table-cell>
          <table:table-cell office:value-type="float" office:value="1430.04232245565" calcext:value-type="float">
            <text:p>1430.0423224557</text:p>
          </table:table-cell>
          <table:table-cell office:value-type="float" office:value="7668.56401164077" calcext:value-type="float">
            <text:p>7668.5640116408</text:p>
          </table:table-cell>
          <table:table-cell office:value-type="float" office:value="8154.72293265216" calcext:value-type="float">
            <text:p>8154.7229326522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table:style-name="ce1" office:value-type="float" office:value="5973655820.68333" calcext:value-type="float">
            <text:p>5,973,655,821</text:p>
          </table:table-cell>
          <table:table-cell office:value-type="float" office:value="602.063923399459" calcext:value-type="float">
            <text:p>602.0639233995</text:p>
          </table:table-cell>
          <table:table-cell office:value-type="float" office:value="22.4205378409118" calcext:value-type="float">
            <text:p>22.4205378409</text:p>
          </table:table-cell>
          <table:table-cell office:value-type="float" office:value="16628.8448055082" calcext:value-type="float">
            <text:p>16628.84480550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27390.85775398" calcext:value-type="float">
            <text:p>1,427,391</text:p>
          </table:table-cell>
          <table:table-cell office:value-type="float" office:value="51310.5335546905" calcext:value-type="float">
            <text:p>51310.5335546905</text:p>
          </table:table-cell>
          <table:table-cell office:value-type="float" office:value="275151.374792814" calcext:value-type="float">
            <text:p>275151.374792814</text:p>
          </table:table-cell>
          <table:table-cell office:value-type="float" office:value="292594.965963341" calcext:value-type="float">
            <text:p>292594.965963341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table:style-name="ce1" office:value-type="float" office:value="6836878150.93815" calcext:value-type="float">
            <text:p>6,836,878,151</text:p>
          </table:table-cell>
          <table:table-cell office:value-type="float" office:value="602.06392264623" calcext:value-type="float">
            <text:p>602.0639226462</text:p>
          </table:table-cell>
          <table:table-cell office:value-type="float" office:value="21.4863495099629" calcext:value-type="float">
            <text:p>21.48634951</text:p>
          </table:table-cell>
          <table:table-cell office:value-type="float" office:value="16629.7789945924" calcext:value-type="float">
            <text:p>16629.77899459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19208.286870383" calcext:value-type="float">
            <text:p>919,208</text:p>
          </table:table-cell>
          <table:table-cell office:value-type="float" office:value="33042.8539534202" calcext:value-type="float">
            <text:p>33042.8539534202</text:p>
          </table:table-cell>
          <table:table-cell office:value-type="float" office:value="177191.427617316" calcext:value-type="float">
            <text:p>177191.427617316</text:p>
          </table:table-cell>
          <table:table-cell office:value-type="float" office:value="188424.71629198" calcext:value-type="float">
            <text:p>188424.71629198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table:style-name="ce1" office:value-type="float" office:value="7830400889.06934" calcext:value-type="float">
            <text:p>7,830,400,889</text:p>
          </table:table-cell>
          <table:table-cell office:value-type="float" office:value="602.063922015525" calcext:value-type="float">
            <text:p>602.0639220155</text:p>
          </table:table-cell>
          <table:table-cell office:value-type="float" office:value="20.5910855705905" calcext:value-type="float">
            <text:p>20.5910855706</text:p>
          </table:table-cell>
          <table:table-cell office:value-type="float" office:value="16630.6742591625" calcext:value-type="float">
            <text:p>16630.67425916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16106.896178841" calcext:value-type="float">
            <text:p>316,107</text:p>
          </table:table-cell>
          <table:table-cell office:value-type="float" office:value="11363.1199297263" calcext:value-type="float">
            <text:p>11363.1199297263</text:p>
          </table:table-cell>
          <table:table-cell office:value-type="float" office:value="60934.4291317359" calcext:value-type="float">
            <text:p>60934.4291317359</text:p>
          </table:table-cell>
          <table:table-cell office:value-type="float" office:value="64797.4491540192" calcext:value-type="float">
            <text:p>64797.4491540192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table:style-name="ce1" office:value-type="float" office:value="8974673710.90258" calcext:value-type="float">
            <text:p>8,974,673,711</text:p>
          </table:table-cell>
          <table:table-cell office:value-type="float" office:value="602.063921487789" calcext:value-type="float">
            <text:p>602.0639214878</text:p>
          </table:table-cell>
          <table:table-cell office:value-type="float" office:value="19.733124192688" calcext:value-type="float">
            <text:p>19.7331241927</text:p>
          </table:table-cell>
          <table:table-cell office:value-type="float" office:value="16631.5322210681" calcext:value-type="float">
            <text:p>16631.53222106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191.0110963403" calcext:value-type="float">
            <text:p>41,191</text:p>
          </table:table-cell>
          <table:table-cell office:value-type="float" office:value="1338.15482751932" calcext:value-type="float">
            <text:p>1338.1548275193</text:p>
          </table:table-cell>
          <table:table-cell office:value-type="float" office:value="7440.92800353588" calcext:value-type="float">
            <text:p>7440.9280035359</text:p>
          </table:table-cell>
          <table:table-cell office:value-type="float" office:value="8474.24643569338" calcext:value-type="float">
            <text:p>8474.2464356934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table:style-name="ce1" office:value-type="float" office:value="10293471182.6114" calcext:value-type="float">
            <text:p>10,293,471,183</text:p>
          </table:table-cell>
          <table:table-cell office:value-type="float" office:value="602.063921046525" calcext:value-type="float">
            <text:p>602.0639210465</text:p>
          </table:table-cell>
          <table:table-cell office:value-type="float" office:value="18.9109111193457" calcext:value-type="float">
            <text:p>18.9109111193</text:p>
          </table:table-cell>
          <table:table-cell office:value-type="float" office:value="16632.3544345827" calcext:value-type="float">
            <text:p>16632.35443458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77951.19334723" calcext:value-type="float">
            <text:p>1,477,951</text:p>
          </table:table-cell>
          <table:table-cell office:value-type="float" office:value="48013.5707178907" calcext:value-type="float">
            <text:p>48013.5707178907</text:p>
          </table:table-cell>
          <table:table-cell office:value-type="float" office:value="266983.69692153" calcext:value-type="float">
            <text:p>266983.69692153</text:p>
          </table:table-cell>
          <table:table-cell office:value-type="float" office:value="304059.606671425" calcext:value-type="float">
            <text:p>304059.606671425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table:style-name="ce1" office:value-type="float" office:value="11814451176.4223" calcext:value-type="float">
            <text:p>11,814,451,176</text:p>
          </table:table-cell>
          <table:table-cell office:value-type="float" office:value="602.063920677826" calcext:value-type="float">
            <text:p>602.0639206778</text:p>
          </table:table-cell>
          <table:table-cell office:value-type="float" office:value="18.1229568517683" calcext:value-type="float">
            <text:p>18.1229568518</text:p>
          </table:table-cell>
          <table:table-cell office:value-type="float" office:value="16633.142389219" calcext:value-type="float">
            <text:p>16633.1423892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51768.029853039" calcext:value-type="float">
            <text:p>951,768</text:p>
          </table:table-cell>
          <table:table-cell office:value-type="float" office:value="30919.6824726538" calcext:value-type="float">
            <text:p>30919.6824726538</text:p>
          </table:table-cell>
          <table:table-cell office:value-type="float" office:value="171931.622888297" calcext:value-type="float">
            <text:p>171931.622888297</text:p>
          </table:table-cell>
          <table:table-cell office:value-type="float" office:value="195807.692501766" calcext:value-type="float">
            <text:p>195807.692501766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table:style-name="ce1" office:value-type="float" office:value="13569809932.6784" calcext:value-type="float">
            <text:p>13,569,809,933</text:p>
          </table:table-cell>
          <table:table-cell office:value-type="float" office:value="602.063920369978" calcext:value-type="float">
            <text:p>602.06392037</text:p>
          </table:table-cell>
          <table:table-cell office:value-type="float" office:value="17.3678339514187" calcext:value-type="float">
            <text:p>17.3678339514</text:p>
          </table:table-cell>
          <table:table-cell office:value-type="float" office:value="16633.8975124272" calcext:value-type="float">
            <text:p>16633.89751242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27303.878888463" calcext:value-type="float">
            <text:p>327,304</text:p>
          </table:table-cell>
          <table:table-cell office:value-type="float" office:value="10632.9816613632" calcext:value-type="float">
            <text:p>10632.9816613632</text:p>
          </table:table-cell>
          <table:table-cell office:value-type="float" office:value="59125.6328326318" calcext:value-type="float">
            <text:p>59125.6328326318</text:p>
          </table:table-cell>
          <table:table-cell office:value-type="float" office:value="67336.3837214863" calcext:value-type="float">
            <text:p>67336.3837214863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table:style-name="ce1" office:value-type="float" office:value="15597050970.3997" calcext:value-type="float">
            <text:p>15,597,050,970</text:p>
          </table:table-cell>
          <table:table-cell office:value-type="float" office:value="602.06392011312" calcext:value-type="float">
            <text:p>602.0639201131</text:p>
          </table:table-cell>
          <table:table-cell office:value-type="float" office:value="16.6441744545117" calcext:value-type="float">
            <text:p>16.6441744545</text:p>
          </table:table-cell>
          <table:table-cell office:value-type="float" office:value="16634.6211721809" calcext:value-type="float">
            <text:p>16634.62117218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680.3672867462" calcext:value-type="float">
            <text:p>42,680</text:p>
          </table:table-cell>
          <table:table-cell office:value-type="float" office:value="1257.57807501775" calcext:value-type="float">
            <text:p>1257.5780750178</text:p>
          </table:table-cell>
          <table:table-cell office:value-type="float" office:value="7211.46608674315" calcext:value-type="float">
            <text:p>7211.4660867432</text:p>
          </table:table-cell>
          <table:table-cell office:value-type="float" office:value="8784.28510498768" calcext:value-type="float">
            <text:p>8784.2851049877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style-name="ce1" office:value-type="float" office:value="17939888191.8467" calcext:value-type="float">
            <text:p>17,939,888,192</text:p>
          </table:table-cell>
          <table:table-cell office:value-type="float" office:value="602.063919898958" calcext:value-type="float">
            <text:p>602.063919899</text:p>
          </table:table-cell>
          <table:table-cell office:value-type="float" office:value="15.950667394187" calcext:value-type="float">
            <text:p>15.9506673942</text:p>
          </table:table-cell>
          <table:table-cell office:value-type="float" office:value="16635.3146794554" calcext:value-type="float">
            <text:p>16635.31467945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531389.93399337" calcext:value-type="float">
            <text:p>1,531,390</text:p>
          </table:table-cell>
          <table:table-cell office:value-type="float" office:value="45122.4421841139" calcext:value-type="float">
            <text:p>45122.4421841139</text:p>
          </table:table-cell>
          <table:table-cell office:value-type="float" office:value="258750.504661248" calcext:value-type="float">
            <text:p>258750.504661248</text:p>
          </table:table-cell>
          <table:table-cell office:value-type="float" office:value="315183.927465483" calcext:value-type="float">
            <text:p>315183.927465483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table:style-name="ce1" office:value-type="float" office:value="20649307258.7696" calcext:value-type="float">
            <text:p>20,649,307,259</text:p>
          </table:table-cell>
          <table:table-cell office:value-type="float" office:value="602.063919720523" calcext:value-type="float">
            <text:p>602.0639197205</text:p>
          </table:table-cell>
          <table:table-cell office:value-type="float" office:value="15.2860564258808" calcext:value-type="float">
            <text:p>15.2860564259</text:p>
          </table:table-cell>
          <table:table-cell office:value-type="float" office:value="16635.9792906022" calcext:value-type="float">
            <text:p>16635.9792906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86181.402318617" calcext:value-type="float">
            <text:p>986,181</text:p>
          </table:table-cell>
          <table:table-cell office:value-type="float" office:value="29057.8593481617" calcext:value-type="float">
            <text:p>29057.8593481617</text:p>
          </table:table-cell>
          <table:table-cell office:value-type="float" office:value="166629.628335133" calcext:value-type="float">
            <text:p>166629.628335133</text:p>
          </table:table-cell>
          <table:table-cell office:value-type="float" office:value="202971.510179422" calcext:value-type="float">
            <text:p>202971.510179422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table:style-name="ce1" office:value-type="float" office:value="23784813751.9142" calcext:value-type="float">
            <text:p>23,784,813,752</text:p>
          </table:table-cell>
          <table:table-cell office:value-type="float" office:value="602.06391957196" calcext:value-type="float">
            <text:p>602.063919572</text:p>
          </table:table-cell>
          <table:table-cell office:value-type="float" office:value="14.6491375516037" calcext:value-type="float">
            <text:p>14.6491375516</text:p>
          </table:table-cell>
          <table:table-cell office:value-type="float" office:value="16636.616209625" calcext:value-type="float">
            <text:p>16636.6162096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39138.306963711" calcext:value-type="float">
            <text:p>339,138</text:p>
          </table:table-cell>
          <table:table-cell office:value-type="float" office:value="9992.71858114125" calcext:value-type="float">
            <text:p>9992.7185811413</text:p>
          </table:table-cell>
          <table:table-cell office:value-type="float" office:value="57302.3278584522" calcext:value-type="float">
            <text:p>57302.3278584522</text:p>
          </table:table-cell>
          <table:table-cell office:value-type="float" office:value="69799.9517758879" calcext:value-type="float">
            <text:p>69799.9517758879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table:style-name="ce1" office:value-type="float" office:value="27415901896.011" calcext:value-type="float">
            <text:p>27,415,901,896</text:p>
          </table:table-cell>
          <table:table-cell office:value-type="float" office:value="602.063919448356" calcext:value-type="float">
            <text:p>602.0639194484</text:p>
          </table:table-cell>
          <table:table-cell office:value-type="float" office:value="14.0387569390081" calcext:value-type="float">
            <text:p>14.038756939</text:p>
          </table:table-cell>
          <table:table-cell office:value-type="float" office:value="16637.2265903612" calcext:value-type="float">
            <text:p>16637.2265903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4255.0012752577" calcext:value-type="float">
            <text:p>44,255</text:p>
          </table:table-cell>
          <table:table-cell office:value-type="float" office:value="1186.74939970494" calcext:value-type="float">
            <text:p>1186.7493997049</text:p>
          </table:table-cell>
          <table:table-cell office:value-type="float" office:value="6981.81700603784" calcext:value-type="float">
            <text:p>6981.8170060378</text:p>
          </table:table-cell>
          <table:table-cell office:value-type="float" office:value="9084.7628610058" calcext:value-type="float">
            <text:p>9084.762861005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style-name="ce1" office:value-type="float" office:value="31623783901.5205" calcext:value-type="float">
            <text:p>31,623,783,902</text:p>
          </table:table-cell>
          <table:table-cell office:value-type="float" office:value="602.06391934559" calcext:value-type="float">
            <text:p>602.0639193456</text:p>
          </table:table-cell>
          <table:table-cell office:value-type="float" office:value="13.4538088313021" calcext:value-type="float">
            <text:p>13.4538088313</text:p>
          </table:table-cell>
          <table:table-cell office:value-type="float" office:value="16637.8115385717" calcext:value-type="float">
            <text:p>16637.81153857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87888.47871136" calcext:value-type="float">
            <text:p>1,587,888</text:p>
          </table:table-cell>
          <table:table-cell office:value-type="float" office:value="42581.0788522711" calcext:value-type="float">
            <text:p>42581.0788522711</text:p>
          </table:table-cell>
          <table:table-cell office:value-type="float" office:value="250510.596879289" calcext:value-type="float">
            <text:p>250510.596879289</text:p>
          </table:table-cell>
          <table:table-cell office:value-type="float" office:value="325965.198579286" calcext:value-type="float">
            <text:p>325965.198579286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table:style-name="ce1" office:value-type="float" office:value="36503427435.3871" calcext:value-type="float">
            <text:p>36,503,427,435</text:p>
          </table:table-cell>
          <table:table-cell office:value-type="float" office:value="602.063919260211" calcext:value-type="float">
            <text:p>602.0639192602</text:p>
          </table:table-cell>
          <table:table-cell office:value-type="float" office:value="12.8932335442259" calcext:value-type="float">
            <text:p>12.8932335442</text:p>
          </table:table-cell>
          <table:table-cell office:value-type="float" office:value="16638.3721139441" calcext:value-type="float">
            <text:p>16638.3721139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22565.22124163" calcext:value-type="float">
            <text:p>1,022,565</text:p>
          </table:table-cell>
          <table:table-cell office:value-type="float" office:value="27421.2773132632" calcext:value-type="float">
            <text:p>27421.2773132632</text:p>
          </table:table-cell>
          <table:table-cell office:value-type="float" office:value="161323.309133858" calcext:value-type="float">
            <text:p>161323.309133858</text:p>
          </table:table-cell>
          <table:table-cell office:value-type="float" office:value="209914.411415596" calcext:value-type="float">
            <text:p>209914.411415596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table:style-name="ce1" office:value-type="float" office:value="42165957617.8582" calcext:value-type="float">
            <text:p>42,165,957,618</text:p>
          </table:table-cell>
          <table:table-cell office:value-type="float" office:value="602.063919189327" calcext:value-type="float">
            <text:p>602.0639191893</text:p>
          </table:table-cell>
          <table:table-cell office:value-type="float" office:value="12.3560155464696" calcext:value-type="float">
            <text:p>12.3560155465</text:p>
          </table:table-cell>
          <table:table-cell office:value-type="float" office:value="16638.9093320128" calcext:value-type="float">
            <text:p>16638.9093320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1650.352639502" calcext:value-type="float">
            <text:p>351,650</text:p>
          </table:table-cell>
          <table:table-cell office:value-type="float" office:value="9429.91374704302" calcext:value-type="float">
            <text:p>9429.913747043</text:p>
          </table:table-cell>
          <table:table-cell office:value-type="float" office:value="55477.5356793475" calcext:value-type="float">
            <text:p>55477.5356793475</text:p>
          </table:table-cell>
          <table:table-cell office:value-type="float" office:value="72187.5487890908" calcext:value-type="float">
            <text:p>72187.5487890908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table:style-name="ce1" office:value-type="float" office:value="48741490529.0606" calcext:value-type="float">
            <text:p>48,741,490,529</text:p>
          </table:table-cell>
          <table:table-cell office:value-type="float" office:value="602.063919130518" calcext:value-type="float">
            <text:p>602.0639191305</text:p>
          </table:table-cell>
          <table:table-cell office:value-type="float" office:value="11.8411816200562" calcext:value-type="float">
            <text:p>11.8411816201</text:p>
          </table:table-cell>
          <table:table-cell office:value-type="float" office:value="16639.424165998" calcext:value-type="float">
            <text:p>16639.4241659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5920.3385237853" calcext:value-type="float">
            <text:p>45,920</text:p>
          </table:table-cell>
          <table:table-cell office:value-type="float" office:value="1124.34088169403" calcext:value-type="float">
            <text:p>1124.340881694</text:p>
          </table:table-cell>
          <table:table-cell office:value-type="float" office:value="6753.31647980323" calcext:value-type="float">
            <text:p>6753.3164798032</text:p>
          </table:table-cell>
          <table:table-cell office:value-type="float" office:value="9375.67190525132" calcext:value-type="float">
            <text:p>9375.6719052513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table:style-name="ce1" office:value-type="float" office:value="56382477830.9718" calcext:value-type="float">
            <text:p>56,382,477,831</text:p>
          </table:table-cell>
          <table:table-cell office:value-type="float" office:value="602.063919081764" calcext:value-type="float">
            <text:p>602.0639190818</text:p>
          </table:table-cell>
          <table:table-cell office:value-type="float" office:value="11.3477990973616" calcext:value-type="float">
            <text:p>11.3477990974</text:p>
          </table:table-cell>
          <table:table-cell office:value-type="float" office:value="16639.9175485695" calcext:value-type="float">
            <text:p>16639.91754856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647641.4954079" calcext:value-type="float">
            <text:p>1,647,641</text:p>
          </table:table-cell>
          <table:table-cell office:value-type="float" office:value="40341.8343857167" calcext:value-type="float">
            <text:p>40341.8343857167</text:p>
          </table:table-cell>
          <table:table-cell office:value-type="float" office:value="242311.899725703" calcext:value-type="float">
            <text:p>242311.899725703</text:p>
          </table:table-cell>
          <table:table-cell office:value-type="float" office:value="336403.140199426" calcext:value-type="float">
            <text:p>336403.140199426</text:p>
          </table:table-cell>
          <table:table-cell table:number-columns-repeated="4"/>
          <table:table-cell office:value-type="float" office:value="205" calcext:value-type="float">
            <text:p>205</text:p>
          </table:table-cell>
          <table:table-cell table:style-name="ce1" office:value-type="float" office:value="65267657167.9472" calcext:value-type="float">
            <text:p>65,267,657,168</text:p>
          </table:table-cell>
          <table:table-cell office:value-type="float" office:value="602.063919041372" calcext:value-type="float">
            <text:p>602.0639190414</text:p>
          </table:table-cell>
          <table:table-cell office:value-type="float" office:value="10.8749741715804" calcext:value-type="float">
            <text:p>10.8749741716</text:p>
          </table:table-cell>
          <table:table-cell office:value-type="float" office:value="16640.3903735356" calcext:value-type="float">
            <text:p>16640.39037353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061044.84846818" calcext:value-type="float">
            <text:p>1,061,045</text:p>
          </table:table-cell>
          <table:table-cell office:value-type="float" office:value="25979.2531761434" calcext:value-type="float">
            <text:p>25979.2531761434</text:p>
          </table:table-cell>
          <table:table-cell office:value-type="float" office:value="156043.528669959" calcext:value-type="float">
            <text:p>156043.528669959</text:p>
          </table:table-cell>
          <table:table-cell office:value-type="float" office:value="216636.216016614" calcext:value-type="float">
            <text:p>216636.216016614</text:p>
          </table:table-cell>
          <table:table-cell table:number-columns-repeated="4"/>
          <table:table-cell office:value-type="float" office:value="206" calcext:value-type="float">
            <text:p>206</text:p>
          </table:table-cell>
          <table:table-cell table:style-name="ce1" office:value-type="float" office:value="75606720982.7374" calcext:value-type="float">
            <text:p>75,606,720,983</text:p>
          </table:table-cell>
          <table:table-cell office:value-type="float" office:value="602.063919007933" calcext:value-type="float">
            <text:p>602.0639190079</text:p>
          </table:table-cell>
          <table:table-cell office:value-type="float" office:value="10.4218502775784" calcext:value-type="float">
            <text:p>10.4218502776</text:p>
          </table:table-cell>
          <table:table-cell office:value-type="float" office:value="16640.8434974631" calcext:value-type="float">
            <text:p>16640.84349746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64883.126649969" calcext:value-type="float">
            <text:p>364,883</text:p>
          </table:table-cell>
          <table:table-cell office:value-type="float" office:value="8934.01550427164" calcext:value-type="float">
            <text:p>8934.0155042716</text:p>
          </table:table-cell>
          <table:table-cell office:value-type="float" office:value="53661.8699169869" calcext:value-type="float">
            <text:p>53661.8699169869</text:p>
          </table:table-cell>
          <table:table-cell office:value-type="float" office:value="74499.1127942228" calcext:value-type="float">
            <text:p>74499.1127942228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table:style-name="ce1" office:value-type="float" office:value="87645837852.5863" calcext:value-type="float">
            <text:p>87,645,837,853</text:p>
          </table:table-cell>
          <table:table-cell office:value-type="float" office:value="602.06391898027" calcext:value-type="float">
            <text:p>602.0639189803</text:p>
          </table:table-cell>
          <table:table-cell office:value-type="float" office:value="9.9876065402021" calcext:value-type="float">
            <text:p>9.9876065402</text:p>
          </table:table-cell>
          <table:table-cell office:value-type="float" office:value="16641.2777412281" calcext:value-type="float">
            <text:p>16641.27774122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7682.2036572547" calcext:value-type="float">
            <text:p>47,682</text:p>
          </table:table-cell>
          <table:table-cell office:value-type="float" office:value="1069.22347590128" calcext:value-type="float">
            <text:p>1069.2234759013</text:p>
          </table:table-cell>
          <table:table-cell office:value-type="float" office:value="6527.04569668641" calcext:value-type="float">
            <text:p>6527.0456966864</text:p>
          </table:table-cell>
          <table:table-cell office:value-type="float" office:value="9657.06009416089" calcext:value-type="float">
            <text:p>9657.0600941609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 table:style-name="ce1" office:value-type="float" office:value="101674186106.02" calcext:value-type="float">
            <text:p>101,674,186,106</text:p>
          </table:table-cell>
          <table:table-cell office:value-type="float" office:value="602.063918957401" calcext:value-type="float">
            <text:p>602.0639189574</text:p>
          </table:table-cell>
          <table:table-cell office:value-type="float" office:value="9.5714562872337" calcext:value-type="float">
            <text:p>9.5714562872</text:p>
          </table:table-cell>
          <table:table-cell office:value-type="float" office:value="16641.6938915039" calcext:value-type="float">
            <text:p>16641.69389150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710857.97413035" calcext:value-type="float">
            <text:p>1,710,858</text:p>
          </table:table-cell>
          <table:table-cell office:value-type="float" office:value="38364.1981612727" calcext:value-type="float">
            <text:p>38364.1981612727</text:p>
          </table:table-cell>
          <table:table-cell office:value-type="float" office:value="234193.206714139" calcext:value-type="float">
            <text:p>234193.206714139</text:p>
          </table:table-cell>
          <table:table-cell office:value-type="float" office:value="346499.469435434" calcext:value-type="float">
            <text:p>346499.469435434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table:style-name="ce1" office:value-type="float" office:value="118031690160.82" calcext:value-type="float">
            <text:p>118,031,690,161</text:p>
          </table:table-cell>
          <table:table-cell office:value-type="float" office:value="602.063918938508" calcext:value-type="float">
            <text:p>602.0639189385</text:p>
          </table:table-cell>
          <table:table-cell office:value-type="float" office:value="9.17264562430094" calcext:value-type="float">
            <text:p>9.1726456243</text:p>
          </table:table-cell>
          <table:table-cell office:value-type="float" office:value="16642.0927021858" calcext:value-type="float">
            <text:p>16642.09270218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101754.86898764" calcext:value-type="float">
            <text:p>1,101,755</text:p>
          </table:table-cell>
          <table:table-cell office:value-type="float" office:value="24705.6989873598" calcext:value-type="float">
            <text:p>24705.6989873598</text:p>
          </table:table-cell>
          <table:table-cell office:value-type="float" office:value="150815.269112147" calcext:value-type="float">
            <text:p>150815.269112147</text:p>
          </table:table-cell>
          <table:table-cell office:value-type="float" office:value="223138.02976321" calcext:value-type="float">
            <text:p>223138.0297632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style-name="ce1" office:value-type="float" office:value="137118186733.156" calcext:value-type="float">
            <text:p>137,118,186,733</text:p>
          </table:table-cell>
          <table:table-cell office:value-type="float" office:value="602.063918922912" calcext:value-type="float">
            <text:p>602.0639189229</text:p>
          </table:table-cell>
          <table:table-cell office:value-type="float" office:value="8.79045206916034" calcext:value-type="float">
            <text:p>8.7904520692</text:p>
          </table:table-cell>
          <table:table-cell office:value-type="float" office:value="16642.4748957565" calcext:value-type="float">
            <text:p>16642.47489575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78882.911479581" calcext:value-type="float">
            <text:p>378,883</text:p>
          </table:table-cell>
          <table:table-cell office:value-type="float" office:value="8496.05245772143" calcext:value-type="float">
            <text:p>8496.0524577214</text:p>
          </table:table-cell>
          <table:table-cell office:value-type="float" office:value="51863.9216991087" calcext:value-type="float">
            <text:p>51863.9216991087</text:p>
          </table:table-cell>
          <table:table-cell office:value-type="float" office:value="76735.0240586512" calcext:value-type="float">
            <text:p>76735.0240586512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style-name="ce1" office:value-type="float" office:value="159404292018.315" calcext:value-type="float">
            <text:p>159,404,292,018</text:p>
          </table:table-cell>
          <table:table-cell office:value-type="float" office:value="602.063918910046" calcext:value-type="float">
            <text:p>602.06391891</text:p>
          </table:table-cell>
          <table:table-cell office:value-type="float" office:value="8.42418324288099" calcext:value-type="float">
            <text:p>8.4241832429</text:p>
          </table:table-cell>
          <table:table-cell office:value-type="float" office:value="16642.8411645956" calcext:value-type="float">
            <text:p>16642.84116459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9546.8523572566" calcext:value-type="float">
            <text:p>49,547</text:p>
          </table:table-cell>
          <table:table-cell office:value-type="float" office:value="1020.43608812055" calcext:value-type="float">
            <text:p>1020.4360881206</text:p>
          </table:table-cell>
          <table:table-cell office:value-type="float" office:value="6303.87284492952" calcext:value-type="float">
            <text:p>6303.8728449295</text:p>
          </table:table-cell>
          <table:table-cell office:value-type="float" office:value="9929.02033369851" calcext:value-type="float">
            <text:p>9929.0203336985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style-name="ce1" office:value-type="float" office:value="185444293594.689" calcext:value-type="float">
            <text:p>185,444,293,595</text:p>
          </table:table-cell>
          <table:table-cell office:value-type="float" office:value="602.06391889944" calcext:value-type="float">
            <text:p>602.0639188994</text:p>
          </table:table-cell>
          <table:table-cell office:value-type="float" office:value="8.07317561555883" calcext:value-type="float">
            <text:p>8.0731756156</text:p>
          </table:table-cell>
          <table:table-cell office:value-type="float" office:value="16643.1921722336" calcext:value-type="float">
            <text:p>16643.19217223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777762.37142459" calcext:value-type="float">
            <text:p>1,777,762</text:p>
          </table:table-cell>
          <table:table-cell office:value-type="float" office:value="36613.6857054804" calcext:value-type="float">
            <text:p>36613.6857054804</text:p>
          </table:table-cell>
          <table:table-cell office:value-type="float" office:value="226185.668812111" calcext:value-type="float">
            <text:p>226185.668812111</text:p>
          </table:table-cell>
          <table:table-cell office:value-type="float" office:value="356257.519793255" calcext:value-type="float">
            <text:p>356257.519793255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table:style-name="ce1" office:value-type="float" office:value="215891453915.201" calcext:value-type="float">
            <text:p>215,891,453,915</text:p>
          </table:table-cell>
          <table:table-cell office:value-type="float" office:value="602.063918890704" calcext:value-type="float">
            <text:p>602.0639188907</text:p>
          </table:table-cell>
          <table:table-cell office:value-type="float" office:value="7.73679330428962" calcext:value-type="float">
            <text:p>7.7367933043</text:p>
          </table:table-cell>
          <table:table-cell office:value-type="float" office:value="16643.5285545536" calcext:value-type="float">
            <text:p>16643.5285545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144839.82787388" calcext:value-type="float">
            <text:p>1,144,840</text:p>
          </table:table-cell>
          <table:table-cell office:value-type="float" office:value="23578.4075052173" calcext:value-type="float">
            <text:p>23578.4075052173</text:p>
          </table:table-cell>
          <table:table-cell office:value-type="float" office:value="145658.590997678" calcext:value-type="float">
            <text:p>145658.590997678</text:p>
          </table:table-cell>
          <table:table-cell office:value-type="float" office:value="229421.999359821" calcext:value-type="float">
            <text:p>229421.999359821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table:style-name="ce1" office:value-type="float" office:value="251516187948.097" calcext:value-type="float">
            <text:p>251,516,187,948</text:p>
          </table:table-cell>
          <table:table-cell office:value-type="float" office:value="602.063918883512" calcext:value-type="float">
            <text:p>602.0639188835</text:p>
          </table:table-cell>
          <table:table-cell office:value-type="float" office:value="7.41442692122391" calcext:value-type="float">
            <text:p>7.4144269212</text:p>
          </table:table-cell>
          <table:table-cell office:value-type="float" office:value="16643.8509209438" calcext:value-type="float">
            <text:p>16643.85092094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93699.414790157" calcext:value-type="float">
            <text:p>393,699</text:p>
          </table:table-cell>
          <table:table-cell office:value-type="float" office:value="8108.38775038709" calcext:value-type="float">
            <text:p>8108.3877503871</text:p>
          </table:table-cell>
          <table:table-cell office:value-type="float" office:value="50090.5896516922" calcext:value-type="float">
            <text:p>50090.5896516922</text:p>
          </table:table-cell>
          <table:table-cell office:value-type="float" office:value="78896.0208134021" calcext:value-type="float">
            <text:p>78896.0208134021</text:p>
          </table:table-cell>
          <table:table-cell table:number-columns-repeated="4"/>
          <table:table-cell office:value-type="float" office:value="215" calcext:value-type="float">
            <text:p>215</text:p>
          </table:table-cell>
          <table:table-cell table:style-name="ce1" office:value-type="float" office:value="293227668376.327" calcext:value-type="float">
            <text:p>293,227,668,376</text:p>
          </table:table-cell>
          <table:table-cell office:value-type="float" office:value="602.063918877596" calcext:value-type="float">
            <text:p>602.0639188776</text:p>
          </table:table-cell>
          <table:table-cell office:value-type="float" office:value="7.1054924696175" calcext:value-type="float">
            <text:p>7.1054924696</text:p>
          </table:table-cell>
          <table:table-cell office:value-type="float" office:value="16644.1598554014" calcext:value-type="float">
            <text:p>16644.15985540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1521.0060289939" calcext:value-type="float">
            <text:p>51,521</text:p>
          </table:table-cell>
          <table:table-cell office:value-type="float" office:value="977.159209547289" calcext:value-type="float">
            <text:p>977.1592095473</text:p>
          </table:table-cell>
          <table:table-cell office:value-type="float" office:value="6084.48835286276" calcext:value-type="float">
            <text:p>6084.4883528628</text:p>
          </table:table-cell>
          <table:table-cell office:value-type="float" office:value="10191.6817043385" calcext:value-type="float">
            <text:p>10191.6817043385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table:style-name="ce1" office:value-type="float" office:value="342099520859.325" calcext:value-type="float">
            <text:p>342,099,520,859</text:p>
          </table:table-cell>
          <table:table-cell office:value-type="float" office:value="602.063918872732" calcext:value-type="float">
            <text:p>602.0639188727</text:p>
          </table:table-cell>
          <table:table-cell office:value-type="float" office:value="6.80943028587801" calcext:value-type="float">
            <text:p>6.8094302859</text:p>
          </table:table-cell>
          <table:table-cell office:value-type="float" office:value="16644.45591759" calcext:value-type="float">
            <text:p>16644.455917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48595.85420002" calcext:value-type="float">
            <text:p>1,848,596</text:p>
          </table:table-cell>
          <table:table-cell office:value-type="float" office:value="35060.8926899825" calcext:value-type="float">
            <text:p>35060.8926899825</text:p>
          </table:table-cell>
          <table:table-cell office:value-type="float" office:value="218314.058885042" calcext:value-type="float">
            <text:p>218314.058885042</text:p>
          </table:table-cell>
          <table:table-cell office:value-type="float" office:value="365681.922735821" calcext:value-type="float">
            <text:p>365681.922735821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table:style-name="ce1" office:value-type="float" office:value="399400402946.883" calcext:value-type="float">
            <text:p>399,400,402,947</text:p>
          </table:table-cell>
          <table:table-cell office:value-type="float" office:value="602.063918868738" calcext:value-type="float">
            <text:p>602.0639188687</text:p>
          </table:table-cell>
          <table:table-cell office:value-type="float" office:value="6.52570402569128" calcext:value-type="float">
            <text:p>6.5257040257</text:p>
          </table:table-cell>
          <table:table-cell office:value-type="float" office:value="16644.7396438541" calcext:value-type="float">
            <text:p>16644.73964385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190455.03130703" calcext:value-type="float">
            <text:p>1,190,455</text:p>
          </table:table-cell>
          <table:table-cell office:value-type="float" office:value="22578.4429896213" calcext:value-type="float">
            <text:p>22578.4429896213</text:p>
          </table:table-cell>
          <table:table-cell office:value-type="float" office:value="140589.447506484" calcext:value-type="float">
            <text:p>140589.447506484</text:p>
          </table:table-cell>
          <table:table-cell office:value-type="float" office:value="235491.107366611" calcext:value-type="float">
            <text:p>235491.107366611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table:style-name="ce1" office:value-type="float" office:value="466630417840.27" calcext:value-type="float">
            <text:p>466,630,417,840</text:p>
          </table:table-cell>
          <table:table-cell office:value-type="float" office:value="602.063918865459" calcext:value-type="float">
            <text:p>602.0639188655</text:p>
          </table:table-cell>
          <table:table-cell office:value-type="float" office:value="6.25379969239123" calcext:value-type="float">
            <text:p>6.2537996924</text:p>
          </table:table-cell>
          <table:table-cell office:value-type="float" office:value="16645.0115481907" calcext:value-type="float">
            <text:p>16645.01154819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09386.044884531" calcext:value-type="float">
            <text:p>409,386</text:p>
          </table:table-cell>
          <table:table-cell office:value-type="float" office:value="7764.50956322428" calcext:value-type="float">
            <text:p>7764.5095632243</text:p>
          </table:table-cell>
          <table:table-cell office:value-type="float" office:value="48347.3599200043" calcext:value-type="float">
            <text:p>48347.3599200043</text:p>
          </table:table-cell>
          <table:table-cell office:value-type="float" office:value="80983.1287322528" calcext:value-type="float">
            <text:p>80983.1287322528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table:style-name="ce1" office:value-type="float" office:value="545564503800.411" calcext:value-type="float">
            <text:p>545,564,503,800</text:p>
          </table:table-cell>
          <table:table-cell office:value-type="float" office:value="602.063918862769" calcext:value-type="float">
            <text:p>602.0639188628</text:p>
          </table:table-cell>
          <table:table-cell office:value-type="float" office:value="5.99322470581329" calcext:value-type="float">
            <text:p>5.9932247058</text:p>
          </table:table-cell>
          <table:table-cell office:value-type="float" office:value="16645.27212318" calcext:value-type="float">
            <text:p>16645.272123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3611.8894986672" calcext:value-type="float">
            <text:p>53,612</text:p>
          </table:table-cell>
          <table:table-cell office:value-type="float" office:value="938.692609340947" calcext:value-type="float">
            <text:p>938.6926093409</text:p>
          </table:table-cell>
          <table:table-cell office:value-type="float" office:value="5869.43460300499" calcext:value-type="float">
            <text:p>5869.434603005</text:p>
          </table:table-cell>
          <table:table-cell office:value-type="float" office:value="10445.2020544026" calcext:value-type="float">
            <text:p>10445.202054402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table:style-name="ce1" office:value-type="float" office:value="638304168241.842" calcext:value-type="float">
            <text:p>638,304,168,242</text:p>
          </table:table-cell>
          <table:table-cell office:value-type="float" office:value="602.063918860565" calcext:value-type="float">
            <text:p>602.0639188606</text:p>
          </table:table-cell>
          <table:table-cell office:value-type="float" office:value="5.74350700994463" calcext:value-type="float">
            <text:p>5.7435070099</text:p>
          </table:table-cell>
          <table:table-cell office:value-type="float" office:value="16645.5218408781" calcext:value-type="float">
            <text:p>16645.52184087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23617.65232791" calcext:value-type="float">
            <text:p>1,923,618</text:p>
          </table:table-cell>
          <table:table-cell office:value-type="float" office:value="33680.6945310685" calcext:value-type="float">
            <text:p>33680.6945310685</text:p>
          </table:table-cell>
          <table:table-cell office:value-type="float" office:value="210597.837850975" calcext:value-type="float">
            <text:p>210597.837850975</text:p>
          </table:table-cell>
          <table:table-cell office:value-type="float" office:value="374778.341928803" calcext:value-type="float">
            <text:p>374778.341928803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table:style-name="ce1" office:value-type="float" office:value="747339210462.915" calcext:value-type="float">
            <text:p>747,339,210,463</text:p>
          </table:table-cell>
          <table:table-cell office:value-type="float" office:value="602.063918858759" calcext:value-type="float">
            <text:p>602.0639188588</text:p>
          </table:table-cell>
          <table:table-cell office:value-type="float" office:value="5.5041942177549" calcext:value-type="float">
            <text:p>5.5041942178</text:p>
          </table:table-cell>
          <table:table-cell office:value-type="float" office:value="16645.7611536721" calcext:value-type="float">
            <text:p>16645.76115367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8767.41761697" calcext:value-type="float">
            <text:p>1,238,767</text:p>
          </table:table-cell>
          <table:table-cell office:value-type="float" office:value="21689.6257618066" calcext:value-type="float">
            <text:p>21689.6257618066</text:p>
          </table:table-cell>
          <table:table-cell office:value-type="float" office:value="135620.371041332" calcext:value-type="float">
            <text:p>135620.371041332</text:p>
          </table:table-cell>
          <table:table-cell office:value-type="float" office:value="241349.001059578" calcext:value-type="float">
            <text:p>241349.001059578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style-name="ce1" office:value-type="float" office:value="875621408292.5" calcext:value-type="float">
            <text:p>875,621,408,293</text:p>
          </table:table-cell>
          <table:table-cell office:value-type="float" office:value="602.063918857281" calcext:value-type="float">
            <text:p>602.0639188573</text:p>
          </table:table-cell>
          <table:table-cell office:value-type="float" office:value="5.27485279165846" calcext:value-type="float">
            <text:p>5.2748527917</text:p>
          </table:table-cell>
          <table:table-cell office:value-type="float" office:value="16645.9904950996" calcext:value-type="float">
            <text:p>16645.99049509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26000.210250057" calcext:value-type="float">
            <text:p>426,000</text:p>
          </table:table-cell>
          <table:table-cell office:value-type="float" office:value="7458.85386019382" calcext:value-type="float">
            <text:p>7458.8538601938</text:p>
          </table:table-cell>
          <table:table-cell office:value-type="float" office:value="46638.5422769188" calcext:value-type="float">
            <text:p>46638.5422769188</text:p>
          </table:table-cell>
          <table:table-cell office:value-type="float" office:value="82997.6020783687" calcext:value-type="float">
            <text:p>82997.6020783687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table:style-name="ce1" office:value-type="float" office:value="1026652543501.76" calcext:value-type="float">
            <text:p>1,026,652,543,502</text:p>
          </table:table-cell>
          <table:table-cell office:value-type="float" office:value="602.063918856072" calcext:value-type="float">
            <text:p>602.0639188561</text:p>
          </table:table-cell>
          <table:table-cell office:value-type="float" office:value="5.05506725812338" calcext:value-type="float">
            <text:p>5.0550672581</text:p>
          </table:table-cell>
          <table:table-cell office:value-type="float" office:value="16646.2102806344" calcext:value-type="float">
            <text:p>16646.21028063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827.2720237717" calcext:value-type="float">
            <text:p>55,827</text:p>
          </table:table-cell>
          <table:table-cell office:value-type="float" office:value="904.436558249406" calcext:value-type="float">
            <text:p>904.4365582494</text:p>
          </table:table-cell>
          <table:table-cell office:value-type="float" office:value="5659.13087701485" calcext:value-type="float">
            <text:p>5659.1308770149</text:p>
          </table:table-cell>
          <table:table-cell office:value-type="float" office:value="10689.7618314843" calcext:value-type="float">
            <text:p>10689.7618314843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style-name="ce1" office:value-type="float" office:value="1204589622983.42" calcext:value-type="float">
            <text:p>1,204,589,622,983</text:p>
          </table:table-cell>
          <table:table-cell office:value-type="float" office:value="602.063918855084" calcext:value-type="float">
            <text:p>602.0639188551</text:p>
          </table:table-cell>
          <table:table-cell office:value-type="float" office:value="4.8444394550047" calcext:value-type="float">
            <text:p>4.844439455</text:p>
          </table:table-cell>
          <table:table-cell office:value-type="float" office:value="16646.4209084385" calcext:value-type="float">
            <text:p>16646.42090843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003106.53010858" calcext:value-type="float">
            <text:p>2,003,107</text:p>
          </table:table-cell>
          <table:table-cell office:value-type="float" office:value="32451.5726852441" calcext:value-type="float">
            <text:p>32451.5726852441</text:p>
          </table:table-cell>
          <table:table-cell office:value-type="float" office:value="203052.049716142" calcext:value-type="float">
            <text:p>203052.049716142</text:p>
          </table:table-cell>
          <table:table-cell office:value-type="float" office:value="383553.251909459" calcext:value-type="float">
            <text:p>383553.251909459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table:style-name="ce1" office:value-type="float" office:value="1414370734863.62" calcext:value-type="float">
            <text:p>1,414,370,734,864</text:p>
          </table:table-cell>
          <table:table-cell office:value-type="float" office:value="602.063918854277" calcext:value-type="float">
            <text:p>602.0639188543</text:p>
          </table:table-cell>
          <table:table-cell office:value-type="float" office:value="4.64258781023846" calcext:value-type="float">
            <text:p>4.6425878102</text:p>
          </table:table-cell>
          <table:table-cell office:value-type="float" office:value="16646.6227600841" calcext:value-type="float">
            <text:p>16646.62276008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89956.50487579" calcext:value-type="float">
            <text:p>1,289,957</text:p>
          </table:table-cell>
          <table:table-cell office:value-type="float" office:value="20898.0983535163" calcext:value-type="float">
            <text:p>20898.0983535163</text:p>
          </table:table-cell>
          <table:table-cell office:value-type="float" office:value="130761.049611027" calcext:value-type="float">
            <text:p>130761.049611027</text:p>
          </table:table-cell>
          <table:table-cell office:value-type="float" office:value="246999.849898173" calcext:value-type="float">
            <text:p>246999.849898173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table:style-name="ce1" office:value-type="float" office:value="1661865682054.74" calcext:value-type="float">
            <text:p>1,661,865,682,055</text:p>
          </table:table-cell>
          <table:table-cell office:value-type="float" office:value="602.063918853618" calcext:value-type="float">
            <text:p>602.0639188536</text:p>
          </table:table-cell>
          <table:table-cell office:value-type="float" office:value="4.44914665058974" calcext:value-type="float">
            <text:p>4.4491466506</text:p>
          </table:table-cell>
          <table:table-cell office:value-type="float" office:value="16646.8162012444" calcext:value-type="float">
            <text:p>16646.81620124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43603.645426546" calcext:value-type="float">
            <text:p>443,604</text:p>
          </table:table-cell>
          <table:table-cell office:value-type="float" office:value="7186.65519113374" calcext:value-type="float">
            <text:p>7186.6551911337</text:p>
          </table:table-cell>
          <table:table-cell office:value-type="float" office:value="44967.4683355611" calcext:value-type="float">
            <text:p>44967.4683355611</text:p>
          </table:table-cell>
          <table:table-cell office:value-type="float" office:value="84940.8746887865" calcext:value-type="float">
            <text:p>84940.8746887865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table:style-name="ce1" office:value-type="float" office:value="1954056386023.94" calcext:value-type="float">
            <text:p>1,954,056,386,024</text:p>
          </table:table-cell>
          <table:table-cell office:value-type="float" office:value="602.063918853081" calcext:value-type="float">
            <text:p>602.0639188531</text:p>
          </table:table-cell>
          <table:table-cell office:value-type="float" office:value="4.26376553920273" calcext:value-type="float">
            <text:p>4.2637655392</text:p>
          </table:table-cell>
          <table:table-cell office:value-type="float" office:value="16647.0015823563" calcext:value-type="float">
            <text:p>16647.00158235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8175.5119267513" calcext:value-type="float">
            <text:p>58,176</text:p>
          </table:table-cell>
          <table:table-cell office:value-type="float" office:value="873.876077308642" calcext:value-type="float">
            <text:p>873.8760773086</text:p>
          </table:table-cell>
          <table:table-cell office:value-type="float" office:value="5453.89423619362" calcext:value-type="float">
            <text:p>5453.8942361936</text:p>
          </table:table-cell>
          <table:table-cell office:value-type="float" office:value="10925.5589532463" calcext:value-type="float">
            <text:p>10925.5589532463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table:style-name="ce1" office:value-type="float" office:value="2299253082060.44" calcext:value-type="float">
            <text:p>2,299,253,082,060</text:p>
          </table:table-cell>
          <table:table-cell office:value-type="float" office:value="602.063918852643" calcext:value-type="float">
            <text:p>602.0639188526</text:p>
          </table:table-cell>
          <table:table-cell office:value-type="float" office:value="4.0861086407526" calcext:value-type="float">
            <text:p>4.0861086408</text:p>
          </table:table-cell>
          <table:table-cell office:value-type="float" office:value="16647.1792392552" calcext:value-type="float">
            <text:p>16647.1792392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087362.38774599" calcext:value-type="float">
            <text:p>2,087,362</text:p>
          </table:table-cell>
          <table:table-cell office:value-type="float" office:value="31355.0494858007" calcext:value-type="float">
            <text:p>31355.0494858007</text:p>
          </table:table-cell>
          <table:table-cell office:value-type="float" office:value="195688.070776396" calcext:value-type="float">
            <text:p>195688.070776396</text:p>
          </table:table-cell>
          <table:table-cell office:value-type="float" office:value="392013.754048649" calcext:value-type="float">
            <text:p>392013.754048649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table:style-name="ce1" office:value-type="float" office:value="2707353572198.1" calcext:value-type="float">
            <text:p>2,707,353,572,198</text:p>
          </table:table-cell>
          <table:table-cell office:value-type="float" office:value="602.063918852286" calcext:value-type="float">
            <text:p>602.0639188523</text:p>
          </table:table-cell>
          <table:table-cell office:value-type="float" office:value="3.91585411304919" calcext:value-type="float">
            <text:p>3.915854113</text:p>
          </table:table-cell>
          <table:table-cell office:value-type="float" office:value="16647.3494937832" calcext:value-type="float">
            <text:p>16647.34949378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344215.42221224" calcext:value-type="float">
            <text:p>1,344,215</text:p>
          </table:table-cell>
          <table:table-cell office:value-type="float" office:value="20191.9615541957" calcext:value-type="float">
            <text:p>20191.9615541957</text:p>
          </table:table-cell>
          <table:table-cell office:value-type="float" office:value="126018.809299635" calcext:value-type="float">
            <text:p>126018.809299635</text:p>
          </table:table-cell>
          <table:table-cell office:value-type="float" office:value="252448.227008886" calcext:value-type="float">
            <text:p>252448.227008886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table:style-name="ce1" office:value-type="float" office:value="3190154309627.59" calcext:value-type="float">
            <text:p>3,190,154,309,628</text:p>
          </table:table-cell>
          <table:table-cell office:value-type="float" office:value="602.063918851996" calcext:value-type="float">
            <text:p>602.063918852</text:p>
          </table:table-cell>
          <table:table-cell office:value-type="float" office:value="3.75269352399046" calcext:value-type="float">
            <text:p>3.752693524</text:p>
          </table:table-cell>
          <table:table-cell office:value-type="float" office:value="16647.5126543726" calcext:value-type="float">
            <text:p>16647.51265437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62262.765665383" calcext:value-type="float">
            <text:p>462,263</text:p>
          </table:table-cell>
          <table:table-cell office:value-type="float" office:value="6943.82153188672" calcext:value-type="float">
            <text:p>6943.8215318867</text:p>
          </table:table-cell>
          <table:table-cell office:value-type="float" office:value="43336.6574658372" calcext:value-type="float">
            <text:p>43336.6574658372</text:p>
          </table:table-cell>
          <table:table-cell office:value-type="float" office:value="86814.5192177574" calcext:value-type="float">
            <text:p>86814.5192177574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table:style-name="ce1" office:value-type="float" office:value="3761723915510.99" calcext:value-type="float">
            <text:p>3,761,723,915,511</text:p>
          </table:table-cell>
          <table:table-cell office:value-type="float" office:value="602.06391885176" calcext:value-type="float">
            <text:p>602.0639188518</text:p>
          </table:table-cell>
          <table:table-cell office:value-type="float" office:value="3.59633129280937" calcext:value-type="float">
            <text:p>3.5963312928</text:p>
          </table:table-cell>
          <table:table-cell office:value-type="float" office:value="16647.669016604" calcext:value-type="float">
            <text:p>16647.6690166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0665.6051933345" calcext:value-type="float">
            <text:p>60,666</text:p>
          </table:table-cell>
          <table:table-cell office:value-type="float" office:value="846.567750382266" calcext:value-type="float">
            <text:p>846.5677503823</text:p>
          </table:table-cell>
          <table:table-cell office:value-type="float" office:value="5253.95696812729" calcext:value-type="float">
            <text:p>5253.9569681273</text:p>
          </table:table-cell>
          <table:table-cell office:value-type="float" office:value="11152.804548239" calcext:value-type="float">
            <text:p>11152.804548239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table:style-name="ce1" office:value-type="float" office:value="4438851944611.74" calcext:value-type="float">
            <text:p>4,438,851,944,612</text:p>
          </table:table-cell>
          <table:table-cell office:value-type="float" office:value="602.063918851568" calcext:value-type="float">
            <text:p>602.0639188516</text:p>
          </table:table-cell>
          <table:table-cell office:value-type="float" office:value="3.44648415460207" calcext:value-type="float">
            <text:p>3.4464841546</text:p>
          </table:table-cell>
          <table:table-cell office:value-type="float" office:value="16647.8188637424" calcext:value-type="float">
            <text:p>16647.81886374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176708.00507703" calcext:value-type="float">
            <text:p>2,176,708</text:p>
          </table:table-cell>
          <table:table-cell office:value-type="float" office:value="30375.2149710626" calcext:value-type="float">
            <text:p>30375.2149710626</text:p>
          </table:table-cell>
          <table:table-cell office:value-type="float" office:value="188514.235610221" calcext:value-type="float">
            <text:p>188514.235610221</text:p>
          </table:table-cell>
          <table:table-cell office:value-type="float" office:value="400167.423729562" calcext:value-type="float">
            <text:p>400167.423729562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table:style-name="ce1" office:value-type="float" office:value="5241588404297.01" calcext:value-type="float">
            <text:p>5,241,588,404,297</text:p>
          </table:table-cell>
          <table:table-cell office:value-type="float" office:value="602.063918851412" calcext:value-type="float">
            <text:p>602.0639188514</text:p>
          </table:table-cell>
          <table:table-cell office:value-type="float" office:value="3.30288064716731" calcext:value-type="float">
            <text:p>3.3028806472</text:p>
          </table:table-cell>
          <table:table-cell office:value-type="float" office:value="16647.96246725" calcext:value-type="float">
            <text:p>16647.962467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401752.03273493" calcext:value-type="float">
            <text:p>1,401,752</text:p>
          </table:table-cell>
          <table:table-cell office:value-type="float" office:value="19560.9696988001" calcext:value-type="float">
            <text:p>19560.9696988001</text:p>
          </table:table-cell>
          <table:table-cell office:value-type="float" office:value="121399.017392206" calcext:value-type="float">
            <text:p>121399.017392206</text:p>
          </table:table-cell>
          <table:table-cell office:value-type="float" office:value="257699.010771711" calcext:value-type="float">
            <text:p>257699.010771711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table:style-name="ce1" office:value-type="float" office:value="6193892795089.79" calcext:value-type="float">
            <text:p>6,193,892,795,090</text:p>
          </table:table-cell>
          <table:table-cell office:value-type="float" office:value="602.063918851286" calcext:value-type="float">
            <text:p>602.0639188513</text:p>
          </table:table-cell>
          <table:table-cell office:value-type="float" office:value="3.1652606192275" calcext:value-type="float">
            <text:p>3.1652606192</text:p>
          </table:table-cell>
          <table:table-cell office:value-type="float" office:value="16648.1000872781" calcext:value-type="float">
            <text:p>16648.10008727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2049.053092038" calcext:value-type="float">
            <text:p>482,049</text:p>
          </table:table-cell>
          <table:table-cell office:value-type="float" office:value="6726.82949670574" calcext:value-type="float">
            <text:p>6726.8294967057</text:p>
          </table:table-cell>
          <table:table-cell office:value-type="float" office:value="41747.9554254961" calcext:value-type="float">
            <text:p>41747.9554254961</text:p>
          </table:table-cell>
          <table:table-cell office:value-type="float" office:value="88620.2132932795" calcext:value-type="float">
            <text:p>88620.2132932795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table:style-name="ce1" office:value-type="float" office:value="7324415405675.04" calcext:value-type="float">
            <text:p>7,324,415,405,675</text:p>
          </table:table-cell>
          <table:table-cell office:value-type="float" office:value="602.063918851183" calcext:value-type="float">
            <text:p>602.0639188512</text:p>
          </table:table-cell>
          <table:table-cell office:value-type="float" office:value="3.03337475914049" calcext:value-type="float">
            <text:p>3.0333747591</text:p>
          </table:table-cell>
          <table:table-cell office:value-type="float" office:value="16648.2319731382" calcext:value-type="float">
            <text:p>16648.23197313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3307.2384109999" calcext:value-type="float">
            <text:p>63,307</text:p>
          </table:table-cell>
          <table:table-cell office:value-type="float" office:value="822.128693509264" calcext:value-type="float">
            <text:p>822.1286935093</text:p>
          </table:table-cell>
          <table:table-cell office:value-type="float" office:value="5059.48114957701" calcext:value-type="float">
            <text:p>5059.481149577</text:p>
          </table:table-cell>
          <table:table-cell office:value-type="float" office:value="11371.7194236623" calcext:value-type="float">
            <text:p>11371.7194236623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table:style-name="ce1" office:value-type="float" office:value="8667438414673.26" calcext:value-type="float">
            <text:p>8,667,438,414,673</text:p>
          </table:table-cell>
          <table:table-cell office:value-type="float" office:value="602.0639188511" calcext:value-type="float">
            <text:p>602.0639188511</text:p>
          </table:table-cell>
          <table:table-cell office:value-type="float" office:value="2.90698414324829" calcext:value-type="float">
            <text:p>2.9069841432</text:p>
          </table:table-cell>
          <table:table-cell office:value-type="float" office:value="16648.3583637542" calcext:value-type="float">
            <text:p>16648.35836375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271490.94102641" calcext:value-type="float">
            <text:p>2,271,491</text:p>
          </table:table-cell>
          <table:table-cell office:value-type="float" office:value="29498.33109984" calcext:value-type="float">
            <text:p>29498.33109984</text:p>
          </table:table-cell>
          <table:table-cell office:value-type="float" office:value="181536.359601513" calcext:value-type="float">
            <text:p>181536.359601513</text:p>
          </table:table-cell>
          <table:table-cell office:value-type="float" office:value="408022.183609492" calcext:value-type="float">
            <text:p>408022.183609492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table:style-name="ce1" office:value-type="float" office:value="10264010213435.5" calcext:value-type="float">
            <text:p>10,264,010,213,436</text:p>
          </table:table-cell>
          <table:table-cell office:value-type="float" office:value="602.063918851033" calcext:value-type="float">
            <text:p>602.063918851</text:p>
          </table:table-cell>
          <table:table-cell office:value-type="float" office:value="2.7858598030446" calcext:value-type="float">
            <text:p>2.785859803</text:p>
          </table:table-cell>
          <table:table-cell office:value-type="float" office:value="16648.4794880945" calcext:value-type="float">
            <text:p>16648.47948809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462790.1567395" calcext:value-type="float">
            <text:p>1,462,790</text:p>
          </table:table-cell>
          <table:table-cell office:value-type="float" office:value="18996.2757912609" calcext:value-type="float">
            <text:p>18996.2757912609</text:p>
          </table:table-cell>
          <table:table-cell office:value-type="float" office:value="116905.418867937" calcext:value-type="float">
            <text:p>116905.418867937</text:p>
          </table:table-cell>
          <table:table-cell office:value-type="float" office:value="262757.303203519" calcext:value-type="float">
            <text:p>262757.303203519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table:style-name="ce1" office:value-type="float" office:value="12163313498494" calcext:value-type="float">
            <text:p>12,163,313,498,494</text:p>
          </table:table-cell>
          <table:table-cell office:value-type="float" office:value="602.063918850978" calcext:value-type="float">
            <text:p>602.063918851</text:p>
          </table:table-cell>
          <table:table-cell office:value-type="float" office:value="2.66978231037692" calcext:value-type="float">
            <text:p>2.6697823104</text:p>
          </table:table-cell>
          <table:table-cell office:value-type="float" office:value="16648.5955655872" calcext:value-type="float">
            <text:p>16648.59556558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503039.477355241" calcext:value-type="float">
            <text:p>503,039</text:p>
          </table:table-cell>
          <table:table-cell office:value-type="float" office:value="6532.63668866321" calcext:value-type="float">
            <text:p>6532.6366886632</text:p>
          </table:table-cell>
          <table:table-cell office:value-type="float" office:value="40202.6500768936" calcext:value-type="float">
            <text:p>40202.6500768936</text:p>
          </table:table-cell>
          <table:table-cell office:value-type="float" office:value="90359.7114499245" calcext:value-type="float">
            <text:p>90359.7114499245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style-name="ce1" office:value-type="float" office:value="14424316370680.3" calcext:value-type="float">
            <text:p>14,424,316,370,680</text:p>
          </table:table-cell>
          <table:table-cell office:value-type="float" office:value="602.063918850934" calcext:value-type="float">
            <text:p>602.0639188509</text:p>
          </table:table-cell>
          <table:table-cell office:value-type="float" office:value="2.55854137993201" calcext:value-type="float">
            <text:p>2.5585413799</text:p>
          </table:table-cell>
          <table:table-cell office:value-type="float" office:value="16648.7068065177" calcext:value-type="float">
            <text:p>16648.70680651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6110.8464607229" calcext:value-type="float">
            <text:p>66,111</text:p>
          </table:table-cell>
          <table:table-cell office:value-type="float" office:value="800.227329475805" calcext:value-type="float">
            <text:p>800.2273294758</text:p>
          </table:table-cell>
          <table:table-cell office:value-type="float" office:value="4870.57079735826" calcext:value-type="float">
            <text:p>4870.5707973583</text:p>
          </table:table-cell>
          <table:table-cell office:value-type="float" office:value="11582.5311399145" calcext:value-type="float">
            <text:p>11582.531139914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style-name="ce1" office:value-type="float" office:value="17117766265312.3" calcext:value-type="float">
            <text:p>17,117,766,265,312</text:p>
          </table:table-cell>
          <table:table-cell office:value-type="float" office:value="602.063918850899" calcext:value-type="float">
            <text:p>602.0639188509</text:p>
          </table:table-cell>
          <table:table-cell office:value-type="float" office:value="2.45193548828426" calcext:value-type="float">
            <text:p>2.4519354883</text:p>
          </table:table-cell>
          <table:table-cell office:value-type="float" office:value="16648.8134124094" calcext:value-type="float">
            <text:p>16648.81341240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372085.60361128" calcext:value-type="float">
            <text:p>2,372,086</text:p>
          </table:table-cell>
          <table:table-cell office:value-type="float" office:value="28712.5007390975" calcext:value-type="float">
            <text:p>28712.5007390975</text:p>
          </table:table-cell>
          <table:table-cell office:value-type="float" office:value="174758.174918347" calcext:value-type="float">
            <text:p>174758.174918347</text:p>
          </table:table-cell>
          <table:table-cell office:value-type="float" office:value="415586.198653401" calcext:value-type="float">
            <text:p>415586.198653401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table:style-name="ce1" office:value-type="float" office:value="20328599447281" calcext:value-type="float">
            <text:p>20,328,599,447,281</text:p>
          </table:table-cell>
          <table:table-cell office:value-type="float" office:value="602.06391885087" calcext:value-type="float">
            <text:p>602.0639188509</text:p>
          </table:table-cell>
          <table:table-cell office:value-type="float" office:value="2.34977150881718" calcext:value-type="float">
            <text:p>2.3497715088</text:p>
          </table:table-cell>
          <table:table-cell office:value-type="float" office:value="16648.9155763889" calcext:value-type="float">
            <text:p>16648.91557638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27570.904746" calcext:value-type="float">
            <text:p>1,527,571</text:p>
          </table:table-cell>
          <table:table-cell office:value-type="float" office:value="18490.2183398313" calcext:value-type="float">
            <text:p>18490.2183398313</text:p>
          </table:table-cell>
          <table:table-cell office:value-type="float" office:value="112540.417160901" calcext:value-type="float">
            <text:p>112540.417160901</text:p>
          </table:table-cell>
          <table:table-cell office:value-type="float" office:value="267628.362361985" calcext:value-type="float">
            <text:p>267628.362361985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table:style-name="ce1" office:value-type="float" office:value="24158854555335" calcext:value-type="float">
            <text:p>24,158,854,555,335</text:p>
          </table:table-cell>
          <table:table-cell office:value-type="float" office:value="602.063918850847" calcext:value-type="float">
            <text:p>602.0639188508</text:p>
          </table:table-cell>
          <table:table-cell office:value-type="float" office:value="2.2518643618564" calcext:value-type="float">
            <text:p>2.2518643619</text:p>
          </table:table-cell>
          <table:table-cell office:value-type="float" office:value="16649.0134835359" calcext:value-type="float">
            <text:p>16649.01348353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25316.954045751" calcext:value-type="float">
            <text:p>525,317</text:p>
          </table:table-cell>
          <table:table-cell office:value-type="float" office:value="6358.60839437508" calcext:value-type="float">
            <text:p>6358.6083943751</text:p>
          </table:table-cell>
          <table:table-cell office:value-type="float" office:value="38701.5679379103" calcext:value-type="float">
            <text:p>38701.5679379103</text:p>
          </table:table-cell>
          <table:table-cell office:value-type="float" office:value="92034.8218831959" calcext:value-type="float">
            <text:p>92034.8218831959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table:style-name="ce1" office:value-type="float" office:value="28731197908490.5" calcext:value-type="float">
            <text:p>28,731,197,908,491</text:p>
          </table:table-cell>
          <table:table-cell office:value-type="float" office:value="602.063918850828" calcext:value-type="float">
            <text:p>602.0639188508</text:p>
          </table:table-cell>
          <table:table-cell office:value-type="float" office:value="2.15803667938047" calcext:value-type="float">
            <text:p>2.1580366794</text:p>
          </table:table-cell>
          <table:table-cell office:value-type="float" office:value="16649.1073112184" calcext:value-type="float">
            <text:p>16649.10731121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9087.6754168526" calcext:value-type="float">
            <text:p>69,088</text:p>
          </table:table-cell>
          <table:table-cell office:value-type="float" office:value="780.575668329143" calcext:value-type="float">
            <text:p>780.5756683291</text:p>
          </table:table-cell>
          <table:table-cell office:value-type="float" office:value="4687.28200699147" calcext:value-type="float">
            <text:p>4687.2820069915</text:p>
          </table:table-cell>
          <table:table-cell office:value-type="float" office:value="11785.471591428" calcext:value-type="float">
            <text:p>11785.471591428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table:style-name="ce1" office:value-type="float" office:value="34193191776889.6" calcext:value-type="float">
            <text:p>34,193,191,776,890</text:p>
          </table:table-cell>
          <table:table-cell office:value-type="float" office:value="602.063918850813" calcext:value-type="float">
            <text:p>602.0639188508</text:p>
          </table:table-cell>
          <table:table-cell office:value-type="float" office:value="2.06811848370201" calcext:value-type="float">
            <text:p>2.0681184837</text:p>
          </table:table-cell>
          <table:table-cell office:value-type="float" office:value="16649.1972294141" calcext:value-type="float">
            <text:p>16649.19722941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478895.50681595" calcext:value-type="float">
            <text:p>2,478,896</text:p>
          </table:table-cell>
          <table:table-cell office:value-type="float" office:value="28007.3906854736" calcext:value-type="float">
            <text:p>28007.3906854736</text:p>
          </table:table-cell>
          <table:table-cell office:value-type="float" office:value="168181.694292121" calcext:value-type="float">
            <text:p>168181.694292121</text:p>
          </table:table-cell>
          <table:table-cell office:value-type="float" office:value="422867.789333251" calcext:value-type="float">
            <text:p>422867.789333251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style-name="ce1" office:value-type="float" office:value="40722465531479.9" calcext:value-type="float">
            <text:p>40,722,465,531,480</text:p>
          </table:table-cell>
          <table:table-cell office:value-type="float" office:value="602.063918850801" calcext:value-type="float">
            <text:p>602.0639188508</text:p>
          </table:table-cell>
          <table:table-cell office:value-type="float" office:value="1.9819468795372" calcext:value-type="float">
            <text:p>1.9819468795</text:p>
          </table:table-cell>
          <table:table-cell office:value-type="float" office:value="16649.2834010182" calcext:value-type="float">
            <text:p>16649.28340101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96354.13087653" calcext:value-type="float">
            <text:p>1,596,354</text:p>
          </table:table-cell>
          <table:table-cell office:value-type="float" office:value="18036.142989043" calcext:value-type="float">
            <text:p>18036.142989043</text:p>
          </table:table-cell>
          <table:table-cell office:value-type="float" office:value="108305.308425805" calcext:value-type="float">
            <text:p>108305.308425805</text:p>
          </table:table-cell>
          <table:table-cell office:value-type="float" office:value="272317.546447869" calcext:value-type="float">
            <text:p>272317.546447869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table:style-name="ce1" office:value-type="float" office:value="48532984704569.6" calcext:value-type="float">
            <text:p>48,532,984,704,570</text:p>
          </table:table-cell>
          <table:table-cell office:value-type="float" office:value="602.063918850791" calcext:value-type="float">
            <text:p>602.0639188508</text:p>
          </table:table-cell>
          <table:table-cell office:value-type="float" office:value="1.8993657589056" calcext:value-type="float">
            <text:p>1.8993657589</text:p>
          </table:table-cell>
          <table:table-cell office:value-type="float" office:value="16649.3659821389" calcext:value-type="float">
            <text:p>16649.36598213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48970.844498936" calcext:value-type="float">
            <text:p>548,971</text:p>
          </table:table-cell>
          <table:table-cell office:value-type="float" office:value="6202.45624494471" calcext:value-type="float">
            <text:p>6202.4562449447</text:p>
          </table:table-cell>
          <table:table-cell office:value-type="float" office:value="37245.1547436939" calcext:value-type="float">
            <text:p>37245.1547436939</text:p>
          </table:table-cell>
          <table:table-cell office:value-type="float" office:value="93647.3872268427" calcext:value-type="float">
            <text:p>93647.3872268427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table:style-name="ce1" office:value-type="float" office:value="57882655972342" calcext:value-type="float">
            <text:p>57,882,655,972,342</text:p>
          </table:table-cell>
          <table:table-cell office:value-type="float" office:value="602.063918850783" calcext:value-type="float">
            <text:p>602.0639188508</text:p>
          </table:table-cell>
          <table:table-cell office:value-type="float" office:value="1.82022551832593" calcext:value-type="float">
            <text:p>1.8202255183</text:p>
          </table:table-cell>
          <table:table-cell office:value-type="float" office:value="16649.4451223795" calcext:value-type="float">
            <text:p>16649.44512237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2249.8511560905" calcext:value-type="float">
            <text:p>72,250</text:p>
          </table:table-cell>
          <table:table-cell office:value-type="float" office:value="762.922841639386" calcext:value-type="float">
            <text:p>762.9228416394</text:p>
          </table:table-cell>
          <table:table-cell office:value-type="float" office:value="4509.63141516082" calcext:value-type="float">
            <text:p>4509.6314151608</text:p>
          </table:table-cell>
          <table:table-cell office:value-type="float" office:value="11980.7750099484" calcext:value-type="float">
            <text:p>11980.7750099484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table:style-name="ce1" office:value-type="float" office:value="69082558703286.4" calcext:value-type="float">
            <text:p>69,082,558,703,287</text:p>
          </table:table-cell>
          <table:table-cell office:value-type="float" office:value="602.063918850777" calcext:value-type="float">
            <text:p>602.0639188508</text:p>
          </table:table-cell>
          <table:table-cell office:value-type="float" office:value="1.74438278779525" calcext:value-type="float">
            <text:p>1.7443827878</text:p>
          </table:table-cell>
          <table:table-cell office:value-type="float" office:value="16649.52096511" calcext:value-type="float">
            <text:p>16649.520965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592355.73231149" calcext:value-type="float">
            <text:p>2,592,356</text:p>
          </table:table-cell>
          <table:table-cell office:value-type="float" office:value="27373.9996718114" calcext:value-type="float">
            <text:p>27373.9996718114</text:p>
          </table:table-cell>
          <table:table-cell office:value-type="float" office:value="161807.514654217" calcext:value-type="float">
            <text:p>161807.514654217</text:p>
          </table:table-cell>
          <table:table-cell office:value-type="float" office:value="429875.359984817" calcext:value-type="float">
            <text:p>429875.359984817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table:style-name="ce1" office:value-type="float" office:value="82508158211680" calcext:value-type="float">
            <text:p>82,508,158,211,680</text:p>
          </table:table-cell>
          <table:table-cell office:value-type="float" office:value="602.063918850771" calcext:value-type="float">
            <text:p>602.0639188508</text:p>
          </table:table-cell>
          <table:table-cell office:value-type="float" office:value="1.67170017106072" calcext:value-type="float">
            <text:p>1.6717001711</text:p>
          </table:table-cell>
          <table:table-cell office:value-type="float" office:value="16649.5936477267" calcext:value-type="float">
            <text:p>16649.59364772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669420.0181485" calcext:value-type="float">
            <text:p>1,669,420</text:p>
          </table:table-cell>
          <table:table-cell office:value-type="float" office:value="17628.2531210193" calcext:value-type="float">
            <text:p>17628.2531210193</text:p>
          </table:table-cell>
          <table:table-cell office:value-type="float" office:value="104200.477073318" calcext:value-type="float">
            <text:p>104200.477073318</text:p>
          </table:table-cell>
          <table:table-cell office:value-type="float" office:value="276830.267668379" calcext:value-type="float">
            <text:p>276830.267668379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74097.500961891" calcext:value-type="float">
            <text:p>574,098</text:p>
          </table:table-cell>
          <table:table-cell office:value-type="float" office:value="6062.18683919038" calcext:value-type="float">
            <text:p>6062.1868391904</text:p>
          </table:table-cell>
          <table:table-cell office:value-type="float" office:value="35833.5426893793" calcext:value-type="float">
            <text:p>35833.5426893793</text:p>
          </table:table-cell>
          <table:table-cell office:value-type="float" office:value="95199.2686869117" calcext:value-type="float">
            <text:p>95199.268686911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5610.4542275855" calcext:value-type="float">
            <text:p>75,610</text:p>
          </table:table-cell>
          <table:table-cell office:value-type="float" office:value="747.049679478229" calcext:value-type="float">
            <text:p>747.0496794782</text:p>
          </table:table-cell>
          <table:table-cell office:value-type="float" office:value="4337.60326685374" calcext:value-type="float">
            <text:p>4337.6032668537</text:p>
          </table:table-cell>
          <table:table-cell office:value-type="float" office:value="12168.6763204166" calcext:value-type="float">
            <text:p>12168.6763204166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712935.61582699" calcext:value-type="float">
            <text:p>2,712,936</text:p>
          </table:table-cell>
          <table:table-cell office:value-type="float" office:value="26804.4637868241" calcext:value-type="float">
            <text:p>26804.4637868241</text:p>
          </table:table-cell>
          <table:table-cell office:value-type="float" office:value="155635.07070801" calcext:value-type="float">
            <text:p>155635.07070801</text:p>
          </table:table-cell>
          <table:table-cell office:value-type="float" office:value="436617.339816012" calcext:value-type="float">
            <text:p>436617.33981601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747070.8084385" calcext:value-type="float">
            <text:p>1,747,071</text:p>
          </table:table-cell>
          <table:table-cell office:value-type="float" office:value="17261.4845500239" calcext:value-type="float">
            <text:p>17261.4845500239</text:p>
          </table:table-cell>
          <table:table-cell office:value-type="float" office:value="100225.559064858" calcext:value-type="float">
            <text:p>100225.559064858</text:p>
          </table:table-cell>
          <table:table-cell office:value-type="float" office:value="281171.954247834" calcext:value-type="float">
            <text:p>281171.954247834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600800.86151141" calcext:value-type="float">
            <text:p>600,801</text:p>
          </table:table-cell>
          <table:table-cell office:value-type="float" office:value="5936.05865230463" calcext:value-type="float">
            <text:p>5936.0586523046</text:p>
          </table:table-cell>
          <table:table-cell office:value-type="float" office:value="34466.6065855964" calcext:value-type="float">
            <text:p>34466.6065855964</text:p>
          </table:table-cell>
          <table:table-cell office:value-type="float" office:value="96692.3329775803" calcext:value-type="float">
            <text:p>96692.332977580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9183.6015926754" calcext:value-type="float">
            <text:p>79,184</text:p>
          </table:table-cell>
          <table:table-cell office:value-type="float" office:value="732.764154369876" calcext:value-type="float">
            <text:p>732.7641543699</text:p>
          </table:table-cell>
          <table:table-cell office:value-type="float" office:value="4171.15532106398" calcext:value-type="float">
            <text:p>4171.155321064</text:p>
          </table:table-cell>
          <table:table-cell office:value-type="float" office:value="12349.4097913147" calcext:value-type="float">
            <text:p>12349.409791314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41141.68000659" calcext:value-type="float">
            <text:p>2,841,142</text:p>
          </table:table-cell>
          <table:table-cell office:value-type="float" office:value="26291.8930020939" calcext:value-type="float">
            <text:p>26291.8930020939</text:p>
          </table:table-cell>
          <table:table-cell office:value-type="float" office:value="149662.846828028" calcext:value-type="float">
            <text:p>149662.846828028</text:p>
          </table:table-cell>
          <table:table-cell office:value-type="float" office:value="443102.134480724" calcext:value-type="float">
            <text:p>443102.13448072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829632.69117772" calcext:value-type="float">
            <text:p>1,829,633</text:p>
          </table:table-cell>
          <table:table-cell office:value-type="float" office:value="16931.4002494469" calcext:value-type="float">
            <text:p>16931.4002494469</text:p>
          </table:table-cell>
          <table:table-cell office:value-type="float" office:value="96379.5783709909" calcext:value-type="float">
            <text:p>96379.5783709909</text:p>
          </table:table-cell>
          <table:table-cell office:value-type="float" office:value="285348.019242279" calcext:value-type="float">
            <text:p>285348.019242279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29193.09955817" calcext:value-type="float">
            <text:p>629,193</text:p>
          </table:table-cell>
          <table:table-cell office:value-type="float" office:value="5822.5458334766" calcext:value-type="float">
            <text:p>5822.5458334766</text:p>
          </table:table-cell>
          <table:table-cell office:value-type="float" office:value="33144.0107852023" calcext:value-type="float">
            <text:p>33144.0107852023</text:p>
          </table:table-cell>
          <table:table-cell office:value-type="float" office:value="98128.4415968024" calcext:value-type="float">
            <text:p>98128.441596802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2984.5359054035" calcext:value-type="float">
            <text:p>82,985</text:p>
          </table:table-cell>
          <table:table-cell office:value-type="float" office:value="719.897546313614" calcext:value-type="float">
            <text:p>719.8975463136</text:p>
          </table:table-cell>
          <table:table-cell office:value-type="float" office:value="4010.22378935219" calcext:value-type="float">
            <text:p>4010.2237893522</text:p>
          </table:table-cell>
          <table:table-cell office:value-type="float" office:value="12523.2079310828" calcext:value-type="float">
            <text:p>12523.207931082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977520.83783285" calcext:value-type="float">
            <text:p>2,977,521</text:p>
          </table:table-cell>
          <table:table-cell office:value-type="float" office:value="25830.233571433" calcext:value-type="float">
            <text:p>25830.233571433</text:p>
          </table:table-cell>
          <table:table-cell office:value-type="float" office:value="143888.554257633" calcext:value-type="float">
            <text:p>143888.554257633</text:p>
          </table:table-cell>
          <table:table-cell office:value-type="float" office:value="449338.086481779" calcext:value-type="float">
            <text:p>449338.08648177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917457.86628607" calcext:value-type="float">
            <text:p>1,917,458</text:p>
          </table:table-cell>
          <table:table-cell office:value-type="float" office:value="16634.1017400232" calcext:value-type="float">
            <text:p>16634.1017400232</text:p>
          </table:table-cell>
          <table:table-cell office:value-type="float" office:value="92661.0610828302" calcext:value-type="float">
            <text:p>92661.0610828302</text:p>
          </table:table-cell>
          <table:table-cell office:value-type="float" office:value="289363.835039863" calcext:value-type="float">
            <text:p>289363.8350398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659395.333269949" calcext:value-type="float">
            <text:p>659,395</text:p>
          </table:table-cell>
          <table:table-cell office:value-type="float" office:value="5720.30773315169" calcext:value-type="float">
            <text:p>5720.3077331517</text:p>
          </table:table-cell>
          <table:table-cell office:value-type="float" office:value="31865.2484250958" calcext:value-type="float">
            <text:p>31865.2484250958</text:p>
          </table:table-cell>
          <table:table-cell office:value-type="float" office:value="99509.4420572338" calcext:value-type="float">
            <text:p>99509.442057233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7029.7230743125" calcext:value-type="float">
            <text:p>87,030</text:p>
          </table:table-cell>
          <table:table-cell office:value-type="float" office:value="708.30120798488" calcext:value-type="float">
            <text:p>708.3012079849</text:p>
          </table:table-cell>
          <table:table-cell office:value-type="float" office:value="3854.72746845451" calcext:value-type="float">
            <text:p>3854.7274684545</text:p>
          </table:table-cell>
          <table:table-cell office:value-type="float" office:value="12690.3005903092" calcext:value-type="float">
            <text:p>12690.300590309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122663.89318585" calcext:value-type="float">
            <text:p>3,122,664</text:p>
          </table:table-cell>
          <table:table-cell office:value-type="float" office:value="25414.1519649066" calcext:value-type="float">
            <text:p>25414.1519649066</text:p>
          </table:table-cell>
          <table:table-cell office:value-type="float" office:value="138309.279388796" calcext:value-type="float">
            <text:p>138309.279388796</text:p>
          </table:table-cell>
          <table:table-cell office:value-type="float" office:value="455333.442957144" calcext:value-type="float">
            <text:p>455333.44295714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010926.79845514" calcext:value-type="float">
            <text:p>2,010,927</text:p>
          </table:table-cell>
          <table:table-cell office:value-type="float" office:value="16366.1543458979" calcext:value-type="float">
            <text:p>16366.1543458979</text:p>
          </table:table-cell>
          <table:table-cell office:value-type="float" office:value="89068.1309009505" calcext:value-type="float">
            <text:p>89068.1309009505</text:p>
          </table:table-cell>
          <table:table-cell office:value-type="float" office:value="293224.712615868" calcext:value-type="float">
            <text:p>293224.71261586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91538.400797888" calcext:value-type="float">
            <text:p>691,538</text:p>
          </table:table-cell>
          <table:table-cell office:value-type="float" office:value="5628.16319931103" calcext:value-type="float">
            <text:p>5628.163199311</text:p>
          </table:table-cell>
          <table:table-cell office:value-type="float" office:value="30629.6742639357" calcext:value-type="float">
            <text:p>30629.6742639357</text:p>
          </table:table-cell>
          <table:table-cell office:value-type="float" office:value="100837.160752235" calcext:value-type="float">
            <text:p>100837.16075223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1336.9589229235" calcext:value-type="float">
            <text:p>91,337</text:p>
          </table:table-cell>
          <table:table-cell office:value-type="float" office:value="697.843830040959" calcext:value-type="float">
            <text:p>697.843830041</text:p>
          </table:table-cell>
          <table:table-cell office:value-type="float" office:value="3704.57120059458" calcext:value-type="float">
            <text:p>3704.5712005946</text:p>
          </table:table-cell>
          <table:table-cell office:value-type="float" office:value="12850.914236113" calcext:value-type="float">
            <text:p>12850.91423611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277209.36786705" calcext:value-type="float">
            <text:p>3,277,209</text:p>
          </table:table-cell>
          <table:table-cell office:value-type="float" office:value="25038.9367468254" calcext:value-type="float">
            <text:p>25038.9367468254</text:p>
          </table:table-cell>
          <table:table-cell office:value-type="float" office:value="132921.607919574" calcext:value-type="float">
            <text:p>132921.607919574</text:p>
          </table:table-cell>
          <table:table-cell office:value-type="float" office:value="461096.329644447" calcext:value-type="float">
            <text:p>461096.32964444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110450.68166735" calcext:value-type="float">
            <text:p>2,110,451</text:p>
          </table:table-cell>
          <table:table-cell office:value-type="float" office:value="16124.5240062144" calcext:value-type="float">
            <text:p>16124.5240062144</text:p>
          </table:table-cell>
          <table:table-cell office:value-type="float" office:value="85598.5890900717" calcext:value-type="float">
            <text:p>85598.5890900717</text:p>
          </table:table-cell>
          <table:table-cell office:value-type="float" office:value="296935.884766431" calcext:value-type="float">
            <text:p>296935.884766431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725763.707800927" calcext:value-type="float">
            <text:p>725,764</text:p>
          </table:table-cell>
          <table:table-cell office:value-type="float" office:value="5545.0688475836" calcext:value-type="float">
            <text:p>5545.0688475836</text:p>
          </table:table-cell>
          <table:table-cell office:value-type="float" office:value="29436.5321777893" calcext:value-type="float">
            <text:p>29436.5321777893</text:p>
          </table:table-cell>
          <table:table-cell office:value-type="float" office:value="102113.397190108" calcext:value-type="float">
            <text:p>102113.39719010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5925.4858516163" calcext:value-type="float">
            <text:p>95,925</text:p>
          </table:table-cell>
          <table:table-cell office:value-type="float" office:value="688.409123714032" calcext:value-type="float">
            <text:p>688.409123714</text:p>
          </table:table-cell>
          <table:table-cell office:value-type="float" office:value="3559.64877232855" calcext:value-type="float">
            <text:p>3559.6487723286</text:p>
          </table:table-cell>
          <table:table-cell office:value-type="float" office:value="13005.271370706" calcext:value-type="float">
            <text:p>13005.271370706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441847.68747776" calcext:value-type="float">
            <text:p>3,441,848</text:p>
          </table:table-cell>
          <table:table-cell office:value-type="float" office:value="24700.415426187" calcext:value-type="float">
            <text:p>24700.415426187</text:p>
          </table:table-cell>
          <table:table-cell office:value-type="float" office:value="127721.728865923" calcext:value-type="float">
            <text:p>127721.728865923</text:p>
          </table:table-cell>
          <table:table-cell office:value-type="float" office:value="466634.730018736" calcext:value-type="float">
            <text:p>466634.730018736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16474.13480948" calcext:value-type="float">
            <text:p>2,216,474</text:p>
          </table:table-cell>
          <table:table-cell office:value-type="float" office:value="15906.5237286291" calcext:value-type="float">
            <text:p>15906.5237286291</text:p>
          </table:table-cell>
          <table:table-cell office:value-type="float" office:value="82249.9814603711" calcext:value-type="float">
            <text:p>82249.9814603711</text:p>
          </table:table-cell>
          <table:table-cell office:value-type="float" office:value="300502.492673716" calcext:value-type="float">
            <text:p>300502.492673716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762224.154441402" calcext:value-type="float">
            <text:p>762,224</text:p>
          </table:table-cell>
          <table:table-cell office:value-type="float" office:value="5470.10064712466" calcext:value-type="float">
            <text:p>5470.1006471247</text:p>
          </table:table-cell>
          <table:table-cell office:value-type="float" office:value="28284.9781943615" calcext:value-type="float">
            <text:p>28284.9781943615</text:p>
          </table:table-cell>
          <table:table-cell office:value-type="float" office:value="103339.919373995" calcext:value-type="float">
            <text:p>103339.91937399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816.120498284" calcext:value-type="float">
            <text:p>100,816</text:p>
          </table:table-cell>
          <table:table-cell office:value-type="float" office:value="679.893852136715" calcext:value-type="float">
            <text:p>679.8938521367</text:p>
          </table:table-cell>
          <table:table-cell office:value-type="float" office:value="3419.84534387229" calcext:value-type="float">
            <text:p>3419.8453438723</text:p>
          </table:table-cell>
          <table:table-cell office:value-type="float" office:value="13153.5900707396" calcext:value-type="float">
            <text:p>13153.590070739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617325.76193828" calcext:value-type="float">
            <text:p>3,617,326</text:p>
          </table:table-cell>
          <table:table-cell office:value-type="float" office:value="24394.8838197902" calcext:value-type="float">
            <text:p>24394.8838197902</text:p>
          </table:table-cell>
          <table:table-cell office:value-type="float" office:value="122705.521726999" calcext:value-type="float">
            <text:p>122705.521726999</text:p>
          </table:table-cell>
          <table:table-cell office:value-type="float" office:value="471956.468764057" calcext:value-type="float">
            <text:p>471956.46876405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329478.15142618" calcext:value-type="float">
            <text:p>2,329,478</text:p>
          </table:table-cell>
          <table:table-cell office:value-type="float" office:value="15709.7681007119" calcext:value-type="float">
            <text:p>15709.7681007119</text:p>
          </table:table-cell>
          <table:table-cell office:value-type="float" office:value="79019.6545000229" calcext:value-type="float">
            <text:p>79019.6545000229</text:p>
          </table:table-cell>
          <table:table-cell office:value-type="float" office:value="303929.575261982" calcext:value-type="float">
            <text:p>303929.57526198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801085.14977693" calcext:value-type="float">
            <text:p>801,085</text:p>
          </table:table-cell>
          <table:table-cell office:value-type="float" office:value="5402.43827752354" calcext:value-type="float">
            <text:p>5402.4382775235</text:p>
          </table:table-cell>
          <table:table-cell office:value-type="float" office:value="27174.0997964359" calcext:value-type="float">
            <text:p>27174.0997964359</text:p>
          </table:table-cell>
          <table:table-cell office:value-type="float" office:value="104518.460141522" calcext:value-type="float">
            <text:p>104518.46014152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6031.39350022" calcext:value-type="float">
            <text:p>106,031</text:p>
          </table:table-cell>
          <table:table-cell office:value-type="float" office:value="672.206153612775" calcext:value-type="float">
            <text:p>672.2061536128</text:p>
          </table:table-cell>
          <table:table-cell office:value-type="float" office:value="3285.03948526161" calcext:value-type="float">
            <text:p>3285.0394852616</text:p>
          </table:table-cell>
          <table:table-cell office:value-type="float" office:value="13296.0836278742" calcext:value-type="float">
            <text:p>13296.083627874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804452.00020456" calcext:value-type="float">
            <text:p>3,804,452</text:p>
          </table:table-cell>
          <table:table-cell office:value-type="float" office:value="24119.0458904669" calcext:value-type="float">
            <text:p>24119.0458904669</text:p>
          </table:table-cell>
          <table:table-cell office:value-type="float" office:value="117868.629543462" calcext:value-type="float">
            <text:p>117868.629543462</text:p>
          </table:table-cell>
          <table:table-cell office:value-type="float" office:value="477069.198876917" calcext:value-type="float">
            <text:p>477069.198876917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449983.32908712" calcext:value-type="float">
            <text:p>2,449,983</text:p>
          </table:table-cell>
          <table:table-cell office:value-type="float" office:value="15532.1345470921" calcext:value-type="float">
            <text:p>15532.1345470921</text:p>
          </table:table-cell>
          <table:table-cell office:value-type="float" office:value="75904.8024231352" calcext:value-type="float">
            <text:p>75904.8024231352</text:p>
          </table:table-cell>
          <table:table-cell office:value-type="float" office:value="307222.060892489" calcext:value-type="float">
            <text:p>307222.06089248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42525.722308726" calcext:value-type="float">
            <text:p>842,526</text:p>
          </table:table-cell>
          <table:table-cell office:value-type="float" office:value="5341.35180550843" calcext:value-type="float">
            <text:p>5341.3518055084</text:p>
          </table:table-cell>
          <table:table-cell office:value-type="float" office:value="26102.9321012082" calcext:value-type="float">
            <text:p>26102.9321012082</text:p>
          </table:table-cell>
          <table:table-cell office:value-type="float" office:value="105650.714308765" calcext:value-type="float">
            <text:p>105650.71430876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1595.702576417" calcext:value-type="float">
            <text:p>111,596</text:p>
          </table:table-cell>
          <table:table-cell office:value-type="float" office:value="665.26410974649" calcext:value-type="float">
            <text:p>665.2641097465</text:p>
          </table:table-cell>
          <table:table-cell office:value-type="float" office:value="3155.10488281364" calcext:value-type="float">
            <text:p>3155.1048828137</text:p>
          </table:table-cell>
          <table:table-cell office:value-type="float" office:value="13432.9602741884" calcext:value-type="float">
            <text:p>13432.960274188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004101.80292692" calcext:value-type="float">
            <text:p>4,004,102</text:p>
          </table:table-cell>
          <table:table-cell office:value-type="float" office:value="23869.9623709473" calcext:value-type="float">
            <text:p>23869.9623709473</text:p>
          </table:table-cell>
          <table:table-cell office:value-type="float" office:value="113206.520126048" calcext:value-type="float">
            <text:p>113206.520126048</text:p>
          </table:table-cell>
          <table:table-cell office:value-type="float" office:value="481980.391813851" calcext:value-type="float">
            <text:p>481980.39181385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578553.40653823" calcext:value-type="float">
            <text:p>2,578,553</text:p>
          </table:table-cell>
          <table:table-cell office:value-type="float" office:value="15371.7302443593" calcext:value-type="float">
            <text:p>15371.7302443593</text:p>
          </table:table-cell>
          <table:table-cell office:value-type="float" office:value="72902.5065996024" calcext:value-type="float">
            <text:p>72902.5065996024</text:p>
          </table:table-cell>
          <table:table-cell office:value-type="float" office:value="310384.761018755" calcext:value-type="float">
            <text:p>310384.76101875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886739.736373934" calcext:value-type="float">
            <text:p>886,740</text:p>
          </table:table-cell>
          <table:table-cell office:value-type="float" office:value="5286.19030729867" calcext:value-type="float">
            <text:p>5286.1903072987</text:p>
          </table:table-cell>
          <table:table-cell office:value-type="float" office:value="25070.4714198333" calcext:value-type="float">
            <text:p>25070.4714198333</text:p>
          </table:table-cell>
          <table:table-cell office:value-type="float" office:value="106738.336488349" calcext:value-type="float">
            <text:p>106738.336488349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7535.480279142" calcext:value-type="float">
            <text:p>117,535</text:p>
          </table:table-cell>
          <table:table-cell office:value-type="float" office:value="658.99451933974" calcext:value-type="float">
            <text:p>658.9945193397</text:p>
          </table:table-cell>
          <table:table-cell office:value-type="float" office:value="3029.91176871812" calcext:value-type="float">
            <text:p>3029.9117687181</text:p>
          </table:table-cell>
          <table:table-cell office:value-type="float" office:value="13564.4229786907" calcext:value-type="float">
            <text:p>13564.4229786907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217223.58144863" calcext:value-type="float">
            <text:p>4,217,224</text:p>
          </table:table-cell>
          <table:table-cell office:value-type="float" office:value="23645.0067707611" calcext:value-type="float">
            <text:p>23645.0067707611</text:p>
          </table:table-cell>
          <table:table-cell office:value-type="float" office:value="108714.537349913" calcext:value-type="float">
            <text:p>108714.537349913</text:p>
          </table:table-cell>
          <table:table-cell office:value-type="float" office:value="486697.330190171" calcext:value-type="float">
            <text:p>486697.3301901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715799.13980429" calcext:value-type="float">
            <text:p>2,715,799</text:p>
          </table:table-cell>
          <table:table-cell office:value-type="float" office:value="15226.8637904754" calcext:value-type="float">
            <text:p>15226.8637904754</text:p>
          </table:table-cell>
          <table:table-cell office:value-type="float" office:value="70009.7685875353" calcext:value-type="float">
            <text:p>70009.7685875353</text:p>
          </table:table-cell>
          <table:table-cell office:value-type="float" office:value="313422.365484706" calcext:value-type="float">
            <text:p>313422.365484706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33937.225100056" calcext:value-type="float">
            <text:p>933,937</text:p>
          </table:table-cell>
          <table:table-cell office:value-type="float" office:value="5236.3721259879" calcext:value-type="float">
            <text:p>5236.3721259879</text:p>
          </table:table-cell>
          <table:table-cell office:value-type="float" office:value="24075.6866169608" calcext:value-type="float">
            <text:p>24075.6866169608</text:p>
          </table:table-cell>
          <table:table-cell office:value-type="float" office:value="107782.939472533" calcext:value-type="float">
            <text:p>107782.93947253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3879.377907823" calcext:value-type="float">
            <text:p>123,879</text:p>
          </table:table-cell>
          <table:table-cell office:value-type="float" office:value="653.331845558372" calcext:value-type="float">
            <text:p>653.3318455584</text:p>
          </table:table-cell>
          <table:table-cell office:value-type="float" office:value="2909.32811779293" calcext:value-type="float">
            <text:p>2909.3281177929</text:p>
          </table:table-cell>
          <table:table-cell office:value-type="float" office:value="13690.6693033973" calcext:value-type="float">
            <text:p>13690.669303397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444845.35671538" calcext:value-type="float">
            <text:p>4,444,845</text:p>
          </table:table-cell>
          <table:table-cell office:value-type="float" office:value="23441.8276001131" calcext:value-type="float">
            <text:p>23441.8276001131</text:p>
          </table:table-cell>
          <table:table-cell office:value-type="float" office:value="104387.944094743" calcext:value-type="float">
            <text:p>104387.944094743</text:p>
          </table:table-cell>
          <table:table-cell office:value-type="float" office:value="491227.102615989" calcext:value-type="float">
            <text:p>491227.102615989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862382.55174134" calcext:value-type="float">
            <text:p>2,862,383</text:p>
          </table:table-cell>
          <table:table-cell office:value-type="float" office:value="15096.020877783" calcext:value-type="float">
            <text:p>15096.020877783</text:p>
          </table:table-cell>
          <table:table-cell office:value-type="float" office:value="67223.5377857439" calcext:value-type="float">
            <text:p>67223.5377857439</text:p>
          </table:table-cell>
          <table:table-cell office:value-type="float" office:value="316339.43919919" calcext:value-type="float">
            <text:p>316339.43919919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984345.851785186" calcext:value-type="float">
            <text:p>984,346</text:p>
          </table:table-cell>
          <table:table-cell office:value-type="float" office:value="5191.37650572535" calcext:value-type="float">
            <text:p>5191.3765057254</text:p>
          </table:table-cell>
          <table:table-cell office:value-type="float" office:value="23117.5286201581" calcext:value-type="float">
            <text:p>23117.5286201581</text:p>
          </table:table-cell>
          <table:table-cell office:value-type="float" office:value="108786.093089598" calcext:value-type="float">
            <text:p>108786.09308959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30658.46723864" calcext:value-type="float">
            <text:p>130,658</text:p>
          </table:table-cell>
          <table:table-cell office:value-type="float" office:value="648.217309308854" calcext:value-type="float">
            <text:p>648.2173093089</text:p>
          </table:table-cell>
          <table:table-cell office:value-type="float" office:value="2793.22064816463" calcext:value-type="float">
            <text:p>2793.2206481646</text:p>
          </table:table-cell>
          <table:table-cell office:value-type="float" office:value="13811.8913092751" calcext:value-type="float">
            <text:p>13811.891309275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688081.9974197" calcext:value-type="float">
            <text:p>4,688,082</text:p>
          </table:table-cell>
          <table:table-cell office:value-type="float" office:value="23258.3158398479" calcext:value-type="float">
            <text:p>23258.3158398479</text:p>
          </table:table-cell>
          <table:table-cell office:value-type="float" office:value="100221.958149598" calcext:value-type="float">
            <text:p>100221.958149598</text:p>
          </table:table-cell>
          <table:table-cell office:value-type="float" office:value="495576.6003214" calcext:value-type="float">
            <text:p>495576.600321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019021.59324238" calcext:value-type="float">
            <text:p>3,019,022</text:p>
          </table:table-cell>
          <table:table-cell office:value-type="float" office:value="14977.8433443782" calcext:value-type="float">
            <text:p>14977.8433443782</text:p>
          </table:table-cell>
          <table:table-cell office:value-type="float" office:value="64540.7345556682" calcext:value-type="float">
            <text:p>64540.7345556682</text:p>
          </table:table-cell>
          <table:table-cell office:value-type="float" office:value="319140.41996267" calcext:value-type="float">
            <text:p>319140.41996267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038212.51284185" calcext:value-type="float">
            <text:p>1,038,213</text:p>
          </table:table-cell>
          <table:table-cell office:value-type="float" office:value="5150.73638768436" calcext:value-type="float">
            <text:p>5150.7363876844</text:p>
          </table:table-cell>
          <table:table-cell office:value-type="float" office:value="22194.93837132" calcext:value-type="float">
            <text:p>22194.93837132</text:p>
          </table:table-cell>
          <table:table-cell office:value-type="float" office:value="109749.323456477" calcext:value-type="float">
            <text:p>109749.32345647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7906.46190162" calcext:value-type="float">
            <text:p>137,906</text:p>
          </table:table-cell>
          <table:table-cell office:value-type="float" office:value="643.598106259065" calcext:value-type="float">
            <text:p>643.5981062591</text:p>
          </table:table-cell>
          <table:table-cell office:value-type="float" office:value="2681.45565660982" calcext:value-type="float">
            <text:p>2681.4556566098</text:p>
          </table:table-cell>
          <table:table-cell office:value-type="float" office:value="13928.2755038797" calcext:value-type="float">
            <text:p>13928.275503879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948143.16310636" calcext:value-type="float">
            <text:p>4,948,143</text:p>
          </table:table-cell>
          <table:table-cell office:value-type="float" office:value="23092.5768478192" calcext:value-type="float">
            <text:p>23092.5768478192</text:p>
          </table:table-cell>
          <table:table-cell office:value-type="float" office:value="96211.7821853197" calcext:value-type="float">
            <text:p>96211.7821853197</text:p>
          </table:table-cell>
          <table:table-cell office:value-type="float" office:value="499752.515277707" calcext:value-type="float">
            <text:p>499752.51527770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186495.25842229" calcext:value-type="float">
            <text:p>3,186,495</text:p>
          </table:table-cell>
          <table:table-cell office:value-type="float" office:value="14871.1110824313" calcext:value-type="float">
            <text:p>14871.1110824313</text:p>
          </table:table-cell>
          <table:table-cell office:value-type="float" office:value="61958.2695229486" calcext:value-type="float">
            <text:p>61958.2695229486</text:p>
          </table:table-cell>
          <table:table-cell office:value-type="float" office:value="321829.617257337" calcext:value-type="float">
            <text:p>321829.61725733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095805.09685995" calcext:value-type="float">
            <text:p>1,095,805</text:p>
          </table:table-cell>
          <table:table-cell office:value-type="float" office:value="5114.03218850767" calcext:value-type="float">
            <text:p>5114.0321885077</text:p>
          </table:table-cell>
          <table:table-cell office:value-type="float" office:value="21306.8534642934" calcext:value-type="float">
            <text:p>21306.8534642934</text:p>
          </table:table-cell>
          <table:table-cell office:value-type="float" office:value="110674.11256268" calcext:value-type="float">
            <text:p>110674.1125626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5659.960435648" calcext:value-type="float">
            <text:p>145,660</text:p>
          </table:table-cell>
          <table:table-cell office:value-type="float" office:value="639.426728652609" calcext:value-type="float">
            <text:p>639.4267286526</text:p>
          </table:table-cell>
          <table:table-cell office:value-type="float" office:value="2573.89971429705" calcext:value-type="float">
            <text:p>2573.8997142971</text:p>
          </table:table-cell>
          <table:table-cell office:value-type="float" office:value="14040.0028237989" calcext:value-type="float">
            <text:p>14040.002823798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226342.0250906" calcext:value-type="float">
            <text:p>5,226,342</text:p>
          </table:table-cell>
          <table:table-cell office:value-type="float" office:value="22942.9060252957" calcext:value-type="float">
            <text:p>22942.9060252957</text:p>
          </table:table-cell>
          <table:table-cell office:value-type="float" office:value="92352.6287180509" calcext:value-type="float">
            <text:p>92352.6287180509</text:p>
          </table:table-cell>
          <table:table-cell office:value-type="float" office:value="503761.339567499" calcext:value-type="float">
            <text:p>503761.33956749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3365649.20069721" calcext:value-type="float">
            <text:p>3,365,649</text:p>
          </table:table-cell>
          <table:table-cell office:value-type="float" office:value="14774.7263678881" calcext:value-type="float">
            <text:p>14774.7263678881</text:p>
          </table:table-cell>
          <table:table-cell office:value-type="float" office:value="59473.0596533829" calcext:value-type="float">
            <text:p>59473.0596533829</text:p>
          </table:table-cell>
          <table:table-cell office:value-type="float" office:value="324411.211841446" calcext:value-type="float">
            <text:p>324411.211841446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157414.41592249" calcext:value-type="float">
            <text:p>1,157,414</text:p>
          </table:table-cell>
          <table:table-cell office:value-type="float" office:value="5080.88641144218" calcext:value-type="float">
            <text:p>5080.8864114422</text:p>
          </table:table-cell>
          <table:table-cell office:value-type="float" office:value="20452.2136732444" calcext:value-type="float">
            <text:p>20452.2136732444</text:p>
          </table:table-cell>
          <table:table-cell office:value-type="float" office:value="111561.898130795" calcext:value-type="float">
            <text:p>111561.89813079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3958.713273001" calcext:value-type="float">
            <text:p>153,959</text:p>
          </table:table-cell>
          <table:table-cell office:value-type="float" office:value="635.660376143142" calcext:value-type="float">
            <text:p>635.6603761431</text:p>
          </table:table-cell>
          <table:table-cell office:value-type="float" office:value="2470.42024451951" calcext:value-type="float">
            <text:p>2470.4202445195</text:p>
          </table:table-cell>
          <table:table-cell office:value-type="float" office:value="14147.2486460859" calcext:value-type="float">
            <text:p>14147.248646085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524104.84597823" calcext:value-type="float">
            <text:p>5,524,105</text:p>
          </table:table-cell>
          <table:table-cell office:value-type="float" office:value="22807.7676774432" calcext:value-type="float">
            <text:p>22807.7676774432</text:p>
          </table:table-cell>
          <table:table-cell office:value-type="float" office:value="88639.7408385338" calcext:value-type="float">
            <text:p>88639.7408385338</text:p>
          </table:table-cell>
          <table:table-cell office:value-type="float" office:value="507609.365794869" calcext:value-type="float">
            <text:p>507609.36579486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557401.90178463" calcext:value-type="float">
            <text:p>3,557,402</text:p>
          </table:table-cell>
          <table:table-cell office:value-type="float" office:value="14687.7002470851" calcext:value-type="float">
            <text:p>14687.7002470851</text:p>
          </table:table-cell>
          <table:table-cell office:value-type="float" office:value="57082.0416021373" calcext:value-type="float">
            <text:p>57082.0416021373</text:p>
          </table:table-cell>
          <table:table-cell office:value-type="float" office:value="326889.256013494" calcext:value-type="float">
            <text:p>326889.25601349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223356.32706542" calcext:value-type="float">
            <text:p>1,223,356</text:p>
          </table:table-cell>
          <table:table-cell office:value-type="float" office:value="5050.95896482703" calcext:value-type="float">
            <text:p>5050.958964827</text:p>
          </table:table-cell>
          <table:table-cell office:value-type="float" office:value="19629.9655433236" calcext:value-type="float">
            <text:p>19629.9655433236</text:p>
          </table:table-cell>
          <table:table-cell office:value-type="float" office:value="112414.073707331" calcext:value-type="float">
            <text:p>112414.07370733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62845.916151498" calcext:value-type="float">
            <text:p>162,846</text:p>
          </table:table-cell>
          <table:table-cell office:value-type="float" office:value="632.260442427346" calcext:value-type="float">
            <text:p>632.2604424273</text:p>
          </table:table-cell>
          <table:table-cell office:value-type="float" office:value="2370.88600055685" calcext:value-type="float">
            <text:p>2370.8860005569</text:p>
          </table:table-cell>
          <table:table-cell office:value-type="float" office:value="14250.1828237644" calcext:value-type="float">
            <text:p>14250.182823764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842981.50741957" calcext:value-type="float">
            <text:p>5,842,982</text:p>
          </table:table-cell>
          <table:table-cell office:value-type="float" office:value="22685.7765934951" calcext:value-type="float">
            <text:p>22685.7765934951</text:p>
          </table:table-cell>
          <table:table-cell office:value-type="float" office:value="85068.4093579964" calcext:value-type="float">
            <text:p>85068.4093579964</text:p>
          </table:table-cell>
          <table:table-cell office:value-type="float" office:value="511302.688359354" calcext:value-type="float">
            <text:p>511302.68835935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3762751.45134505" calcext:value-type="float">
            <text:p>3,762,751</text:p>
          </table:table-cell>
          <table:table-cell office:value-type="float" office:value="14609.1406747855" calcext:value-type="float">
            <text:p>14609.1406747855</text:p>
          </table:table-cell>
          <table:table-cell office:value-type="float" office:value="54782.1827553204" calcext:value-type="float">
            <text:p>54782.1827553204</text:p>
          </table:table-cell>
          <table:table-cell office:value-type="float" office:value="329267.674432611" calcext:value-type="float">
            <text:p>329267.67443261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93974.06373126" calcext:value-type="float">
            <text:p>1,293,974</text:p>
          </table:table-cell>
          <table:table-cell office:value-type="float" office:value="5023.9430828779" calcext:value-type="float">
            <text:p>5023.9430828779</text:p>
          </table:table-cell>
          <table:table-cell office:value-type="float" office:value="18839.0661877576" calcext:value-type="float">
            <text:p>18839.0661877576</text:p>
          </table:table-cell>
          <table:table-cell office:value-type="float" office:value="113231.988944846" calcext:value-type="float">
            <text:p>113231.98894484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2368.532727065" calcext:value-type="float">
            <text:p>172,369</text:p>
          </table:table-cell>
          <table:table-cell office:value-type="float" office:value="629.192066575326" calcext:value-type="float">
            <text:p>629.1920665753</text:p>
          </table:table-cell>
          <table:table-cell office:value-type="float" office:value="2275.16745892871" calcext:value-type="float">
            <text:p>2275.1674589287</text:p>
          </table:table-cell>
          <table:table-cell office:value-type="float" office:value="14348.9697412445" calcext:value-type="float">
            <text:p>14348.9697412445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184657.0855871" calcext:value-type="float">
            <text:p>6,184,657</text:p>
          </table:table-cell>
          <table:table-cell office:value-type="float" office:value="22575.6819482939" calcext:value-type="float">
            <text:p>22575.6819482939</text:p>
          </table:table-cell>
          <table:table-cell office:value-type="float" office:value="81633.9869182583" calcext:value-type="float">
            <text:p>81633.9869182583</text:p>
          </table:table-cell>
          <table:table-cell office:value-type="float" office:value="514847.205444294" calcext:value-type="float">
            <text:p>514847.20544429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982783.00133482" calcext:value-type="float">
            <text:p>3,982,783</text:p>
          </table:table-cell>
          <table:table-cell office:value-type="float" office:value="14538.2421471263" calcext:value-type="float">
            <text:p>14538.2421471263</text:p>
          </table:table-cell>
          <table:table-cell office:value-type="float" office:value="52570.4903165806" calcext:value-type="float">
            <text:p>52570.4903165806</text:p>
          </table:table-cell>
          <table:table-cell office:value-type="float" office:value="331550.26539901" calcext:value-type="float">
            <text:p>331550.2653990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369640.79924937" calcext:value-type="float">
            <text:p>1,369,641</text:p>
          </table:table-cell>
          <table:table-cell office:value-type="float" office:value="4999.56176055724" calcext:value-type="float">
            <text:p>4999.5617605572</text:p>
          </table:table-cell>
          <table:table-cell office:value-type="float" office:value="18078.486412642" calcext:value-type="float">
            <text:p>18078.486412642</text:p>
          </table:table-cell>
          <table:table-cell office:value-type="float" office:value="114016.950042282" calcext:value-type="float">
            <text:p>114016.95004228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2577.64946596" calcext:value-type="float">
            <text:p>182,578</text:p>
          </table:table-cell>
          <table:table-cell office:value-type="float" office:value="626.423739721214" calcext:value-type="float">
            <text:p>626.4237397212</text:p>
          </table:table-cell>
          <table:table-cell office:value-type="float" office:value="2183.1371409024" calcext:value-type="float">
            <text:p>2183.1371409024</text:p>
          </table:table-cell>
          <table:table-cell office:value-type="float" office:value="14443.768386125" calcext:value-type="float">
            <text:p>14443.7683861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550964.58486118" calcext:value-type="float">
            <text:p>6,550,965</text:p>
          </table:table-cell>
          <table:table-cell office:value-type="float" office:value="22476.353190181" calcext:value-type="float">
            <text:p>22476.353190181</text:p>
          </table:table-cell>
          <table:table-cell office:value-type="float" office:value="78331.8995275657" calcext:value-type="float">
            <text:p>78331.8995275657</text:p>
          </table:table-cell>
          <table:table-cell office:value-type="float" office:value="518248.621593099" calcext:value-type="float">
            <text:p>518248.62159309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218676.96621933" calcext:value-type="float">
            <text:p>4,218,677</text:p>
          </table:table-cell>
          <table:table-cell office:value-type="float" office:value="14474.2766137296" calcext:value-type="float">
            <text:p>14474.2766137296</text:p>
          </table:table-cell>
          <table:table-cell office:value-type="float" office:value="50444.0187359296" calcext:value-type="float">
            <text:p>50444.0187359296</text:p>
          </table:table-cell>
          <table:table-cell office:value-type="float" office:value="333740.702513058" calcext:value-type="float">
            <text:p>333740.70251305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450762.46681054" calcext:value-type="float">
            <text:p>1,450,762</text:p>
          </table:table-cell>
          <table:table-cell office:value-type="float" office:value="4977.56462833675" calcext:value-type="float">
            <text:p>4977.5646283368</text:p>
          </table:table-cell>
          <table:table-cell office:value-type="float" office:value="17347.2132716429" calcext:value-type="float">
            <text:p>17347.2132716429</text:p>
          </table:table-cell>
          <table:table-cell office:value-type="float" office:value="114770.220315502" calcext:value-type="float">
            <text:p>114770.22031550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3528.866237783" calcext:value-type="float">
            <text:p>193,529</text:p>
          </table:table-cell>
          <table:table-cell office:value-type="float" office:value="623.926959246785" calcext:value-type="float">
            <text:p>623.9269592468</text:p>
          </table:table-cell>
          <table:table-cell office:value-type="float" office:value="2094.66987311152" calcext:value-type="float">
            <text:p>2094.6698731115</text:p>
          </table:table-cell>
          <table:table-cell office:value-type="float" office:value="14534.7324343903" calcext:value-type="float">
            <text:p>14534.732434390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943898.95247513" calcext:value-type="float">
            <text:p>6,943,899</text:p>
          </table:table-cell>
          <table:table-cell office:value-type="float" office:value="22386.7676329565" calcext:value-type="float">
            <text:p>22386.7676329565</text:p>
          </table:table-cell>
          <table:table-cell office:value-type="float" office:value="75157.6559116977" calcext:value-type="float">
            <text:p>75157.6559116977</text:p>
          </table:table-cell>
          <table:table-cell office:value-type="float" office:value="521512.450766192" calcext:value-type="float">
            <text:p>521512.45076619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471718.04809599" calcext:value-type="float">
            <text:p>4,471,718</text:p>
          </table:table-cell>
          <table:table-cell office:value-type="float" office:value="14416.585487198" calcext:value-type="float">
            <text:p>14416.585487198</text:p>
          </table:table-cell>
          <table:table-cell office:value-type="float" office:value="48399.8757316494" calcext:value-type="float">
            <text:p>48399.8757316494</text:p>
          </table:table-cell>
          <table:table-cell office:value-type="float" office:value="335842.536643869" calcext:value-type="float">
            <text:p>335842.536643869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537780.86311993" calcext:value-type="float">
            <text:p>1,537,781</text:p>
          </table:table-cell>
          <table:table-cell office:value-type="float" office:value="4957.72520433956" calcext:value-type="float">
            <text:p>4957.7252043396</text:p>
          </table:table-cell>
          <table:table-cell office:value-type="float" office:value="16644.2521368726" calcext:value-type="float">
            <text:p>16644.2521368726</text:p>
          </table:table-cell>
          <table:table-cell office:value-type="float" office:value="115493.020874269" calcext:value-type="float">
            <text:p>115493.020874269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5282.726412041" calcext:value-type="float">
            <text:p>205,283</text:p>
          </table:table-cell>
          <table:table-cell office:value-type="float" office:value="621.675923817883" calcext:value-type="float">
            <text:p>621.6759238179</text:p>
          </table:table-cell>
          <table:table-cell office:value-type="float" office:value="2009.64299646255" calcext:value-type="float">
            <text:p>2009.6429964626</text:p>
          </table:table-cell>
          <table:table-cell office:value-type="float" office:value="14622.0103464681" calcext:value-type="float">
            <text:p>14622.01034646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365632.51056505" calcext:value-type="float">
            <text:p>7,365,633</text:p>
          </table:table-cell>
          <table:table-cell office:value-type="float" office:value="22305.9995136542" calcext:value-type="float">
            <text:p>22305.9995136542</text:p>
          </table:table-cell>
          <table:table-cell office:value-type="float" office:value="72106.8550096267" calcext:value-type="float">
            <text:p>72106.8550096267</text:p>
          </table:table-cell>
          <table:table-cell office:value-type="float" office:value="524644.019787565" calcext:value-type="float">
            <text:p>524644.01978756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743305.17459446" calcext:value-type="float">
            <text:p>4,743,305</text:p>
          </table:table-cell>
          <table:table-cell office:value-type="float" office:value="14364.5725965631" calcext:value-type="float">
            <text:p>14364.5725965631</text:p>
          </table:table-cell>
          <table:table-cell office:value-type="float" office:value="46435.2271173323" calcext:value-type="float">
            <text:p>46435.2271173323</text:p>
          </table:table-cell>
          <table:table-cell office:value-type="float" office:value="337859.198148821" calcext:value-type="float">
            <text:p>337859.19814882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631177.06594558" calcext:value-type="float">
            <text:p>1,631,177</text:p>
          </table:table-cell>
          <table:table-cell office:value-type="float" office:value="4939.83847109886" calcext:value-type="float">
            <text:p>4939.8384710989</text:p>
          </table:table-cell>
          <table:table-cell office:value-type="float" office:value="15968.6283588622" calcext:value-type="float">
            <text:p>15968.6283588622</text:p>
          </table:table-cell>
          <table:table-cell office:value-type="float" office:value="116186.53138552" calcext:value-type="float">
            <text:p>116186.5313855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7905.190687295" calcext:value-type="float">
            <text:p>217,905</text:p>
          </table:table-cell>
          <table:table-cell office:value-type="float" office:value="619.647263659027" calcext:value-type="float">
            <text:p>619.647263659</text:p>
          </table:table-cell>
          <table:table-cell office:value-type="float" office:value="1927.93653109892" calcext:value-type="float">
            <text:p>1927.9365310989</text:p>
          </table:table-cell>
          <table:table-cell office:value-type="float" office:value="14705.7454719906" calcext:value-type="float">
            <text:p>14705.745471990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818531.95736332" calcext:value-type="float">
            <text:p>7,818,532</text:p>
          </table:table-cell>
          <table:table-cell office:value-type="float" office:value="22233.2103146791" calcext:value-type="float">
            <text:p>22233.2103146791</text:p>
          </table:table-cell>
          <table:table-cell office:value-type="float" office:value="69175.1918924984" calcext:value-type="float">
            <text:p>69175.1918924984</text:p>
          </table:table-cell>
          <table:table-cell office:value-type="float" office:value="527648.472103668" calcext:value-type="float">
            <text:p>527648.472103668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5034962.44727102" calcext:value-type="float">
            <text:p>5,034,962</text:p>
          </table:table-cell>
          <table:table-cell office:value-type="float" office:value="14317.6979549545" calcext:value-type="float">
            <text:p>14317.6979549545</text:p>
          </table:table-cell>
          <table:table-cell office:value-type="float" office:value="44547.3006135737" calcext:value-type="float">
            <text:p>44547.3006135737</text:p>
          </table:table-cell>
          <table:table-cell office:value-type="float" office:value="339793.999294189" calcext:value-type="float">
            <text:p>339793.99929418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731475.19916593" calcext:value-type="float">
            <text:p>1,731,475</text:p>
          </table:table-cell>
          <table:table-cell office:value-type="float" office:value="4923.71873231926" calcext:value-type="float">
            <text:p>4923.7187323193</text:p>
          </table:table-cell>
          <table:table-cell office:value-type="float" office:value="15319.3885773663" calcext:value-type="float">
            <text:p>15319.3885773663</text:p>
          </table:table-cell>
          <table:table-cell office:value-type="float" office:value="116851.890905796" calcext:value-type="float">
            <text:p>116851.89090579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31468.159358166" calcext:value-type="float">
            <text:p>231,468</text:p>
          </table:table-cell>
          <table:table-cell office:value-type="float" office:value="617.819801310163" calcext:value-type="float">
            <text:p>617.8198013102</text:p>
          </table:table-cell>
          <table:table-cell office:value-type="float" office:value="1849.43330400935" calcext:value-type="float">
            <text:p>1849.4333040094</text:p>
          </table:table-cell>
          <table:table-cell office:value-type="float" office:value="14786.0761614291" calcext:value-type="float">
            <text:p>14786.076161429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305177.10636349" calcext:value-type="float">
            <text:p>8,305,177</text:p>
          </table:table-cell>
          <table:table-cell office:value-type="float" office:value="22167.6401796566" calcext:value-type="float">
            <text:p>22167.6401796566</text:p>
          </table:table-cell>
          <table:table-cell office:value-type="float" office:value="66358.4623422751" calcext:value-type="float">
            <text:p>66358.4623422751</text:p>
          </table:table-cell>
          <table:table-cell office:value-type="float" office:value="530530.771788914" calcext:value-type="float">
            <text:p>530530.77178891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5348351.20921818" calcext:value-type="float">
            <text:p>5,348,351</text:p>
          </table:table-cell>
          <table:table-cell office:value-type="float" office:value="14275.4722315961" calcext:value-type="float">
            <text:p>14275.4722315961</text:p>
          </table:table-cell>
          <table:table-cell office:value-type="float" office:value="42733.3887965174" calcext:value-type="float">
            <text:p>42733.3887965174</text:p>
          </table:table-cell>
          <table:table-cell office:value-type="float" office:value="341650.136834603" calcext:value-type="float">
            <text:p>341650.13683460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839246.58270483" calcext:value-type="float">
            <text:p>1,839,247</text:p>
          </table:table-cell>
          <table:table-cell office:value-type="float" office:value="4909.19771184937" calcext:value-type="float">
            <text:p>4909.1977118494</text:p>
          </table:table-cell>
          <table:table-cell office:value-type="float" office:value="14695.6017353395" calcext:value-type="float">
            <text:p>14695.6017353395</text:p>
          </table:table-cell>
          <table:table-cell office:value-type="float" office:value="117490.198768293" calcext:value-type="float">
            <text:p>117490.19876829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46050.048257904" calcext:value-type="float">
            <text:p>246,050</text:p>
          </table:table-cell>
          <table:table-cell office:value-type="float" office:value="616.174338829211" calcext:value-type="float">
            <text:p>616.1743388292</text:p>
          </table:table-cell>
          <table:table-cell office:value-type="float" office:value="1774.01904487343" calcext:value-type="float">
            <text:p>1774.0190448734</text:p>
          </table:table-cell>
          <table:table-cell office:value-type="float" office:value="14863.1358830459" calcext:value-type="float">
            <text:p>14863.135883045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828381.55138716" calcext:value-type="float">
            <text:p>8,828,382</text:p>
          </table:table-cell>
          <table:table-cell office:value-type="float" office:value="22108.6002781683" calcext:value-type="float">
            <text:p>22108.6002781683</text:p>
          </table:table-cell>
          <table:table-cell office:value-type="float" office:value="63652.5662907158" calcext:value-type="float">
            <text:p>63652.5662907158</text:p>
          </table:table-cell>
          <table:table-cell office:value-type="float" office:value="533295.707741962" calcext:value-type="float">
            <text:p>533295.70774196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685283.35291282" calcext:value-type="float">
            <text:p>5,685,283</text:p>
          </table:table-cell>
          <table:table-cell office:value-type="float" office:value="14237.4518348636" calcext:value-type="float">
            <text:p>14237.4518348636</text:p>
          </table:table-cell>
          <table:table-cell office:value-type="float" office:value="40990.8513124839" calcext:value-type="float">
            <text:p>40990.8513124839</text:p>
          </table:table-cell>
          <table:table-cell office:value-type="float" office:value="343430.694715369" calcext:value-type="float">
            <text:p>343430.69471536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955114.30897264" calcext:value-type="float">
            <text:p>1,955,114</text:p>
          </table:table-cell>
          <table:table-cell office:value-type="float" office:value="4896.12286279258" calcext:value-type="float">
            <text:p>4896.1228627926</text:p>
          </table:table-cell>
          <table:table-cell office:value-type="float" office:value="14096.3598405252" calcext:value-type="float">
            <text:p>14096.3598405252</text:p>
          </table:table-cell>
          <table:table-cell office:value-type="float" office:value="118102.515512164" calcext:value-type="float">
            <text:p>118102.515512164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61736.424209645" calcext:value-type="float">
            <text:p>261,736</text:p>
          </table:table-cell>
          <table:table-cell office:value-type="float" office:value="614.693468008157" calcext:value-type="float">
            <text:p>614.6934680082</text:p>
          </table:table-cell>
          <table:table-cell office:value-type="float" office:value="1701.58245490009" calcext:value-type="float">
            <text:p>1701.5824549001</text:p>
          </table:table-cell>
          <table:table-cell office:value-type="float" office:value="14937.0533438403" calcext:value-type="float">
            <text:p>14937.053343840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391215.46684859" calcext:value-type="float">
            <text:p>9,391,215</text:p>
          </table:table-cell>
          <table:table-cell office:value-type="float" office:value="22055.4659962238" calcext:value-type="float">
            <text:p>22055.4659962238</text:p>
          </table:table-cell>
          <table:table-cell office:value-type="float" office:value="61053.5102893296" calcext:value-type="float">
            <text:p>61053.5102893296</text:p>
          </table:table-cell>
          <table:table-cell office:value-type="float" office:value="535947.898025292" calcext:value-type="float">
            <text:p>535947.89802529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047736.00308456" calcext:value-type="float">
            <text:p>6,047,736</text:p>
          </table:table-cell>
          <table:table-cell office:value-type="float" office:value="14203.234527099" calcext:value-type="float">
            <text:p>14203.234527099</text:p>
          </table:table-cell>
          <table:table-cell office:value-type="float" office:value="39317.1164685647" calcext:value-type="float">
            <text:p>39317.1164685647</text:p>
          </table:table-cell>
          <table:table-cell office:value-type="float" office:value="345138.646867053" calcext:value-type="float">
            <text:p>345138.646867053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079758.29216351" calcext:value-type="float">
            <text:p>2,079,758</text:p>
          </table:table-cell>
          <table:table-cell office:value-type="float" office:value="4884.35585948377" calcext:value-type="float">
            <text:p>4884.3558594838</text:p>
          </table:table-cell>
          <table:table-cell office:value-type="float" office:value="13520.7785124467" calcext:value-type="float">
            <text:p>13520.7785124467</text:p>
          </table:table-cell>
          <table:table-cell office:value-type="float" office:value="118689.863843551" calcext:value-type="float">
            <text:p>118689.86384355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78620.706485793" calcext:value-type="float">
            <text:p>278,621</text:p>
          </table:table-cell>
          <table:table-cell office:value-type="float" office:value="613.361400678187" calcext:value-type="float">
            <text:p>613.3614006782</text:p>
          </table:table-cell>
          <table:table-cell office:value-type="float" office:value="1632.01525270869" calcext:value-type="float">
            <text:p>1632.0152527087</text:p>
          </table:table-cell>
          <table:table-cell office:value-type="float" office:value="15007.9526133617" calcext:value-type="float">
            <text:p>15007.9526133617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997030.77641894" calcext:value-type="float">
            <text:p>9,997,031</text:p>
          </table:table-cell>
          <table:table-cell office:value-type="float" office:value="22007.6708475361" calcext:value-type="float">
            <text:p>22007.6708475361</text:p>
          </table:table-cell>
          <table:table-cell office:value-type="float" office:value="58557.4091556107" calcext:value-type="float">
            <text:p>58557.4091556107</text:p>
          </table:table-cell>
          <table:table-cell office:value-type="float" office:value="538491.794307699" calcext:value-type="float">
            <text:p>538491.794307699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437867.72478149" calcext:value-type="float">
            <text:p>6,437,868</text:p>
          </table:table-cell>
          <table:table-cell office:value-type="float" office:value="14172.4555036049" calcext:value-type="float">
            <text:p>14172.4555036049</text:p>
          </table:table-cell>
          <table:table-cell office:value-type="float" office:value="37709.6822927629" calcext:value-type="float">
            <text:p>37709.6822927629</text:p>
          </table:table-cell>
          <table:table-cell office:value-type="float" office:value="346776.860066349" calcext:value-type="float">
            <text:p>346776.860066349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2213920.84205348" calcext:value-type="float">
            <text:p>2,213,921</text:p>
          </table:table-cell>
          <table:table-cell office:value-type="float" office:value="4873.77124909341" calcext:value-type="float">
            <text:p>4873.7712490934</text:p>
          </table:table-cell>
          <table:table-cell office:value-type="float" office:value="12967.9973469782" calcext:value-type="float">
            <text:p>12967.9973469782</text:p>
          </table:table-cell>
          <table:table-cell office:value-type="float" office:value="119253.22961941" calcext:value-type="float">
            <text:p>119253.2296194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96804.941520822" calcext:value-type="float">
            <text:p>296,805</text:p>
          </table:table-cell>
          <table:table-cell office:value-type="float" office:value="612.163816606572" calcext:value-type="float">
            <text:p>612.1638166066</text:p>
          </table:table-cell>
          <table:table-cell office:value-type="float" office:value="1565.21220070677" calcext:value-type="float">
            <text:p>1565.2122007068</text:p>
          </table:table-cell>
          <table:table-cell office:value-type="float" office:value="15075.9532494352" calcext:value-type="float">
            <text:p>15075.953249435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0649488.9500547" calcext:value-type="float">
            <text:p>10,649,489</text:p>
          </table:table-cell>
          <table:table-cell office:value-type="float" office:value="21964.701015996" calcext:value-type="float">
            <text:p>21964.701015996</text:p>
          </table:table-cell>
          <table:table-cell office:value-type="float" office:value="56160.4869194813" calcext:value-type="float">
            <text:p>56160.4869194813</text:p>
          </table:table-cell>
          <table:table-cell office:value-type="float" office:value="540931.686375368" calcext:value-type="float">
            <text:p>540931.68637536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6858036.42404441" calcext:value-type="float">
            <text:p>6,858,036</text:p>
          </table:table-cell>
          <table:table-cell office:value-type="float" office:value="14144.7838781195" calcext:value-type="float">
            <text:p>14144.7838781195</text:p>
          </table:table-cell>
          <table:table-cell office:value-type="float" office:value="36166.11714348" calcext:value-type="float">
            <text:p>36166.11714348</text:p>
          </table:table-cell>
          <table:table-cell office:value-type="float" office:value="348348.096841117" calcext:value-type="float">
            <text:p>348348.09684111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358412.81987029" calcext:value-type="float">
            <text:p>2,358,413</text:p>
          </table:table-cell>
          <table:table-cell office:value-type="float" office:value="4864.25524301583" calcext:value-type="float">
            <text:p>4864.2552430158</text:p>
          </table:table-cell>
          <table:table-cell office:value-type="float" office:value="12437.1801259424" calcext:value-type="float">
            <text:p>12437.1801259424</text:p>
          </table:table-cell>
          <table:table-cell office:value-type="float" office:value="119793.562846523" calcext:value-type="float">
            <text:p>119793.56284652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16400.658958181" calcext:value-type="float">
            <text:p>316,401</text:p>
          </table:table-cell>
          <table:table-cell office:value-type="float" office:value="611.087726847962" calcext:value-type="float">
            <text:p>611.087726848</text:p>
          </table:table-cell>
          <table:table-cell office:value-type="float" office:value="1501.0711149142" calcext:value-type="float">
            <text:p>1501.0711149142</text:p>
          </table:table-cell>
          <table:table-cell office:value-type="float" office:value="15141.1704249864" calcext:value-type="float">
            <text:p>15141.170424986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1352591.7193289" calcext:value-type="float">
            <text:p>11,352,592</text:p>
          </table:table-cell>
          <table:table-cell office:value-type="float" office:value="21926.0904526581" calcext:value-type="float">
            <text:p>21926.0904526581</text:p>
          </table:table-cell>
          <table:table-cell office:value-type="float" office:value="53859.0771757872" calcext:value-type="float">
            <text:p>53859.0771757872</text:p>
          </table:table-cell>
          <table:table-cell office:value-type="float" office:value="543271.7066824" calcext:value-type="float">
            <text:p>543271.706682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7310819.12790403" calcext:value-type="float">
            <text:p>7,310,819</text:p>
          </table:table-cell>
          <table:table-cell office:value-type="float" office:value="14119.9195253824" calcext:value-type="float">
            <text:p>14119.9195253824</text:p>
          </table:table-cell>
          <table:table-cell office:value-type="float" office:value="34684.0599365167" calcext:value-type="float">
            <text:p>34684.0599365167</text:p>
          </table:table-cell>
          <table:table-cell office:value-type="float" office:value="349855.018400818" calcext:value-type="float">
            <text:p>349855.01840081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514120.44044433" calcext:value-type="float">
            <text:p>2,514,120</text:p>
          </table:table-cell>
          <table:table-cell office:value-type="float" office:value="4855.70463105825" calcext:value-type="float">
            <text:p>4855.7046310583</text:p>
          </table:table-cell>
          <table:table-cell office:value-type="float" office:value="11927.5148951733" calcext:value-type="float">
            <text:p>11927.5148951733</text:p>
          </table:table-cell>
          <table:table-cell office:value-type="float" office:value="120311.77868925" calcext:value-type="float">
            <text:p>120311.7786892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37529.818048117" calcext:value-type="float">
            <text:p>337,530</text:p>
          </table:table-cell>
          <table:table-cell office:value-type="float" office:value="610.121350716348" calcext:value-type="float">
            <text:p>610.1213507163</text:p>
          </table:table-cell>
          <table:table-cell office:value-type="float" office:value="1439.49286075736" calcext:value-type="float">
            <text:p>1439.4928607574</text:p>
          </table:table-cell>
          <table:table-cell office:value-type="float" office:value="15203.7150552749" calcext:value-type="float">
            <text:p>15203.715055274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110715.0345919" calcext:value-type="float">
            <text:p>12,110,715</text:p>
          </table:table-cell>
          <table:table-cell office:value-type="float" office:value="21891.4164614419" calcext:value-type="float">
            <text:p>21891.4164614419</text:p>
          </table:table-cell>
          <table:table-cell office:value-type="float" office:value="51649.6229333926" calcext:value-type="float">
            <text:p>51649.6229333926</text:p>
          </table:table-cell>
          <table:table-cell office:value-type="float" office:value="545515.834916011" calcext:value-type="float">
            <text:p>545515.83491601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799033.85204481" calcext:value-type="float">
            <text:p>7,799,034</text:p>
          </table:table-cell>
          <table:table-cell office:value-type="float" office:value="14097.5902384238" calcext:value-type="float">
            <text:p>14097.5902384238</text:p>
          </table:table-cell>
          <table:table-cell office:value-type="float" office:value="33261.2200478924" calcext:value-type="float">
            <text:p>33261.2200478924</text:p>
          </table:table-cell>
          <table:table-cell office:value-type="float" office:value="351300.187576401" calcext:value-type="float">
            <text:p>351300.18757640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682012.7922881" calcext:value-type="float">
            <text:p>2,682,013</text:p>
          </table:table-cell>
          <table:table-cell office:value-type="float" office:value="4848.02580385969" calcext:value-type="float">
            <text:p>4848.0258038597</text:p>
          </table:table-cell>
          <table:table-cell office:value-type="float" office:value="11438.2139310971" calcext:value-type="float">
            <text:p>11438.2139310971</text:p>
          </table:table-cell>
          <table:table-cell office:value-type="float" office:value="120808.758480525" calcext:value-type="float">
            <text:p>120808.75848052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60325.854462635" calcext:value-type="float">
            <text:p>360,326</text:p>
          </table:table-cell>
          <table:table-cell office:value-type="float" office:value="609.254004800312" calcext:value-type="float">
            <text:p>609.2540048003</text:p>
          </table:table-cell>
          <table:table-cell office:value-type="float" office:value="1380.38133699535" calcext:value-type="float">
            <text:p>1380.3813369954</text:p>
          </table:table-cell>
          <table:table-cell office:value-type="float" office:value="15263.6939249529" calcext:value-type="float">
            <text:p>15263.693924952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2928646.6251427" calcext:value-type="float">
            <text:p>12,928,647</text:p>
          </table:table-cell>
          <table:table-cell office:value-type="float" office:value="21860.295716951" calcext:value-type="float">
            <text:p>21860.295716951</text:p>
          </table:table-cell>
          <table:table-cell office:value-type="float" office:value="49528.6760384423" calcext:value-type="float">
            <text:p>49528.6760384423</text:p>
          </table:table-cell>
          <table:table-cell office:value-type="float" office:value="547667.902555452" calcext:value-type="float">
            <text:p>547667.90255545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8325763.78872829" calcext:value-type="float">
            <text:p>8,325,764</text:p>
          </table:table-cell>
          <table:table-cell office:value-type="float" office:value="14077.5491641279" calcext:value-type="float">
            <text:p>14077.5491641279</text:p>
          </table:table-cell>
          <table:table-cell office:value-type="float" office:value="31895.3769424391" calcext:value-type="float">
            <text:p>31895.3769424391</text:p>
          </table:table-cell>
          <table:table-cell office:value-type="float" office:value="352686.07175615" calcext:value-type="float">
            <text:p>352686.0717561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863150.15559058" calcext:value-type="float">
            <text:p>2,863,150</text:p>
          </table:table-cell>
          <table:table-cell office:value-type="float" office:value="4841.13387100588" calcext:value-type="float">
            <text:p>4841.1338710059</text:p>
          </table:table-cell>
          <table:table-cell office:value-type="float" office:value="10968.5136130091" calcext:value-type="float">
            <text:p>10968.5136130091</text:p>
          </table:table-cell>
          <table:table-cell office:value-type="float" office:value="121285.350731466" calcext:value-type="float">
            <text:p>121285.350731466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84934.838770941" calcext:value-type="float">
            <text:p>384,935</text:p>
          </table:table-cell>
          <table:table-cell office:value-type="float" office:value="608.47600266099" calcext:value-type="float">
            <text:p>608.476002661</text:p>
          </table:table-cell>
          <table:table-cell office:value-type="float" office:value="1323.64344963307" calcext:value-type="float">
            <text:p>1323.6434496331</text:p>
          </table:table-cell>
          <table:table-cell office:value-type="float" office:value="15321.2098144545" calcext:value-type="float">
            <text:p>15321.2098144545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3811627.5658255" calcext:value-type="float">
            <text:p>13,811,628</text:p>
          </table:table-cell>
          <table:table-cell office:value-type="float" office:value="21832.3806655931" calcext:value-type="float">
            <text:p>21832.3806655931</text:p>
          </table:table-cell>
          <table:table-cell office:value-type="float" office:value="47492.8962383555" calcext:value-type="float">
            <text:p>47492.8962383555</text:p>
          </table:table-cell>
          <table:table-cell office:value-type="float" office:value="549731.597406897" calcext:value-type="float">
            <text:p>549731.59740689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894384.07476642" calcext:value-type="float">
            <text:p>8,894,384</text:p>
          </table:table-cell>
          <table:table-cell office:value-type="float" office:value="14059.5724856329" calcext:value-type="float">
            <text:p>14059.5724856329</text:p>
          </table:table-cell>
          <table:table-cell office:value-type="float" office:value="30584.379571034" calcext:value-type="float">
            <text:p>30584.379571034</text:p>
          </table:table-cell>
          <table:table-cell office:value-type="float" office:value="354015.04580605" calcext:value-type="float">
            <text:p>354015.04580605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3058693.20746604" calcext:value-type="float">
            <text:p>3,058,693</text:p>
          </table:table-cell>
          <table:table-cell office:value-type="float" office:value="4834.95186402897" calcext:value-type="float">
            <text:p>4834.951864029</text:p>
          </table:table-cell>
          <table:table-cell office:value-type="float" office:value="10517.6742157878" calcext:value-type="float">
            <text:p>10517.6742157878</text:p>
          </table:table-cell>
          <table:table-cell office:value-type="float" office:value="121742.372135665" calcext:value-type="float">
            <text:p>121742.37213566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11516.75913958" calcext:value-type="float">
            <text:p>411,517</text:p>
          </table:table-cell>
          <table:table-cell office:value-type="float" office:value="607.778564035665" calcext:value-type="float">
            <text:p>607.7785640357</text:p>
          </table:table-cell>
          <table:table-cell office:value-type="float" office:value="1269.1890774158" calcext:value-type="float">
            <text:p>1269.1890774158</text:p>
          </table:table-cell>
          <table:table-cell office:value-type="float" office:value="15376.3616252971" calcext:value-type="float">
            <text:p>15376.361625297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4765398.3008629" calcext:value-type="float">
            <text:p>14,765,398</text:p>
          </table:table-cell>
          <table:table-cell office:value-type="float" office:value="21807.3562677658" calcext:value-type="float">
            <text:p>21807.3562677658</text:p>
          </table:table-cell>
          <table:table-cell office:value-type="float" office:value="45539.0499437538" calcext:value-type="float">
            <text:p>45539.0499437538</text:p>
          </table:table-cell>
          <table:table-cell office:value-type="float" office:value="551710.468099326" calcext:value-type="float">
            <text:p>551710.46809932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508591.42985651" calcext:value-type="float">
            <text:p>9,508,591</text:p>
          </table:table-cell>
          <table:table-cell office:value-type="float" office:value="14043.4573243707" calcext:value-type="float">
            <text:p>14043.4573243707</text:p>
          </table:table-cell>
          <table:table-cell office:value-type="float" office:value="29326.1455733083" calcext:value-type="float">
            <text:p>29326.1455733083</text:p>
          </table:table-cell>
          <table:table-cell office:value-type="float" office:value="355289.394965038" calcext:value-type="float">
            <text:p>355289.39496503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3269913.21429254" calcext:value-type="float">
            <text:p>3,269,913</text:p>
          </table:table-cell>
          <table:table-cell office:value-type="float" office:value="4829.41001493909" calcext:value-type="float">
            <text:p>4829.4100149391</text:p>
          </table:table-cell>
          <table:table-cell office:value-type="float" office:value="10084.979635714" calcext:value-type="float">
            <text:p>10084.979635714</text:p>
          </table:table-cell>
          <table:table-cell office:value-type="float" office:value="122180.608564828" calcext:value-type="float">
            <text:p>122180.60856482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0246.942304466" calcext:value-type="float">
            <text:p>440,247</text:p>
          </table:table-cell>
          <table:table-cell office:value-type="float" office:value="607.15373252552" calcext:value-type="float">
            <text:p>607.1537325255</text:p>
          </table:table-cell>
          <table:table-cell office:value-type="float" office:value="1216.93103027722" calcext:value-type="float">
            <text:p>1216.9310302772</text:p>
          </table:table-cell>
          <table:table-cell office:value-type="float" office:value="15429.2445039458" calcext:value-type="float">
            <text:p>15429.244503945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5796249.6289431" calcext:value-type="float">
            <text:p>15,796,250</text:p>
          </table:table-cell>
          <table:table-cell office:value-type="float" office:value="21784.9370444575" calcext:value-type="float">
            <text:p>21784.9370444575</text:p>
          </table:table-cell>
          <table:table-cell office:value-type="float" office:value="43664.0087375592" calcext:value-type="float">
            <text:p>43664.0087375592</text:p>
          </table:table-cell>
          <table:table-cell office:value-type="float" office:value="553607.928528829" calcext:value-type="float">
            <text:p>553607.928528829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0172436.9898551" calcext:value-type="float">
            <text:p>10,172,437</text:p>
          </table:table-cell>
          <table:table-cell office:value-type="float" office:value="14029.0198381432" calcext:value-type="float">
            <text:p>14029.0198381432</text:p>
          </table:table-cell>
          <table:table-cell office:value-type="float" office:value="28118.6603175392" calcext:value-type="float">
            <text:p>28118.6603175392</text:p>
          </table:table-cell>
          <table:table-cell office:value-type="float" office:value="356511.317707034" calcext:value-type="float">
            <text:p>356511.317707034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498203.3227594" calcext:value-type="float">
            <text:p>3,498,203</text:p>
          </table:table-cell>
          <table:table-cell office:value-type="float" office:value="4824.44510217101" calcext:value-type="float">
            <text:p>4824.445102171</text:p>
          </table:table-cell>
          <table:table-cell office:value-type="float" office:value="9669.73706029899" calcext:value-type="float">
            <text:p>9669.737060299</text:p>
          </table:table-cell>
          <table:table-cell office:value-type="float" office:value="122600.816053011" calcext:value-type="float">
            <text:p>122600.81605301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71317.628527771" calcext:value-type="float">
            <text:p>471,318</text:p>
          </table:table-cell>
          <table:table-cell office:value-type="float" office:value="606.594300878172" calcext:value-type="float">
            <text:p>606.5943008782</text:p>
          </table:table-cell>
          <table:table-cell office:value-type="float" office:value="1166.78500192404" calcext:value-type="float">
            <text:p>1166.7850019241</text:p>
          </table:table-cell>
          <table:table-cell office:value-type="float" office:value="15479.9499639464" calcext:value-type="float">
            <text:p>15479.949963946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6911079.2133505" calcext:value-type="float">
            <text:p>16,911,079</text:p>
          </table:table-cell>
          <table:table-cell office:value-type="float" office:value="21764.8643963533" calcext:value-type="float">
            <text:p>21764.8643963533</text:p>
          </table:table-cell>
          <table:table-cell office:value-type="float" office:value="41864.7476737105" calcext:value-type="float">
            <text:p>41864.7476737105</text:p>
          </table:table-cell>
          <table:table-cell office:value-type="float" office:value="555427.262240782" calcext:value-type="float">
            <text:p>555427.26224078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0890362.6980581" calcext:value-type="float">
            <text:p>10,890,363</text:p>
          </table:table-cell>
          <table:table-cell office:value-type="float" office:value="14016.0934946847" calcext:value-type="float">
            <text:p>14016.0934946847</text:p>
          </table:table-cell>
          <table:table-cell office:value-type="float" office:value="26959.9758050607" calcext:value-type="float">
            <text:p>26959.9758050607</text:p>
          </table:table-cell>
          <table:table-cell office:value-type="float" office:value="357682.928562971" calcext:value-type="float">
            <text:p>357682.92856297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3745091.07447856" calcext:value-type="float">
            <text:p>3,745,091</text:p>
          </table:table-cell>
          <table:table-cell office:value-type="float" office:value="4819.99985687898" calcext:value-type="float">
            <text:p>4819.999856879</text:p>
          </table:table-cell>
          <table:table-cell office:value-type="float" office:value="9271.27659152198" calcext:value-type="float">
            <text:p>9271.276591522</text:p>
          </table:table-cell>
          <table:table-cell office:value-type="float" office:value="123003.72176708" calcext:value-type="float">
            <text:p>123003.72176708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04939.718124645" calcext:value-type="float">
            <text:p>504,940</text:p>
          </table:table-cell>
          <table:table-cell office:value-type="float" office:value="606.093743088003" calcext:value-type="float">
            <text:p>606.093743088</text:p>
          </table:table-cell>
          <table:table-cell office:value-type="float" office:value="1118.66951757845" calcext:value-type="float">
            <text:p>1118.6695175785</text:p>
          </table:table-cell>
          <table:table-cell office:value-type="float" office:value="15528.5660060821" calcext:value-type="float">
            <text:p>15528.566006082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8117454.2480954" calcext:value-type="float">
            <text:p>18,117,454</text:p>
          </table:table-cell>
          <table:table-cell office:value-type="float" office:value="21746.9041675648" calcext:value-type="float">
            <text:p>21746.9041675648</text:p>
          </table:table-cell>
          <table:table-cell office:value-type="float" office:value="40138.3434021394" calcext:value-type="float">
            <text:p>40138.3434021394</text:p>
          </table:table-cell>
          <table:table-cell office:value-type="float" office:value="557171.626741142" calcext:value-type="float">
            <text:p>557171.62674114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1667241.6608084" calcext:value-type="float">
            <text:p>11,667,242</text:p>
          </table:table-cell>
          <table:table-cell office:value-type="float" office:value="14004.5275027584" calcext:value-type="float">
            <text:p>14004.5275027584</text:p>
          </table:table-cell>
          <table:table-cell office:value-type="float" office:value="25848.2094627895" calcext:value-type="float">
            <text:p>25848.2094627895</text:p>
          </table:table-cell>
          <table:table-cell office:value-type="float" office:value="358806.260897169" calcext:value-type="float">
            <text:p>358806.260897169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012252.28389033" calcext:value-type="float">
            <text:p>4,012,252</text:p>
          </table:table-cell>
          <table:table-cell office:value-type="float" office:value="4816.02242340577" calcext:value-type="float">
            <text:p>4816.0224234058</text:p>
          </table:table-cell>
          <table:table-cell office:value-type="float" office:value="8888.95083059135" calcext:value-type="float">
            <text:p>8888.9508305914</text:p>
          </table:table-cell>
          <table:table-cell office:value-type="float" office:value="123390.024961484" calcext:value-type="float">
            <text:p>123390.02496148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41344.709249487" calcext:value-type="float">
            <text:p>541,345</text:p>
          </table:table-cell>
          <table:table-cell office:value-type="float" office:value="605.646152633029" calcext:value-type="float">
            <text:p>605.646152633</text:p>
          </table:table-cell>
          <table:table-cell office:value-type="float" office:value="1072.50587776143" calcext:value-type="float">
            <text:p>1072.5058777614</text:p>
          </table:table-cell>
          <table:table-cell office:value-type="float" office:value="15575.1772363541" calcext:value-type="float">
            <text:p>15575.177236354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9423680.9865193" calcext:value-type="float">
            <text:p>19,423,681</text:p>
          </table:table-cell>
          <table:table-cell office:value-type="float" office:value="21730.8444295431" calcext:value-type="float">
            <text:p>21730.8444295431</text:p>
          </table:table-cell>
          <table:table-cell office:value-type="float" office:value="38481.9721516926" calcext:value-type="float">
            <text:p>38481.9721516926</text:p>
          </table:table-cell>
          <table:table-cell office:value-type="float" office:value="558844.05772961" calcext:value-type="float">
            <text:p>558844.0577296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2508422.9223868" calcext:value-type="float">
            <text:p>12,508,423</text:p>
          </table:table-cell>
          <table:table-cell office:value-type="float" office:value="13994.1853850445" calcext:value-type="float">
            <text:p>13994.1853850445</text:p>
          </table:table-cell>
          <table:table-cell office:value-type="float" office:value="24781.542844271" calcext:value-type="float">
            <text:p>24781.542844271</text:p>
          </table:table-cell>
          <table:table-cell office:value-type="float" office:value="359883.269633401" calcext:value-type="float">
            <text:p>359883.26963340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4301526.43591811" calcext:value-type="float">
            <text:p>4,301,526</text:p>
          </table:table-cell>
          <table:table-cell office:value-type="float" office:value="4812.46586851267" calcext:value-type="float">
            <text:p>4812.4658685127</text:p>
          </table:table-cell>
          <table:table-cell office:value-type="float" office:value="8522.13443124683" calcext:value-type="float">
            <text:p>8522.1344312468</text:p>
          </table:table-cell>
          <table:table-cell office:value-type="float" office:value="123760.397915722" calcext:value-type="float">
            <text:p>123760.397915722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80786.848999222" calcext:value-type="float">
            <text:p>580,787</text:p>
          </table:table-cell>
          <table:table-cell office:value-type="float" office:value="605.246186248829" calcext:value-type="float">
            <text:p>605.2461862488</text:p>
          </table:table-cell>
          <table:table-cell office:value-type="float" office:value="1028.2180988814" calcext:value-type="float">
            <text:p>1028.2180988814</text:p>
          </table:table-cell>
          <table:table-cell office:value-type="float" office:value="15619.8649816183" calcext:value-type="float">
            <text:p>15619.864981618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838881.9238051" calcext:value-type="float">
            <text:p>20,838,882</text:p>
          </table:table-cell>
          <table:table-cell office:value-type="float" office:value="21716.4934636626" calcext:value-type="float">
            <text:p>21716.4934636626</text:p>
          </table:table-cell>
          <table:table-cell office:value-type="float" office:value="36892.9075984253" calcext:value-type="float">
            <text:p>36892.9075984253</text:p>
          </table:table-cell>
          <table:table-cell office:value-type="float" office:value="560447.473248758" calcext:value-type="float">
            <text:p>560447.47324875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419781.1688496" calcext:value-type="float">
            <text:p>13,419,781</text:p>
          </table:table-cell>
          <table:table-cell office:value-type="float" office:value="13984.9436789692" calcext:value-type="float">
            <text:p>13984.9436789692</text:p>
          </table:table-cell>
          <table:table-cell office:value-type="float" office:value="23758.2202569079" calcext:value-type="float">
            <text:p>23758.2202569079</text:p>
          </table:table-cell>
          <table:table-cell office:value-type="float" office:value="360915.83392684" calcext:value-type="float">
            <text:p>360915.8339268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4614933.77864042" calcext:value-type="float">
            <text:p>4,614,934</text:p>
          </table:table-cell>
          <table:table-cell office:value-type="float" office:value="4809.28773460701" calcext:value-type="float">
            <text:p>4809.287734607</text:p>
          </table:table-cell>
          <table:table-cell office:value-type="float" office:value="8170.22362767649" calcext:value-type="float">
            <text:p>8170.2236276765</text:p>
          </table:table-cell>
          <table:table-cell office:value-type="float" office:value="124115.486853198" calcext:value-type="float">
            <text:p>124115.4868531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23545.522555725" calcext:value-type="float">
            <text:p>623,546</text:p>
          </table:table-cell>
          <table:table-cell office:value-type="float" office:value="604.889012710075" calcext:value-type="float">
            <text:p>604.8890127101</text:p>
          </table:table-cell>
          <table:table-cell office:value-type="float" office:value="985.732851290693" calcext:value-type="float">
            <text:p>985.7328512907</text:p>
          </table:table-cell>
          <table:table-cell office:value-type="float" office:value="15662.7074027478" calcext:value-type="float">
            <text:p>15662.707402747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2373081.5204349" calcext:value-type="float">
            <text:p>22,373,082</text:p>
          </table:table-cell>
          <table:table-cell office:value-type="float" office:value="21703.6779234807" calcext:value-type="float">
            <text:p>21703.6779234807</text:p>
          </table:table-cell>
          <table:table-cell office:value-type="float" office:value="35368.5186430417" calcext:value-type="float">
            <text:p>35368.5186430417</text:p>
          </table:table-cell>
          <table:table-cell office:value-type="float" office:value="561984.677744323" calcext:value-type="float">
            <text:p>561984.67774432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4407771.9320484" calcext:value-type="float">
            <text:p>14,407,772</text:p>
          </table:table-cell>
          <table:table-cell office:value-type="float" office:value="13976.6907532398" calcext:value-type="float">
            <text:p>13976.6907532398</text:p>
          </table:table-cell>
          <table:table-cell office:value-type="float" office:value="22776.54733068" calcext:value-type="float">
            <text:p>22776.54733068</text:p>
          </table:table-cell>
          <table:table-cell office:value-type="float" office:value="361905.759778797" calcext:value-type="float">
            <text:p>361905.75977879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4954694.30742269" calcext:value-type="float">
            <text:p>4,954,694</text:p>
          </table:table-cell>
          <table:table-cell office:value-type="float" office:value="4806.44963276005" calcext:value-type="float">
            <text:p>4806.4496327601</text:p>
          </table:table-cell>
          <table:table-cell office:value-type="float" office:value="7832.63574231352" calcext:value-type="float">
            <text:p>7832.6357423135</text:p>
          </table:table-cell>
          <table:table-cell office:value-type="float" office:value="124455.912840408" calcext:value-type="float">
            <text:p>124455.91284040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9927.908090039" calcext:value-type="float">
            <text:p>669,928</text:p>
          </table:table-cell>
          <table:table-cell office:value-type="float" office:value="604.570266150255" calcext:value-type="float">
            <text:p>604.5702661503</text:p>
          </table:table-cell>
          <table:table-cell office:value-type="float" office:value="944.979395384823" calcext:value-type="float">
            <text:p>944.9793953848</text:p>
          </table:table-cell>
          <table:table-cell office:value-type="float" office:value="15703.7796052135" calcext:value-type="float">
            <text:p>15703.779605213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037301.4612953" calcext:value-type="float">
            <text:p>24,037,301</text:p>
          </table:table-cell>
          <table:table-cell office:value-type="float" office:value="21692.2411598296" calcext:value-type="float">
            <text:p>21692.2411598296</text:p>
          </table:table-cell>
          <table:table-cell office:value-type="float" office:value="33906.26711811" calcext:value-type="float">
            <text:p>33906.26711811</text:p>
          </table:table-cell>
          <table:table-cell office:value-type="float" office:value="563458.366032906" calcext:value-type="float">
            <text:p>563458.36603290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479492.9343959" calcext:value-type="float">
            <text:p>15,479,493</text:p>
          </table:table-cell>
          <table:table-cell office:value-type="float" office:value="13969.325729241" calcext:value-type="float">
            <text:p>13969.325729241</text:p>
          </table:table-cell>
          <table:table-cell office:value-type="float" office:value="21834.8895416417" calcext:value-type="float">
            <text:p>21834.8895416417</text:p>
          </table:table-cell>
          <table:table-cell office:value-type="float" office:value="362854.782591834" calcext:value-type="float">
            <text:p>362854.78259183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323248.86079296" calcext:value-type="float">
            <text:p>5,323,249</text:p>
          </table:table-cell>
          <table:table-cell office:value-type="float" office:value="4803.9168717854" calcext:value-type="float">
            <text:p>4803.9168717854</text:p>
          </table:table-cell>
          <table:table-cell office:value-type="float" office:value="7508.8086780809" calcext:value-type="float">
            <text:p>7508.8086780809</text:p>
          </table:table-cell>
          <table:table-cell office:value-type="float" office:value="124782.272665615" calcext:value-type="float">
            <text:p>124782.27266561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20271.928531337" calcext:value-type="float">
            <text:p>720,272</text:p>
          </table:table-cell>
          <table:table-cell office:value-type="float" office:value="604.286003501939" calcext:value-type="float">
            <text:p>604.2860035019</text:p>
          </table:table-cell>
          <table:table-cell office:value-type="float" office:value="905.889516243778" calcext:value-type="float">
            <text:p>905.8895162438</text:p>
          </table:table-cell>
          <table:table-cell office:value-type="float" office:value="15743.1537470029" calcext:value-type="float">
            <text:p>15743.1537470029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5843666.5664171" calcext:value-type="float">
            <text:p>25,843,667</text:p>
          </table:table-cell>
          <table:table-cell office:value-type="float" office:value="21682.0416937538" calcext:value-type="float">
            <text:p>21682.0416937538</text:p>
          </table:table-cell>
          <table:table-cell office:value-type="float" office:value="32503.7054429624" calcext:value-type="float">
            <text:p>32503.7054429624</text:p>
          </table:table-cell>
          <table:table-cell office:value-type="float" office:value="564871.12717413" calcext:value-type="float">
            <text:p>564871.1271741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6642752.2930513" calcext:value-type="float">
            <text:p>16,642,752</text:p>
          </table:table-cell>
          <table:table-cell office:value-type="float" office:value="13962.7574976403" calcext:value-type="float">
            <text:p>13962.7574976403</text:p>
          </table:table-cell>
          <table:table-cell office:value-type="float" office:value="20931.6707017291" calcext:value-type="float">
            <text:p>20931.6707017291</text:p>
          </table:table-cell>
          <table:table-cell office:value-type="float" office:value="363764.569663347" calcext:value-type="float">
            <text:p>363764.569663347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5723282.57520549" calcext:value-type="float">
            <text:p>5,723,283</text:p>
          </table:table-cell>
          <table:table-cell office:value-type="float" office:value="4801.65812005922" calcext:value-type="float">
            <text:p>4801.6581200592</text:p>
          </table:table-cell>
          <table:table-cell office:value-type="float" office:value="7198.20039905077" calcext:value-type="float">
            <text:p>7198.2003990508</text:p>
          </table:table-cell>
          <table:table-cell office:value-type="float" office:value="125095.139696371" calcext:value-type="float">
            <text:p>125095.13969637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74949.535113529" calcext:value-type="float">
            <text:p>774,950</text:p>
          </table:table-cell>
          <table:table-cell office:value-type="float" office:value="604.03266568458" calcext:value-type="float">
            <text:p>604.0326656846</text:p>
          </table:table-cell>
          <table:table-cell office:value-type="float" office:value="868.397457249017" calcext:value-type="float">
            <text:p>868.397457249</text:p>
          </table:table-cell>
          <table:table-cell office:value-type="float" office:value="15780.899143815" calcext:value-type="float">
            <text:p>15780.899143815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7805522.6060398" calcext:value-type="float">
            <text:p>27,805,523</text:p>
          </table:table-cell>
          <table:table-cell office:value-type="float" office:value="21672.9518239128" calcext:value-type="float">
            <text:p>21672.9518239128</text:p>
          </table:table-cell>
          <table:table-cell office:value-type="float" office:value="31158.4742418454" calcext:value-type="float">
            <text:p>31158.4742418454</text:p>
          </table:table-cell>
          <table:table-cell office:value-type="float" office:value="566225.448245088" calcext:value-type="float">
            <text:p>566225.448245088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7906144.3902275" calcext:value-type="float">
            <text:p>17,906,144</text:p>
          </table:table-cell>
          <table:table-cell office:value-type="float" office:value="13956.9038215858" calcext:value-type="float">
            <text:p>13956.9038215858</text:p>
          </table:table-cell>
          <table:table-cell office:value-type="float" office:value="20065.371424901" calcext:value-type="float">
            <text:p>20065.371424901</text:p>
          </table:table-cell>
          <table:table-cell office:value-type="float" office:value="364636.72261623" calcext:value-type="float">
            <text:p>364636.7226162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6157750.97611053" calcext:value-type="float">
            <text:p>6,157,751</text:p>
          </table:table-cell>
          <table:table-cell office:value-type="float" office:value="4799.64509711844" calcext:value-type="float">
            <text:p>4799.6450971184</text:p>
          </table:table-cell>
          <table:table-cell office:value-type="float" office:value="6900.28840296504" calcext:value-type="float">
            <text:p>6900.288402965</text:p>
          </table:table-cell>
          <table:table-cell office:value-type="float" office:value="125395.064715398" calcext:value-type="float">
            <text:p>125395.064715398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34370.361908912" calcext:value-type="float">
            <text:p>834,370</text:p>
          </table:table-cell>
          <table:table-cell office:value-type="float" office:value="603.807042205595" calcext:value-type="float">
            <text:p>603.8070422056</text:p>
          </table:table-cell>
          <table:table-cell office:value-type="float" office:value="832.43985305316" calcext:value-type="float">
            <text:p>832.4398530532</text:p>
          </table:table-cell>
          <table:table-cell office:value-type="float" office:value="15817.0823714898" calcext:value-type="float">
            <text:p>15817.0823714898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9937567.4268506" calcext:value-type="float">
            <text:p>29,937,567</text:p>
          </table:table-cell>
          <table:table-cell office:value-type="float" office:value="21664.8563564519" calcext:value-type="float">
            <text:p>21664.8563564519</text:p>
          </table:table-cell>
          <table:table-cell office:value-type="float" office:value="29868.2999388433" calcext:value-type="float">
            <text:p>29868.2999388433</text:p>
          </table:table-cell>
          <table:table-cell office:value-type="float" office:value="567523.718015551" calcext:value-type="float">
            <text:p>567523.71801555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9279134.3156024" calcext:value-type="float">
            <text:p>19,279,134</text:p>
          </table:table-cell>
          <table:table-cell office:value-type="float" office:value="13951.6905187712" calcext:value-type="float">
            <text:p>13951.6905187712</text:p>
          </table:table-cell>
          <table:table-cell office:value-type="float" office:value="19234.5275783228" calcext:value-type="float">
            <text:p>19234.5275783228</text:p>
          </table:table-cell>
          <table:table-cell office:value-type="float" office:value="365472.779765623" calcext:value-type="float">
            <text:p>365472.779765623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6629909.01688793" calcext:value-type="float">
            <text:p>6,629,909</text:p>
          </table:table-cell>
          <table:table-cell office:value-type="float" office:value="4797.85229238083" calcext:value-type="float">
            <text:p>4797.8522923808</text:p>
          </table:table-cell>
          <table:table-cell office:value-type="float" office:value="6614.56918861234" calcext:value-type="float">
            <text:p>6614.5691886123</text:p>
          </table:table-cell>
          <table:table-cell office:value-type="float" office:value="125682.576734488" calcext:value-type="float">
            <text:p>125682.57673448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98985.795405706" calcext:value-type="float">
            <text:p>898,986</text:p>
          </table:table-cell>
          <table:table-cell office:value-type="float" office:value="603.606238874152" calcext:value-type="float">
            <text:p>603.6062388742</text:p>
          </table:table-cell>
          <table:table-cell office:value-type="float" office:value="797.955662229907" calcext:value-type="float">
            <text:p>797.9556622299</text:p>
          </table:table-cell>
          <table:table-cell office:value-type="float" office:value="15851.7673656445" calcext:value-type="float">
            <text:p>15851.7673656445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2255996.9701769" calcext:value-type="float">
            <text:p>32,255,997</text:p>
          </table:table-cell>
          <table:table-cell office:value-type="float" office:value="21657.6514465593" calcext:value-type="float">
            <text:p>21657.6514465593</text:p>
          </table:table-cell>
          <table:table-cell office:value-type="float" office:value="28630.992341328" calcext:value-type="float">
            <text:p>28630.992341328</text:p>
          </table:table-cell>
          <table:table-cell office:value-type="float" office:value="568768.230522959" calcext:value-type="float">
            <text:p>568768.230522959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0772151.8988199" calcext:value-type="float">
            <text:p>20,772,152</text:p>
          </table:table-cell>
          <table:table-cell office:value-type="float" office:value="13947.0507154241" calcext:value-type="float">
            <text:p>13947.0507154241</text:p>
          </table:table-cell>
          <table:table-cell office:value-type="float" office:value="18437.7287261616" calcext:value-type="float">
            <text:p>18437.7287261616</text:p>
          </table:table-cell>
          <table:table-cell office:value-type="float" office:value="366274.218421131" calcext:value-type="float">
            <text:p>366274.218421131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7143343.41572062" calcext:value-type="float">
            <text:p>7,143,343</text:p>
          </table:table-cell>
          <table:table-cell office:value-type="float" office:value="4796.25670859871" calcext:value-type="float">
            <text:p>4796.2567085987</text:p>
          </table:table-cell>
          <table:table-cell office:value-type="float" office:value="6340.55772066409" calcext:value-type="float">
            <text:p>6340.5577206641</text:p>
          </table:table-cell>
          <table:table-cell office:value-type="float" office:value="125958.183786219" calcext:value-type="float">
            <text:p>125958.18378621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69293.50865819" calcext:value-type="float">
            <text:p>969,294</text:p>
          </table:table-cell>
          <table:table-cell office:value-type="float" office:value="603.427648356539" calcext:value-type="float">
            <text:p>603.4276483565</text:p>
          </table:table-cell>
          <table:table-cell office:value-type="float" office:value="764.886099888623" calcext:value-type="float">
            <text:p>764.8860998886</text:p>
          </table:table-cell>
          <table:table-cell office:value-type="float" office:value="15885.0155185034" calcext:value-type="float">
            <text:p>15885.015518503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4778667.9592427" calcext:value-type="float">
            <text:p>34,778,668</text:p>
          </table:table-cell>
          <table:table-cell office:value-type="float" office:value="21651.2435419801" calcext:value-type="float">
            <text:p>21651.2435419801</text:p>
          </table:table-cell>
          <table:table-cell office:value-type="float" office:value="27444.4422221415" calcext:value-type="float">
            <text:p>27444.4422221415</text:p>
          </table:table-cell>
          <table:table-cell office:value-type="float" office:value="569961.188546724" calcext:value-type="float">
            <text:p>569961.18854672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2396696.4765016" calcext:value-type="float">
            <text:p>22,396,696</text:p>
          </table:table-cell>
          <table:table-cell office:value-type="float" office:value="13942.9241659519" calcext:value-type="float">
            <text:p>13942.9241659519</text:p>
          </table:table-cell>
          <table:table-cell office:value-type="float" office:value="17673.6165725645" calcext:value-type="float">
            <text:p>17673.6165725645</text:p>
          </table:table-cell>
          <table:table-cell office:value-type="float" office:value="367042.4571242" calcext:value-type="float">
            <text:p>367042.4571242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7702008.6839631" calcext:value-type="float">
            <text:p>7,702,009</text:p>
          </table:table-cell>
          <table:table-cell office:value-type="float" office:value="4794.83762789173" calcext:value-type="float">
            <text:p>4794.8376278917</text:p>
          </table:table-cell>
          <table:table-cell office:value-type="float" office:value="6077.78689422987" calcext:value-type="float">
            <text:p>6077.7868942299</text:p>
          </table:table-cell>
          <table:table-cell office:value-type="float" office:value="126222.37369336" calcext:value-type="float">
            <text:p>126222.3736933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45842.51571793" calcext:value-type="float">
            <text:p>1,045,843</text:p>
          </table:table-cell>
          <table:table-cell office:value-type="float" office:value="603.2689233278" calcext:value-type="float">
            <text:p>603.2689233278</text:p>
          </table:table-cell>
          <table:table-cell office:value-type="float" office:value="733.174570500374" calcext:value-type="float">
            <text:p>733.1745705004</text:p>
          </table:table-cell>
          <table:table-cell office:value-type="float" office:value="15916.8857729204" calcext:value-type="float">
            <text:p>15916.885772920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7525279.2543352" calcext:value-type="float">
            <text:p>37,525,279</text:p>
          </table:table-cell>
          <table:table-cell office:value-type="float" office:value="21645.5484196853" calcext:value-type="float">
            <text:p>21645.5484196853</text:p>
          </table:table-cell>
          <table:table-cell office:value-type="float" office:value="26306.6189093656" calcext:value-type="float">
            <text:p>26306.6189093656</text:p>
          </table:table-cell>
          <table:table-cell office:value-type="float" office:value="571104.706981795" calcext:value-type="float">
            <text:p>571104.70698179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24165453.6809813" calcext:value-type="float">
            <text:p>24,165,454</text:p>
          </table:table-cell>
          <table:table-cell office:value-type="float" office:value="13939.2566325782" calcext:value-type="float">
            <text:p>13939.2566325782</text:p>
          </table:table-cell>
          <table:table-cell office:value-type="float" office:value="16940.8834095235" calcext:value-type="float">
            <text:p>16940.8834095235</text:p>
          </table:table-cell>
          <table:table-cell office:value-type="float" office:value="367778.857820615" calcext:value-type="float">
            <text:p>367778.85782061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310267.28866482" calcext:value-type="float">
            <text:p>8,310,267</text:p>
          </table:table-cell>
          <table:table-cell office:value-type="float" office:value="4793.57639840986" calcext:value-type="float">
            <text:p>4793.5763984099</text:p>
          </table:table-cell>
          <table:table-cell office:value-type="float" office:value="5825.80700109291" calcext:value-type="float">
            <text:p>5825.8070010929</text:p>
          </table:table-cell>
          <table:table-cell office:value-type="float" office:value="126475.614815979" calcext:value-type="float">
            <text:p>126475.614815979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129238.80903735" calcext:value-type="float">
            <text:p>1,129,239</text:p>
          </table:table-cell>
          <table:table-cell office:value-type="float" office:value="603.127951997137" calcext:value-type="float">
            <text:p>603.1279519971</text:p>
          </table:table-cell>
          <table:table-cell office:value-type="float" office:value="702.76660114913" calcext:value-type="float">
            <text:p>702.7666011491</text:p>
          </table:table-cell>
          <table:table-cell office:value-type="float" office:value="15947.4347136023" calcext:value-type="float">
            <text:p>15947.434713602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0517574.1252695" calcext:value-type="float">
            <text:p>40,517,574</text:p>
          </table:table-cell>
          <table:table-cell office:value-type="float" office:value="21640.4903077129" calcext:value-type="float">
            <text:p>21640.4903077129</text:p>
          </table:table-cell>
          <table:table-cell office:value-type="float" office:value="25215.5678913455" calcext:value-type="float">
            <text:p>25215.5678913455</text:p>
          </table:table-cell>
          <table:table-cell office:value-type="float" office:value="572200.816111788" calcext:value-type="float">
            <text:p>572200.816111788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26092425.6993187" calcext:value-type="float">
            <text:p>26,092,426</text:p>
          </table:table-cell>
          <table:table-cell office:value-type="float" office:value="13935.9993198277" calcext:value-type="float">
            <text:p>13935.9993198277</text:p>
          </table:table-cell>
          <table:table-cell office:value-type="float" office:value="16238.2705745636" calcext:value-type="float">
            <text:p>16238.2705745636</text:p>
          </table:table-cell>
          <table:table-cell office:value-type="float" office:value="368484.727968325" calcext:value-type="float">
            <text:p>368484.72796832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8972934.44739335" calcext:value-type="float">
            <text:p>8,972,934</text:p>
          </table:table-cell>
          <table:table-cell office:value-type="float" office:value="4792.45623985803" calcext:value-type="float">
            <text:p>4792.456239858</text:p>
          </table:table-cell>
          <table:table-cell office:value-type="float" office:value="5584.18519932393" calcext:value-type="float">
            <text:p>5584.1851993239</text:p>
          </table:table-cell>
          <table:table-cell office:value-type="float" office:value="126718.356776299" calcext:value-type="float">
            <text:p>126718.35677629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220151.65043102" calcext:value-type="float">
            <text:p>1,220,152</text:p>
          </table:table-cell>
          <table:table-cell office:value-type="float" office:value="603.002835804687" calcext:value-type="float">
            <text:p>603.0028358047</text:p>
          </table:table-cell>
          <table:table-cell office:value-type="float" office:value="673.609775392777" calcext:value-type="float">
            <text:p>673.6097753928</text:p>
          </table:table-cell>
          <table:table-cell office:value-type="float" office:value="15976.7166555511" calcext:value-type="float">
            <text:p>15976.716655551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3779565.9737845" calcext:value-type="float">
            <text:p>43,779,566</text:p>
          </table:table-cell>
          <table:table-cell office:value-type="float" office:value="21636.0010849185" calcext:value-type="float">
            <text:p>21636.0010849185</text:p>
          </table:table-cell>
          <table:table-cell office:value-type="float" office:value="24169.4084435953" calcext:value-type="float">
            <text:p>24169.4084435953</text:p>
          </table:table-cell>
          <table:table-cell office:value-type="float" office:value="573251.464782332" calcext:value-type="float">
            <text:p>573251.46478233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8193076.6335532" calcext:value-type="float">
            <text:p>28,193,077</text:p>
          </table:table-cell>
          <table:table-cell office:value-type="float" office:value="13933.1083591831" calcext:value-type="float">
            <text:p>13933.1083591831</text:p>
          </table:table-cell>
          <table:table-cell office:value-type="float" office:value="15564.5669225219" calcext:value-type="float">
            <text:p>15564.5669225219</text:p>
          </table:table-cell>
          <table:table-cell office:value-type="float" office:value="369161.322581012" calcext:value-type="float">
            <text:p>369161.32258101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9695328.11622859" calcext:value-type="float">
            <text:p>9,695,328</text:p>
          </table:table-cell>
          <table:table-cell office:value-type="float" office:value="4791.46206627475" calcext:value-type="float">
            <text:p>4791.4620662748</text:p>
          </table:table-cell>
          <table:table-cell office:value-type="float" office:value="5352.50498774065" calcext:value-type="float">
            <text:p>5352.5049877407</text:p>
          </table:table-cell>
          <table:table-cell office:value-type="float" office:value="126951.031161466" calcext:value-type="float">
            <text:p>126951.03116146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319320.59510873" calcext:value-type="float">
            <text:p>1,319,321</text:p>
          </table:table-cell>
          <table:table-cell office:value-type="float" office:value="602.891869105251" calcext:value-type="float">
            <text:p>602.8918691053</text:p>
          </table:table-cell>
          <table:table-cell office:value-type="float" office:value="645.653667892978" calcext:value-type="float">
            <text:p>645.653667893</text:p>
          </table:table-cell>
          <table:table-cell office:value-type="float" office:value="16004.7837297504" calcext:value-type="float">
            <text:p>16004.7837297504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47337790.3588721" calcext:value-type="float">
            <text:p>47,337,790</text:p>
          </table:table-cell>
          <table:table-cell office:value-type="float" office:value="21632.0195520188" calcext:value-type="float">
            <text:p>21632.0195520188</text:p>
          </table:table-cell>
          <table:table-cell office:value-type="float" office:value="23166.3312832888" calcext:value-type="float">
            <text:p>23166.3312832888</text:p>
          </table:table-cell>
          <table:table-cell office:value-type="float" office:value="574258.523475539" calcext:value-type="float">
            <text:p>574258.52347553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30484494.799467" calcext:value-type="float">
            <text:p>30,484,495</text:p>
          </table:table-cell>
          <table:table-cell office:value-type="float" office:value="13930.5443396534" calcext:value-type="float">
            <text:p>13930.5443396534</text:p>
          </table:table-cell>
          <table:table-cell office:value-type="float" office:value="14918.6073150918" calcext:value-type="float">
            <text:p>14918.6073150918</text:p>
          </table:table-cell>
          <table:table-cell office:value-type="float" office:value="369809.846207972" calcext:value-type="float">
            <text:p>369809.84620797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483324.8027478" calcext:value-type="float">
            <text:p>10,483,325</text:p>
          </table:table-cell>
          <table:table-cell office:value-type="float" office:value="4790.58032459892" calcext:value-type="float">
            <text:p>4790.5803245989</text:p>
          </table:table-cell>
          <table:table-cell office:value-type="float" office:value="5130.36568647645" calcext:value-type="float">
            <text:p>5130.3656864765</text:p>
          </table:table-cell>
          <table:table-cell office:value-type="float" office:value="127174.052204406" calcext:value-type="float">
            <text:p>127174.052204406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427563.33839895" calcext:value-type="float">
            <text:p>1,427,563</text:p>
          </table:table-cell>
          <table:table-cell office:value-type="float" office:value="602.793520670538" calcext:value-type="float">
            <text:p>602.7935206705</text:p>
          </table:table-cell>
          <table:table-cell office:value-type="float" office:value="618.849779950266" calcext:value-type="float">
            <text:p>618.8497799503</text:p>
          </table:table-cell>
          <table:table-cell office:value-type="float" office:value="16031.6859661278" calcext:value-type="float">
            <text:p>16031.685966127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1221586.5405873" calcext:value-type="float">
            <text:p>51,221,587</text:p>
          </table:table-cell>
          <table:table-cell office:value-type="float" office:value="21628.4907678841" calcext:value-type="float">
            <text:p>21628.4907678841</text:p>
          </table:table-cell>
          <table:table-cell office:value-type="float" office:value="22204.596256231" calcext:value-type="float">
            <text:p>22204.596256231</text:p>
          </table:table-cell>
          <table:table-cell office:value-type="float" office:value="575223.787286731" calcext:value-type="float">
            <text:p>575223.78728673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32985574.0346008" calcext:value-type="float">
            <text:p>32,985,574</text:p>
          </table:table-cell>
          <table:table-cell office:value-type="float" office:value="13928.2718803605" calcext:value-type="float">
            <text:p>13928.2718803605</text:p>
          </table:table-cell>
          <table:table-cell office:value-type="float" office:value="14299.2711312829" calcext:value-type="float">
            <text:p>14299.2711312829</text:p>
          </table:table-cell>
          <table:table-cell office:value-type="float" office:value="370431.454851073" calcext:value-type="float">
            <text:p>370431.454851073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1343421.9161096" calcext:value-type="float">
            <text:p>11,343,422</text:p>
          </table:table-cell>
          <table:table-cell office:value-type="float" office:value="4789.79884768667" calcext:value-type="float">
            <text:p>4789.7988476867</text:p>
          </table:table-cell>
          <table:table-cell office:value-type="float" office:value="4917.38192474206" calcext:value-type="float">
            <text:p>4917.3819247421</text:p>
          </table:table-cell>
          <table:table-cell office:value-type="float" office:value="127387.817443053" calcext:value-type="float">
            <text:p>127387.81744305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545784.48622124" calcext:value-type="float">
            <text:p>1,545,784</text:p>
          </table:table-cell>
          <table:table-cell office:value-type="float" office:value="602.706416855896" calcext:value-type="float">
            <text:p>602.7064168559</text:p>
          </table:table-cell>
          <table:table-cell office:value-type="float" office:value="593.151476060696" calcext:value-type="float">
            <text:p>593.1514760607</text:p>
          </table:table-cell>
          <table:table-cell office:value-type="float" office:value="16057.471373832" calcext:value-type="float">
            <text:p>16057.47137383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55463412.1683725" calcext:value-type="float">
            <text:p>55,463,412</text:p>
          </table:table-cell>
          <table:table-cell office:value-type="float" office:value="21625.3654455536" calcext:value-type="float">
            <text:p>21625.3654455536</text:p>
          </table:table-cell>
          <table:table-cell office:value-type="float" office:value="21282.5300604837" calcext:value-type="float">
            <text:p>21282.5300604837</text:p>
          </table:table-cell>
          <table:table-cell office:value-type="float" office:value="576148.978804809" calcext:value-type="float">
            <text:p>576148.97880480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35717216.3506056" calcext:value-type="float">
            <text:p>35,717,216</text:p>
          </table:table-cell>
          <table:table-cell office:value-type="float" office:value="13926.259241587" calcext:value-type="float">
            <text:p>13926.259241587</text:p>
          </table:table-cell>
          <table:table-cell office:value-type="float" office:value="13705.4808014865" calcext:value-type="float">
            <text:p>13705.4808014865</text:p>
          </table:table-cell>
          <table:table-cell office:value-type="float" office:value="371027.257819643" calcext:value-type="float">
            <text:p>371027.25781964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2282807.4572506" calcext:value-type="float">
            <text:p>12,282,807</text:p>
          </table:table-cell>
          <table:table-cell office:value-type="float" office:value="4789.10672055409" calcext:value-type="float">
            <text:p>4789.1067205541</text:p>
          </table:table-cell>
          <table:table-cell office:value-type="float" office:value="4713.18313670459" calcext:value-type="float">
            <text:p>4713.1831367046</text:p>
          </table:table-cell>
          <table:table-cell office:value-type="float" office:value="127592.708358223" calcext:value-type="float">
            <text:p>127592.708358223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674985.36332608" calcext:value-type="float">
            <text:p>1,674,985</text:p>
          </table:table-cell>
          <table:table-cell office:value-type="float" office:value="602.629326290422" calcext:value-type="float">
            <text:p>602.6293262904</text:p>
          </table:table-cell>
          <table:table-cell office:value-type="float" office:value="568.51392159259" calcext:value-type="float">
            <text:p>568.5139215926</text:p>
          </table:table-cell>
          <table:table-cell office:value-type="float" office:value="16082.1860188656" calcext:value-type="float">
            <text:p>16082.186018865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60099195.2049188" calcext:value-type="float">
            <text:p>60,099,195</text:p>
          </table:table-cell>
          <table:table-cell office:value-type="float" office:value="21622.5994029097" calcext:value-type="float">
            <text:p>21622.5994029097</text:p>
          </table:table-cell>
          <table:table-cell office:value-type="float" office:value="20398.5240101799" calcext:value-type="float">
            <text:p>20398.5240101799</text:p>
          </table:table-cell>
          <table:table-cell office:value-type="float" office:value="577035.750897757" calcext:value-type="float">
            <text:p>577035.750897757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8702558.5644626" calcext:value-type="float">
            <text:p>38,702,559</text:p>
          </table:table-cell>
          <table:table-cell office:value-type="float" office:value="13924.4779710217" calcext:value-type="float">
            <text:p>13924.4779710217</text:p>
          </table:table-cell>
          <table:table-cell office:value-type="float" office:value="13136.2003674214" calcext:value-type="float">
            <text:p>13136.2003674214</text:p>
          </table:table-cell>
          <table:table-cell office:value-type="float" office:value="371598.319524274" calcext:value-type="float">
            <text:p>371598.319524274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3309437.9551838" calcext:value-type="float">
            <text:p>13,309,438</text:p>
          </table:table-cell>
          <table:table-cell office:value-type="float" office:value="4788.49415872485" calcext:value-type="float">
            <text:p>4788.4941587249</text:p>
          </table:table-cell>
          <table:table-cell office:value-type="float" office:value="4517.41306626675" calcext:value-type="float">
            <text:p>4517.4130662668</text:p>
          </table:table-cell>
          <table:table-cell office:value-type="float" office:value="127789.09099049" calcext:value-type="float">
            <text:p>127789.0909904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16274.98800829" calcext:value-type="float">
            <text:p>1,816,275</text:p>
          </table:table-cell>
          <table:table-cell office:value-type="float" office:value="602.561145961066" calcext:value-type="float">
            <text:p>602.5611459611</text:p>
          </table:table-cell>
          <table:table-cell office:value-type="float" office:value="544.894021666084" calcext:value-type="float">
            <text:p>544.8940216661</text:p>
          </table:table-cell>
          <table:table-cell office:value-type="float" office:value="16105.8740991214" calcext:value-type="float">
            <text:p>16105.8740991214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65168727.7036053" calcext:value-type="float">
            <text:p>65,168,728</text:p>
          </table:table-cell>
          <table:table-cell office:value-type="float" office:value="21620.1530633698" calcext:value-type="float">
            <text:p>21620.1530633698</text:p>
          </table:table-cell>
          <table:table-cell office:value-type="float" office:value="19551.0318424962" calcext:value-type="float">
            <text:p>19551.0318424962</text:p>
          </table:table-cell>
          <table:table-cell office:value-type="float" office:value="577885.68940498" calcext:value-type="float">
            <text:p>577885.6894049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41967225.8824836" calcext:value-type="float">
            <text:p>41,967,226</text:p>
          </table:table-cell>
          <table:table-cell office:value-type="float" office:value="13922.9025822167" calcext:value-type="float">
            <text:p>13922.9025822167</text:p>
          </table:table-cell>
          <table:table-cell office:value-type="float" office:value="12590.4340698717" calcext:value-type="float">
            <text:p>12590.4340698717</text:p>
          </table:table-cell>
          <table:table-cell office:value-type="float" office:value="372145.661210628" calcext:value-type="float">
            <text:p>372145.66121062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4432125.672099" calcext:value-type="float">
            <text:p>14,432,126</text:p>
          </table:table-cell>
          <table:table-cell office:value-type="float" office:value="4787.95239765446" calcext:value-type="float">
            <text:p>4787.9523976545</text:p>
          </table:table-cell>
          <table:table-cell office:value-type="float" office:value="4329.72928140355" calcext:value-type="float">
            <text:p>4329.7292814036</text:p>
          </table:table-cell>
          <table:table-cell office:value-type="float" office:value="127977.316536423" calcext:value-type="float">
            <text:p>127977.31653642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970882.35865597" calcext:value-type="float">
            <text:p>1,970,882</text:p>
          </table:table-cell>
          <table:table-cell office:value-type="float" office:value="602.500888572003" calcext:value-type="float">
            <text:p>602.500888572</text:p>
          </table:table-cell>
          <table:table-cell office:value-type="float" office:value="522.250361304095" calcext:value-type="float">
            <text:p>522.2503613041</text:p>
          </table:table-cell>
          <table:table-cell office:value-type="float" office:value="16128.5780168725" calcext:value-type="float">
            <text:p>16128.578016872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70716106.6551581" calcext:value-type="float">
            <text:p>70,716,107</text:p>
          </table:table-cell>
          <table:table-cell office:value-type="float" office:value="21617.991002335" calcext:value-type="float">
            <text:p>21617.991002335</text:p>
          </table:table-cell>
          <table:table-cell office:value-type="float" office:value="18738.5675702432" calcext:value-type="float">
            <text:p>18738.5675702432</text:p>
          </table:table-cell>
          <table:table-cell office:value-type="float" office:value="578700.315738268" calcext:value-type="float">
            <text:p>578700.315738268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45539615.7958541" calcext:value-type="float">
            <text:p>45,539,616</text:p>
          </table:table-cell>
          <table:table-cell office:value-type="float" office:value="13921.5102625104" calcext:value-type="float">
            <text:p>13921.5102625104</text:p>
          </table:table-cell>
          <table:table-cell office:value-type="float" office:value="12067.2249658033" calcext:value-type="float">
            <text:p>12067.2249658033</text:p>
          </table:table-cell>
          <table:table-cell office:value-type="float" office:value="372670.262634403" calcext:value-type="float">
            <text:p>372670.26263440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5660636.2323127" calcext:value-type="float">
            <text:p>15,660,636</text:p>
          </table:table-cell>
          <table:table-cell office:value-type="float" office:value="4787.47359228778" calcext:value-type="float">
            <text:p>4787.4735922878</text:p>
          </table:table-cell>
          <table:table-cell office:value-type="float" office:value="4149.80269860185" calcext:value-type="float">
            <text:p>4149.8026986019</text:p>
          </table:table-cell>
          <table:table-cell office:value-type="float" office:value="128157.721924592" calcext:value-type="float">
            <text:p>128157.72192459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140170.21639295" calcext:value-type="float">
            <text:p>2,140,170</text:p>
          </table:table-cell>
          <table:table-cell office:value-type="float" office:value="602.4476710702" calcext:value-type="float">
            <text:p>602.4476710702</text:p>
          </table:table-cell>
          <table:table-cell office:value-type="float" office:value="500.543146910811" calcext:value-type="float">
            <text:p>500.5431469108</text:p>
          </table:table-cell>
          <table:table-cell office:value-type="float" office:value="16150.3384487676" calcext:value-type="float">
            <text:p>16150.3384487676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76790227.7971808" calcext:value-type="float">
            <text:p>76,790,228</text:p>
          </table:table-cell>
          <table:table-cell office:value-type="float" office:value="21616.0815354828" calcext:value-type="float">
            <text:p>21616.0815354828</text:p>
          </table:table-cell>
          <table:table-cell office:value-type="float" office:value="17959.7033820891" calcext:value-type="float">
            <text:p>17959.7033820891</text:p>
          </table:table-cell>
          <table:table-cell office:value-type="float" office:value="579481.089393274" calcext:value-type="float">
            <text:p>579481.089393274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49451216.0830995" calcext:value-type="float">
            <text:p>49,451,216</text:p>
          </table:table-cell>
          <table:table-cell office:value-type="float" office:value="13920.2806078965" calcext:value-type="float">
            <text:p>13920.2806078965</text:p>
          </table:table-cell>
          <table:table-cell office:value-type="float" office:value="11565.6535761529" calcext:value-type="float">
            <text:p>11565.6535761529</text:p>
          </table:table-cell>
          <table:table-cell office:value-type="float" office:value="373173.063678667" calcext:value-type="float">
            <text:p>373173.06367866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7005797.9802591" calcext:value-type="float">
            <text:p>17,005,798</text:p>
          </table:table-cell>
          <table:table-cell office:value-type="float" office:value="4787.05072588316" calcext:value-type="float">
            <text:p>4787.0507258832</text:p>
          </table:table-cell>
          <table:table-cell office:value-type="float" office:value="3977.31711784812" calcext:value-type="float">
            <text:p>3977.3171178481</text:p>
          </table:table-cell>
          <table:table-cell office:value-type="float" office:value="128330.63037175" calcext:value-type="float">
            <text:p>128330.63037175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325650.4695222" calcext:value-type="float">
            <text:p>2,325,650</text:p>
          </table:table-cell>
          <table:table-cell office:value-type="float" office:value="602.400704236983" calcext:value-type="float">
            <text:p>602.400704237</text:p>
          </table:table-cell>
          <table:table-cell office:value-type="float" office:value="479.734149122563" calcext:value-type="float">
            <text:p>479.7341491226</text:p>
          </table:table-cell>
          <table:table-cell office:value-type="float" office:value="16171.194413389" calcext:value-type="float">
            <text:p>16171.194413389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83445339.0498169" calcext:value-type="float">
            <text:p>83,445,339</text:p>
          </table:table-cell>
          <table:table-cell office:value-type="float" office:value="21614.3963453078" calcext:value-type="float">
            <text:p>21614.3963453078</text:p>
          </table:table-cell>
          <table:table-cell office:value-type="float" office:value="17213.0675920239" calcext:value-type="float">
            <text:p>17213.0675920239</text:p>
          </table:table-cell>
          <table:table-cell office:value-type="float" office:value="580229.410373514" calcext:value-type="float">
            <text:p>580229.41037351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53736961.2104665" calcext:value-type="float">
            <text:p>53,736,961</text:p>
          </table:table-cell>
          <table:table-cell office:value-type="float" office:value="13919.1953825251" calcext:value-type="float">
            <text:p>13919.1953825251</text:p>
          </table:table-cell>
          <table:table-cell office:value-type="float" office:value="11084.8365653295" calcext:value-type="float">
            <text:p>11084.8365653295</text:p>
          </table:table-cell>
          <table:table-cell office:value-type="float" office:value="373654.965914862" calcext:value-type="float">
            <text:p>373654.96591486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8479624.5431572" calcext:value-type="float">
            <text:p>18,479,625</text:p>
          </table:table-cell>
          <table:table-cell office:value-type="float" office:value="4786.67752730702" calcext:value-type="float">
            <text:p>4786.677527307</text:p>
          </table:table-cell>
          <table:table-cell office:value-type="float" office:value="3811.96876852148" calcext:value-type="float">
            <text:p>3811.9687685215</text:p>
          </table:table-cell>
          <table:table-cell office:value-type="float" office:value="128496.351919653" calcext:value-type="float">
            <text:p>128496.351919653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529001.4898375" calcext:value-type="float">
            <text:p>2,529,001</text:p>
          </table:table-cell>
          <table:table-cell office:value-type="float" office:value="602.35928325351" calcext:value-type="float">
            <text:p>602.3592832535</text:p>
          </table:table-cell>
          <table:table-cell office:value-type="float" office:value="459.786647066018" calcext:value-type="float">
            <text:p>459.786647066</text:p>
          </table:table-cell>
          <table:table-cell office:value-type="float" office:value="16191.1833364291" calcext:value-type="float">
            <text:p>16191.183336429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90741661.114853" calcext:value-type="float">
            <text:p>90,741,661</text:p>
          </table:table-cell>
          <table:table-cell office:value-type="float" office:value="21612.9101426066" calcext:value-type="float">
            <text:p>21612.9101426066</text:p>
          </table:table-cell>
          <table:table-cell office:value-type="float" office:value="16497.3426393197" calcext:value-type="float">
            <text:p>16497.3426393197</text:p>
          </table:table-cell>
          <table:table-cell office:value-type="float" office:value="580946.62152892" calcext:value-type="float">
            <text:p>580946.62152892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58435631.9840833" calcext:value-type="float">
            <text:p>58,435,632</text:p>
          </table:table-cell>
          <table:table-cell office:value-type="float" office:value="13918.2383007058" calcext:value-type="float">
            <text:p>13918.2383007058</text:p>
          </table:table-cell>
          <table:table-cell office:value-type="float" office:value="10623.9254532317" calcext:value-type="float">
            <text:p>10623.9254532317</text:p>
          </table:table-cell>
          <table:table-cell office:value-type="float" office:value="374116.834108779" calcext:value-type="float">
            <text:p>374116.834108779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0095452.2675472" calcext:value-type="float">
            <text:p>20,095,452</text:p>
          </table:table-cell>
          <table:table-cell office:value-type="float" office:value="4786.34839606704" calcext:value-type="float">
            <text:p>4786.348396067</text:p>
          </table:table-cell>
          <table:table-cell office:value-type="float" office:value="3653.46586646908" calcext:value-type="float">
            <text:p>3653.4658664691</text:p>
          </table:table-cell>
          <table:table-cell office:value-type="float" office:value="128655.183952945" calcext:value-type="float">
            <text:p>128655.18395294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752087.51855082" calcext:value-type="float">
            <text:p>2,752,088</text:p>
          </table:table-cell>
          <table:table-cell office:value-type="float" office:value="602.322779155481" calcext:value-type="float">
            <text:p>602.3227791555</text:p>
          </table:table-cell>
          <table:table-cell office:value-type="float" office:value="440.665374049701" calcext:value-type="float">
            <text:p>440.6653740497</text:p>
          </table:table-cell>
          <table:table-cell office:value-type="float" office:value="16210.3411135434" calcext:value-type="float">
            <text:p>16210.341113543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98746083.7687373" calcext:value-type="float">
            <text:p>98,746,084</text:p>
          </table:table-cell>
          <table:table-cell office:value-type="float" office:value="21611.6003598699" calcext:value-type="float">
            <text:p>21611.6003598699</text:p>
          </table:table-cell>
          <table:table-cell office:value-type="float" office:value="15811.263139919" calcext:value-type="float">
            <text:p>15811.263139919</text:p>
          </table:table-cell>
          <table:table-cell office:value-type="float" office:value="581634.010811057" calcext:value-type="float">
            <text:p>581634.010811057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63590303.9473331" calcext:value-type="float">
            <text:p>63,590,304</text:p>
          </table:table-cell>
          <table:table-cell office:value-type="float" office:value="13917.3948294596" calcext:value-type="float">
            <text:p>13917.3948294596</text:p>
          </table:table-cell>
          <table:table-cell office:value-type="float" office:value="10182.1053603853" calcext:value-type="float">
            <text:p>10182.1053603853</text:p>
          </table:table-cell>
          <table:table-cell office:value-type="float" office:value="374559.497672872" calcext:value-type="float">
            <text:p>374559.49767287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21868094.4188388" calcext:value-type="float">
            <text:p>21,868,094</text:p>
          </table:table-cell>
          <table:table-cell office:value-type="float" office:value="4786.0583344113" calcext:value-type="float">
            <text:p>4786.0583344113</text:p>
          </table:table-cell>
          <table:table-cell office:value-type="float" office:value="3501.52818247078" calcext:value-type="float">
            <text:p>3501.5281824708</text:p>
          </table:table-cell>
          <table:table-cell office:value-type="float" office:value="128807.411698599" calcext:value-type="float">
            <text:p>128807.41169859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996980.45105078" calcext:value-type="float">
            <text:p>2,996,980</text:p>
          </table:table-cell>
          <table:table-cell office:value-type="float" office:value="602.290631099297" calcext:value-type="float">
            <text:p>602.2906310993</text:p>
          </table:table-cell>
          <table:table-cell office:value-type="float" office:value="422.336464706925" calcext:value-type="float">
            <text:p>422.3364647069</text:p>
          </table:table-cell>
          <table:table-cell office:value-type="float" office:value="16228.7021709424" calcext:value-type="float">
            <text:p>16228.7021709424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07532947.509084" calcext:value-type="float">
            <text:p>107,532,948</text:p>
          </table:table-cell>
          <table:table-cell office:value-type="float" office:value="21610.4468737879" calcext:value-type="float">
            <text:p>21610.4468737879</text:p>
          </table:table-cell>
          <table:table-cell office:value-type="float" office:value="15153.6139899006" calcext:value-type="float">
            <text:p>15153.6139899006</text:p>
          </table:table-cell>
          <table:table-cell office:value-type="float" office:value="582292.813447157" calcext:value-type="float">
            <text:p>582292.813447157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69248850.7439942" calcext:value-type="float">
            <text:p>69,248,851</text:p>
          </table:table-cell>
          <table:table-cell office:value-type="float" office:value="13916.6520098181" calcext:value-type="float">
            <text:p>13916.6520098181</text:p>
          </table:table-cell>
          <table:table-cell office:value-type="float" office:value="9758.59378661675" calcext:value-type="float">
            <text:p>9758.5937866168</text:p>
          </table:table-cell>
          <table:table-cell office:value-type="float" office:value="374983.752066282" calcext:value-type="float">
            <text:p>374983.75206628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23814014.2830572" calcext:value-type="float">
            <text:p>23,814,014</text:p>
          </table:table-cell>
          <table:table-cell office:value-type="float" office:value="4785.80288587513" calcext:value-type="float">
            <text:p>4785.8028858751</text:p>
          </table:table-cell>
          <table:table-cell office:value-type="float" office:value="3355.88662223683" calcext:value-type="float">
            <text:p>3355.8866222368</text:p>
          </table:table-cell>
          <table:table-cell office:value-type="float" office:value="128953.308707369" calcext:value-type="float">
            <text:p>128953.308707369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265984.30550193" calcext:value-type="float">
            <text:p>3,265,984</text:p>
          </table:table-cell>
          <table:table-cell office:value-type="float" office:value="602.26233936814" calcext:value-type="float">
            <text:p>602.2623393681</text:p>
          </table:table-cell>
          <table:table-cell office:value-type="float" office:value="404.767403601181" calcext:value-type="float">
            <text:p>404.7674036012</text:p>
          </table:table-cell>
          <table:table-cell office:value-type="float" office:value="16246.2995237793" calcext:value-type="float">
            <text:p>16246.299523779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7184921.498535" calcext:value-type="float">
            <text:p>117,184,921</text:p>
          </table:table-cell>
          <table:table-cell office:value-type="float" office:value="21609.4317543065" calcext:value-type="float">
            <text:p>21609.4317543065</text:p>
          </table:table-cell>
          <table:table-cell office:value-type="float" office:value="14523.2285214183" calcext:value-type="float">
            <text:p>14523.2285214183</text:p>
          </table:table-cell>
          <table:table-cell office:value-type="float" office:value="582924.214035121" calcext:value-type="float">
            <text:p>582924.21403512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75464509.4947594" calcext:value-type="float">
            <text:p>75,464,509</text:p>
          </table:table-cell>
          <table:table-cell office:value-type="float" office:value="13915.9982952209" calcext:value-type="float">
            <text:p>13915.9982952209</text:p>
          </table:table-cell>
          <table:table-cell office:value-type="float" office:value="9352.63942351865" calcext:value-type="float">
            <text:p>9352.6394235187</text:p>
          </table:table-cell>
          <table:table-cell office:value-type="float" office:value="375390.360143977" calcext:value-type="float">
            <text:p>375390.360143977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5951519.5943951" calcext:value-type="float">
            <text:p>25,951,520</text:p>
          </table:table-cell>
          <table:table-cell office:value-type="float" office:value="4785.57807970744" calcext:value-type="float">
            <text:p>4785.5780797074</text:p>
          </table:table-cell>
          <table:table-cell office:value-type="float" office:value="3216.28281802603" calcext:value-type="float">
            <text:p>3216.282818026</text:p>
          </table:table-cell>
          <table:table-cell office:value-type="float" office:value="129093.137317748" calcext:value-type="float">
            <text:p>129093.13731774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561662.72102932" calcext:value-type="float">
            <text:p>3,561,663</text:p>
          </table:table-cell>
          <table:table-cell office:value-type="float" office:value="602.2374590523" calcext:value-type="float">
            <text:p>602.2374590523</text:p>
          </table:table-cell>
          <table:table-cell office:value-type="float" office:value="387.926975298716" calcext:value-type="float">
            <text:p>387.9269752987</text:p>
          </table:table-cell>
          <table:table-cell office:value-type="float" office:value="16263.1648323976" calcext:value-type="float">
            <text:p>16263.1648323976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7793990.211455" calcext:value-type="float">
            <text:p>127,793,990</text:p>
          </table:table-cell>
          <table:table-cell office:value-type="float" office:value="21608.5390378737" calcext:value-type="float">
            <text:p>21608.5390378737</text:p>
          </table:table-cell>
          <table:table-cell office:value-type="float" office:value="13918.9867112842" calcext:value-type="float">
            <text:p>13918.9867112842</text:p>
          </table:table-cell>
          <table:table-cell office:value-type="float" office:value="583529.348561688" calcext:value-type="float">
            <text:p>583529.34856168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82296516.1759836" calcext:value-type="float">
            <text:p>82,296,516</text:p>
          </table:table-cell>
          <table:table-cell office:value-type="float" office:value="13915.4234054924" calcext:value-type="float">
            <text:p>13915.4234054924</text:p>
          </table:table-cell>
          <table:table-cell office:value-type="float" office:value="8963.52100081641" calcext:value-type="float">
            <text:p>8963.5210008164</text:p>
          </table:table-cell>
          <table:table-cell office:value-type="float" office:value="375780.053456408" calcext:value-type="float">
            <text:p>375780.05345640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28300981.0358578" calcext:value-type="float">
            <text:p>28,300,981</text:p>
          </table:table-cell>
          <table:table-cell office:value-type="float" office:value="4785.38038065452" calcext:value-type="float">
            <text:p>4785.3803806545</text:p>
          </table:table-cell>
          <table:table-cell office:value-type="float" office:value="3082.46873192243" calcext:value-type="float">
            <text:p>3082.4687319224</text:p>
          </table:table-cell>
          <table:table-cell office:value-type="float" office:value="129227.149102904" calcext:value-type="float">
            <text:p>129227.14910290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886869.87761612" calcext:value-type="float">
            <text:p>3,886,870</text:p>
          </table:table-cell>
          <table:table-cell office:value-type="float" office:value="602.215594343411" calcext:value-type="float">
            <text:p>602.2155943434</text:p>
          </table:table-cell>
          <table:table-cell office:value-type="float" office:value="371.785215907517" calcext:value-type="float">
            <text:p>371.7852159075</text:p>
          </table:table-cell>
          <table:table-cell office:value-type="float" office:value="16279.3284564977" calcext:value-type="float">
            <text:p>16279.328456497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39462562.85315" calcext:value-type="float">
            <text:p>139,462,563</text:p>
          </table:table-cell>
          <table:table-cell office:value-type="float" office:value="21607.7545227153" calcext:value-type="float">
            <text:p>21607.7545227153</text:p>
          </table:table-cell>
          <table:table-cell office:value-type="float" office:value="13339.8134421661" calcext:value-type="float">
            <text:p>13339.8134421661</text:p>
          </table:table-cell>
          <table:table-cell office:value-type="float" office:value="584109.306345964" calcext:value-type="float">
            <text:p>584109.30634596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89810820.0612365" calcext:value-type="float">
            <text:p>89,810,820</text:p>
          </table:table-cell>
          <table:table-cell office:value-type="float" office:value="13914.9181950023" calcext:value-type="float">
            <text:p>13914.9181950023</text:p>
          </table:table-cell>
          <table:table-cell office:value-type="float" office:value="8590.54616661796" calcext:value-type="float">
            <text:p>8590.546166618</text:p>
          </table:table-cell>
          <table:table-cell office:value-type="float" office:value="376153.533501097" calcext:value-type="float">
            <text:p>376153.53350109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30885077.9288472" calcext:value-type="float">
            <text:p>30,885,078</text:p>
          </table:table-cell>
          <table:table-cell office:value-type="float" office:value="4785.2066436221" calcext:value-type="float">
            <text:p>4785.2066436221</text:p>
          </table:table-cell>
          <table:table-cell office:value-type="float" office:value="2954.20627076392" calcext:value-type="float">
            <text:p>2954.2062707639</text:p>
          </table:table-cell>
          <table:table-cell office:value-type="float" office:value="129355.585301095" calcext:value-type="float">
            <text:p>129355.58530109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244785.28268202" calcext:value-type="float">
            <text:p>4,244,785</text:p>
          </table:table-cell>
          <table:table-cell office:value-type="float" office:value="602.196393387236" calcext:value-type="float">
            <text:p>602.1963933872</text:p>
          </table:table-cell>
          <table:table-cell office:value-type="float" office:value="356.313366076951" calcext:value-type="float">
            <text:p>356.313366077</text:p>
          </table:table-cell>
          <table:table-cell office:value-type="float" office:value="16294.8195072844" calcext:value-type="float">
            <text:p>16294.819507284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52304721.517265" calcext:value-type="float">
            <text:p>152,304,722</text:p>
          </table:table-cell>
          <table:table-cell office:value-type="float" office:value="21607.0655841499" calcext:value-type="float">
            <text:p>21607.0655841499</text:p>
          </table:table-cell>
          <table:table-cell office:value-type="float" office:value="12784.6768161947" calcext:value-type="float">
            <text:p>12784.6768161947</text:p>
          </table:table-cell>
          <table:table-cell office:value-type="float" office:value="584665.131910501" calcext:value-type="float">
            <text:p>584665.131910501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98080887.5071868" calcext:value-type="float">
            <text:p>98,080,888</text:p>
          </table:table-cell>
          <table:table-cell office:value-type="float" office:value="13914.4745337339" calcext:value-type="float">
            <text:p>13914.4745337339</text:p>
          </table:table-cell>
          <table:table-cell office:value-type="float" office:value="8233.05040141379" calcext:value-type="float">
            <text:p>8233.0504014138</text:p>
          </table:table-cell>
          <table:table-cell office:value-type="float" office:value="376511.472927569" calcext:value-type="float">
            <text:p>376511.472927569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33729074.6474034" calcext:value-type="float">
            <text:p>33,729,075</text:p>
          </table:table-cell>
          <table:table-cell office:value-type="float" office:value="4785.05407277552" calcext:value-type="float">
            <text:p>4785.0540727755</text:p>
          </table:table-cell>
          <table:table-cell office:value-type="float" office:value="2831.26691267728" calcext:value-type="float">
            <text:p>2831.2669126773</text:p>
          </table:table-cell>
          <table:table-cell office:value-type="float" office:value="129478.677230029" calcext:value-type="float">
            <text:p>129478.677230029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38952.92953999" calcext:value-type="float">
            <text:p>4,638,953</text:p>
          </table:table-cell>
          <table:table-cell office:value-type="float" office:value="602.179543644201" calcext:value-type="float">
            <text:p>602.1795436442</text:p>
          </table:table-cell>
          <table:table-cell office:value-type="float" office:value="341.483825448008" calcext:value-type="float">
            <text:p>341.483825448</text:p>
          </table:table-cell>
          <table:table-cell office:value-type="float" office:value="16309.6658976564" calcext:value-type="float">
            <text:p>16309.665897656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66447626.20805" calcext:value-type="float">
            <text:p>166,447,626</text:p>
          </table:table-cell>
          <table:table-cell office:value-type="float" office:value="21606.4610081232" calcext:value-type="float">
            <text:p>21606.4610081232</text:p>
          </table:table-cell>
          <table:table-cell office:value-type="float" office:value="12252.5865206184" calcext:value-type="float">
            <text:p>12252.5865206184</text:p>
          </table:table-cell>
          <table:table-cell office:value-type="float" office:value="585197.826782104" calcext:value-type="float">
            <text:p>585197.82678210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07188606.75701" calcext:value-type="float">
            <text:p>107,188,607</text:p>
          </table:table-cell>
          <table:table-cell office:value-type="float" office:value="13914.085200083" calcext:value-type="float">
            <text:p>13914.085200083</text:p>
          </table:table-cell>
          <table:table-cell office:value-type="float" office:value="7890.3959655947" calcext:value-type="float">
            <text:p>7890.3959655947</text:p>
          </table:table-cell>
          <table:table-cell office:value-type="float" office:value="376854.516697039" calcext:value-type="float">
            <text:p>376854.516697039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36861131.7714009" calcext:value-type="float">
            <text:p>36,861,132</text:p>
          </table:table-cell>
          <table:table-cell office:value-type="float" office:value="4784.92018467453" calcext:value-type="float">
            <text:p>4784.9201846745</text:p>
          </table:table-cell>
          <table:table-cell office:value-type="float" office:value="2713.43134513962" calcext:value-type="float">
            <text:p>2713.4313451396</text:p>
          </table:table-cell>
          <table:table-cell office:value-type="float" office:value="129596.646685667" calcext:value-type="float">
            <text:p>129596.646685667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073325.40161557" calcext:value-type="float">
            <text:p>5,073,325</text:p>
          </table:table-cell>
          <table:table-cell office:value-type="float" office:value="602.164767711134" calcext:value-type="float">
            <text:p>602.1647677111</text:p>
          </table:table-cell>
          <table:table-cell office:value-type="float" office:value="327.270108540247" calcext:value-type="float">
            <text:p>327.2701085402</text:p>
          </table:table-cell>
          <table:table-cell office:value-type="float" office:value="16323.8943904972" calcext:value-type="float">
            <text:p>16323.894390497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82033097.31872" calcext:value-type="float">
            <text:p>182,033,097</text:p>
          </table:table-cell>
          <table:table-cell office:value-type="float" office:value="21605.93084129" calcext:value-type="float">
            <text:p>21605.93084129</text:p>
          </table:table-cell>
          <table:table-cell office:value-type="float" office:value="11742.5922450083" calcext:value-type="float">
            <text:p>11742.5922450083</text:p>
          </table:table-cell>
          <table:table-cell office:value-type="float" office:value="585708.351224548" calcext:value-type="float">
            <text:p>585708.35122454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17225307.02161" calcext:value-type="float">
            <text:p>117,225,307</text:p>
          </table:table-cell>
          <table:table-cell office:value-type="float" office:value="13913.7437843146" calcext:value-type="float">
            <text:p>13913.7437843146</text:p>
          </table:table-cell>
          <table:table-cell office:value-type="float" office:value="7561.97088016652" calcext:value-type="float">
            <text:p>7561.9708801665</text:p>
          </table:table-cell>
          <table:table-cell office:value-type="float" office:value="377183.283198236" calcext:value-type="float">
            <text:p>377183.28319823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40312656.5387874" calcext:value-type="float">
            <text:p>40,312,657</text:p>
          </table:table-cell>
          <table:table-cell office:value-type="float" office:value="4784.80277507281" calcext:value-type="float">
            <text:p>4784.8027750728</text:p>
          </table:table-cell>
          <table:table-cell office:value-type="float" office:value="2600.48911445604" calcext:value-type="float">
            <text:p>2600.4891144561</text:p>
          </table:table-cell>
          <table:table-cell office:value-type="float" office:value="129709.706325953" calcext:value-type="float">
            <text:p>129709.70632595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552313.57468615" calcext:value-type="float">
            <text:p>5,552,314</text:p>
          </table:table-cell>
          <table:table-cell office:value-type="float" office:value="602.151819561542" calcext:value-type="float">
            <text:p>602.1518195615</text:p>
          </table:table-cell>
          <table:table-cell office:value-type="float" office:value="313.646802058239" calcext:value-type="float">
            <text:p>313.6468020582</text:p>
          </table:table-cell>
          <table:table-cell office:value-type="float" office:value="16337.5306451288" calcext:value-type="float">
            <text:p>16337.5306451288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99219398.969173" calcext:value-type="float">
            <text:p>199,219,399</text:p>
          </table:table-cell>
          <table:table-cell office:value-type="float" office:value="21605.4662561139" calcext:value-type="float">
            <text:p>21605.4662561139</text:p>
          </table:table-cell>
          <table:table-cell office:value-type="float" office:value="11253.7821493948" calcext:value-type="float">
            <text:p>11253.7821493948</text:p>
          </table:table-cell>
          <table:table-cell office:value-type="float" office:value="586197.625905337" calcext:value-type="float">
            <text:p>586197.62590533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28292906.909848" calcext:value-type="float">
            <text:p>128,292,907</text:p>
          </table:table-cell>
          <table:table-cell office:value-type="float" office:value="13913.4446016896" calcext:value-type="float">
            <text:p>13913.4446016896</text:p>
          </table:table-cell>
          <table:table-cell office:value-type="float" office:value="7247.18794026396" calcext:value-type="float">
            <text:p>7247.187940264</text:p>
          </table:table-cell>
          <table:table-cell office:value-type="float" office:value="377498.365320763" calcext:value-type="float">
            <text:p>377498.36532076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44118697.7797033" calcext:value-type="float">
            <text:p>44,118,698</text:p>
          </table:table-cell>
          <table:table-cell office:value-type="float" office:value="4784.69988904324" calcext:value-type="float">
            <text:p>4784.6998890432</text:p>
          </table:table-cell>
          <table:table-cell office:value-type="float" office:value="2492.23828651646" calcext:value-type="float">
            <text:p>2492.2382865165</text:p>
          </table:table-cell>
          <table:table-cell office:value-type="float" office:value="129818.060039922" calcext:value-type="float">
            <text:p>129818.06003992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80842.65887042" calcext:value-type="float">
            <text:p>6,080,843</text:p>
          </table:table-cell>
          <table:table-cell office:value-type="float" office:value="602.140481165404" calcext:value-type="float">
            <text:p>602.1404811654</text:p>
          </table:table-cell>
          <table:table-cell office:value-type="float" office:value="300.589523597401" calcext:value-type="float">
            <text:p>300.5895235974</text:p>
          </table:table-cell>
          <table:table-cell office:value-type="float" office:value="16350.5992619858" calcext:value-type="float">
            <text:p>16350.599261985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18183249.816676" calcext:value-type="float">
            <text:p>218,183,250</text:p>
          </table:table-cell>
          <table:table-cell office:value-type="float" office:value="21605.0594295842" calcext:value-type="float">
            <text:p>21605.0594295842</text:p>
          </table:table-cell>
          <table:table-cell office:value-type="float" office:value="10785.2813826152" calcext:value-type="float">
            <text:p>10785.2813826152</text:p>
          </table:table-cell>
          <table:table-cell office:value-type="float" office:value="586666.533498647" calcext:value-type="float">
            <text:p>586666.533498647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40505209.346357" calcext:value-type="float">
            <text:p>140,505,209</text:p>
          </table:table-cell>
          <table:table-cell office:value-type="float" office:value="13913.1826143611" calcext:value-type="float">
            <text:p>13913.1826143611</text:p>
          </table:table-cell>
          <table:table-cell office:value-type="float" office:value="6945.48376099902" calcext:value-type="float">
            <text:p>6945.483760999</text:p>
          </table:table-cell>
          <table:table-cell office:value-type="float" office:value="377800.331487357" calcext:value-type="float">
            <text:p>377800.331487357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48318391.226273" calcext:value-type="float">
            <text:p>48,318,391</text:p>
          </table:table-cell>
          <table:table-cell office:value-type="float" office:value="4784.6097941187" calcext:value-type="float">
            <text:p>4784.6097941187</text:p>
          </table:table-cell>
          <table:table-cell office:value-type="float" office:value="2388.48511867206" calcext:value-type="float">
            <text:p>2388.4851186721</text:p>
          </table:table-cell>
          <table:table-cell office:value-type="float" office:value="129921.903302691" calcext:value-type="float">
            <text:p>129921.90330269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664415.424296" calcext:value-type="float">
            <text:p>6,664,415</text:p>
          </table:table-cell>
          <table:table-cell office:value-type="float" office:value="602.130559452776" calcext:value-type="float">
            <text:p>602.1305594528</text:p>
          </table:table-cell>
          <table:table-cell office:value-type="float" office:value="288.074881726607" calcext:value-type="float">
            <text:p>288.0748817266</text:p>
          </table:table-cell>
          <table:table-cell office:value-type="float" office:value="16363.1238255692" calcext:value-type="float">
            <text:p>16363.123825569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39122091.620012" calcext:value-type="float">
            <text:p>239,122,092</text:p>
          </table:table-cell>
          <table:table-cell office:value-type="float" office:value="21604.703434268" calcext:value-type="float">
            <text:p>21604.703434268</text:p>
          </table:table-cell>
          <table:table-cell office:value-type="float" office:value="10336.2506500606" calcext:value-type="float">
            <text:p>10336.2506500606</text:p>
          </table:table-cell>
          <table:table-cell office:value-type="float" office:value="587115.920226517" calcext:value-type="float">
            <text:p>587115.92022651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53989362.476901" calcext:value-type="float">
            <text:p>153,989,362</text:p>
          </table:table-cell>
          <table:table-cell office:value-type="float" office:value="13912.9533612151" calcext:value-type="float">
            <text:p>13912.9533612151</text:p>
          </table:table-cell>
          <table:table-cell office:value-type="float" office:value="6656.31785512156" calcext:value-type="float">
            <text:p>6656.3178551216</text:p>
          </table:table-cell>
          <table:table-cell office:value-type="float" office:value="378089.72664638" calcext:value-type="float">
            <text:p>378089.7266463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52955461.9039197" calcext:value-type="float">
            <text:p>52,955,462</text:p>
          </table:table-cell>
          <table:table-cell office:value-type="float" office:value="4784.53095616494" calcext:value-type="float">
            <text:p>4784.5309561649</text:p>
          </table:table-cell>
          <table:table-cell office:value-type="float" office:value="2289.04374255166" calcext:value-type="float">
            <text:p>2289.0437425517</text:p>
          </table:table-cell>
          <table:table-cell office:value-type="float" office:value="130021.423516765" calcext:value-type="float">
            <text:p>130021.423516765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7309183.57116733" calcext:value-type="float">
            <text:p>7,309,184</text:p>
          </table:table-cell>
          <table:table-cell office:value-type="float" office:value="602.121883588579" calcext:value-type="float">
            <text:p>602.1218835886</text:p>
          </table:table-cell>
          <table:table-cell office:value-type="float" office:value="276.080437422838" calcext:value-type="float">
            <text:p>276.0804374228</text:p>
          </table:table-cell>
          <table:table-cell office:value-type="float" office:value="16375.1269457372" calcext:value-type="float">
            <text:p>16375.126945737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62256650.028203" calcext:value-type="float">
            <text:p>262,256,650</text:p>
          </table:table-cell>
          <table:table-cell office:value-type="float" office:value="21604.3921405293" calcext:value-type="float">
            <text:p>21604.3921405293</text:p>
          </table:table-cell>
          <table:table-cell office:value-type="float" office:value="9905.8848299347" calcext:value-type="float">
            <text:p>9905.8848299347</text:p>
          </table:table-cell>
          <table:table-cell office:value-type="float" office:value="587546.597340382" calcext:value-type="float">
            <text:p>587546.59734038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8887508.759944" calcext:value-type="float">
            <text:p>168,887,509</text:p>
          </table:table-cell>
          <table:table-cell office:value-type="float" office:value="13912.7528949009" calcext:value-type="float">
            <text:p>13912.7528949009</text:p>
          </table:table-cell>
          <table:table-cell office:value-type="float" office:value="6379.1717419203" calcext:value-type="float">
            <text:p>6379.1717419203</text:p>
          </table:table-cell>
          <table:table-cell office:value-type="float" office:value="378367.073225896" calcext:value-type="float">
            <text:p>378367.07322589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58078791.2381069" calcext:value-type="float">
            <text:p>58,078,791</text:p>
          </table:table-cell>
          <table:table-cell office:value-type="float" office:value="4784.46201772597" calcext:value-type="float">
            <text:p>4784.462017726</text:p>
          </table:table-cell>
          <table:table-cell office:value-type="float" office:value="2193.73585762129" calcext:value-type="float">
            <text:p>2193.7358576213</text:p>
          </table:table-cell>
          <table:table-cell office:value-type="float" office:value="130116.800340134" calcext:value-type="float">
            <text:p>130116.80034013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022028.33850228" calcext:value-type="float">
            <text:p>8,022,028</text:p>
          </table:table-cell>
          <table:table-cell office:value-type="float" office:value="602.114302528797" calcext:value-type="float">
            <text:p>602.1143025288</text:p>
          </table:table-cell>
          <table:table-cell office:value-type="float" office:value="264.584666831308" calcext:value-type="float">
            <text:p>264.5846668313</text:p>
          </table:table-cell>
          <table:table-cell office:value-type="float" office:value="16386.6302973885" calcext:value-type="float">
            <text:p>16386.6302973885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87833826.85666" calcext:value-type="float">
            <text:p>287,833,827</text:p>
          </table:table-cell>
          <table:table-cell office:value-type="float" office:value="21604.1201288439" calcext:value-type="float">
            <text:p>21604.1201288439</text:p>
          </table:table-cell>
          <table:table-cell office:value-type="float" office:value="9493.41163707087" calcext:value-type="float">
            <text:p>9493.4116370709</text:p>
          </table:table-cell>
          <table:table-cell office:value-type="float" office:value="587959.342544931" calcext:value-type="float">
            <text:p>587959.342544931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85358647.528803" calcext:value-type="float">
            <text:p>185,358,648</text:p>
          </table:table-cell>
          <table:table-cell office:value-type="float" office:value="13912.5777253641" calcext:value-type="float">
            <text:p>13912.5777253641</text:p>
          </table:table-cell>
          <table:table-cell office:value-type="float" office:value="6113.54808675067" calcext:value-type="float">
            <text:p>6113.5480867507</text:p>
          </table:table-cell>
          <table:table-cell office:value-type="float" office:value="378632.872050602" calcext:value-type="float">
            <text:p>378632.87205060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63743057.5715644" calcext:value-type="float">
            <text:p>63,743,058</text:p>
          </table:table-cell>
          <table:table-cell office:value-type="float" office:value="4784.40177860567" calcext:value-type="float">
            <text:p>4784.4017786057</text:p>
          </table:table-cell>
          <table:table-cell office:value-type="float" office:value="2102.39043527613" calcext:value-type="float">
            <text:p>2102.3904352761</text:p>
          </table:table-cell>
          <table:table-cell office:value-type="float" office:value="130208.2060016" calcext:value-type="float">
            <text:p>130208.206001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810651.59858801" calcext:value-type="float">
            <text:p>8,810,652</text:p>
          </table:table-cell>
          <table:table-cell office:value-type="float" office:value="602.107682830916" calcext:value-type="float">
            <text:p>602.1076828309</text:p>
          </table:table-cell>
          <table:table-cell office:value-type="float" office:value="253.566925323023" calcext:value-type="float">
            <text:p>253.566925323</text:p>
          </table:table-cell>
          <table:table-cell office:value-type="float" office:value="16397.6546585946" calcext:value-type="float">
            <text:p>16397.654658594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16129968.595425" calcext:value-type="float">
            <text:p>316,129,969</text:p>
          </table:table-cell>
          <table:table-cell office:value-type="float" office:value="21603.882611237" calcext:value-type="float">
            <text:p>21603.882611237</text:p>
          </table:table-cell>
          <table:table-cell office:value-type="float" office:value="9098.09033330203" calcext:value-type="float">
            <text:p>9098.090333302</text:p>
          </table:table-cell>
          <table:table-cell office:value-type="float" office:value="588354.901366307" calcext:value-type="float">
            <text:p>588354.901366307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03580739.839005" calcext:value-type="float">
            <text:p>203,580,740</text:p>
          </table:table-cell>
          <table:table-cell office:value-type="float" office:value="13912.4247692545" calcext:value-type="float">
            <text:p>13912.4247692545</text:p>
          </table:table-cell>
          <table:table-cell office:value-type="float" office:value="5858.9698705412" calcext:value-type="float">
            <text:p>5858.9698705412</text:p>
          </table:table-cell>
          <table:table-cell office:value-type="float" office:value="378887.603222921" calcext:value-type="float">
            <text:p>378887.60322292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70009460.0010657" calcext:value-type="float">
            <text:p>70,009,460</text:p>
          </table:table-cell>
          <table:table-cell office:value-type="float" office:value="4784.34917846948" calcext:value-type="float">
            <text:p>4784.3491784695</text:p>
          </table:table-cell>
          <table:table-cell office:value-type="float" office:value="2014.84343324168" calcext:value-type="float">
            <text:p>2014.8434332417</text:p>
          </table:table-cell>
          <table:table-cell office:value-type="float" office:value="130295.80560377" calcext:value-type="float">
            <text:p>130295.8056037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9683678.85908706" calcext:value-type="float">
            <text:p>9,683,679</text:p>
          </table:table-cell>
          <table:table-cell office:value-type="float" office:value="602.101906693855" calcext:value-type="float">
            <text:p>602.1019066939</text:p>
          </table:table-cell>
          <table:table-cell office:value-type="float" office:value="243.007412820435" calcext:value-type="float">
            <text:p>243.0074128204</text:p>
          </table:table-cell>
          <table:table-cell office:value-type="float" office:value="16408.2199472343" calcext:value-type="float">
            <text:p>16408.219947234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47454562.169043" calcext:value-type="float">
            <text:p>347,454,562</text:p>
          </table:table-cell>
          <table:table-cell office:value-type="float" office:value="21603.6753609551" calcext:value-type="float">
            <text:p>21603.6753609551</text:p>
          </table:table-cell>
          <table:table-cell office:value-type="float" office:value="8719.21048333034" calcext:value-type="float">
            <text:p>8719.2104833303</text:p>
          </table:table-cell>
          <table:table-cell office:value-type="float" office:value="588733.98846656" calcext:value-type="float">
            <text:p>588733.98846656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223753088.456275" calcext:value-type="float">
            <text:p>223,753,088</text:p>
          </table:table-cell>
          <table:table-cell office:value-type="float" office:value="13912.2913046357" calcext:value-type="float">
            <text:p>13912.2913046357</text:p>
          </table:table-cell>
          <table:table-cell office:value-type="float" office:value="5614.97958860105" calcext:value-type="float">
            <text:p>5614.9795886011</text:p>
          </table:table-cell>
          <table:table-cell office:value-type="float" office:value="379131.72696948" calcext:value-type="float">
            <text:p>379131.7269694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76946536.8324256" calcext:value-type="float">
            <text:p>76,946,537</text:p>
          </table:table-cell>
          <table:table-cell office:value-type="float" office:value="4784.30328126971" calcext:value-type="float">
            <text:p>4784.3032812697</text:p>
          </table:table-cell>
          <table:table-cell office:value-type="float" office:value="1930.93752005144" calcext:value-type="float">
            <text:p>1930.9375200514</text:p>
          </table:table-cell>
          <table:table-cell office:value-type="float" office:value="130379.75741416" calcext:value-type="float">
            <text:p>130379.7574141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650775.7950086" calcext:value-type="float">
            <text:p>10,650,776</text:p>
          </table:table-cell>
          <table:table-cell office:value-type="float" office:value="602.096870204845" calcext:value-type="float">
            <text:p>602.0968702048</text:p>
          </table:table-cell>
          <table:table-cell office:value-type="float" office:value="232.887140360925" calcext:value-type="float">
            <text:p>232.8871403609</text:p>
          </table:table-cell>
          <table:table-cell office:value-type="float" office:value="16418.3452561828" calcext:value-type="float">
            <text:p>16418.345256182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82154416.153806" calcext:value-type="float">
            <text:p>382,154,416</text:p>
          </table:table-cell>
          <table:table-cell office:value-type="float" office:value="21603.4946495633" calcext:value-type="float">
            <text:p>21603.4946495633</text:p>
          </table:table-cell>
          <table:table-cell office:value-type="float" office:value="8356.09075501025" calcext:value-type="float">
            <text:p>8356.0907550103</text:p>
          </table:table-cell>
          <table:table-cell office:value-type="float" office:value="589097.288906272" calcext:value-type="float">
            <text:p>589097.28890627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46099030.468384" calcext:value-type="float">
            <text:p>246,099,030</text:p>
          </table:table-cell>
          <table:table-cell office:value-type="float" office:value="13912.174930478" calcext:value-type="float">
            <text:p>13912.174930478</text:p>
          </table:table-cell>
          <table:table-cell office:value-type="float" office:value="5381.13847802875" calcext:value-type="float">
            <text:p>5381.1384780288</text:p>
          </table:table-cell>
          <table:table-cell office:value-type="float" office:value="379365.68445421" calcext:value-type="float">
            <text:p>379365.6844542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4631091.5438394" calcext:value-type="float">
            <text:p>84,631,092</text:p>
          </table:table-cell>
          <table:table-cell office:value-type="float" office:value="4784.26326131523" calcext:value-type="float">
            <text:p>4784.2632613152</text:p>
          </table:table-cell>
          <table:table-cell office:value-type="float" office:value="1850.52180936013" calcext:value-type="float">
            <text:p>1850.5218093601</text:p>
          </table:table-cell>
          <table:table-cell office:value-type="float" office:value="130460.213144806" calcext:value-type="float">
            <text:p>130460.213144806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722780.162257" calcext:value-type="float">
            <text:p>11,722,780</text:p>
          </table:table-cell>
          <table:table-cell office:value-type="float" office:value="602.092481772776" calcext:value-type="float">
            <text:p>602.0924817728</text:p>
          </table:table-cell>
          <table:table-cell office:value-type="float" office:value="223.187897866993" calcext:value-type="float">
            <text:p>223.187897867</text:p>
          </table:table-cell>
          <table:table-cell office:value-type="float" office:value="16428.0488871088" calcext:value-type="float">
            <text:p>16428.048887108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420618393.892604" calcext:value-type="float">
            <text:p>420,618,394</text:p>
          </table:table-cell>
          <table:table-cell office:value-type="float" office:value="21603.3371907333" calcext:value-type="float">
            <text:p>21603.3371907333</text:p>
          </table:table-cell>
          <table:table-cell office:value-type="float" office:value="8008.07776292946" calcext:value-type="float">
            <text:p>8008.0777629295</text:p>
          </table:table-cell>
          <table:table-cell office:value-type="float" office:value="589445.459357183" calcext:value-type="float">
            <text:p>589445.45935718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270868985.306918" calcext:value-type="float">
            <text:p>270,868,985</text:p>
          </table:table-cell>
          <table:table-cell office:value-type="float" office:value="13912.0735304581" calcext:value-type="float">
            <text:p>13912.0735304581</text:p>
          </table:table-cell>
          <table:table-cell office:value-type="float" office:value="5157.02577300373" calcext:value-type="float">
            <text:p>5157.0257730037</text:p>
          </table:table-cell>
          <table:table-cell office:value-type="float" office:value="379589.898559255" calcext:value-type="float">
            <text:p>379589.89855925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93149240.9712748" calcext:value-type="float">
            <text:p>93,149,241</text:p>
          </table:table-cell>
          <table:table-cell office:value-type="float" office:value="4784.22839082285" calcext:value-type="float">
            <text:p>4784.2283908229</text:p>
          </table:table-cell>
          <table:table-cell office:value-type="float" office:value="1773.45160384566" calcext:value-type="float">
            <text:p>1773.4516038457</text:p>
          </table:table-cell>
          <table:table-cell office:value-type="float" office:value="130537.318220813" calcext:value-type="float">
            <text:p>130537.31822081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911851.2075837" calcext:value-type="float">
            <text:p>12,911,851</text:p>
          </table:table-cell>
          <table:table-cell office:value-type="float" office:value="602.088660729379" calcext:value-type="float">
            <text:p>602.0886607294</text:p>
          </table:table-cell>
          <table:table-cell office:value-type="float" office:value="213.892223091536" calcext:value-type="float">
            <text:p>213.8922230915</text:p>
          </table:table-cell>
          <table:table-cell office:value-type="float" office:value="16437.3483829277" calcext:value-type="float">
            <text:p>16437.3483829277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463282774.388264" calcext:value-type="float">
            <text:p>463,282,774</text:p>
          </table:table-cell>
          <table:table-cell office:value-type="float" office:value="21603.2000900529" calcext:value-type="float">
            <text:p>21603.2000900529</text:p>
          </table:table-cell>
          <table:table-cell office:value-type="float" office:value="7674.54495415178" calcext:value-type="float">
            <text:p>7674.5449541518</text:p>
          </table:table-cell>
          <table:table-cell office:value-type="float" office:value="589779.129266641" calcext:value-type="float">
            <text:p>589779.12926664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98343907.044549" calcext:value-type="float">
            <text:p>298,343,907</text:p>
          </table:table-cell>
          <table:table-cell office:value-type="float" office:value="13911.9852406384" calcext:value-type="float">
            <text:p>13911.9852406384</text:p>
          </table:table-cell>
          <table:table-cell office:value-type="float" office:value="4942.23798722934" calcext:value-type="float">
            <text:p>4942.2379872293</text:p>
          </table:table-cell>
          <table:table-cell office:value-type="float" office:value="379804.774634849" calcext:value-type="float">
            <text:p>379804.77463484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02597602.52033" calcext:value-type="float">
            <text:p>102,597,603</text:p>
          </table:table-cell>
          <table:table-cell office:value-type="float" office:value="4784.19802880231" calcext:value-type="float">
            <text:p>4784.1980288023</text:p>
          </table:table-cell>
          <table:table-cell office:value-type="float" office:value="1699.58814844815" calcext:value-type="float">
            <text:p>1699.5881484482</text:p>
          </table:table-cell>
          <table:table-cell office:value-type="float" office:value="130611.212038231" calcext:value-type="float">
            <text:p>130611.21203823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231638.9915852" calcext:value-type="float">
            <text:p>14,231,639</text:p>
          </table:table-cell>
          <table:table-cell office:value-type="float" office:value="602.08533608135" calcext:value-type="float">
            <text:p>602.0853360814</text:p>
          </table:table-cell>
          <table:table-cell office:value-type="float" office:value="204.983371706121" calcext:value-type="float">
            <text:p>204.9833717061</text:p>
          </table:table-cell>
          <table:table-cell office:value-type="float" office:value="16446.2605589611" calcext:value-type="float">
            <text:p>16446.260558961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10637327.685534" calcext:value-type="float">
            <text:p>510,637,328</text:p>
          </table:table-cell>
          <table:table-cell office:value-type="float" office:value="21603.0808002518" calcext:value-type="float">
            <text:p>21603.0808002518</text:p>
          </table:table-cell>
          <table:table-cell office:value-type="float" office:value="7354.89153497175" calcext:value-type="float">
            <text:p>7354.8915349718</text:p>
          </table:table-cell>
          <table:table-cell office:value-type="float" office:value="590098.901975622" calcext:value-type="float">
            <text:p>590098.90197562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328839196.807291" calcext:value-type="float">
            <text:p>328,839,197</text:p>
          </table:table-cell>
          <table:table-cell office:value-type="float" office:value="13911.9084206327" calcext:value-type="float">
            <text:p>13911.9084206327</text:p>
          </table:table-cell>
          <table:table-cell office:value-type="float" office:value="4736.38822278634" calcext:value-type="float">
            <text:p>4736.3882227863</text:p>
          </table:table-cell>
          <table:table-cell office:value-type="float" office:value="380010.701219298" calcext:value-type="float">
            <text:p>380010.70121929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13084639.607208" calcext:value-type="float">
            <text:p>113,084,640</text:p>
          </table:table-cell>
          <table:table-cell office:value-type="float" office:value="4784.17161114061" calcext:value-type="float">
            <text:p>4784.1716111406</text:p>
          </table:table-cell>
          <table:table-cell office:value-type="float" office:value="1628.79839269131" calcext:value-type="float">
            <text:p>1628.7983926913</text:p>
          </table:table-cell>
          <table:table-cell office:value-type="float" office:value="130682.02821165" calcext:value-type="float">
            <text:p>130682.0282116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5697476.3877856" calcext:value-type="float">
            <text:p>15,697,476</text:p>
          </table:table-cell>
          <table:table-cell office:value-type="float" office:value="602.082445398082" calcext:value-type="float">
            <text:p>602.0824453981</text:p>
          </table:table-cell>
          <table:table-cell office:value-type="float" office:value="196.445288499972" calcext:value-type="float">
            <text:p>196.4452885</text:p>
          </table:table-cell>
          <table:table-cell office:value-type="float" office:value="16454.8015328505" calcext:value-type="float">
            <text:p>16454.801532850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563232203.880742" calcext:value-type="float">
            <text:p>563,232,204</text:p>
          </table:table-cell>
          <table:table-cell office:value-type="float" office:value="21602.9770812929" calcext:value-type="float">
            <text:p>21602.9770812929</text:p>
          </table:table-cell>
          <table:table-cell office:value-type="float" office:value="7048.54143752182" calcext:value-type="float">
            <text:p>7048.5414375218</text:p>
          </table:table-cell>
          <table:table-cell office:value-type="float" office:value="590405.355792031" calcext:value-type="float">
            <text:p>590405.355792031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362709139.145039" calcext:value-type="float">
            <text:p>362,709,139</text:p>
          </table:table-cell>
          <table:table-cell office:value-type="float" office:value="13911.8416279067" calcext:value-type="float">
            <text:p>13911.8416279067</text:p>
          </table:table-cell>
          <table:table-cell office:value-type="float" office:value="4539.1055046508" calcext:value-type="float">
            <text:p>4539.1055046508</text:p>
          </table:table-cell>
          <table:table-cell office:value-type="float" office:value="380208.050730159" calcext:value-type="float">
            <text:p>380208.050730159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4732187.283909" calcext:value-type="float">
            <text:p>124,732,187</text:p>
          </table:table-cell>
          <table:table-cell office:value-type="float" office:value="4784.14864176402" calcext:value-type="float">
            <text:p>4784.148641764</text:p>
          </table:table-cell>
          <table:table-cell office:value-type="float" office:value="1560.9547618295" calcext:value-type="float">
            <text:p>1560.9547618295</text:p>
          </table:table-cell>
          <table:table-cell office:value-type="float" office:value="130749.894811888" calcext:value-type="float">
            <text:p>130749.894811888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7326596.9186191" calcext:value-type="float">
            <text:p>17,326,597</text:p>
          </table:table-cell>
          <table:table-cell office:value-type="float" office:value="602.079933821133" calcext:value-type="float">
            <text:p>602.0799338211</text:p>
          </table:table-cell>
          <table:table-cell office:value-type="float" office:value="188.262579657274" calcext:value-type="float">
            <text:p>188.2625796573</text:p>
          </table:table-cell>
          <table:table-cell office:value-type="float" office:value="16462.9867532702" calcext:value-type="float">
            <text:p>16462.986753270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621685749.170521" calcext:value-type="float">
            <text:p>621,685,749</text:p>
          </table:table-cell>
          <table:table-cell office:value-type="float" office:value="21602.8869648318" calcext:value-type="float">
            <text:p>21602.8869648318</text:p>
          </table:table-cell>
          <table:table-cell office:value-type="float" office:value="6754.94232507" calcext:value-type="float">
            <text:p>6754.94232507</text:p>
          </table:table-cell>
          <table:table-cell office:value-type="float" office:value="590699.045020944" calcext:value-type="float">
            <text:p>590699.04502094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400351935.39488" calcext:value-type="float">
            <text:p>400,351,935</text:p>
          </table:table-cell>
          <table:table-cell office:value-type="float" office:value="13911.7835948897" calcext:value-type="float">
            <text:p>13911.7835948897</text:p>
          </table:table-cell>
          <table:table-cell office:value-type="float" office:value="4350.03414012759" calcext:value-type="float">
            <text:p>4350.0341401276</text:p>
          </table:table-cell>
          <table:table-cell office:value-type="float" office:value="380397.180127699" calcext:value-type="float">
            <text:p>380397.18012769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137677183.163507" calcext:value-type="float">
            <text:p>137,677,183</text:p>
          </table:table-cell>
          <table:table-cell office:value-type="float" office:value="4784.1286847672" calcext:value-type="float">
            <text:p>4784.1286847672</text:p>
          </table:table-cell>
          <table:table-cell office:value-type="float" office:value="1495.93493656311" calcext:value-type="float">
            <text:p>1495.9349365631</text:p>
          </table:table-cell>
          <table:table-cell office:value-type="float" office:value="130814.934594151" calcext:value-type="float">
            <text:p>130814.93459415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9138382.0461478" calcext:value-type="float">
            <text:p>19,138,382</text:p>
          </table:table-cell>
          <table:table-cell office:value-type="float" office:value="602.077753182855" calcext:value-type="float">
            <text:p>602.0777531829</text:p>
          </table:table-cell>
          <table:table-cell office:value-type="float" office:value="180.420486080411" calcext:value-type="float">
            <text:p>180.4204860804</text:p>
          </table:table-cell>
          <table:table-cell office:value-type="float" office:value="16470.8310274853" calcext:value-type="float">
            <text:p>16470.8310274853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686693378.749146" calcext:value-type="float">
            <text:p>686,693,379</text:p>
          </table:table-cell>
          <table:table-cell office:value-type="float" office:value="21602.8087225926" calcext:value-type="float">
            <text:p>21602.8087225926</text:p>
          </table:table-cell>
          <table:table-cell office:value-type="float" office:value="6473.56463484634" calcext:value-type="float">
            <text:p>6473.5646348464</text:p>
          </table:table-cell>
          <table:table-cell office:value-type="float" office:value="590980.500953407" calcext:value-type="float">
            <text:p>590980.50095340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442215417.631622" calcext:value-type="float">
            <text:p>442,215,418</text:p>
          </table:table-cell>
          <table:table-cell office:value-type="float" office:value="13911.7332086103" calcext:value-type="float">
            <text:p>13911.7332086103</text:p>
          </table:table-cell>
          <table:table-cell office:value-type="float" office:value="4168.83310245175" calcext:value-type="float">
            <text:p>4168.8331024518</text:p>
          </table:table-cell>
          <table:table-cell office:value-type="float" office:value="380578.431551655" calcext:value-type="float">
            <text:p>380578.43155165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52073632.392822" calcext:value-type="float">
            <text:p>152,073,632</text:p>
          </table:table-cell>
          <table:table-cell office:value-type="float" office:value="4784.1113574099" calcext:value-type="float">
            <text:p>4784.1113574099</text:p>
          </table:table-cell>
          <table:table-cell office:value-type="float" office:value="1433.62164106496" calcext:value-type="float">
            <text:p>1433.621641065</text:p>
          </table:table-cell>
          <table:table-cell office:value-type="float" office:value="130877.265217007" calcext:value-type="float">
            <text:p>130877.26521700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1154642.0607308" calcext:value-type="float">
            <text:p>21,154,642</text:p>
          </table:table-cell>
          <table:table-cell office:value-type="float" office:value="602.075861222839" calcext:value-type="float">
            <text:p>602.0758612228</text:p>
          </table:table-cell>
          <table:table-cell office:value-type="float" office:value="172.904857726936" calcext:value-type="float">
            <text:p>172.9048577269</text:p>
          </table:table-cell>
          <table:table-cell office:value-type="float" office:value="16478.3485477988" calcext:value-type="float">
            <text:p>16478.3485477988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59037655.214746" calcext:value-type="float">
            <text:p>759,037,655</text:p>
          </table:table-cell>
          <table:table-cell office:value-type="float" office:value="21602.7408382535" calcext:value-type="float">
            <text:p>21602.7408382535</text:p>
          </table:table-cell>
          <table:table-cell office:value-type="float" office:value="6203.90065724227" calcext:value-type="float">
            <text:p>6203.9006572423</text:p>
          </table:table-cell>
          <table:table-cell office:value-type="float" office:value="591250.23281535" calcext:value-type="float">
            <text:p>591250.2328153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88803538.939516" calcext:value-type="float">
            <text:p>488,803,539</text:p>
          </table:table-cell>
          <table:table-cell office:value-type="float" office:value="13911.6894925905" calcext:value-type="float">
            <text:p>13911.6894925905</text:p>
          </table:table-cell>
          <table:table-cell office:value-type="float" office:value="3995.17543781311" calcext:value-type="float">
            <text:p>3995.1754378131</text:p>
          </table:table-cell>
          <table:table-cell office:value-type="float" office:value="380752.132932313" calcext:value-type="float">
            <text:p>380752.13293231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68094839.594491" calcext:value-type="float">
            <text:p>168,094,840</text:p>
          </table:table-cell>
          <table:table-cell office:value-type="float" office:value="4784.09632389081" calcext:value-type="float">
            <text:p>4784.0963238908</text:p>
          </table:table-cell>
          <table:table-cell office:value-type="float" office:value="1373.90243906181" calcext:value-type="float">
            <text:p>1373.9024390618</text:p>
          </table:table-cell>
          <table:table-cell office:value-type="float" office:value="130936.999452529" calcext:value-type="float">
            <text:p>130936.999452529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3399935.3151347" calcext:value-type="float">
            <text:p>23,399,935</text:p>
          </table:table-cell>
          <table:table-cell office:value-type="float" office:value="602.07422089191" calcext:value-type="float">
            <text:p>602.0742208919</text:p>
          </table:table-cell>
          <table:table-cell office:value-type="float" office:value="165.702128928275" calcext:value-type="float">
            <text:p>165.7021289283</text:p>
          </table:table-cell>
          <table:table-cell office:value-type="float" office:value="16485.5529169284" calcext:value-type="float">
            <text:p>16485.552916928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839599742.826514" calcext:value-type="float">
            <text:p>839,599,743</text:p>
          </table:table-cell>
          <table:table-cell office:value-type="float" office:value="21602.6819824743" calcext:value-type="float">
            <text:p>21602.6819824743</text:p>
          </table:table-cell>
          <table:table-cell office:value-type="float" office:value="5945.46365023508" calcext:value-type="float">
            <text:p>5945.4636502351</text:p>
          </table:table-cell>
          <table:table-cell office:value-type="float" office:value="591508.728678136" calcext:value-type="float">
            <text:p>591508.728678136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540683749.701716" calcext:value-type="float">
            <text:p>540,683,750</text:p>
          </table:table-cell>
          <table:table-cell office:value-type="float" office:value="13911.6515907644" calcext:value-type="float">
            <text:p>13911.6515907644</text:p>
          </table:table-cell>
          <table:table-cell office:value-type="float" office:value="3828.74769506521" calcext:value-type="float">
            <text:p>3828.7476950652</text:p>
          </table:table-cell>
          <table:table-cell office:value-type="float" office:value="380918.598576887" calcext:value-type="float">
            <text:p>380918.59857688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185935945.502031" calcext:value-type="float">
            <text:p>185,935,946</text:p>
          </table:table-cell>
          <table:table-cell office:value-type="float" office:value="4784.08328981707" calcext:value-type="float">
            <text:p>4784.0832898171</text:p>
          </table:table-cell>
          <table:table-cell office:value-type="float" office:value="1316.66953771667" calcext:value-type="float">
            <text:p>1316.6695377167</text:p>
          </table:table-cell>
          <table:table-cell office:value-type="float" office:value="130994.245387948" calcext:value-type="float">
            <text:p>130994.24538794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5901931.2469936" calcext:value-type="float">
            <text:p>25,901,931</text:p>
          </table:table-cell>
          <table:table-cell office:value-type="float" office:value="602.072799734419" calcext:value-type="float">
            <text:p>602.0727997344</text:p>
          </table:table-cell>
          <table:table-cell office:value-type="float" office:value="158.79929465852" calcext:value-type="float">
            <text:p>158.7992946585</text:p>
          </table:table-cell>
          <table:table-cell office:value-type="float" office:value="16492.4571723556" calcext:value-type="float">
            <text:p>16492.4571723556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929372432.90669" calcext:value-type="float">
            <text:p>929,372,433</text:p>
          </table:table-cell>
          <table:table-cell office:value-type="float" office:value="21602.6309907323" calcext:value-type="float">
            <text:p>21602.6309907323</text:p>
          </table:table-cell>
          <table:table-cell office:value-type="float" office:value="5697.78698790211" calcext:value-type="float">
            <text:p>5697.7869879021</text:p>
          </table:table-cell>
          <table:table-cell office:value-type="float" office:value="591756.456332211" calcext:value-type="float">
            <text:p>591756.45633221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598495385.672393" calcext:value-type="float">
            <text:p>598,495,386</text:p>
          </table:table-cell>
          <table:table-cell office:value-type="float" office:value="13911.6187532052" calcext:value-type="float">
            <text:p>13911.6187532052</text:p>
          </table:table-cell>
          <table:table-cell office:value-type="float" office:value="3669.24937738711" calcext:value-type="float">
            <text:p>3669.2493773871</text:p>
          </table:table-cell>
          <table:table-cell office:value-type="float" office:value="381078.129732124" calcext:value-type="float">
            <text:p>381078.129732124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205816811.537227" calcext:value-type="float">
            <text:p>205,816,812</text:p>
          </table:table-cell>
          <table:table-cell office:value-type="float" office:value="4784.07199729603" calcext:value-type="float">
            <text:p>4784.071997296</text:p>
          </table:table-cell>
          <table:table-cell office:value-type="float" office:value="1261.81959906062" calcext:value-type="float">
            <text:p>1261.8195990606</text:p>
          </table:table-cell>
          <table:table-cell office:value-type="float" office:value="131049.106619125" calcext:value-type="float">
            <text:p>131049.10661912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8691823.4332442" calcext:value-type="float">
            <text:p>28,691,823</text:p>
          </table:table-cell>
          <table:table-cell office:value-type="float" office:value="602.071569340503" calcext:value-type="float">
            <text:p>602.0715693405</text:p>
          </table:table-cell>
          <table:table-cell office:value-type="float" office:value="152.183887722065" calcext:value-type="float">
            <text:p>152.1838877221</text:p>
          </table:table-cell>
          <table:table-cell office:value-type="float" office:value="16499.073809686" calcext:value-type="float">
            <text:p>16499.073809686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29474964.41132" calcext:value-type="float">
            <text:p>1,029,474,964</text:p>
          </table:table-cell>
          <table:table-cell office:value-type="float" office:value="21602.5868436695" calcext:value-type="float">
            <text:p>21602.5868436695</text:p>
          </table:table-cell>
          <table:table-cell office:value-type="float" office:value="5460.42334190312" calcext:value-type="float">
            <text:p>5460.4233419031</text:p>
          </table:table-cell>
          <table:table-cell office:value-type="float" office:value="591993.864125273" calcext:value-type="float">
            <text:p>591993.864125273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662959212.098008" calcext:value-type="float">
            <text:p>662,959,212</text:p>
          </table:table-cell>
          <table:table-cell office:value-type="float" office:value="13911.5903234687" calcext:value-type="float">
            <text:p>13911.5903234687</text:p>
          </table:table-cell>
          <table:table-cell office:value-type="float" office:value="3516.3924151761" calcext:value-type="float">
            <text:p>3516.3924151761</text:p>
          </table:table-cell>
          <table:table-cell office:value-type="float" office:value="381231.015124072" calcext:value-type="float">
            <text:p>381231.01512407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227985301.941716" calcext:value-type="float">
            <text:p>227,985,302</text:p>
          </table:table-cell>
          <table:table-cell office:value-type="float" office:value="4784.06222058285" calcext:value-type="float">
            <text:p>4784.0622205829</text:p>
          </table:table-cell>
          <table:table-cell office:value-type="float" office:value="1209.25355872567" calcext:value-type="float">
            <text:p>1209.2535587257</text:p>
          </table:table-cell>
          <table:table-cell office:value-type="float" office:value="131101.682436173" calcext:value-type="float">
            <text:p>131101.682436173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1804799.8426401" calcext:value-type="float">
            <text:p>31,804,800</text:p>
          </table:table-cell>
          <table:table-cell office:value-type="float" office:value="602.070504860789" calcext:value-type="float">
            <text:p>602.0705048608</text:p>
          </table:table-cell>
          <table:table-cell office:value-type="float" office:value="145.843956829298" calcext:value-type="float">
            <text:p>145.8439568293</text:p>
          </table:table-cell>
          <table:table-cell office:value-type="float" office:value="16505.4148050585" calcext:value-type="float">
            <text:p>16505.4148050585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141169896.79275" calcext:value-type="float">
            <text:p>1,141,169,897</text:p>
          </table:table-cell>
          <table:table-cell office:value-type="float" office:value="21602.5486496795" calcext:value-type="float">
            <text:p>21602.5486496795</text:p>
          </table:table-cell>
          <table:table-cell office:value-type="float" office:value="5232.94389482696" calcext:value-type="float">
            <text:p>5232.943894827</text:p>
          </table:table-cell>
          <table:table-cell office:value-type="float" office:value="592221.381766339" calcext:value-type="float">
            <text:p>592221.381766339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734888289.469284" calcext:value-type="float">
            <text:p>734,888,289</text:p>
          </table:table-cell>
          <table:table-cell office:value-type="float" office:value="13911.5657273801" calcext:value-type="float">
            <text:p>13911.5657273801</text:p>
          </table:table-cell>
          <table:table-cell office:value-type="float" office:value="3369.90065946028" calcext:value-type="float">
            <text:p>3369.9006594603</text:p>
          </table:table-cell>
          <table:table-cell office:value-type="float" office:value="381377.531475876" calcext:value-type="float">
            <text:p>381377.531475876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252721020.404672" calcext:value-type="float">
            <text:p>252,721,020</text:p>
          </table:table-cell>
          <table:table-cell office:value-type="float" office:value="4784.05376222434" calcext:value-type="float">
            <text:p>4784.0537622243</text:p>
          </table:table-cell>
          <table:table-cell office:value-type="float" office:value="1158.8764517342" calcext:value-type="float">
            <text:p>1158.8764517342</text:p>
          </table:table-cell>
          <table:table-cell office:value-type="float" office:value="131152.068001523" calcext:value-type="float">
            <text:p>131152.068001523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5280578.5157855" calcext:value-type="float">
            <text:p>35,280,579</text:p>
          </table:table-cell>
          <table:table-cell office:value-type="float" office:value="602.069584576796" calcext:value-type="float">
            <text:p>602.0695845768</text:p>
          </table:table-cell>
          <table:table-cell office:value-type="float" office:value="139.768045530123" calcext:value-type="float">
            <text:p>139.7680455301</text:p>
          </table:table-cell>
          <table:table-cell office:value-type="float" office:value="16511.4916366417" calcext:value-type="float">
            <text:p>16511.491636641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265882330.42958" calcext:value-type="float">
            <text:p>1,265,882,330</text:p>
          </table:table-cell>
          <table:table-cell office:value-type="float" office:value="21602.5156294941" calcext:value-type="float">
            <text:p>21602.5156294941</text:p>
          </table:table-cell>
          <table:table-cell office:value-type="float" office:value="5014.937584317" calcext:value-type="float">
            <text:p>5014.937584317</text:p>
          </table:table-cell>
          <table:table-cell office:value-type="float" office:value="592439.421097035" calcext:value-type="float">
            <text:p>592439.42109703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815200351.054941" calcext:value-type="float">
            <text:p>815,200,351</text:p>
          </table:table-cell>
          <table:table-cell office:value-type="float" office:value="13911.5444631076" calcext:value-type="float">
            <text:p>13911.5444631076</text:p>
          </table:table-cell>
          <table:table-cell office:value-type="float" office:value="3229.50939513194" calcext:value-type="float">
            <text:p>3229.5093951319</text:p>
          </table:table-cell>
          <table:table-cell office:value-type="float" office:value="381517.944004477" calcext:value-type="float">
            <text:p>381517.94400447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280339566.577707" calcext:value-type="float">
            <text:p>280,339,567</text:p>
          </table:table-cell>
          <table:table-cell office:value-type="float" office:value="4784.04644964539" calcext:value-type="float">
            <text:p>4784.0464496454</text:p>
          </table:table-cell>
          <table:table-cell office:value-type="float" office:value="1110.5972451046" calcext:value-type="float">
            <text:p>1110.5972451046</text:p>
          </table:table-cell>
          <table:table-cell office:value-type="float" office:value="131200.354520731" calcext:value-type="float">
            <text:p>131200.35452073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9164018.128483" calcext:value-type="float">
            <text:p>39,164,018</text:p>
          </table:table-cell>
          <table:table-cell office:value-type="float" office:value="602.068789520964" calcext:value-type="float">
            <text:p>602.068789521</text:p>
          </table:table-cell>
          <table:table-cell office:value-type="float" office:value="133.945171975609" calcext:value-type="float">
            <text:p>133.9451719756</text:p>
          </table:table-cell>
          <table:table-cell office:value-type="float" office:value="16517.315305252" calcext:value-type="float">
            <text:p>16517.31530525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05221813.90218" calcext:value-type="float">
            <text:p>1,405,221,814</text:p>
          </table:table-cell>
          <table:table-cell office:value-type="float" office:value="21602.4871025489" calcext:value-type="float">
            <text:p>21602.4871025489</text:p>
          </table:table-cell>
          <table:table-cell office:value-type="float" office:value="4806.01037691063" calcext:value-type="float">
            <text:p>4806.0103769106</text:p>
          </table:table-cell>
          <table:table-cell office:value-type="float" office:value="592648.376831386" calcext:value-type="float">
            <text:p>592648.37683138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904931910.704827" calcext:value-type="float">
            <text:p>904,931,911</text:p>
          </table:table-cell>
          <table:table-cell office:value-type="float" office:value="13911.5260923829" calcext:value-type="float">
            <text:p>13911.5260923829</text:p>
          </table:table-cell>
          <table:table-cell office:value-type="float" office:value="3094.96487331623" calcext:value-type="float">
            <text:p>3094.9648733162</text:p>
          </table:table-cell>
          <table:table-cell office:value-type="float" office:value="381652.506897018" calcext:value-type="float">
            <text:p>381652.50689701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311197387.61279" calcext:value-type="float">
            <text:p>311,197,388</text:p>
          </table:table-cell>
          <table:table-cell office:value-type="float" office:value="4784.04013212973" calcext:value-type="float">
            <text:p>4784.0401321297</text:p>
          </table:table-cell>
          <table:table-cell office:value-type="float" office:value="1064.32867703736" calcext:value-type="float">
            <text:p>1064.3286770374</text:p>
          </table:table-cell>
          <table:table-cell office:value-type="float" office:value="131246.629406314" calcext:value-type="float">
            <text:p>131246.629406314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3505814.3093531" calcext:value-type="float">
            <text:p>43,505,814</text:p>
          </table:table-cell>
          <table:table-cell office:value-type="float" office:value="602.068103140869" calcext:value-type="float">
            <text:p>602.0681031409</text:p>
          </table:table-cell>
          <table:table-cell office:value-type="float" office:value="128.364809478739" calcext:value-type="float">
            <text:p>128.3648094787</text:p>
          </table:table-cell>
          <table:table-cell office:value-type="float" office:value="16522.896354129" calcext:value-type="float">
            <text:p>16522.896354129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561007328.16837" calcext:value-type="float">
            <text:p>1,561,007,328</text:p>
          </table:table-cell>
          <table:table-cell office:value-type="float" office:value="21602.4624749359" calcext:value-type="float">
            <text:p>21602.4624749359</text:p>
          </table:table-cell>
          <table:table-cell office:value-type="float" office:value="4605.78457055036" calcext:value-type="float">
            <text:p>4605.7845705504</text:p>
          </table:table-cell>
          <table:table-cell office:value-type="float" office:value="592848.62726536" calcext:value-type="float">
            <text:p>592848.6272653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005254352.10898" calcext:value-type="float">
            <text:p>1,005,254,352</text:p>
          </table:table-cell>
          <table:table-cell office:value-type="float" office:value="13911.5102327424" calcext:value-type="float">
            <text:p>13911.5102327424</text:p>
          </table:table-cell>
          <table:table-cell office:value-type="float" office:value="2966.02386220364" calcext:value-type="float">
            <text:p>2966.0238622037</text:p>
          </table:table-cell>
          <table:table-cell office:value-type="float" office:value="381781.463767771" calcext:value-type="float">
            <text:p>381781.463767771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345697311.10382" calcext:value-type="float">
            <text:p>345,697,311</text:p>
          </table:table-cell>
          <table:table-cell office:value-type="float" office:value="4784.03467815175" calcext:value-type="float">
            <text:p>4784.0346781518</text:p>
          </table:table-cell>
          <table:table-cell office:value-type="float" office:value="1019.98710245068" calcext:value-type="float">
            <text:p>1019.9871024507</text:p>
          </table:table-cell>
          <table:table-cell office:value-type="float" office:value="131290.976434879" calcext:value-type="float">
            <text:p>131290.97643487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8363294.2165951" calcext:value-type="float">
            <text:p>48,363,294</text:p>
          </table:table-cell>
          <table:table-cell office:value-type="float" office:value="602.067511002719" calcext:value-type="float">
            <text:p>602.0675110027</text:p>
          </table:table-cell>
          <table:table-cell office:value-type="float" office:value="123.016867845821" calcext:value-type="float">
            <text:p>123.0168678458</text:p>
          </table:table-cell>
          <table:table-cell office:value-type="float" office:value="16528.2448879" calcext:value-type="float">
            <text:p>16528.244887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735295796.31928" calcext:value-type="float">
            <text:p>1,735,295,796</text:p>
          </table:table-cell>
          <table:table-cell office:value-type="float" office:value="21602.4412287644" calcext:value-type="float">
            <text:p>21602.4412287644</text:p>
          </table:table-cell>
          <table:table-cell office:value-type="float" office:value="4413.89812474701" calcext:value-type="float">
            <text:p>4413.898124747</text:p>
          </table:table-cell>
          <table:table-cell office:value-type="float" office:value="593040.534957334" calcext:value-type="float">
            <text:p>593040.534957334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117492288.45274" calcext:value-type="float">
            <text:p>1,117,492,288</text:p>
          </table:table-cell>
          <table:table-cell office:value-type="float" office:value="13911.4965506757" calcext:value-type="float">
            <text:p>13911.4965506757</text:p>
          </table:table-cell>
          <table:table-cell office:value-type="float" office:value="2842.45321568984" calcext:value-type="float">
            <text:p>2842.4532156899</text:p>
          </table:table-cell>
          <table:table-cell office:value-type="float" office:value="381905.048096351" calcext:value-type="float">
            <text:p>381905.04809635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384294858.795587" calcext:value-type="float">
            <text:p>384,294,859</text:p>
          </table:table-cell>
          <table:table-cell office:value-type="float" office:value="4784.0299730205" calcext:value-type="float">
            <text:p>4784.0299730205</text:p>
          </table:table-cell>
          <table:table-cell office:value-type="float" office:value="977.492344639821" calcext:value-type="float">
            <text:p>977.4923446398</text:p>
          </table:table-cell>
          <table:table-cell office:value-type="float" office:value="131333.475897821" calcext:value-type="float">
            <text:p>131333.47589782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3801323.7662862" calcext:value-type="float">
            <text:p>53,801,324</text:p>
          </table:table-cell>
          <table:table-cell office:value-type="float" office:value="602.067000529776" calcext:value-type="float">
            <text:p>602.0670005298</text:p>
          </table:table-cell>
          <table:table-cell office:value-type="float" office:value="117.891675450849" calcext:value-type="float">
            <text:p>117.8916754508</text:p>
          </table:table-cell>
          <table:table-cell office:value-type="float" office:value="16533.370590768" calcext:value-type="float">
            <text:p>16533.370590768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930414635.32097" calcext:value-type="float">
            <text:p>1,930,414,635</text:p>
          </table:table-cell>
          <table:table-cell office:value-type="float" office:value="21602.4229127757" calcext:value-type="float">
            <text:p>21602.4229127757</text:p>
          </table:table-cell>
          <table:table-cell office:value-type="float" office:value="4230.00401739998" calcext:value-type="float">
            <text:p>4230.0040174</text:p>
          </table:table-cell>
          <table:table-cell office:value-type="float" office:value="593224.44738067" calcext:value-type="float">
            <text:p>593224.44738067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243144525.0217" calcext:value-type="float">
            <text:p>1,243,144,525</text:p>
          </table:table-cell>
          <table:table-cell office:value-type="float" office:value="13911.4847555822" calcext:value-type="float">
            <text:p>13911.4847555822</text:p>
          </table:table-cell>
          <table:table-cell office:value-type="float" office:value="2724.02945918211" calcext:value-type="float">
            <text:p>2724.0294591821</text:p>
          </table:table-cell>
          <table:table-cell office:value-type="float" office:value="382023.483647952" calcext:value-type="float">
            <text:p>382023.48364795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427505455.422143" calcext:value-type="float">
            <text:p>427,505,455</text:p>
          </table:table-cell>
          <table:table-cell office:value-type="float" office:value="4784.0259168012" calcext:value-type="float">
            <text:p>4784.0259168012</text:p>
          </table:table-cell>
          <table:table-cell office:value-type="float" office:value="936.767552839965" calcext:value-type="float">
            <text:p>936.76755284</text:p>
          </table:table-cell>
          <table:table-cell office:value-type="float" office:value="131374.20474584" calcext:value-type="float">
            <text:p>131374.20474584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9893344.0863167" calcext:value-type="float">
            <text:p>59,893,344</text:p>
          </table:table-cell>
          <table:table-cell office:value-type="float" office:value="602.066560771777" calcext:value-type="float">
            <text:p>602.0665607718</text:p>
          </table:table-cell>
          <table:table-cell office:value-type="float" office:value="112.979962025765" calcext:value-type="float">
            <text:p>112.9799620258</text:p>
          </table:table-cell>
          <table:table-cell office:value-type="float" office:value="16538.282743951" calcext:value-type="float">
            <text:p>16538.28274395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148998944.42729" calcext:value-type="float">
            <text:p>2,148,998,944</text:p>
          </table:table-cell>
          <table:table-cell office:value-type="float" office:value="21602.4071340696" calcext:value-type="float">
            <text:p>21602.4071340696</text:p>
          </table:table-cell>
          <table:table-cell office:value-type="float" office:value="4053.76962730442" calcext:value-type="float">
            <text:p>4053.7696273044</text:p>
          </table:table-cell>
          <table:table-cell office:value-type="float" office:value="593400.697549472" calcext:value-type="float">
            <text:p>593400.69754947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383908007.72085" calcext:value-type="float">
            <text:p>1,383,908,008</text:p>
          </table:table-cell>
          <table:table-cell office:value-type="float" office:value="13911.4745944428" calcext:value-type="float">
            <text:p>13911.4745944428</text:p>
          </table:table-cell>
          <table:table-cell office:value-type="float" office:value="2610.53839194753" calcext:value-type="float">
            <text:p>2610.5383919475</text:p>
          </table:table-cell>
          <table:table-cell office:value-type="float" office:value="382136.984876326" calcext:value-type="float">
            <text:p>382136.984876326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475912664.37241" calcext:value-type="float">
            <text:p>475,912,664</text:p>
          </table:table-cell>
          <table:table-cell office:value-type="float" office:value="4784.02242248302" calcext:value-type="float">
            <text:p>4784.022422483</text:p>
          </table:table-cell>
          <table:table-cell office:value-type="float" office:value="897.739065477551" calcext:value-type="float">
            <text:p>897.7390654776</text:p>
          </table:table-cell>
          <table:table-cell office:value-type="float" office:value="131413.236727521" calcext:value-type="float">
            <text:p>131413.23672752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66722556.2931672" calcext:value-type="float">
            <text:p>66,722,556</text:p>
          </table:table-cell>
          <table:table-cell office:value-type="float" office:value="602.066182201848" calcext:value-type="float">
            <text:p>602.0661822018</text:p>
          </table:table-cell>
          <table:table-cell office:value-type="float" office:value="108.272842140294" calcext:value-type="float">
            <text:p>108.2728421403</text:p>
          </table:table-cell>
          <table:table-cell office:value-type="float" office:value="16542.9902424064" calcext:value-type="float">
            <text:p>16542.9902424064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394034015.48029" calcext:value-type="float">
            <text:p>2,394,034,015</text:p>
          </table:table-cell>
          <table:table-cell office:value-type="float" office:value="21602.3935508177" calcext:value-type="float">
            <text:p>21602.3935508177</text:p>
          </table:table-cell>
          <table:table-cell office:value-type="float" office:value="3884.87614140069" calcext:value-type="float">
            <text:p>3884.8761414007</text:p>
          </table:table-cell>
          <table:table-cell office:value-type="float" office:value="593569.604618627" calcext:value-type="float">
            <text:p>593569.604618627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541705198.77208" calcext:value-type="float">
            <text:p>1,541,705,199</text:p>
          </table:table-cell>
          <table:table-cell office:value-type="float" office:value="13911.4658471277" calcext:value-type="float">
            <text:p>13911.4658471277</text:p>
          </table:table-cell>
          <table:table-cell office:value-type="float" office:value="2501.7747053947" calcext:value-type="float">
            <text:p>2501.7747053947</text:p>
          </table:table-cell>
          <table:table-cell office:value-type="float" office:value="382245.757310194" calcext:value-type="float">
            <text:p>382245.757310194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530177601.92946" calcext:value-type="float">
            <text:p>530,177,602</text:p>
          </table:table-cell>
          <table:table-cell office:value-type="float" office:value="4784.0194143654" calcext:value-type="float">
            <text:p>4784.0194143654</text:p>
          </table:table-cell>
          <table:table-cell office:value-type="float" office:value="860.336278901027" calcext:value-type="float">
            <text:p>860.336278901</text:p>
          </table:table-cell>
          <table:table-cell office:value-type="float" office:value="131450.642522215" calcext:value-type="float">
            <text:p>131450.642522215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74383276.6082982" calcext:value-type="float">
            <text:p>74,383,277</text:p>
          </table:table-cell>
          <table:table-cell office:value-type="float" office:value="602.065856537784" calcext:value-type="float">
            <text:p>602.0658565378</text:p>
          </table:table-cell>
          <table:table-cell office:value-type="float" office:value="103.761799345755" calcext:value-type="float">
            <text:p>103.7617993458</text:p>
          </table:table-cell>
          <table:table-cell office:value-type="float" office:value="16547.501610865" calcext:value-type="float">
            <text:p>16547.501610865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668903955.06895" calcext:value-type="float">
            <text:p>2,668,903,955</text:p>
          </table:table-cell>
          <table:table-cell office:value-type="float" office:value="21602.381865851" calcext:value-type="float">
            <text:p>21602.381865851</text:p>
          </table:table-cell>
          <table:table-cell office:value-type="float" office:value="3723.0179858474" calcext:value-type="float">
            <text:p>3723.0179858474</text:p>
          </table:table-cell>
          <table:table-cell office:value-type="float" office:value="593731.474459147" calcext:value-type="float">
            <text:p>593731.47445914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718715388.31402" calcext:value-type="float">
            <text:p>1,718,715,388</text:p>
          </table:table-cell>
          <table:table-cell office:value-type="float" office:value="13911.4583222664" calcext:value-type="float">
            <text:p>13911.4583222664</text:p>
          </table:table-cell>
          <table:table-cell office:value-type="float" office:value="2397.54161669729" calcext:value-type="float">
            <text:p>2397.5416166973</text:p>
          </table:table-cell>
          <table:table-cell office:value-type="float" office:value="382349.997923753" calcext:value-type="float">
            <text:p>382349.99792375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591049705.028788" calcext:value-type="float">
            <text:p>591,049,705</text:p>
          </table:table-cell>
          <table:table-cell office:value-type="float" office:value="4784.01682663792" calcext:value-type="float">
            <text:p>4784.0168266379</text:p>
          </table:table-cell>
          <table:table-cell office:value-type="float" office:value="824.491521387524" calcext:value-type="float">
            <text:p>824.4915213875</text:p>
          </table:table-cell>
          <table:table-cell office:value-type="float" office:value="131486.489867456" calcext:value-type="float">
            <text:p>131486.48986745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82982487.2110894" calcext:value-type="float">
            <text:p>82,982,487</text:p>
          </table:table-cell>
          <table:table-cell office:value-type="float" office:value="602.065576584908" calcext:value-type="float">
            <text:p>602.0655765849</text:p>
          </table:table-cell>
          <table:table-cell office:value-type="float" office:value="99.4386709579701" calcext:value-type="float">
            <text:p>99.438670958</text:p>
          </table:table-cell>
          <table:table-cell office:value-type="float" office:value="16551.8250192057" calcext:value-type="float">
            <text:p>16551.825019205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977447329.79977" calcext:value-type="float">
            <text:p>2,977,447,330</text:p>
          </table:table-cell>
          <table:table-cell office:value-type="float" office:value="21602.3718210214" calcext:value-type="float">
            <text:p>21602.3718210214</text:p>
          </table:table-cell>
          <table:table-cell office:value-type="float" office:value="3567.90228002566" calcext:value-type="float">
            <text:p>3567.9022800257</text:p>
          </table:table-cell>
          <table:table-cell office:value-type="float" office:value="593886.600209799" calcext:value-type="float">
            <text:p>593886.600209799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1917410528.73113" calcext:value-type="float">
            <text:p>1,917,410,529</text:p>
          </table:table-cell>
          <table:table-cell office:value-type="float" office:value="13911.4518536173" calcext:value-type="float">
            <text:p>13911.4518536173</text:p>
          </table:table-cell>
          <table:table-cell office:value-type="float" office:value="2297.65051718482" calcext:value-type="float">
            <text:p>2297.6505171848</text:p>
          </table:table-cell>
          <table:table-cell office:value-type="float" office:value="382449.895491915" calcext:value-type="float">
            <text:p>382449.895491915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659379054.339721" calcext:value-type="float">
            <text:p>659,379,054</text:p>
          </table:table-cell>
          <table:table-cell office:value-type="float" office:value="4784.01460213166" calcext:value-type="float">
            <text:p>4784.0146021317</text:p>
          </table:table-cell>
          <table:table-cell office:value-type="float" office:value="790.139932227807" calcext:value-type="float">
            <text:p>790.1399322278</text:p>
          </table:table-cell>
          <table:table-cell office:value-type="float" office:value="131520.843681122" calcext:value-type="float">
            <text:p>131520.84368112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92641612.1408918" calcext:value-type="float">
            <text:p>92,641,612</text:p>
          </table:table-cell>
          <table:table-cell office:value-type="float" office:value="602.065336098019" calcext:value-type="float">
            <text:p>602.065336098</text:p>
          </table:table-cell>
          <table:table-cell office:value-type="float" office:value="95.2956334551313" calcext:value-type="float">
            <text:p>95.2956334551</text:p>
          </table:table-cell>
          <table:table-cell office:value-type="float" office:value="16555.9682971954" calcext:value-type="float">
            <text:p>16555.9682971954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324020886.42606" calcext:value-type="float">
            <text:p>3,324,020,886</text:p>
          </table:table-cell>
          <table:table-cell office:value-type="float" office:value="21602.3631922484" calcext:value-type="float">
            <text:p>21602.3631922484</text:p>
          </table:table-cell>
          <table:table-cell office:value-type="float" office:value="3419.24831260832" calcext:value-type="float">
            <text:p>3419.2483126083</text:p>
          </table:table-cell>
          <table:table-cell office:value-type="float" office:value="594035.262805989" calcext:value-type="float">
            <text:p>594035.262805989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140596269.01414" calcext:value-type="float">
            <text:p>2,140,596,269</text:p>
          </table:table-cell>
          <table:table-cell office:value-type="float" office:value="13911.4462968774" calcext:value-type="float">
            <text:p>13911.4462968774</text:p>
          </table:table-cell>
          <table:table-cell office:value-type="float" office:value="2201.92063494276" calcext:value-type="float">
            <text:p>2201.9206349428</text:p>
          </table:table-cell>
          <table:table-cell office:value-type="float" office:value="382545.630930896" calcext:value-type="float">
            <text:p>382545.63093089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736130485.587629" calcext:value-type="float">
            <text:p>736,130,486</text:p>
          </table:table-cell>
          <table:table-cell office:value-type="float" office:value="4784.01269122222" calcext:value-type="float">
            <text:p>4784.0126912222</text:p>
          </table:table-cell>
          <table:table-cell office:value-type="float" office:value="757.219345697704" calcext:value-type="float">
            <text:p>757.2193456977</text:p>
          </table:table-cell>
          <table:table-cell office:value-type="float" office:value="131553.766178561" calcext:value-type="float">
            <text:p>131553.76617856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3498552.099156" calcext:value-type="float">
            <text:p>103,498,552</text:p>
          </table:table-cell>
          <table:table-cell office:value-type="float" office:value="602.065129660198" calcext:value-type="float">
            <text:p>602.0651296602</text:p>
          </table:table-cell>
          <table:table-cell office:value-type="float" office:value="91.3251884672229" calcext:value-type="float">
            <text:p>91.3251884672</text:p>
          </table:table-cell>
          <table:table-cell office:value-type="float" office:value="16559.9389486212" calcext:value-type="float">
            <text:p>16559.938948621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3713572561.42345" calcext:value-type="float">
            <text:p>3,713,572,561</text:p>
          </table:table-cell>
          <table:table-cell office:value-type="float" office:value="21602.3557851706" calcext:value-type="float">
            <text:p>21602.3557851706</text:p>
          </table:table-cell>
          <table:table-cell office:value-type="float" office:value="3276.78703885434" calcext:value-type="float">
            <text:p>3276.7870388543</text:p>
          </table:table-cell>
          <table:table-cell office:value-type="float" office:value="594177.731486821" calcext:value-type="float">
            <text:p>594177.73148682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2391458971.31929" calcext:value-type="float">
            <text:p>2,391,458,971</text:p>
          </table:table-cell>
          <table:table-cell office:value-type="float" office:value="13911.4415268824" calcext:value-type="float">
            <text:p>13911.4415268824</text:p>
          </table:table-cell>
          <table:table-cell office:value-type="float" office:value="2110.17871108119" calcext:value-type="float">
            <text:p>2110.1787110812</text:p>
          </table:table-cell>
          <table:table-cell office:value-type="float" office:value="382637.377624753" calcext:value-type="float">
            <text:p>382637.37762475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822399758.096811" calcext:value-type="float">
            <text:p>822,399,758</text:p>
          </table:table-cell>
          <table:table-cell office:value-type="float" office:value="4784.01105086678" calcext:value-type="float">
            <text:p>4784.0110508668</text:p>
          </table:table-cell>
          <table:table-cell office:value-type="float" office:value="725.670179730007" calcext:value-type="float">
            <text:p>725.67017973</text:p>
          </table:table-cell>
          <table:table-cell office:value-type="float" office:value="131585.316984885" calcext:value-type="float">
            <text:p>131585.31698488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15710017.265773" calcext:value-type="float">
            <text:p>115,710,017</text:p>
          </table:table-cell>
          <table:table-cell office:value-type="float" office:value="602.064952576525" calcext:value-type="float">
            <text:p>602.0649525765</text:p>
          </table:table-cell>
          <table:table-cell office:value-type="float" office:value="87.5201493343203" calcext:value-type="float">
            <text:p>87.5201493343</text:p>
          </table:table-cell>
          <table:table-cell office:value-type="float" office:value="16563.7441648377" calcext:value-type="float">
            <text:p>16563.744164837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151725183.44354" calcext:value-type="float">
            <text:p>4,151,725,183</text:p>
          </table:table-cell>
          <table:table-cell office:value-type="float" office:value="21602.3494313322" calcext:value-type="float">
            <text:p>21602.3494313322</text:p>
          </table:table-cell>
          <table:table-cell office:value-type="float" office:value="3140.26059831484" calcext:value-type="float">
            <text:p>3140.2605983148</text:p>
          </table:table-cell>
          <table:table-cell office:value-type="float" office:value="594314.264281199" calcext:value-type="float">
            <text:p>594314.264281199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673619613.50569" calcext:value-type="float">
            <text:p>2,673,619,614</text:p>
          </table:table-cell>
          <table:table-cell office:value-type="float" office:value="13911.4374351504" calcext:value-type="float">
            <text:p>13911.4374351504</text:p>
          </table:table-cell>
          <table:table-cell office:value-type="float" office:value="2022.2586891481" calcext:value-type="float">
            <text:p>2022.2586891481</text:p>
          </table:table-cell>
          <table:table-cell office:value-type="float" office:value="382725.301738418" calcext:value-type="float">
            <text:p>382725.301738418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919432091.355082" calcext:value-type="float">
            <text:p>919,432,091</text:p>
          </table:table-cell>
          <table:table-cell office:value-type="float" office:value="4784.00964375946" calcext:value-type="float">
            <text:p>4784.0096437595</text:p>
          </table:table-cell>
          <table:table-cell office:value-type="float" office:value="695.435329106686" calcext:value-type="float">
            <text:p>695.4353291067</text:p>
          </table:table-cell>
          <table:table-cell office:value-type="float" office:value="131615.553242615" calcext:value-type="float">
            <text:p>131615.55324261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29454203.35085" calcext:value-type="float">
            <text:p>129,454,203</text:p>
          </table:table-cell>
          <table:table-cell office:value-type="float" office:value="602.064800780925" calcext:value-type="float">
            <text:p>602.0648007809</text:p>
          </table:table-cell>
          <table:table-cell office:value-type="float" office:value="83.8736282118169" calcext:value-type="float">
            <text:p>83.8736282118</text:p>
          </table:table-cell>
          <table:table-cell office:value-type="float" office:value="16567.3908377558" calcext:value-type="float">
            <text:p>16567.3908377558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644872491.2024" calcext:value-type="float">
            <text:p>4,644,872,491</text:p>
          </table:table-cell>
          <table:table-cell office:value-type="float" office:value="21602.3439848408" calcext:value-type="float">
            <text:p>21602.3439848408</text:p>
          </table:table-cell>
          <table:table-cell office:value-type="float" office:value="3009.42185216305" calcext:value-type="float">
            <text:p>3009.4218521631</text:p>
          </table:table-cell>
          <table:table-cell office:value-type="float" office:value="594445.108473842" calcext:value-type="float">
            <text:p>594445.10847384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991195622.54153" calcext:value-type="float">
            <text:p>2,991,195,623</text:p>
          </table:table-cell>
          <table:table-cell office:value-type="float" office:value="13911.4339277298" calcext:value-type="float">
            <text:p>13911.4339277298</text:p>
          </table:table-cell>
          <table:table-cell office:value-type="float" office:value="1938.00141718007" calcext:value-type="float">
            <text:p>1938.0014171801</text:p>
          </table:table-cell>
          <table:table-cell office:value-type="float" office:value="382809.562517807" calcext:value-type="float">
            <text:p>382809.562517807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028643428.92796" calcext:value-type="float">
            <text:p>1,028,643,429</text:p>
          </table:table-cell>
          <table:table-cell office:value-type="float" office:value="4784.00843759123" calcext:value-type="float">
            <text:p>4784.0084375912</text:p>
          </table:table-cell>
          <table:table-cell office:value-type="float" office:value="666.460062996986" calcext:value-type="float">
            <text:p>666.460062997</text:p>
          </table:table-cell>
          <table:table-cell office:value-type="float" office:value="131644.529714893" calcext:value-type="float">
            <text:p>131644.52971489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44933863.193374" calcext:value-type="float">
            <text:p>144,933,863</text:p>
          </table:table-cell>
          <table:table-cell office:value-type="float" office:value="602.064670754609" calcext:value-type="float">
            <text:p>602.0646707546</text:p>
          </table:table-cell>
          <table:table-cell office:value-type="float" office:value="80.3790237013487" calcext:value-type="float">
            <text:p>80.3790237013</text:p>
          </table:table-cell>
          <table:table-cell office:value-type="float" office:value="16570.8855722926" calcext:value-type="float">
            <text:p>16570.885572292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5200289343.7618" calcext:value-type="float">
            <text:p>5,200,289,344</text:p>
          </table:table-cell>
          <table:table-cell office:value-type="float" office:value="21602.3393194407" calcext:value-type="float">
            <text:p>21602.3393194407</text:p>
          </table:table-cell>
          <table:table-cell office:value-type="float" office:value="2884.03393938656" calcext:value-type="float">
            <text:p>2884.0339393866</text:p>
          </table:table-cell>
          <table:table-cell office:value-type="float" office:value="594570.501052018" calcext:value-type="float">
            <text:p>594570.501052018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3348871847.49888" calcext:value-type="float">
            <text:p>3,348,871,847</text:p>
          </table:table-cell>
          <table:table-cell office:value-type="float" office:value="13911.4309233149" calcext:value-type="float">
            <text:p>13911.4309233149</text:p>
          </table:table-cell>
          <table:table-cell office:value-type="float" office:value="1857.25436189986" calcext:value-type="float">
            <text:p>1857.2543618999</text:p>
          </table:table-cell>
          <table:table-cell office:value-type="float" office:value="382890.312577502" calcext:value-type="float">
            <text:p>382890.312577502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151644845.38948" calcext:value-type="float">
            <text:p>1,151,644,845</text:p>
          </table:table-cell>
          <table:table-cell office:value-type="float" office:value="4784.0074044018" calcext:value-type="float">
            <text:p>4784.0074044018</text:p>
          </table:table-cell>
          <table:table-cell office:value-type="float" office:value="638.691926672724" calcext:value-type="float">
            <text:p>638.6919266727</text:p>
          </table:table-cell>
          <table:table-cell office:value-type="float" office:value="131672.298884407" calcext:value-type="float">
            <text:p>131672.29888440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62379834.454561" calcext:value-type="float">
            <text:p>162,379,834</text:p>
          </table:table-cell>
          <table:table-cell office:value-type="float" office:value="602.064559454716" calcext:value-type="float">
            <text:p>602.0645594547</text:p>
          </table:table-cell>
          <table:table-cell office:value-type="float" office:value="77.0300089868925" calcext:value-type="float">
            <text:p>77.0300089869</text:p>
          </table:table-cell>
          <table:table-cell office:value-type="float" office:value="16574.234698307" calcext:value-type="float">
            <text:p>16574.23469830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5826258295.68354" calcext:value-type="float">
            <text:p>5,826,258,296</text:p>
          </table:table-cell>
          <table:table-cell office:value-type="float" office:value="21602.3353259527" calcext:value-type="float">
            <text:p>21602.3353259527</text:p>
          </table:table-cell>
          <table:table-cell office:value-type="float" office:value="2763.86985110547" calcext:value-type="float">
            <text:p>2763.8698511055</text:p>
          </table:table-cell>
          <table:table-cell office:value-type="float" office:value="594690.669133788" calcext:value-type="float">
            <text:p>594690.66913378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3751982071.16629" calcext:value-type="float">
            <text:p>3,751,982,071</text:p>
          </table:table-cell>
          <table:table-cell office:value-type="float" office:value="13911.4283515965" calcext:value-type="float">
            <text:p>13911.4283515965</text:p>
          </table:table-cell>
          <table:table-cell office:value-type="float" office:value="1779.87133458665" calcext:value-type="float">
            <text:p>1779.8713345867</text:p>
          </table:table-cell>
          <table:table-cell office:value-type="float" office:value="382967.698176533" calcext:value-type="float">
            <text:p>382967.698176533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1290270577.38251" calcext:value-type="float">
            <text:p>1,290,270,577</text:p>
          </table:table-cell>
          <table:table-cell office:value-type="float" office:value="4784.00652001257" calcext:value-type="float">
            <text:p>4784.0065200126</text:p>
          </table:table-cell>
          <table:table-cell office:value-type="float" office:value="612.080647237696" calcext:value-type="float">
            <text:p>612.0806472377</text:p>
          </table:table-cell>
          <table:table-cell office:value-type="float" office:value="131698.911048231" calcext:value-type="float">
            <text:p>131698.91104823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82055093.526598" calcext:value-type="float">
            <text:p>182,055,094</text:p>
          </table:table-cell>
          <table:table-cell office:value-type="float" office:value="602.064464251929" calcext:value-type="float">
            <text:p>602.0644642519</text:p>
          </table:table-cell>
          <table:table-cell office:value-type="float" office:value="73.8205204562157" calcext:value-type="float">
            <text:p>73.8205204562</text:p>
          </table:table-cell>
          <table:table-cell office:value-type="float" office:value="16577.4442820404" calcext:value-type="float">
            <text:p>16577.444282040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532215053.01878" calcext:value-type="float">
            <text:p>6,532,215,053</text:p>
          </table:table-cell>
          <table:table-cell office:value-type="float" office:value="21602.3319100357" calcext:value-type="float">
            <text:p>21602.3319100357</text:p>
          </table:table-cell>
          <table:table-cell office:value-type="float" office:value="2648.71202230506" calcext:value-type="float">
            <text:p>2648.7120223051</text:p>
          </table:table-cell>
          <table:table-cell office:value-type="float" office:value="594805.830378505" calcext:value-type="float">
            <text:p>594805.830378505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4206602680.50365" calcext:value-type="float">
            <text:p>4,206,602,681</text:p>
          </table:table-cell>
          <table:table-cell office:value-type="float" office:value="13911.4261518212" calcext:value-type="float">
            <text:p>13911.4261518212</text:p>
          </table:table-cell>
          <table:table-cell office:value-type="float" office:value="1705.71222816089" calcext:value-type="float">
            <text:p>1705.7122281609</text:p>
          </table:table-cell>
          <table:table-cell office:value-type="float" office:value="383041.859482735" calcext:value-type="float">
            <text:p>383041.859482735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1446610235.98791" calcext:value-type="float">
            <text:p>1,446,610,236</text:p>
          </table:table-cell>
          <table:table-cell office:value-type="float" office:value="4784.00576353098" calcext:value-type="float">
            <text:p>4784.005763531</text:p>
          </table:table-cell>
          <table:table-cell office:value-type="float" office:value="586.578043213686" calcext:value-type="float">
            <text:p>586.5780432137</text:p>
          </table:table-cell>
          <table:table-cell office:value-type="float" office:value="131724.414408737" calcext:value-type="float">
            <text:p>131724.41440873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04259416.91032" calcext:value-type="float">
            <text:p>204,259,417</text:p>
          </table:table-cell>
          <table:table-cell office:value-type="float" office:value="602.064382875991" calcext:value-type="float">
            <text:p>602.064382876</text:p>
          </table:table-cell>
          <table:table-cell office:value-type="float" office:value="70.7447467885379" calcext:value-type="float">
            <text:p>70.7447467885</text:p>
          </table:table-cell>
          <table:table-cell office:value-type="float" office:value="16580.5201370841" calcext:value-type="float">
            <text:p>16580.520137084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328915725.54381" calcext:value-type="float">
            <text:p>7,328,915,726</text:p>
          </table:table-cell>
          <table:table-cell office:value-type="float" office:value="21602.3289902321" calcext:value-type="float">
            <text:p>21602.3289902321</text:p>
          </table:table-cell>
          <table:table-cell office:value-type="float" office:value="2538.35194029644" calcext:value-type="float">
            <text:p>2538.3519402964</text:p>
          </table:table-cell>
          <table:table-cell office:value-type="float" office:value="594916.193380317" calcext:value-type="float">
            <text:p>594916.19338031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719660373.39973" calcext:value-type="float">
            <text:p>4,719,660,373</text:p>
          </table:table-cell>
          <table:table-cell office:value-type="float" office:value="13911.4242715319" calcext:value-type="float">
            <text:p>13911.4242715319</text:p>
          </table:table-cell>
          <table:table-cell office:value-type="float" office:value="1634.64276504155" calcext:value-type="float">
            <text:p>1634.6427650416</text:p>
          </table:table-cell>
          <table:table-cell office:value-type="float" office:value="383112.930826143" calcext:value-type="float">
            <text:p>383112.93082614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623045846.04342" calcext:value-type="float">
            <text:p>1,623,045,846</text:p>
          </table:table-cell>
          <table:table-cell office:value-type="float" office:value="4784.00511691757" calcext:value-type="float">
            <text:p>4784.0051169176</text:p>
          </table:table-cell>
          <table:table-cell office:value-type="float" office:value="562.137937831" calcext:value-type="float">
            <text:p>562.137937831</text:p>
          </table:table-cell>
          <table:table-cell office:value-type="float" office:value="131748.855160733" calcext:value-type="float">
            <text:p>131748.85516073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29334744.269352" calcext:value-type="float">
            <text:p>229,334,744</text:p>
          </table:table-cell>
          <table:table-cell office:value-type="float" office:value="602.064313368152" calcext:value-type="float">
            <text:p>602.0643133682</text:p>
          </table:table-cell>
          <table:table-cell office:value-type="float" office:value="67.79711848994" calcext:value-type="float">
            <text:p>67.7971184899</text:p>
          </table:table-cell>
          <table:table-cell office:value-type="float" office:value="16583.4678348905" calcext:value-type="float">
            <text:p>16583.4678348905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8228629255.44902" calcext:value-type="float">
            <text:p>8,228,629,255</text:p>
          </table:table-cell>
          <table:table-cell office:value-type="float" office:value="21602.3264962609" calcext:value-type="float">
            <text:p>21602.3264962609</text:p>
          </table:table-cell>
          <table:table-cell office:value-type="float" office:value="2432.58976924248" calcext:value-type="float">
            <text:p>2432.5897692425</text:p>
          </table:table-cell>
          <table:table-cell office:value-type="float" office:value="595021.958045342" calcext:value-type="float">
            <text:p>595021.958045342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5299056078.51137" calcext:value-type="float">
            <text:p>5,299,056,079</text:p>
          </table:table-cell>
          <table:table-cell office:value-type="float" office:value="13911.4226654694" calcext:value-type="float">
            <text:p>13911.4226654694</text:p>
          </table:table-cell>
          <table:table-cell office:value-type="float" office:value="1566.53425534913" calcext:value-type="float">
            <text:p>1566.5342553491</text:p>
          </table:table-cell>
          <table:table-cell office:value-type="float" office:value="383181.040941898" calcext:value-type="float">
            <text:p>383181.040941898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1822294460.98548" calcext:value-type="float">
            <text:p>1,822,294,461</text:p>
          </table:table-cell>
          <table:table-cell office:value-type="float" office:value="4784.0045646081" calcext:value-type="float">
            <text:p>4784.0045646081</text:p>
          </table:table-cell>
          <table:table-cell office:value-type="float" office:value="538.716075876798" calcext:value-type="float">
            <text:p>538.7160758768</text:p>
          </table:table-cell>
          <table:table-cell office:value-type="float" office:value="131772.277574997" calcext:value-type="float">
            <text:p>131772.277574997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7671352.449939" calcext:value-type="float">
            <text:p>257,671,352</text:p>
          </table:table-cell>
          <table:table-cell office:value-type="float" office:value="602.064254039701" calcext:value-type="float">
            <text:p>602.0642540397</text:p>
          </table:table-cell>
          <table:table-cell office:value-type="float" office:value="64.9722978587114" calcext:value-type="float">
            <text:p>64.9722978587</text:p>
          </table:table-cell>
          <table:table-cell office:value-type="float" office:value="16586.2927148502" calcext:value-type="float">
            <text:p>16586.292714850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9245358943.82594" calcext:value-type="float">
            <text:p>9,245,358,944</text:p>
          </table:table-cell>
          <table:table-cell office:value-type="float" office:value="21602.3243675306" calcext:value-type="float">
            <text:p>21602.3243675306</text:p>
          </table:table-cell>
          <table:table-cell office:value-type="float" office:value="2331.23399011019" calcext:value-type="float">
            <text:p>2331.2339901102</text:p>
          </table:table-cell>
          <table:table-cell office:value-type="float" office:value="595123.315953205" calcext:value-type="float">
            <text:p>595123.31595320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5953807613.44399" calcext:value-type="float">
            <text:p>5,953,807,613</text:p>
          </table:table-cell>
          <table:table-cell office:value-type="float" office:value="13911.4212946139" calcext:value-type="float">
            <text:p>13911.4212946139</text:p>
          </table:table-cell>
          <table:table-cell office:value-type="float" office:value="1501.26336504288" calcext:value-type="float">
            <text:p>1501.2633650429</text:p>
          </table:table-cell>
          <table:table-cell office:value-type="float" office:value="383246.31320306" calcext:value-type="float">
            <text:p>383246.3132030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2047457221.62655" calcext:value-type="float">
            <text:p>2,047,457,222</text:p>
          </table:table-cell>
          <table:table-cell office:value-type="float" office:value="4784.00409318408" calcext:value-type="float">
            <text:p>4784.0040931841</text:p>
          </table:table-cell>
          <table:table-cell office:value-type="float" office:value="516.270043959717" calcext:value-type="float">
            <text:p>516.2700439597</text:p>
          </table:table-cell>
          <table:table-cell office:value-type="float" office:value="131794.724078338" calcext:value-type="float">
            <text:p>131794.72407833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89714967.324428" calcext:value-type="float">
            <text:p>289,714,967</text:p>
          </table:table-cell>
          <table:table-cell office:value-type="float" office:value="602.064203435837" calcext:value-type="float">
            <text:p>602.0642034358</text:p>
          </table:table-cell>
          <table:table-cell office:value-type="float" office:value="62.2651693634713" calcext:value-type="float">
            <text:p>62.2651693635</text:p>
          </table:table-cell>
          <table:table-cell office:value-type="float" office:value="16588.9998939493" calcext:value-type="float">
            <text:p>16588.999893949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395097626.6697" calcext:value-type="float">
            <text:p>10,395,097,627</text:p>
          </table:table-cell>
          <table:table-cell office:value-type="float" office:value="21602.3225518422" calcext:value-type="float">
            <text:p>21602.3225518422</text:p>
          </table:table-cell>
          <table:table-cell office:value-type="float" office:value="2234.10105543358" calcext:value-type="float">
            <text:p>2234.1010554336</text:p>
          </table:table-cell>
          <table:table-cell office:value-type="float" office:value="595220.45070357" calcext:value-type="float">
            <text:p>595220.4507035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6694214012.47921" calcext:value-type="float">
            <text:p>6,694,214,012</text:p>
          </table:table-cell>
          <table:table-cell office:value-type="float" office:value="13911.4201253506" calcext:value-type="float">
            <text:p>13911.4201253506</text:p>
          </table:table-cell>
          <table:table-cell office:value-type="float" office:value="1438.71189359569" calcext:value-type="float">
            <text:p>1438.7118935957</text:p>
          </table:table-cell>
          <table:table-cell office:value-type="float" office:value="383308.86584377" calcext:value-type="float">
            <text:p>383308.8658437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2302075866.88141" calcext:value-type="float">
            <text:p>2,302,075,867</text:p>
          </table:table-cell>
          <table:table-cell office:value-type="float" office:value="4784.00369108565" calcext:value-type="float">
            <text:p>4784.0036910857</text:p>
          </table:table-cell>
          <table:table-cell office:value-type="float" office:value="494.759194054402" calcext:value-type="float">
            <text:p>494.7591940544</text:p>
          </table:table-cell>
          <table:table-cell office:value-type="float" office:value="131816.235330341" calcext:value-type="float">
            <text:p>131816.235330341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25974960.793723" calcext:value-type="float">
            <text:p>325,974,961</text:p>
          </table:table-cell>
          <table:table-cell office:value-type="float" office:value="602.064160304215" calcext:value-type="float">
            <text:p>602.0641603042</text:p>
          </table:table-cell>
          <table:table-cell office:value-type="float" office:value="59.6708304175272" calcext:value-type="float">
            <text:p>59.6708304175</text:p>
          </table:table-cell>
          <table:table-cell office:value-type="float" office:value="16591.5942760268" calcext:value-type="float">
            <text:p>16591.594276026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1696121786.8528" calcext:value-type="float">
            <text:p>11,696,121,787</text:p>
          </table:table-cell>
          <table:table-cell office:value-type="float" office:value="21602.321004261" calcext:value-type="float">
            <text:p>21602.321004261</text:p>
          </table:table-cell>
          <table:table-cell office:value-type="float" office:value="2141.01505829363" calcext:value-type="float">
            <text:p>2141.0150582936</text:p>
          </table:table-cell>
          <table:table-cell office:value-type="float" office:value="595313.538248291" calcext:value-type="float">
            <text:p>595313.538248291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7532044928.21077" calcext:value-type="float">
            <text:p>7,532,044,928</text:p>
          </table:table-cell>
          <table:table-cell office:value-type="float" office:value="13911.4191287424" calcext:value-type="float">
            <text:p>13911.4191287424</text:p>
          </table:table-cell>
          <table:table-cell office:value-type="float" office:value="1378.76656082449" calcext:value-type="float">
            <text:p>1378.7665608245</text:p>
          </table:table-cell>
          <table:table-cell office:value-type="float" office:value="383368.81217315" calcext:value-type="float">
            <text:p>383368.81217315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2590197867.16961" calcext:value-type="float">
            <text:p>2,590,197,867</text:p>
          </table:table-cell>
          <table:table-cell office:value-type="float" office:value="4784.00334836167" calcext:value-type="float">
            <text:p>4784.0033483617</text:p>
          </table:table-cell>
          <table:table-cell office:value-type="float" office:value="474.144570194529" calcext:value-type="float">
            <text:p>474.1445701945</text:p>
          </table:table-cell>
          <table:table-cell office:value-type="float" office:value="131836.850296925" calcext:value-type="float">
            <text:p>131836.85029692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67033804.165241" calcext:value-type="float">
            <text:p>367,033,804</text:p>
          </table:table-cell>
          <table:table-cell office:value-type="float" office:value="602.064123567581" calcext:value-type="float">
            <text:p>602.0641235676</text:p>
          </table:table-cell>
          <table:table-cell office:value-type="float" office:value="57.1845825335405" calcext:value-type="float">
            <text:p>57.1845825335</text:p>
          </table:table-cell>
          <table:table-cell office:value-type="float" office:value="16594.0805606475" calcext:value-type="float">
            <text:p>16594.080560647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3169330745.3914" calcext:value-type="float">
            <text:p>13,169,330,745</text:p>
          </table:table-cell>
          <table:table-cell office:value-type="float" office:value="21602.3196861348" calcext:value-type="float">
            <text:p>21602.3196861348</text:p>
          </table:table-cell>
          <table:table-cell office:value-type="float" office:value="2051.80741494395" calcext:value-type="float">
            <text:p>2051.807414944</text:p>
          </table:table-cell>
          <table:table-cell office:value-type="float" office:value="595402.747209767" calcext:value-type="float">
            <text:p>595402.747209767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8480759063.2524" calcext:value-type="float">
            <text:p>8,480,759,063</text:p>
          </table:table-cell>
          <table:table-cell office:value-type="float" office:value="13911.4182798981" calcext:value-type="float">
            <text:p>13911.4182798981</text:p>
          </table:table-cell>
          <table:table-cell office:value-type="float" office:value="1321.31880250815" calcext:value-type="float">
            <text:p>1321.3188025082</text:p>
          </table:table-cell>
          <table:table-cell office:value-type="float" office:value="383426.26078031" calcext:value-type="float">
            <text:p>383426.2607803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2916451540.98063" calcext:value-type="float">
            <text:p>2,916,451,541</text:p>
          </table:table-cell>
          <table:table-cell office:value-type="float" office:value="4784.00305645228" calcext:value-type="float">
            <text:p>4784.0030564523</text:p>
          </table:table-cell>
          <table:table-cell office:value-type="float" office:value="454.388838187761" calcext:value-type="float">
            <text:p>454.3888381878</text:p>
          </table:table-cell>
          <table:table-cell office:value-type="float" office:value="131856.606320841" calcext:value-type="float">
            <text:p>131856.606320841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13557976.989262" calcext:value-type="float">
            <text:p>413,557,977</text:p>
          </table:table-cell>
          <table:table-cell office:value-type="float" office:value="602.064092299993" calcext:value-type="float">
            <text:p>602.0640923</text:p>
          </table:table-cell>
          <table:table-cell office:value-type="float" office:value="54.8019228431696" calcext:value-type="float">
            <text:p>54.8019228432</text:p>
          </table:table-cell>
          <table:table-cell office:value-type="float" office:value="16596.4632516054" calcext:value-type="float">
            <text:p>16596.4632516054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4838638075.1856" calcext:value-type="float">
            <text:p>14,838,638,075</text:p>
          </table:table-cell>
          <table:table-cell office:value-type="float" office:value="21602.3185642403" calcext:value-type="float">
            <text:p>21602.3185642403</text:p>
          </table:table-cell>
          <table:table-cell office:value-type="float" office:value="1966.31656053186" calcext:value-type="float">
            <text:p>1966.3165605319</text:p>
          </table:table-cell>
          <table:table-cell office:value-type="float" office:value="595488.239186074" calcext:value-type="float">
            <text:p>595488.239186074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9555756232.06904" calcext:value-type="float">
            <text:p>9,555,756,232</text:p>
          </table:table-cell>
          <table:table-cell office:value-type="float" office:value="13911.4175574227" calcext:value-type="float">
            <text:p>13911.4175574227</text:p>
          </table:table-cell>
          <table:table-cell office:value-type="float" office:value="1266.26457443857" calcext:value-type="float">
            <text:p>1266.2645744386</text:p>
          </table:table-cell>
          <table:table-cell office:value-type="float" office:value="383481.315730855" calcext:value-type="float">
            <text:p>383481.31573085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286132736.51536" calcext:value-type="float">
            <text:p>3,286,132,737</text:p>
          </table:table-cell>
          <table:table-cell office:value-type="float" office:value="4784.00280799994" calcext:value-type="float">
            <text:p>4784.002808</text:p>
          </table:table-cell>
          <table:table-cell office:value-type="float" office:value="435.45621823081" calcext:value-type="float">
            <text:p>435.4562182308</text:p>
          </table:table-cell>
          <table:table-cell office:value-type="float" office:value="131875.539189251" calcext:value-type="float">
            <text:p>131875.53918925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66310562.971832" calcext:value-type="float">
            <text:p>466,310,563</text:p>
          </table:table-cell>
          <table:table-cell office:value-type="float" office:value="602.064065706164" calcext:value-type="float">
            <text:p>602.0640657062</text:p>
          </table:table-cell>
          <table:table-cell office:value-type="float" office:value="52.5185359669322" calcext:value-type="float">
            <text:p>52.5185359669</text:p>
          </table:table-cell>
          <table:table-cell office:value-type="float" office:value="16598.7466650755" calcext:value-type="float">
            <text:p>16598.7466650755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731423547.7913" calcext:value-type="float">
            <text:p>16,731,423,548</text:p>
          </table:table-cell>
          <table:table-cell office:value-type="float" office:value="21602.3176100423" calcext:value-type="float">
            <text:p>21602.3176100423</text:p>
          </table:table-cell>
          <table:table-cell office:value-type="float" office:value="1884.3876573856" calcext:value-type="float">
            <text:p>1884.3876573856</text:p>
          </table:table-cell>
          <table:table-cell office:value-type="float" office:value="595570.169043418" calcext:value-type="float">
            <text:p>595570.16904341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0774668404.748" calcext:value-type="float">
            <text:p>10,774,668,405</text:p>
          </table:table-cell>
          <table:table-cell office:value-type="float" office:value="13911.4169429402" calcext:value-type="float">
            <text:p>13911.4169429402</text:p>
          </table:table-cell>
          <table:table-cell office:value-type="float" office:value="1213.50416456405" calcext:value-type="float">
            <text:p>1213.5041645641</text:p>
          </table:table-cell>
          <table:table-cell office:value-type="float" office:value="383534.076755212" calcext:value-type="float">
            <text:p>383534.07675521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3705304918.84196" calcext:value-type="float">
            <text:p>3,705,304,919</text:p>
          </table:table-cell>
          <table:table-cell office:value-type="float" office:value="4784.00259668531" calcext:value-type="float">
            <text:p>4784.0025966853</text:p>
          </table:table-cell>
          <table:table-cell office:value-type="float" office:value="417.312420307338" calcext:value-type="float">
            <text:p>417.3124203073</text:p>
          </table:table-cell>
          <table:table-cell office:value-type="float" office:value="131893.683198489" calcext:value-type="float">
            <text:p>131893.683198489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26165802.590114" calcext:value-type="float">
            <text:p>526,165,803</text:p>
          </table:table-cell>
          <table:table-cell office:value-type="float" office:value="602.064043103543" calcext:value-type="float">
            <text:p>602.0640431035</text:p>
          </table:table-cell>
          <table:table-cell office:value-type="float" office:value="50.3302862200919" calcext:value-type="float">
            <text:p>50.3302862201</text:p>
          </table:table-cell>
          <table:table-cell office:value-type="float" office:value="16600.9349374249" calcext:value-type="float">
            <text:p>16600.9349374249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8879055287.5177" calcext:value-type="float">
            <text:p>18,879,055,288</text:p>
          </table:table-cell>
          <table:table-cell office:value-type="float" office:value="21602.3167990505" calcext:value-type="float">
            <text:p>21602.3167990505</text:p>
          </table:table-cell>
          <table:table-cell office:value-type="float" office:value="1805.87231535818" calcext:value-type="float">
            <text:p>1805.8723153582</text:p>
          </table:table-cell>
          <table:table-cell office:value-type="float" office:value="595648.685196437" calcext:value-type="float">
            <text:p>595648.68519643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12157695962.742" calcext:value-type="float">
            <text:p>12,157,695,963</text:p>
          </table:table-cell>
          <table:table-cell office:value-type="float" office:value="13911.4164206794" calcext:value-type="float">
            <text:p>13911.4164206794</text:p>
          </table:table-cell>
          <table:table-cell office:value-type="float" office:value="1162.9420128969" calcext:value-type="float">
            <text:p>1162.9420128969</text:p>
          </table:table-cell>
          <table:table-cell office:value-type="float" office:value="383584.63942914" calcext:value-type="float">
            <text:p>383584.6394291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4180914805.01449" calcext:value-type="float">
            <text:p>4,180,914,805</text:p>
          </table:table-cell>
          <table:table-cell office:value-type="float" office:value="4784.00241708483" calcext:value-type="float">
            <text:p>4784.0024170848</text:p>
          </table:table-cell>
          <table:table-cell office:value-type="float" office:value="399.924582255914" calcext:value-type="float">
            <text:p>399.9245822559</text:p>
          </table:table-cell>
          <table:table-cell office:value-type="float" office:value="131911.071216141" calcext:value-type="float">
            <text:p>131911.07121614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94125916.462186" calcext:value-type="float">
            <text:p>594,125,916</text:p>
          </table:table-cell>
          <table:table-cell office:value-type="float" office:value="602.06402390677" calcext:value-type="float">
            <text:p>602.0640239068</text:p>
          </table:table-cell>
          <table:table-cell office:value-type="float" office:value="48.2332101409171" calcext:value-type="float">
            <text:p>48.2332101409</text:p>
          </table:table-cell>
          <table:table-cell office:value-type="float" office:value="16603.0320327009" calcext:value-type="float">
            <text:p>16603.032032700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21317493401.1713" calcext:value-type="float">
            <text:p>21,317,493,401</text:p>
          </table:table-cell>
          <table:table-cell office:value-type="float" office:value="21602.3161102621" calcext:value-type="float">
            <text:p>21602.3161102621</text:p>
          </table:table-cell>
          <table:table-cell office:value-type="float" office:value="1730.62832373809" calcext:value-type="float">
            <text:p>1730.6283237381</text:p>
          </table:table-cell>
          <table:table-cell office:value-type="float" office:value="595723.929876846" calcext:value-type="float">
            <text:p>595723.929876846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727996423.1343" calcext:value-type="float">
            <text:p>13,727,996,423</text:p>
          </table:table-cell>
          <table:table-cell office:value-type="float" office:value="13911.4159771148" calcext:value-type="float">
            <text:p>13911.4159771148</text:p>
          </table:table-cell>
          <table:table-cell office:value-type="float" office:value="1114.48653886981" calcext:value-type="float">
            <text:p>1114.4865388698</text:p>
          </table:table-cell>
          <table:table-cell office:value-type="float" office:value="383633.095346732" calcext:value-type="float">
            <text:p>383633.09534673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4720926042.61209" calcext:value-type="float">
            <text:p>4,720,926,043</text:p>
          </table:table-cell>
          <table:table-cell office:value-type="float" office:value="4784.00226454723" calcext:value-type="float">
            <text:p>4784.0022645472</text:p>
          </table:table-cell>
          <table:table-cell office:value-type="float" office:value="383.261210399546" calcext:value-type="float">
            <text:p>383.2612103995</text:p>
          </table:table-cell>
          <table:table-cell office:value-type="float" office:value="131927.734740535" calcext:value-type="float">
            <text:p>131927.734740535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71340565.481155" calcext:value-type="float">
            <text:p>671,340,565</text:p>
          </table:table-cell>
          <table:table-cell office:value-type="float" office:value="602.064007614219" calcext:value-type="float">
            <text:p>602.0640076142</text:p>
          </table:table-cell>
          <table:table-cell office:value-type="float" office:value="46.2235093281856" calcext:value-type="float">
            <text:p>46.2235093282</text:p>
          </table:table-cell>
          <table:table-cell office:value-type="float" office:value="16605.0417498062" calcext:value-type="float">
            <text:p>16605.0417498062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4087988216.0367" calcext:value-type="float">
            <text:p>24,087,988,216</text:p>
          </table:table-cell>
          <table:table-cell office:value-type="float" office:value="21602.3155256783" calcext:value-type="float">
            <text:p>21602.3155256783</text:p>
          </table:table-cell>
          <table:table-cell office:value-type="float" office:value="1658.51939425586" calcext:value-type="float">
            <text:p>1658.5193942559</text:p>
          </table:table-cell>
          <table:table-cell office:value-type="float" office:value="595796.039390912" calcext:value-type="float">
            <text:p>595796.039390912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15512134088.5268" calcext:value-type="float">
            <text:p>15,512,134,089</text:p>
          </table:table-cell>
          <table:table-cell office:value-type="float" office:value="13911.4156006557" calcext:value-type="float">
            <text:p>13911.4156006557</text:p>
          </table:table-cell>
          <table:table-cell office:value-type="float" office:value="1068.0499758378" calcext:value-type="float">
            <text:p>1068.0499758378</text:p>
          </table:table-cell>
          <table:table-cell office:value-type="float" office:value="383679.532286223" calcext:value-type="float">
            <text:p>383679.53228622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5334473840.01406" calcext:value-type="float">
            <text:p>5,334,473,840</text:p>
          </table:table-cell>
          <table:table-cell office:value-type="float" office:value="4784.00213508657" calcext:value-type="float">
            <text:p>4784.0021350866</text:p>
          </table:table-cell>
          <table:table-cell office:value-type="float" office:value="367.292122632464" calcext:value-type="float">
            <text:p>367.2921226325</text:p>
          </table:table-cell>
          <table:table-cell office:value-type="float" office:value="131943.703957762" calcext:value-type="float">
            <text:p>131943.70395776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759129374.524571" calcext:value-type="float">
            <text:p>759,129,375</text:p>
          </table:table-cell>
          <table:table-cell office:value-type="float" office:value="602.063993796339" calcext:value-type="float">
            <text:p>602.0639937963</text:p>
          </table:table-cell>
          <table:table-cell office:value-type="float" office:value="44.2975435753172" calcext:value-type="float">
            <text:p>44.2975435753</text:p>
          </table:table-cell>
          <table:table-cell office:value-type="float" office:value="16606.9677293769" calcext:value-type="float">
            <text:p>16606.9677293769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27237888440.2576" calcext:value-type="float">
            <text:p>27,237,888,440</text:p>
          </table:table-cell>
          <table:table-cell office:value-type="float" office:value="21602.3150298868" calcext:value-type="float">
            <text:p>21602.3150298868</text:p>
          </table:table-cell>
          <table:table-cell office:value-type="float" office:value="1589.41491473386" calcext:value-type="float">
            <text:p>1589.4149147339</text:p>
          </table:table-cell>
          <table:table-cell office:value-type="float" office:value="595865.144366225" calcext:value-type="float">
            <text:p>595865.144366225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7540600484.5318" calcext:value-type="float">
            <text:p>17,540,600,485</text:p>
          </table:table-cell>
          <table:table-cell office:value-type="float" office:value="13911.4152813769" calcext:value-type="float">
            <text:p>13911.4152813769</text:p>
          </table:table-cell>
          <table:table-cell office:value-type="float" office:value="1023.54821243402" calcext:value-type="float">
            <text:p>1023.548212434</text:p>
          </table:table-cell>
          <table:table-cell office:value-type="float" office:value="383724.034368906" calcext:value-type="float">
            <text:p>383724.03436890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6032043939.85222" calcext:value-type="float">
            <text:p>6,032,043,940</text:p>
          </table:table-cell>
          <table:table-cell office:value-type="float" office:value="4784.00202528966" calcext:value-type="float">
            <text:p>4784.0020252897</text:p>
          </table:table-cell>
          <table:table-cell office:value-type="float" office:value="351.988393863928" calcext:value-type="float">
            <text:p>351.9883938639</text:p>
          </table:table-cell>
          <table:table-cell office:value-type="float" office:value="131959.007796328" calcext:value-type="float">
            <text:p>131959.007796328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859008017.740459" calcext:value-type="float">
            <text:p>859,008,018</text:p>
          </table:table-cell>
          <table:table-cell office:value-type="float" office:value="602.063982085574" calcext:value-type="float">
            <text:p>602.0639820856</text:p>
          </table:table-cell>
          <table:table-cell office:value-type="float" office:value="42.451824289011" calcext:value-type="float">
            <text:p>42.451824289</text:p>
          </table:table-cell>
          <table:table-cell office:value-type="float" office:value="16608.813460374" calcext:value-type="float">
            <text:p>16608.81346037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0821577114.1182" calcext:value-type="float">
            <text:p>30,821,577,114</text:p>
          </table:table-cell>
          <table:table-cell office:value-type="float" office:value="21602.3146096995" calcext:value-type="float">
            <text:p>21602.3146096995</text:p>
          </table:table-cell>
          <table:table-cell office:value-type="float" office:value="1523.18971294408" calcext:value-type="float">
            <text:p>1523.1897129441</text:p>
          </table:table-cell>
          <table:table-cell office:value-type="float" office:value="595931.369988202" calcext:value-type="float">
            <text:p>595931.369988202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9848417091.7921" calcext:value-type="float">
            <text:p>19,848,417,092</text:p>
          </table:table-cell>
          <table:table-cell office:value-type="float" office:value="13911.4150107856" calcext:value-type="float">
            <text:p>13911.4150107856</text:p>
          </table:table-cell>
          <table:table-cell office:value-type="float" office:value="980.900640499432" calcext:value-type="float">
            <text:p>980.9006404994</text:p>
          </table:table-cell>
          <table:table-cell office:value-type="float" office:value="383766.682211432" calcext:value-type="float">
            <text:p>383766.682211432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6825679892.75994" calcext:value-type="float">
            <text:p>6,825,679,893</text:p>
          </table:table-cell>
          <table:table-cell office:value-type="float" office:value="4784.00193223589" calcext:value-type="float">
            <text:p>4784.0019322359</text:p>
          </table:table-cell>
          <table:table-cell office:value-type="float" office:value="337.322303722699" calcext:value-type="float">
            <text:p>337.3223037227</text:p>
          </table:table-cell>
          <table:table-cell office:value-type="float" office:value="131973.673979523" calcext:value-type="float">
            <text:p>131973.673979523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972718446.813468" calcext:value-type="float">
            <text:p>972,718,447</text:p>
          </table:table-cell>
          <table:table-cell office:value-type="float" office:value="602.063972167656" calcext:value-type="float">
            <text:p>602.0639721677</text:p>
          </table:table-cell>
          <table:table-cell office:value-type="float" office:value="40.6830081807367" calcext:value-type="float">
            <text:p>40.6830081807</text:p>
          </table:table-cell>
          <table:table-cell office:value-type="float" office:value="16610.5822864002" calcext:value-type="float">
            <text:p>16610.5822864002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4901556213.2332" calcext:value-type="float">
            <text:p>34,901,556,213</text:p>
          </table:table-cell>
          <table:table-cell office:value-type="float" office:value="21602.3142538404" calcext:value-type="float">
            <text:p>21602.3142538404</text:p>
          </table:table-cell>
          <table:table-cell office:value-type="float" office:value="1459.72383025619" calcext:value-type="float">
            <text:p>1459.7238302562</text:p>
          </table:table-cell>
          <table:table-cell office:value-type="float" office:value="595994.836226749" calcext:value-type="float">
            <text:p>595994.83622674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22475833806.5563" calcext:value-type="float">
            <text:p>22,475,833,807</text:p>
          </table:table-cell>
          <table:table-cell office:value-type="float" office:value="13911.4147816201" calcext:value-type="float">
            <text:p>13911.4147816201</text:p>
          </table:table-cell>
          <table:table-cell office:value-type="float" office:value="940.030009317132" calcext:value-type="float">
            <text:p>940.0300093171</text:p>
          </table:table-cell>
          <table:table-cell office:value-type="float" office:value="383807.553071779" calcext:value-type="float">
            <text:p>383807.55307177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7729223251.25192" calcext:value-type="float">
            <text:p>7,729,223,251</text:p>
          </table:table-cell>
          <table:table-cell office:value-type="float" office:value="4784.00185342809" calcext:value-type="float">
            <text:p>4784.0018534281</text:p>
          </table:table-cell>
          <table:table-cell office:value-type="float" office:value="323.267286429618" calcext:value-type="float">
            <text:p>323.2672864296</text:p>
          </table:table-cell>
          <table:table-cell office:value-type="float" office:value="131987.729075624" calcext:value-type="float">
            <text:p>131987.72907562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02263941.37976" calcext:value-type="float">
            <text:p>1,102,263,941</text:p>
          </table:table-cell>
          <table:table-cell office:value-type="float" office:value="602.063963774075" calcext:value-type="float">
            <text:p>602.0639637741</text:p>
          </table:table-cell>
          <table:table-cell office:value-type="float" office:value="38.9878912198928" calcext:value-type="float">
            <text:p>38.9878912199</text:p>
          </table:table-cell>
          <table:table-cell office:value-type="float" office:value="16612.2774117546" calcext:value-type="float">
            <text:p>16612.2774117546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9549704272.5079" calcext:value-type="float">
            <text:p>39,549,704,273</text:p>
          </table:table-cell>
          <table:table-cell office:value-type="float" office:value="21602.3139526751" calcext:value-type="float">
            <text:p>21602.3139526751</text:p>
          </table:table-cell>
          <table:table-cell office:value-type="float" office:value="1398.90230467424" calcext:value-type="float">
            <text:p>1398.9023046742</text:p>
          </table:table-cell>
          <table:table-cell office:value-type="float" office:value="596055.658053496" calcext:value-type="float">
            <text:p>596055.658053496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469138822.8213" calcext:value-type="float">
            <text:p>25,469,138,823</text:p>
          </table:table-cell>
          <table:table-cell office:value-type="float" office:value="13911.4145876763" calcext:value-type="float">
            <text:p>13911.4145876763</text:p>
          </table:table-cell>
          <table:table-cell office:value-type="float" office:value="900.86228589273" calcext:value-type="float">
            <text:p>900.8622858927</text:p>
          </table:table-cell>
          <table:table-cell office:value-type="float" office:value="383846.720989148" calcext:value-type="float">
            <text:p>383846.720989148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8758592080.4099" calcext:value-type="float">
            <text:p>8,758,592,080</text:p>
          </table:table-cell>
          <table:table-cell office:value-type="float" office:value="4784.00178673267" calcext:value-type="float">
            <text:p>4784.0017867327</text:p>
          </table:table-cell>
          <table:table-cell office:value-type="float" office:value="309.797882749378" calcext:value-type="float">
            <text:p>309.7978827494</text:p>
          </table:table-cell>
          <table:table-cell office:value-type="float" office:value="132001.198545999" calcext:value-type="float">
            <text:p>132001.19854599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249949775.42631" calcext:value-type="float">
            <text:p>1,249,949,775</text:p>
          </table:table-cell>
          <table:table-cell office:value-type="float" office:value="602.063956675592" calcext:value-type="float">
            <text:p>602.0639566756</text:p>
          </table:table-cell>
          <table:table-cell office:value-type="float" office:value="37.3634028378839" calcext:value-type="float">
            <text:p>37.3634028379</text:p>
          </table:table-cell>
          <table:table-cell office:value-type="float" office:value="16613.9019072351" calcext:value-type="float">
            <text:p>16613.901907235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44848735514.0345" calcext:value-type="float">
            <text:p>44,848,735,514</text:p>
          </table:table-cell>
          <table:table-cell office:value-type="float" office:value="21602.3136979785" calcext:value-type="float">
            <text:p>21602.3136979785</text:p>
          </table:table-cell>
          <table:table-cell office:value-type="float" office:value="1340.61496287646" calcext:value-type="float">
            <text:p>1340.6149628765</text:p>
          </table:table-cell>
          <table:table-cell office:value-type="float" office:value="596113.945649991" calcext:value-type="float">
            <text:p>596113.94564999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28881598278.5732" calcext:value-type="float">
            <text:p>28,881,598,279</text:p>
          </table:table-cell>
          <table:table-cell office:value-type="float" office:value="13911.4144236573" calcext:value-type="float">
            <text:p>13911.4144236573</text:p>
          </table:table-cell>
          <table:table-cell office:value-type="float" office:value="863.326521032588" calcext:value-type="float">
            <text:p>863.3265210326</text:p>
          </table:table-cell>
          <table:table-cell office:value-type="float" office:value="383884.256918027" calcext:value-type="float">
            <text:p>383884.256918027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9932104093.19484" calcext:value-type="float">
            <text:p>9,932,104,093</text:p>
          </table:table-cell>
          <table:table-cell office:value-type="float" office:value="4784.00173032811" calcext:value-type="float">
            <text:p>4784.0017303281</text:p>
          </table:table-cell>
          <table:table-cell office:value-type="float" office:value="296.889693936115" calcext:value-type="float">
            <text:p>296.8896939361</text:p>
          </table:table-cell>
          <table:table-cell office:value-type="float" office:value="132014.106791217" calcext:value-type="float">
            <text:p>132014.106791217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418430428.07872" calcext:value-type="float">
            <text:p>1,418,430,428</text:p>
          </table:table-cell>
          <table:table-cell office:value-type="float" office:value="602.063950676642" calcext:value-type="float">
            <text:p>602.0639506766</text:p>
          </table:table-cell>
          <table:table-cell office:value-type="float" office:value="35.8066003728008" calcext:value-type="float">
            <text:p>35.8066003728</text:p>
          </table:table-cell>
          <table:table-cell office:value-type="float" office:value="16615.4587156991" calcext:value-type="float">
            <text:p>16615.458715699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50893893790.4642" calcext:value-type="float">
            <text:p>50,893,893,790</text:p>
          </table:table-cell>
          <table:table-cell office:value-type="float" office:value="21602.3134827336" calcext:value-type="float">
            <text:p>21602.3134827336</text:p>
          </table:table-cell>
          <table:table-cell office:value-type="float" office:value="1284.75622088797" calcext:value-type="float">
            <text:p>1284.756220888</text:p>
          </table:table-cell>
          <table:table-cell office:value-type="float" office:value="596169.804607224" calcext:value-type="float">
            <text:p>596169.804607224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32774547118.0248" calcext:value-type="float">
            <text:p>32,774,547,118</text:p>
          </table:table-cell>
          <table:table-cell office:value-type="float" office:value="13911.4142850443" calcext:value-type="float">
            <text:p>13911.4142850443</text:p>
          </table:table-cell>
          <table:table-cell office:value-type="float" office:value="827.354720981432" calcext:value-type="float">
            <text:p>827.3547209814</text:p>
          </table:table-cell>
          <table:table-cell office:value-type="float" office:value="383920.228856691" calcext:value-type="float">
            <text:p>383920.22885669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11270851787.4871" calcext:value-type="float">
            <text:p>11,270,851,787</text:p>
          </table:table-cell>
          <table:table-cell office:value-type="float" office:value="4784.00168266044" calcext:value-type="float">
            <text:p>4784.0016826604</text:p>
          </table:table-cell>
          <table:table-cell office:value-type="float" office:value="284.519337590818" calcext:value-type="float">
            <text:p>284.5193375908</text:p>
          </table:table-cell>
          <table:table-cell office:value-type="float" office:value="132026.47719523" calcext:value-type="float">
            <text:p>132026.4771952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610764425.19654" calcext:value-type="float">
            <text:p>1,610,764,425</text:p>
          </table:table-cell>
          <table:table-cell office:value-type="float" office:value="602.063945610511" calcext:value-type="float">
            <text:p>602.0639456105</text:p>
          </table:table-cell>
          <table:table-cell office:value-type="float" office:value="34.3146637447963" calcext:value-type="float">
            <text:p>34.3146637448</text:p>
          </table:table-cell>
          <table:table-cell office:value-type="float" office:value="16616.9506573933" calcext:value-type="float">
            <text:p>16616.950657393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57794920325.032" calcext:value-type="float">
            <text:p>57,794,920,325</text:p>
          </table:table-cell>
          <table:table-cell office:value-type="float" office:value="21602.3133009586" calcext:value-type="float">
            <text:p>21602.3133009586</text:p>
          </table:table-cell>
          <table:table-cell office:value-type="float" office:value="1231.22489303101" calcext:value-type="float">
            <text:p>1231.224893031</text:p>
          </table:table-cell>
          <table:table-cell office:value-type="float" office:value="596223.336116856" calcext:value-type="float">
            <text:p>596223.33611685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7218656272.8702" calcext:value-type="float">
            <text:p>37,218,656,273</text:p>
          </table:table-cell>
          <table:table-cell office:value-type="float" office:value="13911.4141679852" calcext:value-type="float">
            <text:p>13911.4141679852</text:p>
          </table:table-cell>
          <table:table-cell office:value-type="float" office:value="792.881724390494" calcext:value-type="float">
            <text:p>792.8817243905</text:p>
          </table:table-cell>
          <table:table-cell office:value-type="float" office:value="383954.701970341" calcext:value-type="float">
            <text:p>383954.70197034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2799138217.5422" calcext:value-type="float">
            <text:p>12,799,138,218</text:p>
          </table:table-cell>
          <table:table-cell office:value-type="float" office:value="4784.00164240495" calcext:value-type="float">
            <text:p>4784.001642405</text:p>
          </table:table-cell>
          <table:table-cell office:value-type="float" office:value="272.664405351851" calcext:value-type="float">
            <text:p>272.6644053519</text:p>
          </table:table-cell>
          <table:table-cell office:value-type="float" office:value="132038.332167725" calcext:value-type="float">
            <text:p>132038.332167725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830478083.84812" calcext:value-type="float">
            <text:p>1,830,478,084</text:p>
          </table:table-cell>
          <table:table-cell office:value-type="float" office:value="602.063941335187" calcext:value-type="float">
            <text:p>602.0639413352</text:p>
          </table:table-cell>
          <table:table-cell office:value-type="float" office:value="32.8848903526494" calcext:value-type="float">
            <text:p>32.8848903526</text:p>
          </table:table-cell>
          <table:table-cell office:value-type="float" office:value="16618.3804350607" calcext:value-type="float">
            <text:p>16618.380435060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65678340890.7301" calcext:value-type="float">
            <text:p>65,678,340,891</text:p>
          </table:table-cell>
          <table:table-cell office:value-type="float" office:value="21602.3131475581" calcext:value-type="float">
            <text:p>21602.3131475581</text:p>
          </table:table-cell>
          <table:table-cell office:value-type="float" office:value="1179.92400881146" calcext:value-type="float">
            <text:p>1179.9240088115</text:p>
          </table:table-cell>
          <table:table-cell office:value-type="float" office:value="596274.637154476" calcext:value-type="float">
            <text:p>596274.637154476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42295405555.3173" calcext:value-type="float">
            <text:p>42,295,405,555</text:p>
          </table:table-cell>
          <table:table-cell office:value-type="float" office:value="13911.4140691987" calcext:value-type="float">
            <text:p>13911.4140691987</text:p>
          </table:table-cell>
          <table:table-cell office:value-type="float" office:value="759.845084396462" calcext:value-type="float">
            <text:p>759.8450843965</text:p>
          </table:table-cell>
          <table:table-cell office:value-type="float" office:value="383987.738709121" calcext:value-type="float">
            <text:p>383987.73870912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14544983507.7498" calcext:value-type="float">
            <text:p>14,544,983,508</text:p>
          </table:table-cell>
          <table:table-cell office:value-type="float" office:value="4784.00160843321" calcext:value-type="float">
            <text:p>4784.0016084332</text:p>
          </table:table-cell>
          <table:table-cell office:value-type="float" office:value="261.303422343042" calcext:value-type="float">
            <text:p>261.303422343</text:p>
          </table:table-cell>
          <table:table-cell office:value-type="float" office:value="132049.693184705" calcext:value-type="float">
            <text:p>132049.69318470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81639649.9887" calcext:value-type="float">
            <text:p>2,081,639,650</text:p>
          </table:table-cell>
          <table:table-cell office:value-type="float" office:value="602.063937729788" calcext:value-type="float">
            <text:p>602.0639377298</text:p>
          </table:table-cell>
          <table:table-cell office:value-type="float" office:value="31.5146901823921" calcext:value-type="float">
            <text:p>31.5146901824</text:p>
          </table:table-cell>
          <table:table-cell office:value-type="float" office:value="16619.7506388364" calcext:value-type="float">
            <text:p>16619.750638836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4690125902.0822" calcext:value-type="float">
            <text:p>74,690,125,902</text:p>
          </table:table-cell>
          <table:table-cell office:value-type="float" office:value="21602.3130181949" calcext:value-type="float">
            <text:p>21602.3130181949</text:p>
          </table:table-cell>
          <table:table-cell office:value-type="float" office:value="1130.76063741424" calcext:value-type="float">
            <text:p>1130.7606374142</text:p>
          </table:table-cell>
          <table:table-cell office:value-type="float" office:value="596323.800655237" calcext:value-type="float">
            <text:p>596323.800655237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48098796698.6259" calcext:value-type="float">
            <text:p>48,098,796,699</text:p>
          </table:table-cell>
          <table:table-cell office:value-type="float" office:value="13911.4139858916" calcext:value-type="float">
            <text:p>13911.4139858916</text:p>
          </table:table-cell>
          <table:table-cell office:value-type="float" office:value="728.184955600403" calcext:value-type="float">
            <text:p>728.1849556004</text:p>
          </table:table-cell>
          <table:table-cell office:value-type="float" office:value="384019.398921225" calcext:value-type="float">
            <text:p>384019.39892122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6540713950.8129" calcext:value-type="float">
            <text:p>16,540,713,951</text:p>
          </table:table-cell>
          <table:table-cell office:value-type="float" office:value="4784.00157978471" calcext:value-type="float">
            <text:p>4784.0015797847</text:p>
          </table:table-cell>
          <table:table-cell office:value-type="float" office:value="250.415808306817" calcext:value-type="float">
            <text:p>250.4158083068</text:p>
          </table:table-cell>
          <table:table-cell office:value-type="float" office:value="132060.58082739" calcext:value-type="float">
            <text:p>132060.58082739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368945576.38779" calcext:value-type="float">
            <text:p>2,368,945,576</text:p>
          </table:table-cell>
          <table:table-cell office:value-type="float" office:value="602.063934691501" calcext:value-type="float">
            <text:p>602.0639346915</text:p>
          </table:table-cell>
          <table:table-cell office:value-type="float" office:value="30.2015811192416" calcext:value-type="float">
            <text:p>30.2015811192</text:p>
          </table:table-cell>
          <table:table-cell office:value-type="float" office:value="16621.0637509378" calcext:value-type="float">
            <text:p>16621.063750937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84998786104.2834" calcext:value-type="float">
            <text:p>84,998,786,104</text:p>
          </table:table-cell>
          <table:table-cell office:value-type="float" office:value="21602.3129091798" calcext:value-type="float">
            <text:p>21602.3129091798</text:p>
          </table:table-cell>
          <table:table-cell office:value-type="float" office:value="1083.64571949345" calcext:value-type="float">
            <text:p>1083.6457194935</text:p>
          </table:table-cell>
          <table:table-cell office:value-type="float" office:value="596370.915682172" calcext:value-type="float">
            <text:p>596370.91568217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54737346912.759" calcext:value-type="float">
            <text:p>54,737,346,913</text:p>
          </table:table-cell>
          <table:table-cell office:value-type="float" office:value="13911.4139156883" calcext:value-type="float">
            <text:p>13911.4139156883</text:p>
          </table:table-cell>
          <table:table-cell office:value-type="float" office:value="697.843985744289" calcext:value-type="float">
            <text:p>697.8439857443</text:p>
          </table:table-cell>
          <table:table-cell office:value-type="float" office:value="384049.739961284" calcext:value-type="float">
            <text:p>384049.73996128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18823647572.3773" calcext:value-type="float">
            <text:p>18,823,647,572</text:p>
          </table:table-cell>
          <table:table-cell office:value-type="float" office:value="4784.00155564247" calcext:value-type="float">
            <text:p>4784.0015556425</text:p>
          </table:table-cell>
          <table:table-cell office:value-type="float" office:value="239.9818403528" calcext:value-type="float">
            <text:p>239.9818403528</text:p>
          </table:table-cell>
          <table:table-cell office:value-type="float" office:value="132071.014819486" calcext:value-type="float">
            <text:p>132071.014819486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697820990.00063" calcext:value-type="float">
            <text:p>2,697,820,990</text:p>
          </table:table-cell>
          <table:table-cell office:value-type="float" office:value="602.063932132939" calcext:value-type="float">
            <text:p>602.0639321329</text:p>
          </table:table-cell>
          <table:table-cell office:value-type="float" office:value="28.9431844544347" calcext:value-type="float">
            <text:p>28.9431844544</text:p>
          </table:table-cell>
          <table:table-cell office:value-type="float" office:value="16622.3221501612" calcext:value-type="float">
            <text:p>16622.322150161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96798977385.6971" calcext:value-type="float">
            <text:p>96,798,977,386</text:p>
          </table:table-cell>
          <table:table-cell office:value-type="float" office:value="21602.3128173775" calcext:value-type="float">
            <text:p>21602.3128173775</text:p>
          </table:table-cell>
          <table:table-cell office:value-type="float" office:value="1038.49390595565" calcext:value-type="float">
            <text:p>1038.4939059557</text:p>
          </table:table-cell>
          <table:table-cell office:value-type="float" office:value="596416.067587513" calcext:value-type="float">
            <text:p>596416.067587513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62336410304.2667" calcext:value-type="float">
            <text:p>62,336,410,304</text:p>
          </table:table-cell>
          <table:table-cell office:value-type="float" office:value="13911.4138565696" calcext:value-type="float">
            <text:p>13911.4138565696</text:p>
          </table:table-cell>
          <table:table-cell office:value-type="float" office:value="668.767211890993" calcext:value-type="float">
            <text:p>668.767211891</text:p>
          </table:table-cell>
          <table:table-cell office:value-type="float" office:value="384078.816794256" calcext:value-type="float">
            <text:p>384078.816794256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21436892445.0211" calcext:value-type="float">
            <text:p>21,436,892,445</text:p>
          </table:table-cell>
          <table:table-cell office:value-type="float" office:value="4784.00153531213" calcext:value-type="float">
            <text:p>4784.0015353121</text:p>
          </table:table-cell>
          <table:table-cell office:value-type="float" office:value="229.982617255113" calcext:value-type="float">
            <text:p>229.9826172551</text:p>
          </table:table-cell>
          <table:table-cell office:value-type="float" office:value="132081.014062914" calcext:value-type="float">
            <text:p>132081.01406291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074536753.79823" calcext:value-type="float">
            <text:p>3,074,536,754</text:p>
          </table:table-cell>
          <table:table-cell office:value-type="float" office:value="602.063929979887" calcext:value-type="float">
            <text:p>602.0639299799</text:p>
          </table:table-cell>
          <table:table-cell office:value-type="float" office:value="27.7372205789043" calcext:value-type="float">
            <text:p>27.7372205789</text:p>
          </table:table-cell>
          <table:table-cell office:value-type="float" office:value="16623.5281161898" calcext:value-type="float">
            <text:p>16623.5281161898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10315701006.663" calcext:value-type="float">
            <text:p>110,315,701,007</text:p>
          </table:table-cell>
          <table:table-cell office:value-type="float" office:value="21602.3127401251" calcext:value-type="float">
            <text:p>21602.3127401251</text:p>
          </table:table-cell>
          <table:table-cell office:value-type="float" office:value="995.2234034471" calcext:value-type="float">
            <text:p>995.2234034471</text:p>
          </table:table-cell>
          <table:table-cell office:value-type="float" office:value="596459.338167274" calcext:value-type="float">
            <text:p>596459.33816727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71040882731.1668" calcext:value-type="float">
            <text:p>71,040,882,731</text:p>
          </table:table-cell>
          <table:table-cell office:value-type="float" office:value="13911.4138068208" calcext:value-type="float">
            <text:p>13911.4138068208</text:p>
          </table:table-cell>
          <table:table-cell office:value-type="float" office:value="640.90196092148" calcext:value-type="float">
            <text:p>640.9019609215</text:p>
          </table:table-cell>
          <table:table-cell office:value-type="float" office:value="384106.682094974" calcext:value-type="float">
            <text:p>384106.68209497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24430276861.8542" calcext:value-type="float">
            <text:p>24,430,276,862</text:p>
          </table:table-cell>
          <table:table-cell office:value-type="float" office:value="4784.00151820397" calcext:value-type="float">
            <text:p>4784.001518204</text:p>
          </table:table-cell>
          <table:table-cell office:value-type="float" office:value="220.400025234313" calcext:value-type="float">
            <text:p>220.4000252343</text:p>
          </table:table-cell>
          <table:table-cell office:value-type="float" office:value="132090.596672043" calcext:value-type="float">
            <text:p>132090.59667204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506345947.33772" calcext:value-type="float">
            <text:p>3,506,345,947</text:p>
          </table:table-cell>
          <table:table-cell office:value-type="float" office:value="602.063928169362" calcext:value-type="float">
            <text:p>602.0639281694</text:p>
          </table:table-cell>
          <table:table-cell office:value-type="float" office:value="26.5815048560629" calcext:value-type="float">
            <text:p>26.5815048561</text:p>
          </table:table-cell>
          <table:table-cell office:value-type="float" office:value="16624.6838337231" calcext:value-type="float">
            <text:p>16624.6838337231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25809200581.057" calcext:value-type="float">
            <text:p>125,809,200,581</text:p>
          </table:table-cell>
          <table:table-cell office:value-type="float" office:value="21602.3126751627" calcext:value-type="float">
            <text:p>21602.3126751627</text:p>
          </table:table-cell>
          <table:table-cell office:value-type="float" office:value="953.755826267491" calcext:value-type="float">
            <text:p>953.7558262675</text:p>
          </table:table-cell>
          <table:table-cell office:value-type="float" office:value="596500.805809416" calcext:value-type="float">
            <text:p>596500.80580941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81018355351.2556" calcext:value-type="float">
            <text:p>81,018,355,351</text:p>
          </table:table-cell>
          <table:table-cell office:value-type="float" office:value="13911.4137649864" calcext:value-type="float">
            <text:p>13911.4137649864</text:p>
          </table:table-cell>
          <table:table-cell office:value-type="float" office:value="614.197754170491" calcext:value-type="float">
            <text:p>614.1977541705</text:p>
          </table:table-cell>
          <table:table-cell office:value-type="float" office:value="384133.38634356" calcext:value-type="float">
            <text:p>384133.3863435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27861433811.4765" calcext:value-type="float">
            <text:p>27,861,433,811</text:p>
          </table:table-cell>
          <table:table-cell office:value-type="float" office:value="4784.00150381753" calcext:value-type="float">
            <text:p>4784.0015038175</text:p>
          </table:table-cell>
          <table:table-cell office:value-type="float" office:value="211.216705162522" calcext:value-type="float">
            <text:p>211.2167051625</text:p>
          </table:table-cell>
          <table:table-cell office:value-type="float" office:value="132099.780006501" calcext:value-type="float">
            <text:p>132099.78000650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001643084.66966" calcext:value-type="float">
            <text:p>4,001,643,085</text:p>
          </table:table-cell>
          <table:table-cell office:value-type="float" office:value="602.063926647952" calcext:value-type="float">
            <text:p>602.063926648</text:p>
          </table:table-cell>
          <table:table-cell office:value-type="float" office:value="25.473943666276" calcext:value-type="float">
            <text:p>25.4739436663</text:p>
          </table:table-cell>
          <table:table-cell office:value-type="float" office:value="16625.7913964343" calcext:value-type="float">
            <text:p>16625.7913964343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43580674883.281" calcext:value-type="float">
            <text:p>143,580,674,883</text:p>
          </table:table-cell>
          <table:table-cell office:value-type="float" office:value="21602.3126205738" calcext:value-type="float">
            <text:p>21602.3126205738</text:p>
          </table:table-cell>
          <table:table-cell office:value-type="float" office:value="914.016054443924" calcext:value-type="float">
            <text:p>914.0160544439</text:p>
          </table:table-cell>
          <table:table-cell office:value-type="float" office:value="596540.545635828" calcext:value-type="float">
            <text:p>596540.54563582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92462793544.0378" calcext:value-type="float">
            <text:p>92,462,793,544</text:p>
          </table:table-cell>
          <table:table-cell office:value-type="float" office:value="13911.4137298324" calcext:value-type="float">
            <text:p>13911.4137298324</text:p>
          </table:table-cell>
          <table:table-cell office:value-type="float" office:value="588.606216029326" calcext:value-type="float">
            <text:p>588.6062160293</text:p>
          </table:table-cell>
          <table:table-cell office:value-type="float" office:value="384158.977916855" calcext:value-type="float">
            <text:p>384158.97791685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31797066123.8744" calcext:value-type="float">
            <text:p>31,797,066,124</text:p>
          </table:table-cell>
          <table:table-cell office:value-type="float" office:value="4784.00149172841" calcext:value-type="float">
            <text:p>4784.0014917284</text:p>
          </table:table-cell>
          <table:table-cell office:value-type="float" office:value="202.416021132803" calcext:value-type="float">
            <text:p>202.4160211328</text:p>
          </table:table-cell>
          <table:table-cell office:value-type="float" office:value="132108.58070262" calcext:value-type="float">
            <text:p>132108.5807026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4570149971.3153" calcext:value-type="float">
            <text:p>4,570,149,971</text:p>
          </table:table-cell>
          <table:table-cell office:value-type="float" office:value="602.063925370398" calcext:value-type="float">
            <text:p>602.0639253704</text:p>
          </table:table-cell>
          <table:table-cell office:value-type="float" office:value="24.4125306159103" calcext:value-type="float">
            <text:p>24.4125306159</text:p>
          </table:table-cell>
          <table:table-cell office:value-type="float" office:value="16626.8528107623" calcext:value-type="float">
            <text:p>16626.852810762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63978946476.538" calcext:value-type="float">
            <text:p>163,978,946,477</text:p>
          </table:table-cell>
          <table:table-cell office:value-type="float" office:value="21602.3125747346" calcext:value-type="float">
            <text:p>21602.3125747346</text:p>
          </table:table-cell>
          <table:table-cell office:value-type="float" office:value="875.932097709934" calcext:value-type="float">
            <text:p>875.9320977099</text:p>
          </table:table-cell>
          <table:table-cell office:value-type="float" office:value="596578.629638401" calcext:value-type="float">
            <text:p>596578.629638401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05598831360.519" calcext:value-type="float">
            <text:p>105,598,831,361</text:p>
          </table:table-cell>
          <table:table-cell office:value-type="float" office:value="13911.413700313" calcext:value-type="float">
            <text:p>13911.413700313</text:p>
          </table:table-cell>
          <table:table-cell office:value-type="float" office:value="564.080986351324" calcext:value-type="float">
            <text:p>564.0809863513</text:p>
          </table:table-cell>
          <table:table-cell office:value-type="float" office:value="384183.503176052" calcext:value-type="float">
            <text:p>384183.50317605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36314423290.4347" calcext:value-type="float">
            <text:p>36,314,423,290</text:p>
          </table:table-cell>
          <table:table-cell office:value-type="float" office:value="4784.00148157696" calcext:value-type="float">
            <text:p>4784.001481577</text:p>
          </table:table-cell>
          <table:table-cell office:value-type="float" office:value="193.982030336243" calcext:value-type="float">
            <text:p>193.9820303362</text:p>
          </table:table-cell>
          <table:table-cell office:value-type="float" office:value="132117.014703568" calcext:value-type="float">
            <text:p>132117.014703568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223132790.36375" calcext:value-type="float">
            <text:p>5,223,132,790</text:p>
          </table:table-cell>
          <table:table-cell office:value-type="float" office:value="602.063924298376" calcext:value-type="float">
            <text:p>602.0639242984</text:p>
          </table:table-cell>
          <table:table-cell office:value-type="float" office:value="23.3953429041319" calcext:value-type="float">
            <text:p>23.3953429041</text:p>
          </table:table-cell>
          <table:table-cell office:value-type="float" office:value="16627.8699995461" calcext:value-type="float">
            <text:p>16627.869999546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408250855.368" calcext:value-type="float">
            <text:p>187,408,250,855</text:p>
          </table:table-cell>
          <table:table-cell office:value-type="float" office:value="21602.31253627" calcext:value-type="float">
            <text:p>21602.31253627</text:p>
          </table:table-cell>
          <table:table-cell office:value-type="float" office:value="839.434965144653" calcext:value-type="float">
            <text:p>839.4349651447</text:p>
          </table:table-cell>
          <table:table-cell office:value-type="float" office:value="596615.126809431" calcext:value-type="float">
            <text:p>596615.12680943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120686787559.507" calcext:value-type="float">
            <text:p>120,686,787,560</text:p>
          </table:table-cell>
          <table:table-cell office:value-type="float" office:value="13911.4136755426" calcext:value-type="float">
            <text:p>13911.4136755426</text:p>
          </table:table-cell>
          <table:table-cell office:value-type="float" office:value="540.577636502354" calcext:value-type="float">
            <text:p>540.5776365024</text:p>
          </table:table-cell>
          <table:table-cell office:value-type="float" office:value="384207.006550672" calcext:value-type="float">
            <text:p>384207.00655067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41503026430.625" calcext:value-type="float">
            <text:p>41,503,026,431</text:p>
          </table:table-cell>
          <table:table-cell office:value-type="float" office:value="4784.00147305867" calcext:value-type="float">
            <text:p>4784.0014730587</text:p>
          </table:table-cell>
          <table:table-cell office:value-type="float" office:value="185.899454192528" calcext:value-type="float">
            <text:p>185.8994541925</text:p>
          </table:table-cell>
          <table:table-cell office:value-type="float" office:value="132125.09728823" calcext:value-type="float">
            <text:p>132125.09728823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973655820.68333" calcext:value-type="float">
            <text:p>5,973,655,821</text:p>
          </table:table-cell>
          <table:table-cell office:value-type="float" office:value="602.063923399459" calcext:value-type="float">
            <text:p>602.0639233995</text:p>
          </table:table-cell>
          <table:table-cell office:value-type="float" office:value="22.4205378409118" calcext:value-type="float">
            <text:p>22.4205378409</text:p>
          </table:table-cell>
          <table:table-cell office:value-type="float" office:value="16628.8448055082" calcext:value-type="float">
            <text:p>16628.844805508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14337339964.18" calcext:value-type="float">
            <text:p>214,337,339,964</text:p>
          </table:table-cell>
          <table:table-cell office:value-type="float" office:value="21602.3125040165" calcext:value-type="float">
            <text:p>21602.3125040165</text:p>
          </table:table-cell>
          <table:table-cell office:value-type="float" office:value="804.458540237351" calcext:value-type="float">
            <text:p>804.4585402374</text:p>
          </table:table-cell>
          <table:table-cell office:value-type="float" office:value="596650.103266592" calcext:value-type="float">
            <text:p>596650.10326659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38028528073.132" calcext:value-type="float">
            <text:p>138,028,528,073</text:p>
          </table:table-cell>
          <table:table-cell office:value-type="float" office:value="13911.413654772" calcext:value-type="float">
            <text:p>13911.413654772</text:p>
          </table:table-cell>
          <table:table-cell office:value-type="float" office:value="518.053588905131" calcext:value-type="float">
            <text:p>518.0535889051</text:p>
          </table:table-cell>
          <table:table-cell office:value-type="float" office:value="384229.530619039" calcext:value-type="float">
            <text:p>384229.530619039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47466684337.545" calcext:value-type="float">
            <text:p>47,466,684,338</text:p>
          </table:table-cell>
          <table:table-cell office:value-type="float" office:value="4784.00146591588" calcext:value-type="float">
            <text:p>4784.0014659159</text:p>
          </table:table-cell>
          <table:table-cell office:value-type="float" office:value="178.153650682005" calcext:value-type="float">
            <text:p>178.153650682</text:p>
          </table:table-cell>
          <table:table-cell office:value-type="float" office:value="132132.843098884" calcext:value-type="float">
            <text:p>132132.84309888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836878150.93815" calcext:value-type="float">
            <text:p>6,836,878,151</text:p>
          </table:table-cell>
          <table:table-cell office:value-type="float" office:value="602.06392264623" calcext:value-type="float">
            <text:p>602.0639226462</text:p>
          </table:table-cell>
          <table:table-cell office:value-type="float" office:value="21.4863495099629" calcext:value-type="float">
            <text:p>21.48634951</text:p>
          </table:table-cell>
          <table:table-cell office:value-type="float" office:value="16629.7789945924" calcext:value-type="float">
            <text:p>16629.778994592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45310128423.782" calcext:value-type="float">
            <text:p>245,310,128,424</text:p>
          </table:table-cell>
          <table:table-cell office:value-type="float" office:value="21602.3124769903" calcext:value-type="float">
            <text:p>21602.3124769903</text:p>
          </table:table-cell>
          <table:table-cell office:value-type="float" office:value="770.939461152165" calcext:value-type="float">
            <text:p>770.9394611522</text:p>
          </table:table-cell>
          <table:table-cell office:value-type="float" office:value="596683.622372703" calcext:value-type="float">
            <text:p>596683.622372703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157974321942.338" calcext:value-type="float">
            <text:p>157,974,321,942</text:p>
          </table:table-cell>
          <table:table-cell office:value-type="float" office:value="13911.4136373678" calcext:value-type="float">
            <text:p>13911.4136373678</text:p>
          </table:table-cell>
          <table:table-cell office:value-type="float" office:value="496.468039932337" calcext:value-type="float">
            <text:p>496.4680399323</text:p>
          </table:table-cell>
          <table:table-cell office:value-type="float" office:value="384251.116185417" calcext:value-type="float">
            <text:p>384251.116185417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54325851168.2578" calcext:value-type="float">
            <text:p>54,325,851,168</text:p>
          </table:table-cell>
          <table:table-cell office:value-type="float" office:value="4784.00145993071" calcext:value-type="float">
            <text:p>4784.0014599307</text:p>
          </table:table-cell>
          <table:table-cell office:value-type="float" office:value="170.730587829365" calcext:value-type="float">
            <text:p>170.7305878294</text:p>
          </table:table-cell>
          <table:table-cell office:value-type="float" office:value="132140.266167721" calcext:value-type="float">
            <text:p>132140.26616772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830400889.06934" calcext:value-type="float">
            <text:p>7,830,400,889</text:p>
          </table:table-cell>
          <table:table-cell office:value-type="float" office:value="602.063922015525" calcext:value-type="float">
            <text:p>602.0639220155</text:p>
          </table:table-cell>
          <table:table-cell office:value-type="float" office:value="20.5910855705905" calcext:value-type="float">
            <text:p>20.5910855706</text:p>
          </table:table-cell>
          <table:table-cell office:value-type="float" office:value="16630.6742591625" calcext:value-type="float">
            <text:p>16630.6742591625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80958151556.894" calcext:value-type="float">
            <text:p>280,958,151,557</text:p>
          </table:table-cell>
          <table:table-cell office:value-type="float" office:value="21602.3124543603" calcext:value-type="float">
            <text:p>21602.3124543603</text:p>
          </table:table-cell>
          <table:table-cell office:value-type="float" office:value="738.817005977138" calcext:value-type="float">
            <text:p>738.8170059771</text:p>
          </table:table-cell>
          <table:table-cell office:value-type="float" office:value="596715.744850508" calcext:value-type="float">
            <text:p>596715.744850508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80930864011.036" calcext:value-type="float">
            <text:p>180,930,864,011</text:p>
          </table:table-cell>
          <table:table-cell office:value-type="float" office:value="13911.4136227946" calcext:value-type="float">
            <text:p>13911.4136227946</text:p>
          </table:table-cell>
          <table:table-cell office:value-type="float" office:value="475.78188600953" calcext:value-type="float">
            <text:p>475.7818860095</text:p>
          </table:table-cell>
          <table:table-cell office:value-type="float" office:value="384271.802353913" calcext:value-type="float">
            <text:p>384271.80235391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62220385371.2096" calcext:value-type="float">
            <text:p>62,220,385,371</text:p>
          </table:table-cell>
          <table:table-cell office:value-type="float" office:value="4784.00145491913" calcext:value-type="float">
            <text:p>4784.0014549191</text:p>
          </table:table-cell>
          <table:table-cell office:value-type="float" office:value="163.616818291147" calcext:value-type="float">
            <text:p>163.6168182911</text:p>
          </table:table-cell>
          <table:table-cell office:value-type="float" office:value="132147.379942271" calcext:value-type="float">
            <text:p>132147.37994227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974673710.90258" calcext:value-type="float">
            <text:p>8,974,673,711</text:p>
          </table:table-cell>
          <table:table-cell office:value-type="float" office:value="602.063921487789" calcext:value-type="float">
            <text:p>602.0639214878</text:p>
          </table:table-cell>
          <table:table-cell office:value-type="float" office:value="19.733124192688" calcext:value-type="float">
            <text:p>19.7331241927</text:p>
          </table:table-cell>
          <table:table-cell office:value-type="float" office:value="16631.5322210681" calcext:value-type="float">
            <text:p>16631.532221068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22015152527.028" calcext:value-type="float">
            <text:p>322,015,152,527</text:p>
          </table:table-cell>
          <table:table-cell office:value-type="float" office:value="21602.312435425" calcext:value-type="float">
            <text:p>21602.312435425</text:p>
          </table:table-cell>
          <table:table-cell office:value-type="float" office:value="708.032982750541" calcext:value-type="float">
            <text:p>708.0329827505</text:p>
          </table:table-cell>
          <table:table-cell office:value-type="float" office:value="596746.52889267" calcext:value-type="float">
            <text:p>596746.5288926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207370668722.393" calcext:value-type="float">
            <text:p>207,370,668,722</text:p>
          </table:table-cell>
          <table:table-cell office:value-type="float" office:value="13911.4136106006" calcext:value-type="float">
            <text:p>13911.4136106006</text:p>
          </table:table-cell>
          <table:table-cell office:value-type="float" office:value="455.957652794512" calcext:value-type="float">
            <text:p>455.9576527945</text:p>
          </table:table-cell>
          <table:table-cell office:value-type="float" office:value="384291.626599322" calcext:value-type="float">
            <text:p>384291.62659932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71312780122.4989" calcext:value-type="float">
            <text:p>71,312,780,122</text:p>
          </table:table-cell>
          <table:table-cell office:value-type="float" office:value="4784.00145072574" calcext:value-type="float">
            <text:p>4784.0014507257</text:p>
          </table:table-cell>
          <table:table-cell office:value-type="float" office:value="156.799455001201" calcext:value-type="float">
            <text:p>156.7994550012</text:p>
          </table:table-cell>
          <table:table-cell office:value-type="float" office:value="132154.197309755" calcext:value-type="float">
            <text:p>132154.197309755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0293471182.6114" calcext:value-type="float">
            <text:p>10,293,471,183</text:p>
          </table:table-cell>
          <table:table-cell office:value-type="float" office:value="602.063921046525" calcext:value-type="float">
            <text:p>602.0639210465</text:p>
          </table:table-cell>
          <table:table-cell office:value-type="float" office:value="18.9109111193457" calcext:value-type="float">
            <text:p>18.9109111193</text:p>
          </table:table-cell>
          <table:table-cell office:value-type="float" office:value="16632.3544345827" calcext:value-type="float">
            <text:p>16632.354434582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69334172993.33" calcext:value-type="float">
            <text:p>369,334,172,993</text:p>
          </table:table-cell>
          <table:table-cell office:value-type="float" office:value="21602.3124195922" calcext:value-type="float">
            <text:p>21602.3124195922</text:p>
          </table:table-cell>
          <table:table-cell office:value-type="float" office:value="678.531624066" calcext:value-type="float">
            <text:p>678.531624066</text:p>
          </table:table-cell>
          <table:table-cell office:value-type="float" office:value="596776.030267188" calcext:value-type="float">
            <text:p>596776.030267188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237843076124.285" calcext:value-type="float">
            <text:p>237,843,076,124</text:p>
          </table:table-cell>
          <table:table-cell office:value-type="float" office:value="13911.4136004047" calcext:value-type="float">
            <text:p>13911.4136004047</text:p>
          </table:table-cell>
          <table:table-cell office:value-type="float" office:value="436.95942730536" calcext:value-type="float">
            <text:p>436.9594273054</text:p>
          </table:table-cell>
          <table:table-cell office:value-type="float" office:value="384310.624835007" calcext:value-type="float">
            <text:p>384310.62483500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81791948185.3814" calcext:value-type="float">
            <text:p>81,791,948,185</text:p>
          </table:table-cell>
          <table:table-cell office:value-type="float" office:value="4784.00144721946" calcext:value-type="float">
            <text:p>4784.0014472195</text:p>
          </table:table-cell>
          <table:table-cell office:value-type="float" office:value="150.266147830169" calcext:value-type="float">
            <text:p>150.2661478302</text:p>
          </table:table-cell>
          <table:table-cell office:value-type="float" office:value="132160.730620432" calcext:value-type="float">
            <text:p>132160.73062043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814451176.4223" calcext:value-type="float">
            <text:p>11,814,451,176</text:p>
          </table:table-cell>
          <table:table-cell office:value-type="float" office:value="602.063920677826" calcext:value-type="float">
            <text:p>602.0639206778</text:p>
          </table:table-cell>
          <table:table-cell office:value-type="float" office:value="18.1229568517683" calcext:value-type="float">
            <text:p>18.1229568518</text:p>
          </table:table-cell>
          <table:table-cell office:value-type="float" office:value="16633.142389219" calcext:value-type="float">
            <text:p>16633.142389219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423907589306.236" calcext:value-type="float">
            <text:p>423,907,589,306</text:p>
          </table:table-cell>
          <table:table-cell office:value-type="float" office:value="21602.3124063631" calcext:value-type="float">
            <text:p>21602.3124063631</text:p>
          </table:table-cell>
          <table:table-cell office:value-type="float" office:value="650.259486066152" calcext:value-type="float">
            <text:p>650.2594860662</text:p>
          </table:table-cell>
          <table:table-cell office:value-type="float" office:value="596804.302418417" calcext:value-type="float">
            <text:p>596804.30241841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72987154738.172" calcext:value-type="float">
            <text:p>272,987,154,738</text:p>
          </table:table-cell>
          <table:table-cell office:value-type="float" office:value="13911.4135918854" calcext:value-type="float">
            <text:p>13911.4135918854</text:p>
          </table:table-cell>
          <table:table-cell office:value-type="float" office:value="418.752792874552" calcext:value-type="float">
            <text:p>418.7527928746</text:p>
          </table:table-cell>
          <table:table-cell office:value-type="float" office:value="384328.831477957" calcext:value-type="float">
            <text:p>384328.83147795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93877659082.8808" calcext:value-type="float">
            <text:p>93,877,659,083</text:p>
          </table:table-cell>
          <table:table-cell office:value-type="float" office:value="4784.00144428977" calcext:value-type="float">
            <text:p>4784.0014442898</text:p>
          </table:table-cell>
          <table:table-cell office:value-type="float" office:value="144.00506121684" calcext:value-type="float">
            <text:p>144.0050612168</text:p>
          </table:table-cell>
          <table:table-cell office:value-type="float" office:value="132166.991709975" calcext:value-type="float">
            <text:p>132166.991709975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3569809932.6784" calcext:value-type="float">
            <text:p>13,569,809,933</text:p>
          </table:table-cell>
          <table:table-cell office:value-type="float" office:value="602.063920369978" calcext:value-type="float">
            <text:p>602.06392037</text:p>
          </table:table-cell>
          <table:table-cell office:value-type="float" office:value="17.3678339514187" calcext:value-type="float">
            <text:p>17.3678339514</text:p>
          </table:table-cell>
          <table:table-cell office:value-type="float" office:value="16633.8975124272" calcext:value-type="float">
            <text:p>16633.8975124272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486890616416.045" calcext:value-type="float">
            <text:p>486,890,616,416</text:p>
          </table:table-cell>
          <table:table-cell office:value-type="float" office:value="21602.3123953174" calcext:value-type="float">
            <text:p>21602.3123953174</text:p>
          </table:table-cell>
          <table:table-cell office:value-type="float" office:value="623.165351642374" calcext:value-type="float">
            <text:p>623.1653516424</text:p>
          </table:table-cell>
          <table:table-cell office:value-type="float" office:value="596831.396563886" calcext:value-type="float">
            <text:p>596831.39656388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313546837558.767" calcext:value-type="float">
            <text:p>313,546,837,559</text:p>
          </table:table-cell>
          <table:table-cell office:value-type="float" office:value="13911.4135847722" calcext:value-type="float">
            <text:p>13911.4135847722</text:p>
          </table:table-cell>
          <table:table-cell office:value-type="float" office:value="401.304766811736" calcext:value-type="float">
            <text:p>401.3047668117</text:p>
          </table:table-cell>
          <table:table-cell office:value-type="float" office:value="384346.279511133" calcext:value-type="float">
            <text:p>384346.27951113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107825744222.614" calcext:value-type="float">
            <text:p>107,825,744,223</text:p>
          </table:table-cell>
          <table:table-cell office:value-type="float" office:value="4784.00144184361" calcext:value-type="float">
            <text:p>4784.0014418436</text:p>
          </table:table-cell>
          <table:table-cell office:value-type="float" office:value="138.004852730967" calcext:value-type="float">
            <text:p>138.004852731</text:p>
          </table:table-cell>
          <table:table-cell office:value-type="float" office:value="132172.991920907" calcext:value-type="float">
            <text:p>132172.99192090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5597050970.3997" calcext:value-type="float">
            <text:p>15,597,050,970</text:p>
          </table:table-cell>
          <table:table-cell office:value-type="float" office:value="602.06392011312" calcext:value-type="float">
            <text:p>602.0639201131</text:p>
          </table:table-cell>
          <table:table-cell office:value-type="float" office:value="16.6441744545117" calcext:value-type="float">
            <text:p>16.6441744545</text:p>
          </table:table-cell>
          <table:table-cell office:value-type="float" office:value="16634.6211721809" calcext:value-type="float">
            <text:p>16634.621172180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59628896714.506" calcext:value-type="float">
            <text:p>559,628,896,715</text:p>
          </table:table-cell>
          <table:table-cell office:value-type="float" office:value="21602.3123861012" calcext:value-type="float">
            <text:p>21602.3123861012</text:p>
          </table:table-cell>
          <table:table-cell office:value-type="float" office:value="597.200137665732" calcext:value-type="float">
            <text:p>597.2001376657</text:p>
          </table:table-cell>
          <table:table-cell office:value-type="float" office:value="596857.361787079" calcext:value-type="float">
            <text:p>596857.36178707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360388688660.611" calcext:value-type="float">
            <text:p>360,388,688,661</text:p>
          </table:table-cell>
          <table:table-cell office:value-type="float" office:value="13911.4135788372" calcext:value-type="float">
            <text:p>13911.4135788372</text:p>
          </table:table-cell>
          <table:table-cell office:value-type="float" office:value="384.583740662495" calcext:value-type="float">
            <text:p>384.5837406625</text:p>
          </table:table-cell>
          <table:table-cell office:value-type="float" office:value="384363.000543217" calcext:value-type="float">
            <text:p>384363.00054321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123934206662.056" calcext:value-type="float">
            <text:p>123,934,206,662</text:p>
          </table:table-cell>
          <table:table-cell office:value-type="float" office:value="4784.00143980261" calcext:value-type="float">
            <text:p>4784.0014398026</text:p>
          </table:table-cell>
          <table:table-cell office:value-type="float" office:value="132.254652528837" calcext:value-type="float">
            <text:p>132.2546525288</text:p>
          </table:table-cell>
          <table:table-cell office:value-type="float" office:value="132178.74212315" calcext:value-type="float">
            <text:p>132178.74212315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7939888191.8467" calcext:value-type="float">
            <text:p>17,939,888,192</text:p>
          </table:table-cell>
          <table:table-cell office:value-type="float" office:value="602.063919898958" calcext:value-type="float">
            <text:p>602.063919899</text:p>
          </table:table-cell>
          <table:table-cell office:value-type="float" office:value="15.950667394187" calcext:value-type="float">
            <text:p>15.9506673942</text:p>
          </table:table-cell>
          <table:table-cell office:value-type="float" office:value="16635.3146794554" calcext:value-type="float">
            <text:p>16635.314679455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643690903814.97" calcext:value-type="float">
            <text:p>643,690,903,815</text:p>
          </table:table-cell>
          <table:table-cell office:value-type="float" office:value="21602.312378417" calcext:value-type="float">
            <text:p>21602.312378417</text:p>
          </table:table-cell>
          <table:table-cell office:value-type="float" office:value="572.316806081461" calcext:value-type="float">
            <text:p>572.3168060815</text:p>
          </table:table-cell>
          <table:table-cell office:value-type="float" office:value="596882.245126347" calcext:value-type="float">
            <text:p>596882.245126347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414522770519.094" calcext:value-type="float">
            <text:p>414,522,770,519</text:p>
          </table:table-cell>
          <table:table-cell office:value-type="float" office:value="13911.4135738888" calcext:value-type="float">
            <text:p>13911.4135738888</text:p>
          </table:table-cell>
          <table:table-cell office:value-type="float" office:value="368.559422955153" calcext:value-type="float">
            <text:p>368.5594229552</text:p>
          </table:table-cell>
          <table:table-cell office:value-type="float" office:value="384379.024865873" calcext:value-type="float">
            <text:p>384379.02486587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142550397179.7" calcext:value-type="float">
            <text:p>142,550,397,180</text:p>
          </table:table-cell>
          <table:table-cell office:value-type="float" office:value="4784.00143810089" calcext:value-type="float">
            <text:p>4784.0014381009</text:p>
          </table:table-cell>
          <table:table-cell office:value-type="float" office:value="126.744043664444" calcext:value-type="float">
            <text:p>126.7440436644</text:p>
          </table:table-cell>
          <table:table-cell office:value-type="float" office:value="132184.252733716" calcext:value-type="float">
            <text:p>132184.25273371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0649307258.7696" calcext:value-type="float">
            <text:p>20,649,307,259</text:p>
          </table:table-cell>
          <table:table-cell office:value-type="float" office:value="602.063919720523" calcext:value-type="float">
            <text:p>602.0639197205</text:p>
          </table:table-cell>
          <table:table-cell office:value-type="float" office:value="15.2860564258808" calcext:value-type="float">
            <text:p>15.2860564259</text:p>
          </table:table-cell>
          <table:table-cell office:value-type="float" office:value="16635.9792906022" calcext:value-type="float">
            <text:p>16635.9792906022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740906025188.677" calcext:value-type="float">
            <text:p>740,906,025,189</text:p>
          </table:table-cell>
          <table:table-cell office:value-type="float" office:value="21602.3123720147" calcext:value-type="float">
            <text:p>21602.3123720147</text:p>
          </table:table-cell>
          <table:table-cell office:value-type="float" office:value="548.470278706292" calcext:value-type="float">
            <text:p>548.4702787063</text:p>
          </table:table-cell>
          <table:table-cell office:value-type="float" office:value="596906.091660125" calcext:value-type="float">
            <text:p>596906.091660125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477127168389.788" calcext:value-type="float">
            <text:p>477,127,168,390</text:p>
          </table:table-cell>
          <table:table-cell office:value-type="float" office:value="13911.4135697658" calcext:value-type="float">
            <text:p>13911.4135697658</text:p>
          </table:table-cell>
          <table:table-cell office:value-type="float" office:value="353.202784332129" calcext:value-type="float">
            <text:p>353.2027843321</text:p>
          </table:table-cell>
          <table:table-cell office:value-type="float" office:value="384394.381508619" calcext:value-type="float">
            <text:p>384394.38150861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164079447973.431" calcext:value-type="float">
            <text:p>164,079,447,973</text:p>
          </table:table-cell>
          <table:table-cell office:value-type="float" office:value="4784.00143668304" calcext:value-type="float">
            <text:p>4784.001436683</text:p>
          </table:table-cell>
          <table:table-cell office:value-type="float" office:value="121.46304322069" calcext:value-type="float">
            <text:p>121.4630432207</text:p>
          </table:table-cell>
          <table:table-cell office:value-type="float" office:value="132189.533735578" calcext:value-type="float">
            <text:p>132189.533735578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3784813751.9142" calcext:value-type="float">
            <text:p>23,784,813,752</text:p>
          </table:table-cell>
          <table:table-cell office:value-type="float" office:value="602.06391957196" calcext:value-type="float">
            <text:p>602.063919572</text:p>
          </table:table-cell>
          <table:table-cell office:value-type="float" office:value="14.6491375516037" calcext:value-type="float">
            <text:p>14.6491375516</text:p>
          </table:table-cell>
          <table:table-cell office:value-type="float" office:value="16636.616209625" calcext:value-type="float">
            <text:p>16636.61620962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853409346664.631" calcext:value-type="float">
            <text:p>853,409,346,665</text:p>
          </table:table-cell>
          <table:table-cell office:value-type="float" office:value="21602.3123666842" calcext:value-type="float">
            <text:p>21602.3123666842</text:p>
          </table:table-cell>
          <table:table-cell office:value-type="float" office:value="525.617355574552" calcext:value-type="float">
            <text:p>525.6173555746</text:p>
          </table:table-cell>
          <table:table-cell office:value-type="float" office:value="596928.944588587" calcext:value-type="float">
            <text:p>596928.94458858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549576830540.393" calcext:value-type="float">
            <text:p>549,576,830,540</text:p>
          </table:table-cell>
          <table:table-cell office:value-type="float" office:value="13911.4135663331" calcext:value-type="float">
            <text:p>13911.4135663331</text:p>
          </table:table-cell>
          <table:table-cell office:value-type="float" office:value="338.486004966622" calcext:value-type="float">
            <text:p>338.4860049666</text:p>
          </table:table-cell>
          <table:table-cell office:value-type="float" office:value="384409.098291417" calcext:value-type="float">
            <text:p>384409.09829141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188994190539.131" calcext:value-type="float">
            <text:p>188,994,190,539</text:p>
          </table:table-cell>
          <table:table-cell office:value-type="float" office:value="4784.00143550256" calcext:value-type="float">
            <text:p>4784.0014355026</text:p>
          </table:table-cell>
          <table:table-cell office:value-type="float" office:value="116.402084226491" calcext:value-type="float">
            <text:p>116.4020842265</text:p>
          </table:table-cell>
          <table:table-cell office:value-type="float" office:value="132194.594695752" calcext:value-type="float">
            <text:p>132194.594695752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7415901896.011" calcext:value-type="float">
            <text:p>27,415,901,896</text:p>
          </table:table-cell>
          <table:table-cell office:value-type="float" office:value="602.063919448356" calcext:value-type="float">
            <text:p>602.0639194484</text:p>
          </table:table-cell>
          <table:table-cell office:value-type="float" office:value="14.0387569390081" calcext:value-type="float">
            <text:p>14.038756939</text:p>
          </table:table-cell>
          <table:table-cell office:value-type="float" office:value="16637.2265903612" calcext:value-type="float">
            <text:p>16637.2265903612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83694350913.864" calcext:value-type="float">
            <text:p>983,694,350,914</text:p>
          </table:table-cell>
          <table:table-cell office:value-type="float" office:value="21602.3123622492" calcext:value-type="float">
            <text:p>21602.3123622492</text:p>
          </table:table-cell>
          <table:table-cell office:value-type="float" office:value="503.716636685383" calcext:value-type="float">
            <text:p>503.7166366854</text:p>
          </table:table-cell>
          <table:table-cell office:value-type="float" office:value="596950.845311911" calcext:value-type="float">
            <text:p>596950.84531191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633477504914.391" calcext:value-type="float">
            <text:p>633,477,504,914</text:p>
          </table:table-cell>
          <table:table-cell office:value-type="float" office:value="13911.413563477" calcext:value-type="float">
            <text:p>13911.413563477</text:p>
          </table:table-cell>
          <table:table-cell office:value-type="float" office:value="324.382424169544" calcext:value-type="float">
            <text:p>324.3824241695</text:p>
          </table:table-cell>
          <table:table-cell office:value-type="float" office:value="384423.20187507" calcext:value-type="float">
            <text:p>384423.20187507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217846826163.178" calcext:value-type="float">
            <text:p>217,846,826,163</text:p>
          </table:table-cell>
          <table:table-cell office:value-type="float" office:value="4784.0014345204" calcext:value-type="float">
            <text:p>4784.0014345204</text:p>
          </table:table-cell>
          <table:table-cell office:value-type="float" office:value="111.55199832708" calcext:value-type="float">
            <text:p>111.5519983271</text:p>
          </table:table-cell>
          <table:table-cell office:value-type="float" office:value="132199.444782634" calcext:value-type="float">
            <text:p>132199.44478263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623783901.5205" calcext:value-type="float">
            <text:p>31,623,783,902</text:p>
          </table:table-cell>
          <table:table-cell office:value-type="float" office:value="602.06391934559" calcext:value-type="float">
            <text:p>602.0639193456</text:p>
          </table:table-cell>
          <table:table-cell office:value-type="float" office:value="13.4538088313021" calcext:value-type="float">
            <text:p>13.4538088313</text:p>
          </table:table-cell>
          <table:table-cell office:value-type="float" office:value="16637.8115385717" calcext:value-type="float">
            <text:p>16637.811538571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134674966975.01" calcext:value-type="float">
            <text:p>1,134,674,966,975</text:p>
          </table:table-cell>
          <table:table-cell office:value-type="float" office:value="21602.3123585619" calcext:value-type="float">
            <text:p>21602.3123585619</text:p>
          </table:table-cell>
          <table:table-cell office:value-type="float" office:value="482.728447009525" calcext:value-type="float">
            <text:p>482.7284470095</text:p>
          </table:table-cell>
          <table:table-cell office:value-type="float" office:value="596971.833505275" calcext:value-type="float">
            <text:p>596971.83350527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30705697659.425" calcext:value-type="float">
            <text:p>730,705,697,659</text:p>
          </table:table-cell>
          <table:table-cell office:value-type="float" office:value="13911.4135611025" calcext:value-type="float">
            <text:p>13911.4135611025</text:p>
          </table:table-cell>
          <table:table-cell office:value-type="float" office:value="310.86649209554" calcext:value-type="float">
            <text:p>310.8664920955</text:p>
          </table:table-cell>
          <table:table-cell office:value-type="float" office:value="384436.717809519" calcext:value-type="float">
            <text:p>384436.71780951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51282667276.352" calcext:value-type="float">
            <text:p>251,282,667,276</text:p>
          </table:table-cell>
          <table:table-cell office:value-type="float" office:value="4784.00143370382" calcext:value-type="float">
            <text:p>4784.0014337038</text:p>
          </table:table-cell>
          <table:table-cell office:value-type="float" office:value="106.903999176176" calcext:value-type="float">
            <text:p>106.9039991762</text:p>
          </table:table-cell>
          <table:table-cell office:value-type="float" office:value="132204.092782601" calcext:value-type="float">
            <text:p>132204.092782601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6503427435.3871" calcext:value-type="float">
            <text:p>36,503,427,435</text:p>
          </table:table-cell>
          <table:table-cell office:value-type="float" office:value="602.063919260211" calcext:value-type="float">
            <text:p>602.0639192602</text:p>
          </table:table-cell>
          <table:table-cell office:value-type="float" office:value="12.8932335442259" calcext:value-type="float">
            <text:p>12.8932335442</text:p>
          </table:table-cell>
          <table:table-cell office:value-type="float" office:value="16638.3721139441" calcext:value-type="float">
            <text:p>16638.3721139441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309758675581.23" calcext:value-type="float">
            <text:p>1,309,758,675,581</text:p>
          </table:table-cell>
          <table:table-cell office:value-type="float" office:value="21602.3123554985" calcext:value-type="float">
            <text:p>21602.3123554985</text:p>
          </table:table-cell>
          <table:table-cell office:value-type="float" office:value="462.614764619999" calcext:value-type="float">
            <text:p>462.61476462</text:p>
          </table:table-cell>
          <table:table-cell office:value-type="float" office:value="596991.947190727" calcext:value-type="float">
            <text:p>596991.94719072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843455751348.345" calcext:value-type="float">
            <text:p>843,455,751,348</text:p>
          </table:table-cell>
          <table:table-cell office:value-type="float" office:value="13911.4135591297" calcext:value-type="float">
            <text:p>13911.4135591297</text:p>
          </table:table-cell>
          <table:table-cell office:value-type="float" office:value="297.91372346073" calcext:value-type="float">
            <text:p>297.9137234607</text:p>
          </table:table-cell>
          <table:table-cell office:value-type="float" office:value="384449.670580126" calcext:value-type="float">
            <text:p>384449.67058012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90056327201.622" calcext:value-type="float">
            <text:p>290,056,327,202</text:p>
          </table:table-cell>
          <table:table-cell office:value-type="float" office:value="4784.0014330254" calcext:value-type="float">
            <text:p>4784.0014330254</text:p>
          </table:table-cell>
          <table:table-cell office:value-type="float" office:value="102.449666519959" calcext:value-type="float">
            <text:p>102.44966652</text:p>
          </table:table-cell>
          <table:table-cell office:value-type="float" office:value="132208.547115936" calcext:value-type="float">
            <text:p>132208.547115936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2165957617.8582" calcext:value-type="float">
            <text:p>42,165,957,618</text:p>
          </table:table-cell>
          <table:table-cell office:value-type="float" office:value="602.063919189327" calcext:value-type="float">
            <text:p>602.0639191893</text:p>
          </table:table-cell>
          <table:table-cell office:value-type="float" office:value="12.3560155464696" calcext:value-type="float">
            <text:p>12.3560155465</text:p>
          </table:table-cell>
          <table:table-cell office:value-type="float" office:value="16638.9093320128" calcext:value-type="float">
            <text:p>16638.9093320128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512932693839.1" calcext:value-type="float">
            <text:p>1,512,932,693,839</text:p>
          </table:table-cell>
          <table:table-cell office:value-type="float" office:value="21602.3123529551" calcext:value-type="float">
            <text:p>21602.3123529551</text:p>
          </table:table-cell>
          <table:table-cell office:value-type="float" office:value="443.33915181665" calcext:value-type="float">
            <text:p>443.3391518167</text:p>
          </table:table-cell>
          <table:table-cell office:value-type="float" office:value="597011.222806074" calcext:value-type="float">
            <text:p>597011.22280607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974295346014.978" calcext:value-type="float">
            <text:p>974,295,346,015</text:p>
          </table:table-cell>
          <table:table-cell office:value-type="float" office:value="13911.4135574919" calcext:value-type="float">
            <text:p>13911.4135574919</text:p>
          </table:table-cell>
          <table:table-cell office:value-type="float" office:value="285.500653188427" calcext:value-type="float">
            <text:p>285.5006531884</text:p>
          </table:table-cell>
          <table:table-cell office:value-type="float" office:value="384462.083652036" calcext:value-type="float">
            <text:p>384462.083652036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335050806426.981" calcext:value-type="float">
            <text:p>335,050,806,427</text:p>
          </table:table-cell>
          <table:table-cell office:value-type="float" office:value="4784.00143246215" calcext:value-type="float">
            <text:p>4784.0014324622</text:p>
          </table:table-cell>
          <table:table-cell office:value-type="float" office:value="98.1809309440566" calcext:value-type="float">
            <text:p>98.1809309441</text:p>
          </table:table-cell>
          <table:table-cell office:value-type="float" office:value="132212.815852075" calcext:value-type="float">
            <text:p>132212.81585207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8741490529.0606" calcext:value-type="float">
            <text:p>48,741,490,529</text:p>
          </table:table-cell>
          <table:table-cell office:value-type="float" office:value="602.063919130518" calcext:value-type="float">
            <text:p>602.0639191305</text:p>
          </table:table-cell>
          <table:table-cell office:value-type="float" office:value="11.8411816200562" calcext:value-type="float">
            <text:p>11.8411816201</text:p>
          </table:table-cell>
          <table:table-cell office:value-type="float" office:value="16639.424165998" calcext:value-type="float">
            <text:p>16639.424165998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748865642663.2" calcext:value-type="float">
            <text:p>1,748,865,642,663</text:p>
          </table:table-cell>
          <table:table-cell office:value-type="float" office:value="21602.3123508451" calcext:value-type="float">
            <text:p>21602.3123508451</text:p>
          </table:table-cell>
          <table:table-cell office:value-type="float" office:value="424.866689119907" calcext:value-type="float">
            <text:p>424.8666891199</text:p>
          </table:table-cell>
          <table:table-cell office:value-type="float" office:value="597029.695270881" calcext:value-type="float">
            <text:p>597029.69527088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126230970743.67" calcext:value-type="float">
            <text:p>1,126,230,970,744</text:p>
          </table:table-cell>
          <table:table-cell office:value-type="float" office:value="13911.413556133" calcext:value-type="float">
            <text:p>13911.413556133</text:p>
          </table:table-cell>
          <table:table-cell office:value-type="float" office:value="273.604793902577" calcext:value-type="float">
            <text:p>273.6047939026</text:p>
          </table:table-cell>
          <table:table-cell office:value-type="float" office:value="384473.979512681" calcext:value-type="float">
            <text:p>384473.97951268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387300007655.899" calcext:value-type="float">
            <text:p>387,300,007,656</text:p>
          </table:table-cell>
          <table:table-cell office:value-type="float" office:value="4784.00143199486" calcext:value-type="float">
            <text:p>4784.0014319949</text:p>
          </table:table-cell>
          <table:table-cell office:value-type="float" office:value="94.0900592559506" calcext:value-type="float">
            <text:p>94.090059256</text:p>
          </table:table-cell>
          <table:table-cell office:value-type="float" office:value="132216.906724231" calcext:value-type="float">
            <text:p>132216.906724231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6382477830.9718" calcext:value-type="float">
            <text:p>56,382,477,831</text:p>
          </table:table-cell>
          <table:table-cell office:value-type="float" office:value="602.063919081764" calcext:value-type="float">
            <text:p>602.0639190818</text:p>
          </table:table-cell>
          <table:table-cell office:value-type="float" office:value="11.3477990973616" calcext:value-type="float">
            <text:p>11.3477990974</text:p>
          </table:table-cell>
          <table:table-cell office:value-type="float" office:value="16639.9175485695" calcext:value-type="float">
            <text:p>16639.917548569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23027553250.87" calcext:value-type="float">
            <text:p>2,023,027,553,251</text:p>
          </table:table-cell>
          <table:table-cell office:value-type="float" office:value="21602.3123490957" calcext:value-type="float">
            <text:p>21602.3123490957</text:p>
          </table:table-cell>
          <table:table-cell office:value-type="float" office:value="407.163912014299" calcext:value-type="float">
            <text:p>407.1639120143</text:p>
          </table:table-cell>
          <table:table-cell office:value-type="float" office:value="597047.398049736" calcext:value-type="float">
            <text:p>597047.398049736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1302785205196.98" calcext:value-type="float">
            <text:p>1,302,785,205,197</text:p>
          </table:table-cell>
          <table:table-cell office:value-type="float" office:value="13911.4135550065" calcext:value-type="float">
            <text:p>13911.4135550065</text:p>
          </table:table-cell>
          <table:table-cell office:value-type="float" office:value="262.204595191973" calcext:value-type="float">
            <text:p>262.204595192</text:p>
          </table:table-cell>
          <table:table-cell office:value-type="float" office:value="384485.379712518" calcext:value-type="float">
            <text:p>384485.37971251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448015312182.018" calcext:value-type="float">
            <text:p>448,015,312,182</text:p>
          </table:table-cell>
          <table:table-cell office:value-type="float" office:value="4784.00143160745" calcext:value-type="float">
            <text:p>4784.0014316075</text:p>
          </table:table-cell>
          <table:table-cell office:value-type="float" office:value="90.1696404763286" calcext:value-type="float">
            <text:p>90.1696404763</text:p>
          </table:table-cell>
          <table:table-cell office:value-type="float" office:value="132220.827143398" calcext:value-type="float">
            <text:p>132220.827143398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5267657167.9472" calcext:value-type="float">
            <text:p>65,267,657,168</text:p>
          </table:table-cell>
          <table:table-cell office:value-type="float" office:value="602.063919041372" calcext:value-type="float">
            <text:p>602.0639190414</text:p>
          </table:table-cell>
          <table:table-cell office:value-type="float" office:value="10.8749741715804" calcext:value-type="float">
            <text:p>10.8749741716</text:p>
          </table:table-cell>
          <table:table-cell office:value-type="float" office:value="16640.3903735356" calcext:value-type="float">
            <text:p>16640.390373535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341831609152.13" calcext:value-type="float">
            <text:p>2,341,831,609,152</text:p>
          </table:table-cell>
          <table:table-cell office:value-type="float" office:value="21602.3123476465" calcext:value-type="float">
            <text:p>21602.3123476465</text:p>
          </table:table-cell>
          <table:table-cell office:value-type="float" office:value="390.198750327242" calcext:value-type="float">
            <text:p>390.1987503272</text:p>
          </table:table-cell>
          <table:table-cell office:value-type="float" office:value="597064.363212872" calcext:value-type="float">
            <text:p>597064.363212872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508087998388.07" calcext:value-type="float">
            <text:p>1,508,087,998,388</text:p>
          </table:table-cell>
          <table:table-cell office:value-type="float" office:value="13911.4135540732" calcext:value-type="float">
            <text:p>13911.4135540732</text:p>
          </table:table-cell>
          <table:table-cell office:value-type="float" office:value="251.279404571532" calcext:value-type="float">
            <text:p>251.2794045715</text:p>
          </table:table-cell>
          <table:table-cell office:value-type="float" office:value="384496.304904072" calcext:value-type="float">
            <text:p>384496.304904072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518616969781.776" calcext:value-type="float">
            <text:p>518,616,969,782</text:p>
          </table:table-cell>
          <table:table-cell office:value-type="float" office:value="4784.0014312865" calcext:value-type="float">
            <text:p>4784.0014312865</text:p>
          </table:table-cell>
          <table:table-cell office:value-type="float" office:value="86.4125724140418" calcext:value-type="float">
            <text:p>86.412572414</text:p>
          </table:table-cell>
          <table:table-cell office:value-type="float" office:value="132224.584211781" calcext:value-type="float">
            <text:p>132224.58421178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75606720982.7374" calcext:value-type="float">
            <text:p>75,606,720,983</text:p>
          </table:table-cell>
          <table:table-cell office:value-type="float" office:value="602.063919007933" calcext:value-type="float">
            <text:p>602.0639190079</text:p>
          </table:table-cell>
          <table:table-cell office:value-type="float" office:value="10.4218502775784" calcext:value-type="float">
            <text:p>10.4218502776</text:p>
          </table:table-cell>
          <table:table-cell office:value-type="float" office:value="16640.8434974631" calcext:value-type="float">
            <text:p>16640.843497463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712801665396.27" calcext:value-type="float">
            <text:p>2,712,801,665,396</text:p>
          </table:table-cell>
          <table:table-cell office:value-type="float" office:value="21602.3123464467" calcext:value-type="float">
            <text:p>21602.3123464467</text:p>
          </table:table-cell>
          <table:table-cell office:value-type="float" office:value="373.940470133342" calcext:value-type="float">
            <text:p>373.9404701333</text:p>
          </table:table-cell>
          <table:table-cell office:value-type="float" office:value="597080.621494266" calcext:value-type="float">
            <text:p>597080.62149426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1746984547310.17" calcext:value-type="float">
            <text:p>1,746,984,547,310</text:p>
          </table:table-cell>
          <table:table-cell office:value-type="float" office:value="13911.4135533005" calcext:value-type="float">
            <text:p>13911.4135533005</text:p>
          </table:table-cell>
          <table:table-cell office:value-type="float" office:value="240.809430069937" calcext:value-type="float">
            <text:p>240.8094300699</text:p>
          </table:table-cell>
          <table:table-cell office:value-type="float" office:value="384506.774879346" calcext:value-type="float">
            <text:p>384506.77487934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600771197138.356" calcext:value-type="float">
            <text:p>600,771,197,138</text:p>
          </table:table-cell>
          <table:table-cell office:value-type="float" office:value="4784.0014310208" calcext:value-type="float">
            <text:p>4784.0014310208</text:p>
          </table:table-cell>
          <table:table-cell office:value-type="float" office:value="82.8120488003579" calcext:value-type="float">
            <text:p>82.8120488004</text:p>
          </table:table-cell>
          <table:table-cell office:value-type="float" office:value="132228.18473566" calcext:value-type="float">
            <text:p>132228.1847356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7645837852.5863" calcext:value-type="float">
            <text:p>87,645,837,853</text:p>
          </table:table-cell>
          <table:table-cell office:value-type="float" office:value="602.06391898027" calcext:value-type="float">
            <text:p>602.0639189803</text:p>
          </table:table-cell>
          <table:table-cell office:value-type="float" office:value="9.9876065402021" calcext:value-type="float">
            <text:p>9.9876065402</text:p>
          </table:table-cell>
          <table:table-cell office:value-type="float" office:value="16641.2777412281" calcext:value-type="float">
            <text:p>16641.277741228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3144770356405.67" calcext:value-type="float">
            <text:p>3,144,770,356,406</text:p>
          </table:table-cell>
          <table:table-cell office:value-type="float" office:value="21602.3123454541" calcext:value-type="float">
            <text:p>21602.3123454541</text:p>
          </table:table-cell>
          <table:table-cell office:value-type="float" office:value="358.359618079048" calcext:value-type="float">
            <text:p>358.359618079</text:p>
          </table:table-cell>
          <table:table-cell office:value-type="float" office:value="597096.202347313" calcext:value-type="float">
            <text:p>597096.20234731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2025162874071.49" calcext:value-type="float">
            <text:p>2,025,162,874,071</text:p>
          </table:table-cell>
          <table:table-cell office:value-type="float" office:value="13911.4135526613" calcext:value-type="float">
            <text:p>13911.4135526613</text:p>
          </table:table-cell>
          <table:table-cell office:value-type="float" office:value="230.775704375949" calcext:value-type="float">
            <text:p>230.775704376</text:p>
          </table:table-cell>
          <table:table-cell office:value-type="float" office:value="384516.808605679" calcext:value-type="float">
            <text:p>384516.80860567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696434050392.357" calcext:value-type="float">
            <text:p>696,434,050,392</text:p>
          </table:table-cell>
          <table:table-cell office:value-type="float" office:value="4784.00143080098" calcext:value-type="float">
            <text:p>4784.001430801</text:p>
          </table:table-cell>
          <table:table-cell office:value-type="float" office:value="79.3615469592192" calcext:value-type="float">
            <text:p>79.3615469592</text:p>
          </table:table-cell>
          <table:table-cell office:value-type="float" office:value="132231.635237721" calcext:value-type="float">
            <text:p>132231.635237721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01674186106.02" calcext:value-type="float">
            <text:p>101,674,186,106</text:p>
          </table:table-cell>
          <table:table-cell office:value-type="float" office:value="602.063918957401" calcext:value-type="float">
            <text:p>602.0639189574</text:p>
          </table:table-cell>
          <table:table-cell office:value-type="float" office:value="9.5714562872337" calcext:value-type="float">
            <text:p>9.5714562872</text:p>
          </table:table-cell>
          <table:table-cell office:value-type="float" office:value="16641.6938915039" calcext:value-type="float">
            <text:p>16641.6938915039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648113524976.15" calcext:value-type="float">
            <text:p>3,648,113,524,976</text:p>
          </table:table-cell>
          <table:table-cell office:value-type="float" office:value="21602.3123446335" calcext:value-type="float">
            <text:p>21602.3123446335</text:p>
          </table:table-cell>
          <table:table-cell office:value-type="float" office:value="343.427968026858" calcext:value-type="float">
            <text:p>343.4279680269</text:p>
          </table:table-cell>
          <table:table-cell office:value-type="float" office:value="597111.133998186" calcext:value-type="float">
            <text:p>597111.13399818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349304792997.32" calcext:value-type="float">
            <text:p>2,349,304,792,997</text:p>
          </table:table-cell>
          <table:table-cell office:value-type="float" office:value="13911.4135521329" calcext:value-type="float">
            <text:p>13911.4135521329</text:p>
          </table:table-cell>
          <table:table-cell office:value-type="float" office:value="221.160050478447" calcext:value-type="float">
            <text:p>221.1600504784</text:p>
          </table:table-cell>
          <table:table-cell office:value-type="float" office:value="384526.424260105" calcext:value-type="float">
            <text:p>384526.42426010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807903341277.403" calcext:value-type="float">
            <text:p>807,903,341,277</text:p>
          </table:table-cell>
          <table:table-cell office:value-type="float" office:value="4784.00143061927" calcext:value-type="float">
            <text:p>4784.0014306193</text:p>
          </table:table-cell>
          <table:table-cell office:value-type="float" office:value="76.0548159911834" calcext:value-type="float">
            <text:p>76.0548159912</text:p>
          </table:table-cell>
          <table:table-cell office:value-type="float" office:value="132234.941968871" calcext:value-type="float">
            <text:p>132234.94196887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18031690160.82" calcext:value-type="float">
            <text:p>118,031,690,161</text:p>
          </table:table-cell>
          <table:table-cell office:value-type="float" office:value="602.063918938508" calcext:value-type="float">
            <text:p>602.0639189385</text:p>
          </table:table-cell>
          <table:table-cell office:value-type="float" office:value="9.17264562430094" calcext:value-type="float">
            <text:p>9.1726456243</text:p>
          </table:table-cell>
          <table:table-cell office:value-type="float" office:value="16642.0927021858" calcext:value-type="float">
            <text:p>16642.092702185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4235027805410.52" calcext:value-type="float">
            <text:p>4,235,027,805,411</text:p>
          </table:table-cell>
          <table:table-cell office:value-type="float" office:value="21602.3123439557" calcext:value-type="float">
            <text:p>21602.3123439557</text:p>
          </table:table-cell>
          <table:table-cell office:value-type="float" office:value="329.118469922467" calcext:value-type="float">
            <text:p>329.1184699225</text:p>
          </table:table-cell>
          <table:table-cell office:value-type="float" office:value="597125.443496968" calcext:value-type="float">
            <text:p>597125.44349696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2727264668056.88" calcext:value-type="float">
            <text:p>2,727,264,668,057</text:p>
          </table:table-cell>
          <table:table-cell office:value-type="float" office:value="13911.4135516964" calcext:value-type="float">
            <text:p>13911.4135516964</text:p>
          </table:table-cell>
          <table:table-cell office:value-type="float" office:value="211.945048737992" calcext:value-type="float">
            <text:p>211.945048738</text:p>
          </table:table-cell>
          <table:table-cell office:value-type="float" office:value="384535.639262282" calcext:value-type="float">
            <text:p>384535.63926228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office:value-type="float" office:value="937880110081.344" calcext:value-type="float">
            <text:p>937,880,110,081</text:p>
          </table:table-cell>
          <table:table-cell office:value-type="float" office:value="4784.00143046915" calcext:value-type="float">
            <text:p>4784.0014304692</text:p>
          </table:table-cell>
          <table:table-cell office:value-type="float" office:value="72.8858654496521" calcext:value-type="float">
            <text:p>72.8858654497</text:p>
          </table:table-cell>
          <table:table-cell office:value-type="float" office:value="132238.110919563" calcext:value-type="float">
            <text:p>132238.110919563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37118186733.156" calcext:value-type="float">
            <text:p>137,118,186,733</text:p>
          </table:table-cell>
          <table:table-cell office:value-type="float" office:value="602.063918922912" calcext:value-type="float">
            <text:p>602.0639189229</text:p>
          </table:table-cell>
          <table:table-cell office:value-type="float" office:value="8.79045206916034" calcext:value-type="float">
            <text:p>8.7904520692</text:p>
          </table:table-cell>
          <table:table-cell office:value-type="float" office:value="16642.4748957565" calcext:value-type="float">
            <text:p>16642.4748957565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4919859511044.69" calcext:value-type="float">
            <text:p>4,919,859,511,045</text:p>
          </table:table-cell>
          <table:table-cell office:value-type="float" office:value="21602.3123433961" calcext:value-type="float">
            <text:p>21602.3123433961</text:p>
          </table:table-cell>
          <table:table-cell office:value-type="float" office:value="315.405200792254" calcext:value-type="float">
            <text:p>315.4052007923</text:p>
          </table:table-cell>
          <table:table-cell office:value-type="float" office:value="597139.156766658" calcext:value-type="float">
            <text:p>597139.15676665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3168281209189.16" calcext:value-type="float">
            <text:p>3,168,281,209,189</text:p>
          </table:table-cell>
          <table:table-cell office:value-type="float" office:value="13911.413551336" calcext:value-type="float">
            <text:p>13911.413551336</text:p>
          </table:table-cell>
          <table:table-cell office:value-type="float" office:value="203.114005330295" calcext:value-type="float">
            <text:p>203.1140053303</text:p>
          </table:table-cell>
          <table:table-cell office:value-type="float" office:value="384544.47030605" calcext:value-type="float">
            <text:p>384544.47030605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1089541460367.36" calcext:value-type="float">
            <text:p>1,089,541,460,367</text:p>
          </table:table-cell>
          <table:table-cell office:value-type="float" office:value="4784.00143034522" calcext:value-type="float">
            <text:p>4784.0014303452</text:p>
          </table:table-cell>
          <table:table-cell office:value-type="float" office:value="69.8489544888817" calcext:value-type="float">
            <text:p>69.8489544889</text:p>
          </table:table-cell>
          <table:table-cell office:value-type="float" office:value="132241.147830647" calcext:value-type="float">
            <text:p>132241.147830647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59404292018.315" calcext:value-type="float">
            <text:p>159,404,292,018</text:p>
          </table:table-cell>
          <table:table-cell office:value-type="float" office:value="602.063918910046" calcext:value-type="float">
            <text:p>602.06391891</text:p>
          </table:table-cell>
          <table:table-cell office:value-type="float" office:value="8.42418324288099" calcext:value-type="float">
            <text:p>8.4241832429</text:p>
          </table:table-cell>
          <table:table-cell office:value-type="float" office:value="16642.8411645956" calcext:value-type="float">
            <text:p>16642.841164595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5719494553365.6" calcext:value-type="float">
            <text:p>5,719,494,553,366</text:p>
          </table:table-cell>
          <table:table-cell office:value-type="float" office:value="21602.3123429344" calcext:value-type="float">
            <text:p>21602.3123429344</text:p>
          </table:table-cell>
          <table:table-cell office:value-type="float" office:value="302.263317782406" calcext:value-type="float">
            <text:p>302.2633177824</text:p>
          </table:table-cell>
          <table:table-cell office:value-type="float" office:value="597152.298650129" calcext:value-type="float">
            <text:p>597152.298650129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3683228571630.53" calcext:value-type="float">
            <text:p>3,683,228,571,631</text:p>
          </table:table-cell>
          <table:table-cell office:value-type="float" office:value="13911.4135510387" calcext:value-type="float">
            <text:p>13911.4135510387</text:p>
          </table:table-cell>
          <table:table-cell office:value-type="float" office:value="194.650922004442" calcext:value-type="float">
            <text:p>194.6509220044</text:p>
          </table:table-cell>
          <table:table-cell office:value-type="float" office:value="384552.933389674" calcext:value-type="float">
            <text:p>384552.93338967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1266626909619.59" calcext:value-type="float">
            <text:p>1,266,626,909,620</text:p>
          </table:table-cell>
          <table:table-cell office:value-type="float" office:value="4784.00143024299" calcext:value-type="float">
            <text:p>4784.001430243</text:p>
          </table:table-cell>
          <table:table-cell office:value-type="float" office:value="66.9385814641271" calcext:value-type="float">
            <text:p>66.9385814641</text:p>
          </table:table-cell>
          <table:table-cell office:value-type="float" office:value="132244.058203774" calcext:value-type="float">
            <text:p>132244.05820377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85444293594.689" calcext:value-type="float">
            <text:p>185,444,293,595</text:p>
          </table:table-cell>
          <table:table-cell office:value-type="float" office:value="602.06391889944" calcext:value-type="float">
            <text:p>602.0639188994</text:p>
          </table:table-cell>
          <table:table-cell office:value-type="float" office:value="8.07317561555883" calcext:value-type="float">
            <text:p>8.0731756156</text:p>
          </table:table-cell>
          <table:table-cell office:value-type="float" office:value="16643.1921722336" calcext:value-type="float">
            <text:p>16643.1921722336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6653821009070.98" calcext:value-type="float">
            <text:p>6,653,821,009,071</text:p>
          </table:table-cell>
          <table:table-cell office:value-type="float" office:value="21602.3123425539" calcext:value-type="float">
            <text:p>21602.3123425539</text:p>
          </table:table-cell>
          <table:table-cell office:value-type="float" office:value="289.669013154597" calcext:value-type="float">
            <text:p>289.6690131546</text:p>
          </table:table-cell>
          <table:table-cell office:value-type="float" office:value="597164.892955137" calcext:value-type="float">
            <text:p>597164.892955137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4284914238917.21" calcext:value-type="float">
            <text:p>4,284,914,238,917</text:p>
          </table:table-cell>
          <table:table-cell office:value-type="float" office:value="13911.4135507937" calcext:value-type="float">
            <text:p>13911.4135507937</text:p>
          </table:table-cell>
          <table:table-cell office:value-type="float" office:value="186.540467101103" calcext:value-type="float">
            <text:p>186.5404671011</text:p>
          </table:table-cell>
          <table:table-cell office:value-type="float" office:value="384561.043844822" calcext:value-type="float">
            <text:p>384561.04384482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office:value-type="float" office:value="1473540828345.08" calcext:value-type="float">
            <text:p>1,473,540,828,345</text:p>
          </table:table-cell>
          <table:table-cell office:value-type="float" office:value="4784.00143015871" calcext:value-type="float">
            <text:p>4784.0014301587</text:p>
          </table:table-cell>
          <table:table-cell office:value-type="float" office:value="64.1494739650838" calcext:value-type="float">
            <text:p>64.1494739651</text:p>
          </table:table-cell>
          <table:table-cell office:value-type="float" office:value="132246.847311358" calcext:value-type="float">
            <text:p>132246.84731135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5891453915.201" calcext:value-type="float">
            <text:p>215,891,453,915</text:p>
          </table:table-cell>
          <table:table-cell office:value-type="float" office:value="602.063918890704" calcext:value-type="float">
            <text:p>602.0639188907</text:p>
          </table:table-cell>
          <table:table-cell office:value-type="float" office:value="7.73679330428962" calcext:value-type="float">
            <text:p>7.7367933043</text:p>
          </table:table-cell>
          <table:table-cell office:value-type="float" office:value="16643.5285545536" calcext:value-type="float">
            <text:p>16643.528554553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7746278215923.43" calcext:value-type="float">
            <text:p>7,746,278,215,923</text:p>
          </table:table-cell>
          <table:table-cell office:value-type="float" office:value="21602.3123422404" calcext:value-type="float">
            <text:p>21602.3123422404</text:p>
          </table:table-cell>
          <table:table-cell office:value-type="float" office:value="277.599471156746" calcext:value-type="float">
            <text:p>277.5994711567</text:p>
          </table:table-cell>
          <table:table-cell office:value-type="float" office:value="597176.962497449" calcext:value-type="float">
            <text:p>597176.962497449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4988432628526.45" calcext:value-type="float">
            <text:p>4,988,432,628,526</text:p>
          </table:table-cell>
          <table:table-cell office:value-type="float" office:value="13911.4135505918" calcext:value-type="float">
            <text:p>13911.4135505918</text:p>
          </table:table-cell>
          <table:table-cell office:value-type="float" office:value="178.767947778251" calcext:value-type="float">
            <text:p>178.7679477783</text:p>
          </table:table-cell>
          <table:table-cell office:value-type="float" office:value="384568.816364347" calcext:value-type="float">
            <text:p>384568.816364347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1715474041655.49" calcext:value-type="float">
            <text:p>1,715,474,041,656</text:p>
          </table:table-cell>
          <table:table-cell office:value-type="float" office:value="4784.00143008929" calcext:value-type="float">
            <text:p>4784.0014300893</text:p>
          </table:table-cell>
          <table:table-cell office:value-type="float" office:value="61.4765792645781" calcext:value-type="float">
            <text:p>61.4765792646</text:p>
          </table:table-cell>
          <table:table-cell office:value-type="float" office:value="132249.520206128" calcext:value-type="float">
            <text:p>132249.520206128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51516187948.097" calcext:value-type="float">
            <text:p>251,516,187,948</text:p>
          </table:table-cell>
          <table:table-cell office:value-type="float" office:value="602.063918883512" calcext:value-type="float">
            <text:p>602.0639188835</text:p>
          </table:table-cell>
          <table:table-cell office:value-type="float" office:value="7.41442692122391" calcext:value-type="float">
            <text:p>7.4144269212</text:p>
          </table:table-cell>
          <table:table-cell office:value-type="float" office:value="16643.8509209438" calcext:value-type="float">
            <text:p>16643.8509209438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9024508994319.52" calcext:value-type="float">
            <text:p>9,024,508,994,320</text:p>
          </table:table-cell>
          <table:table-cell office:value-type="float" office:value="21602.3123419824" calcext:value-type="float">
            <text:p>21602.3123419824</text:p>
          </table:table-cell>
          <table:table-cell office:value-type="float" office:value="266.032826690732" calcext:value-type="float">
            <text:p>266.0328266907</text:p>
          </table:table-cell>
          <table:table-cell office:value-type="float" office:value="597188.529142173" calcext:value-type="float">
            <text:p>597188.529142173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5811585108207.65" calcext:value-type="float">
            <text:p>5,811,585,108,208</text:p>
          </table:table-cell>
          <table:table-cell office:value-type="float" office:value="13911.4135504256" calcext:value-type="float">
            <text:p>13911.4135504256</text:p>
          </table:table-cell>
          <table:table-cell office:value-type="float" office:value="171.31928339408" calcext:value-type="float">
            <text:p>171.3192833941</text:p>
          </table:table-cell>
          <table:table-cell office:value-type="float" office:value="384576.265028897" calcext:value-type="float">
            <text:p>384576.26502889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office:value-type="float" office:value="1998548268847.08" calcext:value-type="float">
            <text:p>1,998,548,268,847</text:p>
          </table:table-cell>
          <table:table-cell office:value-type="float" office:value="4784.00143003214" calcext:value-type="float">
            <text:p>4784.0014300322</text:p>
          </table:table-cell>
          <table:table-cell office:value-type="float" office:value="58.9150551652091" calcext:value-type="float">
            <text:p>58.9150551652</text:p>
          </table:table-cell>
          <table:table-cell office:value-type="float" office:value="132252.081730284" calcext:value-type="float">
            <text:p>132252.08173028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93227668376.327" calcext:value-type="float">
            <text:p>293,227,668,376</text:p>
          </table:table-cell>
          <table:table-cell office:value-type="float" office:value="602.063918877596" calcext:value-type="float">
            <text:p>602.0639188776</text:p>
          </table:table-cell>
          <table:table-cell office:value-type="float" office:value="7.1054924696175" calcext:value-type="float">
            <text:p>7.1054924696</text:p>
          </table:table-cell>
          <table:table-cell office:value-type="float" office:value="16644.1598554014" calcext:value-type="float">
            <text:p>16644.159855401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0521134851135.6" calcext:value-type="float">
            <text:p>10,521,134,851,136</text:p>
          </table:table-cell>
          <table:table-cell office:value-type="float" office:value="21602.3123417701" calcext:value-type="float">
            <text:p>21602.3123417701</text:p>
          </table:table-cell>
          <table:table-cell office:value-type="float" office:value="254.948125702212" calcext:value-type="float">
            <text:p>254.9481257022</text:p>
          </table:table-cell>
          <table:table-cell office:value-type="float" office:value="597199.613843374" calcext:value-type="float">
            <text:p>597199.61384337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6775379210192.13" calcext:value-type="float">
            <text:p>6,775,379,210,192</text:p>
          </table:table-cell>
          <table:table-cell office:value-type="float" office:value="13911.4135502889" calcext:value-type="float">
            <text:p>13911.4135502889</text:p>
          </table:table-cell>
          <table:table-cell office:value-type="float" office:value="164.180979998918" calcext:value-type="float">
            <text:p>164.1809799989</text:p>
          </table:table-cell>
          <table:table-cell office:value-type="float" office:value="384583.403332429" calcext:value-type="float">
            <text:p>384583.403332429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2329987798369.89" calcext:value-type="float">
            <text:p>2,329,987,798,370</text:p>
          </table:table-cell>
          <table:table-cell office:value-type="float" office:value="4784.00142998513" calcext:value-type="float">
            <text:p>4784.0014299851</text:p>
          </table:table-cell>
          <table:table-cell office:value-type="float" office:value="56.4602612273628" calcext:value-type="float">
            <text:p>56.4602612274</text:p>
          </table:table-cell>
          <table:table-cell office:value-type="float" office:value="132254.536524269" calcext:value-type="float">
            <text:p>132254.536524269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42099520859.325" calcext:value-type="float">
            <text:p>342,099,520,859</text:p>
          </table:table-cell>
          <table:table-cell office:value-type="float" office:value="602.063918872732" calcext:value-type="float">
            <text:p>602.0639188727</text:p>
          </table:table-cell>
          <table:table-cell office:value-type="float" office:value="6.80943028587801" calcext:value-type="float">
            <text:p>6.8094302859</text:p>
          </table:table-cell>
          <table:table-cell office:value-type="float" office:value="16644.45591759" calcext:value-type="float">
            <text:p>16644.45591759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2274677936771.5" calcext:value-type="float">
            <text:p>12,274,677,936,772</text:p>
          </table:table-cell>
          <table:table-cell office:value-type="float" office:value="21602.3123415956" calcext:value-type="float">
            <text:p>21602.3123415956</text:p>
          </table:table-cell>
          <table:table-cell office:value-type="float" office:value="244.325287220793" calcext:value-type="float">
            <text:p>244.3252872208</text:p>
          </table:table-cell>
          <table:table-cell office:value-type="float" office:value="597210.23668203" calcext:value-type="float">
            <text:p>597210.2366820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7904622351231.32" calcext:value-type="float">
            <text:p>7,904,622,351,231</text:p>
          </table:table-cell>
          <table:table-cell office:value-type="float" office:value="13911.4135501766" calcext:value-type="float">
            <text:p>13911.4135501766</text:p>
          </table:table-cell>
          <table:table-cell office:value-type="float" office:value="157.340105889937" calcext:value-type="float">
            <text:p>157.3401058899</text:p>
          </table:table-cell>
          <table:table-cell office:value-type="float" office:value="384590.24420665" calcext:value-type="float">
            <text:p>384590.2442066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2718323662443.19" calcext:value-type="float">
            <text:p>2,718,323,662,443</text:p>
          </table:table-cell>
          <table:table-cell office:value-type="float" office:value="4784.00142994649" calcext:value-type="float">
            <text:p>4784.0014299465</text:p>
          </table:table-cell>
          <table:table-cell office:value-type="float" office:value="54.1077503627112" calcext:value-type="float">
            <text:p>54.1077503627</text:p>
          </table:table-cell>
          <table:table-cell office:value-type="float" office:value="132256.889035172" calcext:value-type="float">
            <text:p>132256.88903517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99400402946.883" calcext:value-type="float">
            <text:p>399,400,402,947</text:p>
          </table:table-cell>
          <table:table-cell office:value-type="float" office:value="602.063918868738" calcext:value-type="float">
            <text:p>602.0639188687</text:p>
          </table:table-cell>
          <table:table-cell office:value-type="float" office:value="6.52570402569128" calcext:value-type="float">
            <text:p>6.5257040257</text:p>
          </table:table-cell>
          <table:table-cell office:value-type="float" office:value="16644.7396438541" calcext:value-type="float">
            <text:p>16644.7396438541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4330658229731.1" calcext:value-type="float">
            <text:p>14,330,658,229,731</text:p>
          </table:table-cell>
          <table:table-cell office:value-type="float" office:value="21602.3123414523" calcext:value-type="float">
            <text:p>21602.3123414523</text:p>
          </table:table-cell>
          <table:table-cell office:value-type="float" office:value="234.145066981815" calcext:value-type="float">
            <text:p>234.1450669818</text:p>
          </table:table-cell>
          <table:table-cell office:value-type="float" office:value="597220.416902412" calcext:value-type="float">
            <text:p>597220.41690241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9228628395311.21" calcext:value-type="float">
            <text:p>9,228,628,395,311</text:p>
          </table:table-cell>
          <table:table-cell office:value-type="float" office:value="13911.4135500843" calcext:value-type="float">
            <text:p>13911.4135500843</text:p>
          </table:table-cell>
          <table:table-cell office:value-type="float" office:value="150.784268184377" calcext:value-type="float">
            <text:p>150.7842681844</text:p>
          </table:table-cell>
          <table:table-cell office:value-type="float" office:value="384596.800044448" calcext:value-type="float">
            <text:p>384596.80004444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3173636617182.83" calcext:value-type="float">
            <text:p>3,173,636,617,183</text:p>
          </table:table-cell>
          <table:table-cell office:value-type="float" office:value="4784.00142991475" calcext:value-type="float">
            <text:p>4784.0014299148</text:p>
          </table:table-cell>
          <table:table-cell office:value-type="float" office:value="51.8532607779706" calcext:value-type="float">
            <text:p>51.853260778</text:p>
          </table:table-cell>
          <table:table-cell office:value-type="float" office:value="132259.143524789" calcext:value-type="float">
            <text:p>132259.14352478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466630417840.27" calcext:value-type="float">
            <text:p>466,630,417,840</text:p>
          </table:table-cell>
          <table:table-cell office:value-type="float" office:value="602.063918865459" calcext:value-type="float">
            <text:p>602.0639188655</text:p>
          </table:table-cell>
          <table:table-cell office:value-type="float" office:value="6.25379969239123" calcext:value-type="float">
            <text:p>6.2537996924</text:p>
          </table:table-cell>
          <table:table-cell office:value-type="float" office:value="16645.0115481907" calcext:value-type="float">
            <text:p>16645.0115481907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6742900078032.3" calcext:value-type="float">
            <text:p>16,742,900,078,032</text:p>
          </table:table-cell>
          <table:table-cell office:value-type="float" office:value="21602.3123413346" calcext:value-type="float">
            <text:p>21602.3123413346</text:p>
          </table:table-cell>
          <table:table-cell office:value-type="float" office:value="224.389022563842" calcext:value-type="float">
            <text:p>224.3890225638</text:p>
          </table:table-cell>
          <table:table-cell office:value-type="float" office:value="597230.172946948" calcext:value-type="float">
            <text:p>597230.172946948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0782059037555.2" calcext:value-type="float">
            <text:p>10,782,059,037,555</text:p>
          </table:table-cell>
          <table:table-cell office:value-type="float" office:value="13911.4135500085" calcext:value-type="float">
            <text:p>13911.4135500085</text:p>
          </table:table-cell>
          <table:table-cell office:value-type="float" office:value="144.501590368865" calcext:value-type="float">
            <text:p>144.5015903689</text:p>
          </table:table-cell>
          <table:table-cell office:value-type="float" office:value="384603.082722339" calcext:value-type="float">
            <text:p>384603.08272233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3707846486439.71" calcext:value-type="float">
            <text:p>3,707,846,486,440</text:p>
          </table:table-cell>
          <table:table-cell office:value-type="float" office:value="4784.0014298887" calcext:value-type="float">
            <text:p>4784.0014298887</text:p>
          </table:table-cell>
          <table:table-cell office:value-type="float" office:value="49.6927082543256" calcext:value-type="float">
            <text:p>49.6927082543</text:p>
          </table:table-cell>
          <table:table-cell office:value-type="float" office:value="132261.304077339" calcext:value-type="float">
            <text:p>132261.304077339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545564503800.411" calcext:value-type="float">
            <text:p>545,564,503,800</text:p>
          </table:table-cell>
          <table:table-cell office:value-type="float" office:value="602.063918862769" calcext:value-type="float">
            <text:p>602.0639188628</text:p>
          </table:table-cell>
          <table:table-cell office:value-type="float" office:value="5.99322470581329" calcext:value-type="float">
            <text:p>5.9932247058</text:p>
          </table:table-cell>
          <table:table-cell office:value-type="float" office:value="16645.27212318" calcext:value-type="float">
            <text:p>16645.2721231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9575089029833.2" calcext:value-type="float">
            <text:p>19,575,089,029,833</text:p>
          </table:table-cell>
          <table:table-cell office:value-type="float" office:value="21602.3123412381" calcext:value-type="float">
            <text:p>21602.3123412381</text:p>
          </table:table-cell>
          <table:table-cell office:value-type="float" office:value="215.039479978724" calcext:value-type="float">
            <text:p>215.0394799787</text:p>
          </table:table-cell>
          <table:table-cell office:value-type="float" office:value="597239.522489629" calcext:value-type="float">
            <text:p>597239.522489629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12605926368872.3" calcext:value-type="float">
            <text:p>12,605,926,368,872</text:p>
          </table:table-cell>
          <table:table-cell office:value-type="float" office:value="13911.4135499463" calcext:value-type="float">
            <text:p>13911.4135499463</text:p>
          </table:table-cell>
          <table:table-cell office:value-type="float" office:value="138.480690784142" calcext:value-type="float">
            <text:p>138.4806907841</text:p>
          </table:table-cell>
          <table:table-cell office:value-type="float" office:value="384609.103621986" calcext:value-type="float">
            <text:p>384609.10362198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4335056934147.44" calcext:value-type="float">
            <text:p>4,335,056,934,147</text:p>
          </table:table-cell>
          <table:table-cell office:value-type="float" office:value="4784.00142986732" calcext:value-type="float">
            <text:p>4784.0014298673</text:p>
          </table:table-cell>
          <table:table-cell office:value-type="float" office:value="47.6221787485362" calcext:value-type="float">
            <text:p>47.6221787485</text:p>
          </table:table-cell>
          <table:table-cell office:value-type="float" office:value="132263.374606866" calcext:value-type="float">
            <text:p>132263.37460686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638304168241.842" calcext:value-type="float">
            <text:p>638,304,168,242</text:p>
          </table:table-cell>
          <table:table-cell office:value-type="float" office:value="602.063918860565" calcext:value-type="float">
            <text:p>602.0639188606</text:p>
          </table:table-cell>
          <table:table-cell office:value-type="float" office:value="5.74350700994463" calcext:value-type="float">
            <text:p>5.7435070099</text:p>
          </table:table-cell>
          <table:table-cell office:value-type="float" office:value="16645.5218408781" calcext:value-type="float">
            <text:p>16645.5218408781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2902628074972.4" calcext:value-type="float">
            <text:p>22,902,628,074,973</text:p>
          </table:table-cell>
          <table:table-cell office:value-type="float" office:value="21602.312341159" calcext:value-type="float">
            <text:p>21602.312341159</text:p>
          </table:table-cell>
          <table:table-cell office:value-type="float" office:value="206.079501653701" calcext:value-type="float">
            <text:p>206.0795016537</text:p>
          </table:table-cell>
          <table:table-cell office:value-type="float" office:value="597248.482468033" calcext:value-type="float">
            <text:p>597248.48246803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4748788254641.7" calcext:value-type="float">
            <text:p>14,748,788,254,642</text:p>
          </table:table-cell>
          <table:table-cell office:value-type="float" office:value="13911.4135498954" calcext:value-type="float">
            <text:p>13911.4135498954</text:p>
          </table:table-cell>
          <table:table-cell office:value-type="float" office:value="132.71066200625" calcext:value-type="float">
            <text:p>132.7106620063</text:p>
          </table:table-cell>
          <table:table-cell office:value-type="float" office:value="384614.873650815" calcext:value-type="float">
            <text:p>384614.87365081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5071966543564.42" calcext:value-type="float">
            <text:p>5,071,966,543,564</text:p>
          </table:table-cell>
          <table:table-cell office:value-type="float" office:value="4784.00142984981" calcext:value-type="float">
            <text:p>4784.0014298498</text:p>
          </table:table-cell>
          <table:table-cell office:value-type="float" office:value="45.6379213023245" calcext:value-type="float">
            <text:p>45.6379213023</text:p>
          </table:table-cell>
          <table:table-cell office:value-type="float" office:value="132265.358864329" calcext:value-type="float">
            <text:p>132265.358864329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747339210462.915" calcext:value-type="float">
            <text:p>747,339,210,463</text:p>
          </table:table-cell>
          <table:table-cell office:value-type="float" office:value="602.063918858759" calcext:value-type="float">
            <text:p>602.0639188588</text:p>
          </table:table-cell>
          <table:table-cell office:value-type="float" office:value="5.5041942177549" calcext:value-type="float">
            <text:p>5.5041942178</text:p>
          </table:table-cell>
          <table:table-cell office:value-type="float" office:value="16645.7611536721" calcext:value-type="float">
            <text:p>16645.761153672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6814852283074.4" calcext:value-type="float">
            <text:p>26,814,852,283,075</text:p>
          </table:table-cell>
          <table:table-cell office:value-type="float" office:value="21602.3123410942" calcext:value-type="float">
            <text:p>21602.3123410942</text:p>
          </table:table-cell>
          <table:table-cell office:value-type="float" office:value="197.492855747563" calcext:value-type="float">
            <text:p>197.4928557476</text:p>
          </table:table-cell>
          <table:table-cell office:value-type="float" office:value="597257.069114004" calcext:value-type="float">
            <text:p>597257.06911400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7268174512895.4" calcext:value-type="float">
            <text:p>17,268,174,512,895</text:p>
          </table:table-cell>
          <table:table-cell office:value-type="float" office:value="13911.4135498537" calcext:value-type="float">
            <text:p>13911.4135498537</text:p>
          </table:table-cell>
          <table:table-cell office:value-type="float" office:value="127.181051086811" calcext:value-type="float">
            <text:p>127.1810510868</text:p>
          </table:table-cell>
          <table:table-cell office:value-type="float" office:value="384620.403261776" calcext:value-type="float">
            <text:p>384620.40326177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5938359266245.01" calcext:value-type="float">
            <text:p>5,938,359,266,245</text:p>
          </table:table-cell>
          <table:table-cell office:value-type="float" office:value="4784.00142983546" calcext:value-type="float">
            <text:p>4784.0014298355</text:p>
          </table:table-cell>
          <table:table-cell office:value-type="float" office:value="43.7363412471973" calcext:value-type="float">
            <text:p>43.7363412472</text:p>
          </table:table-cell>
          <table:table-cell office:value-type="float" office:value="132267.260444399" calcext:value-type="float">
            <text:p>132267.260444399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75621408292.5" calcext:value-type="float">
            <text:p>875,621,408,293</text:p>
          </table:table-cell>
          <table:table-cell office:value-type="float" office:value="602.063918857281" calcext:value-type="float">
            <text:p>602.0639188573</text:p>
          </table:table-cell>
          <table:table-cell office:value-type="float" office:value="5.27485279165846" calcext:value-type="float">
            <text:p>5.2748527917</text:p>
          </table:table-cell>
          <table:table-cell office:value-type="float" office:value="16645.9904950996" calcext:value-type="float">
            <text:p>16645.990495099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31417672712124" calcext:value-type="float">
            <text:p>31,417,672,712,124</text:p>
          </table:table-cell>
          <table:table-cell office:value-type="float" office:value="21602.3123410412" calcext:value-type="float">
            <text:p>21602.3123410412</text:p>
          </table:table-cell>
          <table:table-cell office:value-type="float" office:value="189.263986745284" calcext:value-type="float">
            <text:p>189.2639867453</text:p>
          </table:table-cell>
          <table:table-cell office:value-type="float" office:value="597265.29798306" calcext:value-type="float">
            <text:p>597265.2979830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20232289533231.2" calcext:value-type="float">
            <text:p>20,232,289,533,231</text:p>
          </table:table-cell>
          <table:table-cell office:value-type="float" office:value="13911.4135498195" calcext:value-type="float">
            <text:p>13911.4135498195</text:p>
          </table:table-cell>
          <table:table-cell office:value-type="float" office:value="121.88184061662" calcext:value-type="float">
            <text:p>121.8818406166</text:p>
          </table:table-cell>
          <table:table-cell office:value-type="float" office:value="384625.702472281" calcext:value-type="float">
            <text:p>384625.702472281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6957689936321.49" calcext:value-type="float">
            <text:p>6,957,689,936,321</text:p>
          </table:table-cell>
          <table:table-cell office:value-type="float" office:value="4784.00142982371" calcext:value-type="float">
            <text:p>4784.0014298237</text:p>
          </table:table-cell>
          <table:table-cell office:value-type="float" office:value="41.9139936923967" calcext:value-type="float">
            <text:p>41.9139936924</text:p>
          </table:table-cell>
          <table:table-cell office:value-type="float" office:value="132269.082791965" calcext:value-type="float">
            <text:p>132269.082791965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026652543501.76" calcext:value-type="float">
            <text:p>1,026,652,543,502</text:p>
          </table:table-cell>
          <table:table-cell office:value-type="float" office:value="602.063918856072" calcext:value-type="float">
            <text:p>602.0639188561</text:p>
          </table:table-cell>
          <table:table-cell office:value-type="float" office:value="5.05506725812338" calcext:value-type="float">
            <text:p>5.0550672581</text:p>
          </table:table-cell>
          <table:table-cell office:value-type="float" office:value="16646.2102806344" calcext:value-type="float">
            <text:p>16646.2102806344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36836734798097.9" calcext:value-type="float">
            <text:p>36,836,734,798,098</text:p>
          </table:table-cell>
          <table:table-cell office:value-type="float" office:value="21602.3123409978" calcext:value-type="float">
            <text:p>21602.3123409978</text:p>
          </table:table-cell>
          <table:table-cell office:value-type="float" office:value="181.377987277854" calcext:value-type="float">
            <text:p>181.3779872779</text:p>
          </table:table-cell>
          <table:table-cell office:value-type="float" office:value="597273.18398257" calcext:value-type="float">
            <text:p>597273.1839825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23722046210200.8" calcext:value-type="float">
            <text:p>23,722,046,210,201</text:p>
          </table:table-cell>
          <table:table-cell office:value-type="float" office:value="13911.4135497916" calcext:value-type="float">
            <text:p>13911.4135497916</text:p>
          </table:table-cell>
          <table:table-cell office:value-type="float" office:value="116.803430578235" calcext:value-type="float">
            <text:p>116.8034305782</text:p>
          </table:table-cell>
          <table:table-cell office:value-type="float" office:value="384630.780882347" calcext:value-type="float">
            <text:p>384630.78088234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8157783720649.83" calcext:value-type="float">
            <text:p>8,157,783,720,650</text:p>
          </table:table-cell>
          <table:table-cell office:value-type="float" office:value="4784.00142981411" calcext:value-type="float">
            <text:p>4784.0014298141</text:p>
          </table:table-cell>
          <table:table-cell office:value-type="float" office:value="40.167577284182" calcext:value-type="float">
            <text:p>40.1675772842</text:p>
          </table:table-cell>
          <table:table-cell office:value-type="float" office:value="132270.829208383" calcext:value-type="float">
            <text:p>132270.82920838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204589622983.42" calcext:value-type="float">
            <text:p>1,204,589,622,983</text:p>
          </table:table-cell>
          <table:table-cell office:value-type="float" office:value="602.063918855084" calcext:value-type="float">
            <text:p>602.0639188551</text:p>
          </table:table-cell>
          <table:table-cell office:value-type="float" office:value="4.8444394550047" calcext:value-type="float">
            <text:p>4.844439455</text:p>
          </table:table-cell>
          <table:table-cell office:value-type="float" office:value="16646.4209084385" calcext:value-type="float">
            <text:p>16646.420908438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43221193736130.7" calcext:value-type="float">
            <text:p>43,221,193,736,131</text:p>
          </table:table-cell>
          <table:table-cell office:value-type="float" office:value="21602.3123409624" calcext:value-type="float">
            <text:p>21602.3123409624</text:p>
          </table:table-cell>
          <table:table-cell office:value-type="float" office:value="173.820571116273" calcext:value-type="float">
            <text:p>173.8205711163</text:p>
          </table:table-cell>
          <table:table-cell office:value-type="float" office:value="597280.741398767" calcext:value-type="float">
            <text:p>597280.741398767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27833497205661" calcext:value-type="float">
            <text:p>27,833,497,205,661</text:p>
          </table:table-cell>
          <table:table-cell office:value-type="float" office:value="13911.4135497688" calcext:value-type="float">
            <text:p>13911.4135497688</text:p>
          </table:table-cell>
          <table:table-cell office:value-type="float" office:value="111.936620954707" calcext:value-type="float">
            <text:p>111.9366209547</text:p>
          </table:table-cell>
          <table:table-cell office:value-type="float" office:value="384635.647691993" calcext:value-type="float">
            <text:p>384635.64769199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9571672206567.72" calcext:value-type="float">
            <text:p>9,571,672,206,568</text:p>
          </table:table-cell>
          <table:table-cell office:value-type="float" office:value="4784.00142980625" calcext:value-type="float">
            <text:p>4784.0014298063</text:p>
          </table:table-cell>
          <table:table-cell office:value-type="float" office:value="38.4939282251371" calcext:value-type="float">
            <text:p>38.4939282251</text:p>
          </table:table-cell>
          <table:table-cell office:value-type="float" office:value="132272.50285745" calcext:value-type="float">
            <text:p>132272.50285745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414370734863.62" calcext:value-type="float">
            <text:p>1,414,370,734,864</text:p>
          </table:table-cell>
          <table:table-cell office:value-type="float" office:value="602.063918854277" calcext:value-type="float">
            <text:p>602.0639188543</text:p>
          </table:table-cell>
          <table:table-cell office:value-type="float" office:value="4.64258781023846" calcext:value-type="float">
            <text:p>4.6425878102</text:p>
          </table:table-cell>
          <table:table-cell office:value-type="float" office:value="16646.6227600841" calcext:value-type="float">
            <text:p>16646.6227600841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50748230251935.3" calcext:value-type="float">
            <text:p>50,748,230,251,935</text:p>
          </table:table-cell>
          <table:table-cell office:value-type="float" office:value="21602.3123409334" calcext:value-type="float">
            <text:p>21602.3123409334</text:p>
          </table:table-cell>
          <table:table-cell office:value-type="float" office:value="166.578047290781" calcext:value-type="float">
            <text:p>166.5780472908</text:p>
          </table:table-cell>
          <table:table-cell office:value-type="float" office:value="597287.983922622" calcext:value-type="float">
            <text:p>597287.98392262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32680743006149.5" calcext:value-type="float">
            <text:p>32,680,743,006,150</text:p>
          </table:table-cell>
          <table:table-cell office:value-type="float" office:value="13911.4135497501" calcext:value-type="float">
            <text:p>13911.4135497501</text:p>
          </table:table-cell>
          <table:table-cell office:value-type="float" office:value="107.272595062931" calcext:value-type="float">
            <text:p>107.2725950629</text:p>
          </table:table-cell>
          <table:table-cell office:value-type="float" office:value="384640.311717904" calcext:value-type="float">
            <text:p>384640.31171790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1238593454879.3" calcext:value-type="float">
            <text:p>11,238,593,454,879</text:p>
          </table:table-cell>
          <table:table-cell office:value-type="float" office:value="4784.00142979984" calcext:value-type="float">
            <text:p>4784.0014297998</text:p>
          </table:table-cell>
          <table:table-cell office:value-type="float" office:value="36.8900145426716" calcext:value-type="float">
            <text:p>36.8900145427</text:p>
          </table:table-cell>
          <table:table-cell office:value-type="float" office:value="132274.106771139" calcext:value-type="float">
            <text:p>132274.106771139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661865682054.74" calcext:value-type="float">
            <text:p>1,661,865,682,055</text:p>
          </table:table-cell>
          <table:table-cell office:value-type="float" office:value="602.063918853618" calcext:value-type="float">
            <text:p>602.0639188536</text:p>
          </table:table-cell>
          <table:table-cell office:value-type="float" office:value="4.44914665058974" calcext:value-type="float">
            <text:p>4.4491466506</text:p>
          </table:table-cell>
          <table:table-cell office:value-type="float" office:value="16646.8162012444" calcext:value-type="float">
            <text:p>16646.816201244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59628455398460.6" calcext:value-type="float">
            <text:p>59,628,455,398,461</text:p>
          </table:table-cell>
          <table:table-cell office:value-type="float" office:value="21602.3123409098" calcext:value-type="float">
            <text:p>21602.3123409098</text:p>
          </table:table-cell>
          <table:table-cell office:value-type="float" office:value="159.637295288442" calcext:value-type="float">
            <text:p>159.6372952884</text:p>
          </table:table-cell>
          <table:table-cell office:value-type="float" office:value="597294.924674648" calcext:value-type="float">
            <text:p>597294.92467464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38399412492939.5" calcext:value-type="float">
            <text:p>38,399,412,492,940</text:p>
          </table:table-cell>
          <table:table-cell office:value-type="float" office:value="13911.4135497349" calcext:value-type="float">
            <text:p>13911.4135497349</text:p>
          </table:table-cell>
          <table:table-cell office:value-type="float" office:value="102.802903581439" calcext:value-type="float">
            <text:p>102.8029035814</text:p>
          </table:table-cell>
          <table:table-cell office:value-type="float" office:value="384644.7814094" calcext:value-type="float">
            <text:p>384644.781409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13205188934448.5" calcext:value-type="float">
            <text:p>13,205,188,934,449</text:p>
          </table:table-cell>
          <table:table-cell office:value-type="float" office:value="4784.00142979461" calcext:value-type="float">
            <text:p>4784.0014297946</text:p>
          </table:table-cell>
          <table:table-cell office:value-type="float" office:value="35.3529305963314" calcext:value-type="float">
            <text:p>35.3529305963</text:p>
          </table:table-cell>
          <table:table-cell office:value-type="float" office:value="132275.643855091" calcext:value-type="float">
            <text:p>132275.64385509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954056386023.94" calcext:value-type="float">
            <text:p>1,954,056,386,024</text:p>
          </table:table-cell>
          <table:table-cell office:value-type="float" office:value="602.063918853081" calcext:value-type="float">
            <text:p>602.0639188531</text:p>
          </table:table-cell>
          <table:table-cell office:value-type="float" office:value="4.26376553920273" calcext:value-type="float">
            <text:p>4.2637655392</text:p>
          </table:table-cell>
          <table:table-cell office:value-type="float" office:value="16647.0015823563" calcext:value-type="float">
            <text:p>16647.0015823563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70112383520696.4" calcext:value-type="float">
            <text:p>70,112,383,520,696</text:p>
          </table:table-cell>
          <table:table-cell office:value-type="float" office:value="21602.3123408905" calcext:value-type="float">
            <text:p>21602.3123408905</text:p>
          </table:table-cell>
          <table:table-cell office:value-type="float" office:value="152.985741284155" calcext:value-type="float">
            <text:p>152.9857412842</text:p>
          </table:table-cell>
          <table:table-cell office:value-type="float" office:value="597301.576228671" calcext:value-type="float">
            <text:p>597301.57622867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45150831388865.7" calcext:value-type="float">
            <text:p>45,150,831,388,866</text:p>
          </table:table-cell>
          <table:table-cell office:value-type="float" office:value="13911.4135497225" calcext:value-type="float">
            <text:p>13911.4135497225</text:p>
          </table:table-cell>
          <table:table-cell office:value-type="float" office:value="98.5194492436923" calcext:value-type="float">
            <text:p>98.5194492437</text:p>
          </table:table-cell>
          <table:table-cell office:value-type="float" office:value="384649.064863751" calcext:value-type="float">
            <text:p>384649.06486375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15526937011003.2" calcext:value-type="float">
            <text:p>15,526,937,011,003</text:p>
          </table:table-cell>
          <table:table-cell office:value-type="float" office:value="4784.00142979034" calcext:value-type="float">
            <text:p>4784.0014297903</text:p>
          </table:table-cell>
          <table:table-cell office:value-type="float" office:value="33.8798918139692" calcext:value-type="float">
            <text:p>33.879891814</text:p>
          </table:table-cell>
          <table:table-cell office:value-type="float" office:value="132277.116893877" calcext:value-type="float">
            <text:p>132277.11689387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99253082060.44" calcext:value-type="float">
            <text:p>2,299,253,082,060</text:p>
          </table:table-cell>
          <table:table-cell office:value-type="float" office:value="602.063918852643" calcext:value-type="float">
            <text:p>602.0639188526</text:p>
          </table:table-cell>
          <table:table-cell office:value-type="float" office:value="4.0861086407526" calcext:value-type="float">
            <text:p>4.0861086408</text:p>
          </table:table-cell>
          <table:table-cell office:value-type="float" office:value="16647.1792392552" calcext:value-type="float">
            <text:p>16647.179239255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82498189434841.5" calcext:value-type="float">
            <text:p>82,498,189,434,842</text:p>
          </table:table-cell>
          <table:table-cell office:value-type="float" office:value="21602.3123408748" calcext:value-type="float">
            <text:p>21602.3123408748</text:p>
          </table:table-cell>
          <table:table-cell office:value-type="float" office:value="146.611335362032" calcext:value-type="float">
            <text:p>146.611335362</text:p>
          </table:table-cell>
          <table:table-cell office:value-type="float" office:value="597307.950634609" calcext:value-type="float">
            <text:p>597307.95063460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53127017710925.5" calcext:value-type="float">
            <text:p>53,127,017,710,926</text:p>
          </table:table-cell>
          <table:table-cell office:value-type="float" office:value="13911.4135497124" calcext:value-type="float">
            <text:p>13911.4135497124</text:p>
          </table:table-cell>
          <table:table-cell office:value-type="float" office:value="94.4144721691503" calcext:value-type="float">
            <text:p>94.4144721692</text:p>
          </table:table-cell>
          <table:table-cell office:value-type="float" office:value="384653.169840835" calcext:value-type="float">
            <text:p>384653.169840835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18269870835277.9" calcext:value-type="float">
            <text:p>18,269,870,835,278</text:p>
          </table:table-cell>
          <table:table-cell office:value-type="float" office:value="4784.00142978686" calcext:value-type="float">
            <text:p>4784.0014297869</text:p>
          </table:table-cell>
          <table:table-cell office:value-type="float" office:value="32.4682296472401" calcext:value-type="float">
            <text:p>32.4682296472</text:p>
          </table:table-cell>
          <table:table-cell office:value-type="float" office:value="132278.528556047" calcext:value-type="float">
            <text:p>132278.528556047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707353572198.1" calcext:value-type="float">
            <text:p>2,707,353,572,198</text:p>
          </table:table-cell>
          <table:table-cell office:value-type="float" office:value="602.063918852286" calcext:value-type="float">
            <text:p>602.0639188523</text:p>
          </table:table-cell>
          <table:table-cell office:value-type="float" office:value="3.91585411304919" calcext:value-type="float">
            <text:p>3.915854113</text:p>
          </table:table-cell>
          <table:table-cell office:value-type="float" office:value="16647.3494937832" calcext:value-type="float">
            <text:p>16647.3494937832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97141010534664.7" calcext:value-type="float">
            <text:p>97,141,010,534,665</text:p>
          </table:table-cell>
          <table:table-cell office:value-type="float" office:value="21602.312340862" calcext:value-type="float">
            <text:p>21602.312340862</text:p>
          </table:table-cell>
          <table:table-cell office:value-type="float" office:value="140.502529685874" calcext:value-type="float">
            <text:p>140.5025296859</text:p>
          </table:table-cell>
          <table:table-cell office:value-type="float" office:value="597314.059440298" calcext:value-type="float">
            <text:p>597314.05944029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62556672121979.4" calcext:value-type="float">
            <text:p>62,556,672,121,979</text:p>
          </table:table-cell>
          <table:table-cell office:value-type="float" office:value="13911.4135497041" calcext:value-type="float">
            <text:p>13911.4135497041</text:p>
          </table:table-cell>
          <table:table-cell office:value-type="float" office:value="90.4805358055384" calcext:value-type="float">
            <text:p>90.4805358055</text:p>
          </table:table-cell>
          <table:table-cell office:value-type="float" office:value="384657.103777207" calcext:value-type="float">
            <text:p>384657.103777207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21512638367396.2" calcext:value-type="float">
            <text:p>21,512,638,367,396</text:p>
          </table:table-cell>
          <table:table-cell office:value-type="float" office:value="4784.00142978402" calcext:value-type="float">
            <text:p>4784.001429784</text:p>
          </table:table-cell>
          <table:table-cell office:value-type="float" office:value="31.1153867372829" calcext:value-type="float">
            <text:p>31.1153867373</text:p>
          </table:table-cell>
          <table:table-cell office:value-type="float" office:value="132279.88139896" calcext:value-type="float">
            <text:p>132279.8813989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190154309627.59" calcext:value-type="float">
            <text:p>3,190,154,309,628</text:p>
          </table:table-cell>
          <table:table-cell office:value-type="float" office:value="602.063918851996" calcext:value-type="float">
            <text:p>602.063918852</text:p>
          </table:table-cell>
          <table:table-cell office:value-type="float" office:value="3.75269352399046" calcext:value-type="float">
            <text:p>3.752693524</text:p>
          </table:table-cell>
          <table:table-cell office:value-type="float" office:value="16647.5126543726" calcext:value-type="float">
            <text:p>16647.512654372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4464108634003" calcext:value-type="float">
            <text:p>114,464,108,634,003</text:p>
          </table:table-cell>
          <table:table-cell office:value-type="float" office:value="21602.3123408516" calcext:value-type="float">
            <text:p>21602.3123408516</text:p>
          </table:table-cell>
          <table:table-cell office:value-type="float" office:value="134.64825757921" calcext:value-type="float">
            <text:p>134.6482575792</text:p>
          </table:table-cell>
          <table:table-cell office:value-type="float" office:value="597319.913712415" calcext:value-type="float">
            <text:p>597319.91371241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73712365911581.1" calcext:value-type="float">
            <text:p>73,712,365,911,581</text:p>
          </table:table-cell>
          <table:table-cell office:value-type="float" office:value="13911.4135496974" calcext:value-type="float">
            <text:p>13911.4135496974</text:p>
          </table:table-cell>
          <table:table-cell office:value-type="float" office:value="86.7105134568545" calcext:value-type="float">
            <text:p>86.7105134569</text:p>
          </table:table-cell>
          <table:table-cell office:value-type="float" office:value="384660.873799562" calcext:value-type="float">
            <text:p>384660.87379956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25348974254400.5" calcext:value-type="float">
            <text:p>25,348,974,254,401</text:p>
          </table:table-cell>
          <table:table-cell office:value-type="float" office:value="4784.00142978172" calcext:value-type="float">
            <text:p>4784.0014297817</text:p>
          </table:table-cell>
          <table:table-cell office:value-type="float" office:value="29.8189122818308" calcext:value-type="float">
            <text:p>29.8189122818</text:p>
          </table:table-cell>
          <table:table-cell office:value-type="float" office:value="132281.177873418" calcext:value-type="float">
            <text:p>132281.17787341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761723915510.99" calcext:value-type="float">
            <text:p>3,761,723,915,511</text:p>
          </table:table-cell>
          <table:table-cell office:value-type="float" office:value="602.06391885176" calcext:value-type="float">
            <text:p>602.0639188518</text:p>
          </table:table-cell>
          <table:table-cell office:value-type="float" office:value="3.59633129280937" calcext:value-type="float">
            <text:p>3.5963312928</text:p>
          </table:table-cell>
          <table:table-cell office:value-type="float" office:value="16647.669016604" calcext:value-type="float">
            <text:p>16647.66901660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34972271910710" calcext:value-type="float">
            <text:p>134,972,271,910,710</text:p>
          </table:table-cell>
          <table:table-cell office:value-type="float" office:value="21602.3123408431" calcext:value-type="float">
            <text:p>21602.3123408431</text:p>
          </table:table-cell>
          <table:table-cell office:value-type="float" office:value="129.037913476998" calcext:value-type="float">
            <text:p>129.037913477</text:p>
          </table:table-cell>
          <table:table-cell office:value-type="float" office:value="597325.524056526" calcext:value-type="float">
            <text:p>597325.52405652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86919171552821.1" calcext:value-type="float">
            <text:p>86,919,171,552,821</text:p>
          </table:table-cell>
          <table:table-cell office:value-type="float" office:value="13911.413549692" calcext:value-type="float">
            <text:p>13911.413549692</text:p>
          </table:table-cell>
          <table:table-cell office:value-type="float" office:value="83.0975753727035" calcext:value-type="float">
            <text:p>83.0975753727</text:p>
          </table:table-cell>
          <table:table-cell office:value-type="float" office:value="384664.486737652" calcext:value-type="float">
            <text:p>384664.48673765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29890667795810.3" calcext:value-type="float">
            <text:p>29,890,667,795,810</text:p>
          </table:table-cell>
          <table:table-cell office:value-type="float" office:value="4784.00142977984" calcext:value-type="float">
            <text:p>4784.0014297798</text:p>
          </table:table-cell>
          <table:table-cell office:value-type="float" office:value="28.5764575953574" calcext:value-type="float">
            <text:p>28.5764575954</text:p>
          </table:table-cell>
          <table:table-cell office:value-type="float" office:value="132282.420328106" calcext:value-type="float">
            <text:p>132282.420328106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438851944611.74" calcext:value-type="float">
            <text:p>4,438,851,944,612</text:p>
          </table:table-cell>
          <table:table-cell office:value-type="float" office:value="602.063918851568" calcext:value-type="float">
            <text:p>602.0639188516</text:p>
          </table:table-cell>
          <table:table-cell office:value-type="float" office:value="3.44648415460207" calcext:value-type="float">
            <text:p>3.4464841546</text:p>
          </table:table-cell>
          <table:table-cell office:value-type="float" office:value="16647.8188637424" calcext:value-type="float">
            <text:p>16647.8188637424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59267916810459" calcext:value-type="float">
            <text:p>159,267,916,810,459</text:p>
          </table:table-cell>
          <table:table-cell office:value-type="float" office:value="21602.3123408362" calcext:value-type="float">
            <text:p>21602.3123408362</text:p>
          </table:table-cell>
          <table:table-cell office:value-type="float" office:value="123.661333712661" calcext:value-type="float">
            <text:p>123.6613337127</text:p>
          </table:table-cell>
          <table:table-cell office:value-type="float" office:value="597330.900636297" calcext:value-type="float">
            <text:p>597330.90063629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02565031973877" calcext:value-type="float">
            <text:p>102,565,031,973,877</text:p>
          </table:table-cell>
          <table:table-cell office:value-type="float" office:value="13911.4135496875" calcext:value-type="float">
            <text:p>13911.4135496875</text:p>
          </table:table-cell>
          <table:table-cell office:value-type="float" office:value="79.635176375575" calcext:value-type="float">
            <text:p>79.6351763756</text:p>
          </table:table-cell>
          <table:table-cell office:value-type="float" office:value="384667.949136654" calcext:value-type="float">
            <text:p>384667.949136654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35271128836458.7" calcext:value-type="float">
            <text:p>35,271,128,836,459</text:p>
          </table:table-cell>
          <table:table-cell office:value-type="float" office:value="4784.00142977832" calcext:value-type="float">
            <text:p>4784.0014297783</text:p>
          </table:table-cell>
          <table:table-cell office:value-type="float" office:value="27.3857718542166" calcext:value-type="float">
            <text:p>27.3857718542</text:p>
          </table:table-cell>
          <table:table-cell office:value-type="float" office:value="132283.611013849" calcext:value-type="float">
            <text:p>132283.611013849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241588404297.01" calcext:value-type="float">
            <text:p>5,241,588,404,297</text:p>
          </table:table-cell>
          <table:table-cell office:value-type="float" office:value="602.063918851412" calcext:value-type="float">
            <text:p>602.0639188514</text:p>
          </table:table-cell>
          <table:table-cell office:value-type="float" office:value="3.30288064716731" calcext:value-type="float">
            <text:p>3.3028806472</text:p>
          </table:table-cell>
          <table:table-cell office:value-type="float" office:value="16647.96246725" calcext:value-type="float">
            <text:p>16647.96246725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88070446220585" calcext:value-type="float">
            <text:p>188,070,446,220,585</text:p>
          </table:table-cell>
          <table:table-cell office:value-type="float" office:value="21602.3123408306" calcext:value-type="float">
            <text:p>21602.3123408306</text:p>
          </table:table-cell>
          <table:table-cell office:value-type="float" office:value="118.50877810567" calcext:value-type="float">
            <text:p>118.5087781057</text:p>
          </table:table-cell>
          <table:table-cell office:value-type="float" office:value="597336.05319191" calcext:value-type="float">
            <text:p>597336.05319191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21113226795774" calcext:value-type="float">
            <text:p>121,113,226,795,774</text:p>
          </table:table-cell>
          <table:table-cell office:value-type="float" office:value="13911.4135496839" calcext:value-type="float">
            <text:p>13911.4135496839</text:p>
          </table:table-cell>
          <table:table-cell office:value-type="float" office:value="76.3170440036481" calcext:value-type="float">
            <text:p>76.3170440036</text:p>
          </table:table-cell>
          <table:table-cell office:value-type="float" office:value="384671.267269029" calcext:value-type="float">
            <text:p>384671.267269029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649674785857" calcext:value-type="float">
            <text:p>41,649,674,785,857</text:p>
          </table:table-cell>
          <table:table-cell office:value-type="float" office:value="4784.00142977708" calcext:value-type="float">
            <text:p>4784.0014297771</text:p>
          </table:table-cell>
          <table:table-cell office:value-type="float" office:value="26.2446980190672" calcext:value-type="float">
            <text:p>26.2446980191</text:p>
          </table:table-cell>
          <table:table-cell office:value-type="float" office:value="132284.752087685" calcext:value-type="float">
            <text:p>132284.752087685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6193892795089.79" calcext:value-type="float">
            <text:p>6,193,892,795,090</text:p>
          </table:table-cell>
          <table:table-cell office:value-type="float" office:value="602.063918851286" calcext:value-type="float">
            <text:p>602.0639188513</text:p>
          </table:table-cell>
          <table:table-cell office:value-type="float" office:value="3.1652606192275" calcext:value-type="float">
            <text:p>3.1652606192</text:p>
          </table:table-cell>
          <table:table-cell office:value-type="float" office:value="16648.1000872781" calcext:value-type="float">
            <text:p>16648.1000872781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22239537324228" calcext:value-type="float">
            <text:p>222,239,537,324,228</text:p>
          </table:table-cell>
          <table:table-cell office:value-type="float" office:value="21602.3123408261" calcext:value-type="float">
            <text:p>21602.3123408261</text:p>
          </table:table-cell>
          <table:table-cell office:value-type="float" office:value="113.570912316302" calcext:value-type="float">
            <text:p>113.5709123163</text:p>
          </table:table-cell>
          <table:table-cell office:value-type="float" office:value="597340.991057704" calcext:value-type="float">
            <text:p>597340.99105770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143117369197750" calcext:value-type="float">
            <text:p>143,117,369,197,750</text:p>
          </table:table-cell>
          <table:table-cell office:value-type="float" office:value="13911.413549681" calcext:value-type="float">
            <text:p>13911.413549681</text:p>
          </table:table-cell>
          <table:table-cell office:value-type="float" office:value="73.1371671476457" calcext:value-type="float">
            <text:p>73.1371671476</text:p>
          </table:table-cell>
          <table:table-cell office:value-type="float" office:value="384674.447145888" calcext:value-type="float">
            <text:p>384674.447145888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49216687896071.4" calcext:value-type="float">
            <text:p>49,216,687,896,071</text:p>
          </table:table-cell>
          <table:table-cell office:value-type="float" office:value="4784.00142977607" calcext:value-type="float">
            <text:p>4784.0014297761</text:p>
          </table:table-cell>
          <table:table-cell office:value-type="float" office:value="25.151168927196" calcext:value-type="float">
            <text:p>25.1511689272</text:p>
          </table:table-cell>
          <table:table-cell office:value-type="float" office:value="132285.845616778" calcext:value-type="float">
            <text:p>132285.845616778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7324415405675.04" calcext:value-type="float">
            <text:p>7,324,415,405,675</text:p>
          </table:table-cell>
          <table:table-cell office:value-type="float" office:value="602.063918851183" calcext:value-type="float">
            <text:p>602.0639188512</text:p>
          </table:table-cell>
          <table:table-cell office:value-type="float" office:value="3.03337475914049" calcext:value-type="float">
            <text:p>3.0333747591</text:p>
          </table:table-cell>
          <table:table-cell office:value-type="float" office:value="16648.2319731382" calcext:value-type="float">
            <text:p>16648.2319731382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62803174801166" calcext:value-type="float">
            <text:p>262,803,174,801,166</text:p>
          </table:table-cell>
          <table:table-cell office:value-type="float" office:value="21602.3123408224" calcext:value-type="float">
            <text:p>21602.3123408224</text:p>
          </table:table-cell>
          <table:table-cell office:value-type="float" office:value="108.838790935612" calcext:value-type="float">
            <text:p>108.8387909356</text:p>
          </table:table-cell>
          <table:table-cell office:value-type="float" office:value="597345.723179088" calcext:value-type="float">
            <text:p>597345.723179088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69239458681410" calcext:value-type="float">
            <text:p>169,239,458,681,410</text:p>
          </table:table-cell>
          <table:table-cell office:value-type="float" office:value="13911.4135496786" calcext:value-type="float">
            <text:p>13911.4135496786</text:p>
          </table:table-cell>
          <table:table-cell office:value-type="float" office:value="70.0897851611511" calcext:value-type="float">
            <text:p>70.0897851612</text:p>
          </table:table-cell>
          <table:table-cell office:value-type="float" office:value="384677.494527877" calcext:value-type="float">
            <text:p>384677.494527877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58199823433828" calcext:value-type="float">
            <text:p>58,199,823,433,828</text:p>
          </table:table-cell>
          <table:table-cell office:value-type="float" office:value="4784.00142977526" calcext:value-type="float">
            <text:p>4784.0014297753</text:p>
          </table:table-cell>
          <table:table-cell office:value-type="float" office:value="24.1032035476607" calcext:value-type="float">
            <text:p>24.1032035477</text:p>
          </table:table-cell>
          <table:table-cell office:value-type="float" office:value="132286.893582159" calcext:value-type="float">
            <text:p>132286.893582159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667438414673.26" calcext:value-type="float">
            <text:p>8,667,438,414,673</text:p>
          </table:table-cell>
          <table:table-cell office:value-type="float" office:value="602.0639188511" calcext:value-type="float">
            <text:p>602.0639188511</text:p>
          </table:table-cell>
          <table:table-cell office:value-type="float" office:value="2.90698414324829" calcext:value-type="float">
            <text:p>2.9069841432</text:p>
          </table:table-cell>
          <table:table-cell office:value-type="float" office:value="16648.3583637542" calcext:value-type="float">
            <text:p>16648.3583637542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310991417964201" calcext:value-type="float">
            <text:p>310,991,417,964,201</text:p>
          </table:table-cell>
          <table:table-cell office:value-type="float" office:value="21602.3123408194" calcext:value-type="float">
            <text:p>21602.3123408194</text:p>
          </table:table-cell>
          <table:table-cell office:value-type="float" office:value="104.303841279998" calcext:value-type="float">
            <text:p>104.30384128</text:p>
          </table:table-cell>
          <table:table-cell office:value-type="float" office:value="597350.258128746" calcext:value-type="float">
            <text:p>597350.258128746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200271626363138" calcext:value-type="float">
            <text:p>200,271,626,363,138</text:p>
          </table:table-cell>
          <table:table-cell office:value-type="float" office:value="13911.4135496767" calcext:value-type="float">
            <text:p>13911.4135496767</text:p>
          </table:table-cell>
          <table:table-cell office:value-type="float" office:value="67.1693774246603" calcext:value-type="float">
            <text:p>67.1693774247</text:p>
          </table:table-cell>
          <table:table-cell office:value-type="float" office:value="384680.414935615" calcext:value-type="float">
            <text:p>384680.41493561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68871487677598.6" calcext:value-type="float">
            <text:p>68,871,487,677,599</text:p>
          </table:table-cell>
          <table:table-cell office:value-type="float" office:value="4784.0014297746" calcext:value-type="float">
            <text:p>4784.0014297746</text:p>
          </table:table-cell>
          <table:table-cell office:value-type="float" office:value="23.0989033924675" calcext:value-type="float">
            <text:p>23.0989033925</text:p>
          </table:table-cell>
          <table:table-cell office:value-type="float" office:value="132287.897882314" calcext:value-type="float">
            <text:p>132287.897882314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0264010213435.5" calcext:value-type="float">
            <text:p>10,264,010,213,436</text:p>
          </table:table-cell>
          <table:table-cell office:value-type="float" office:value="602.063918851033" calcext:value-type="float">
            <text:p>602.063918851</text:p>
          </table:table-cell>
          <table:table-cell office:value-type="float" office:value="2.7858598030446" calcext:value-type="float">
            <text:p>2.785859803</text:p>
          </table:table-cell>
          <table:table-cell office:value-type="float" office:value="16648.4794880945" calcext:value-type="float">
            <text:p>16648.4794880945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68277100748882" calcext:value-type="float">
            <text:p>368,277,100,748,882</text:p>
          </table:table-cell>
          <table:table-cell office:value-type="float" office:value="21602.312340817" calcext:value-type="float">
            <text:p>21602.312340817</text:p>
          </table:table-cell>
          <table:table-cell office:value-type="float" office:value="99.9578478609782" calcext:value-type="float">
            <text:p>99.957847861</text:p>
          </table:table-cell>
          <table:table-cell office:value-type="float" office:value="597354.604122168" calcext:value-type="float">
            <text:p>597354.604122168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237162344871426" calcext:value-type="float">
            <text:p>237,162,344,871,426</text:p>
          </table:table-cell>
          <table:table-cell office:value-type="float" office:value="13911.4135496752" calcext:value-type="float">
            <text:p>13911.4135496752</text:p>
          </table:table-cell>
          <table:table-cell office:value-type="float" office:value="64.370653344465" calcext:value-type="float">
            <text:p>64.3706533445</text:p>
          </table:table-cell>
          <table:table-cell office:value-type="float" office:value="384683.213659697" calcext:value-type="float">
            <text:p>384683.213659697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float" office:value="81557851249413" calcext:value-type="float">
            <text:p>81,557,851,249,413</text:p>
          </table:table-cell>
          <table:table-cell office:value-type="float" office:value="4784.00142977406" calcext:value-type="float">
            <text:p>4784.0014297741</text:p>
          </table:table-cell>
          <table:table-cell office:value-type="float" office:value="22.1364490772832" calcext:value-type="float">
            <text:p>22.1364490773</text:p>
          </table:table-cell>
          <table:table-cell office:value-type="float" office:value="132288.86033663" calcext:value-type="float">
            <text:p>132288.86033663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2163313498494" calcext:value-type="float">
            <text:p>12,163,313,498,494</text:p>
          </table:table-cell>
          <table:table-cell office:value-type="float" office:value="602.063918850978" calcext:value-type="float">
            <text:p>602.063918851</text:p>
          </table:table-cell>
          <table:table-cell office:value-type="float" office:value="2.66978231037692" calcext:value-type="float">
            <text:p>2.6697823104</text:p>
          </table:table-cell>
          <table:table-cell office:value-type="float" office:value="16648.5955655872" calcext:value-type="float">
            <text:p>16648.595565587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436424919459015" calcext:value-type="float">
            <text:p>436,424,919,459,015</text:p>
          </table:table-cell>
          <table:table-cell office:value-type="float" office:value="21602.312340815" calcext:value-type="float">
            <text:p>21602.312340815</text:p>
          </table:table-cell>
          <table:table-cell office:value-type="float" office:value="95.7929375020726" calcext:value-type="float">
            <text:p>95.7929375021</text:p>
          </table:table-cell>
          <table:table-cell office:value-type="float" office:value="597358.769032529" calcext:value-type="float">
            <text:p>597358.769032529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281048039774266" calcext:value-type="float">
            <text:p>281,048,039,774,266</text:p>
          </table:table-cell>
          <table:table-cell office:value-type="float" office:value="13911.4135496739" calcext:value-type="float">
            <text:p>13911.4135496739</text:p>
          </table:table-cell>
          <table:table-cell office:value-type="float" office:value="61.6885427682473" calcext:value-type="float">
            <text:p>61.6885427682</text:p>
          </table:table-cell>
          <table:table-cell office:value-type="float" office:value="384685.895770275" calcext:value-type="float">
            <text:p>384685.895770275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96649719980949.7" calcext:value-type="float">
            <text:p>96,649,719,980,950</text:p>
          </table:table-cell>
          <table:table-cell office:value-type="float" office:value="4784.00142977363" calcext:value-type="float">
            <text:p>4784.0014297736</text:p>
          </table:table-cell>
          <table:table-cell office:value-type="float" office:value="21.2140970254504" calcext:value-type="float">
            <text:p>21.2140970255</text:p>
          </table:table-cell>
          <table:table-cell office:value-type="float" office:value="132289.782688682" calcext:value-type="float">
            <text:p>132289.78268868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4424316370680.3" calcext:value-type="float">
            <text:p>14,424,316,370,680</text:p>
          </table:table-cell>
          <table:table-cell office:value-type="float" office:value="602.063918850934" calcext:value-type="float">
            <text:p>602.0639188509</text:p>
          </table:table-cell>
          <table:table-cell office:value-type="float" office:value="2.55854137993201" calcext:value-type="float">
            <text:p>2.5585413799</text:p>
          </table:table-cell>
          <table:table-cell office:value-type="float" office:value="16648.7068065177" calcext:value-type="float">
            <text:p>16648.7068065177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517550674913125" calcext:value-type="float">
            <text:p>517,550,674,913,125</text:p>
          </table:table-cell>
          <table:table-cell office:value-type="float" office:value="21602.3123408135" calcext:value-type="float">
            <text:p>21602.3123408135</text:p>
          </table:table-cell>
          <table:table-cell office:value-type="float" office:value="91.8015650758025" calcext:value-type="float">
            <text:p>91.8015650758</text:p>
          </table:table-cell>
          <table:table-cell office:value-type="float" office:value="597362.760404957" calcext:value-type="float">
            <text:p>597362.760404957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333291240217190" calcext:value-type="float">
            <text:p>333,291,240,217,190</text:p>
          </table:table-cell>
          <table:table-cell office:value-type="float" office:value="13911.4135496729" calcext:value-type="float">
            <text:p>13911.4135496729</text:p>
          </table:table-cell>
          <table:table-cell office:value-type="float" office:value="59.1181868000253" calcext:value-type="float">
            <text:p>59.1181868</text:p>
          </table:table-cell>
          <table:table-cell office:value-type="float" office:value="384688.466126244" calcext:value-type="float">
            <text:p>384688.466126244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114615654551327" calcext:value-type="float">
            <text:p>114,615,654,551,327</text:p>
          </table:table-cell>
          <table:table-cell office:value-type="float" office:value="4784.00142977328" calcext:value-type="float">
            <text:p>4784.0014297733</text:p>
          </table:table-cell>
          <table:table-cell office:value-type="float" office:value="20.3301763093353" calcext:value-type="float">
            <text:p>20.3301763093</text:p>
          </table:table-cell>
          <table:table-cell office:value-type="float" office:value="132290.666609399" calcext:value-type="float">
            <text:p>132290.66660939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7117766265312.3" calcext:value-type="float">
            <text:p>17,117,766,265,312</text:p>
          </table:table-cell>
          <table:table-cell office:value-type="float" office:value="602.063918850899" calcext:value-type="float">
            <text:p>602.0639188509</text:p>
          </table:table-cell>
          <table:table-cell office:value-type="float" office:value="2.45193548828426" calcext:value-type="float">
            <text:p>2.4519354883</text:p>
          </table:table-cell>
          <table:table-cell office:value-type="float" office:value="16648.8134124094" calcext:value-type="float">
            <text:p>16648.8134124094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614192815517101" calcext:value-type="float">
            <text:p>614,192,815,517,101</text:p>
          </table:table-cell>
          <table:table-cell office:value-type="float" office:value="21602.3123408122" calcext:value-type="float">
            <text:p>21602.3123408122</text:p>
          </table:table-cell>
          <table:table-cell office:value-type="float" office:value="87.9764998349875" calcext:value-type="float">
            <text:p>87.976499835</text:p>
          </table:table-cell>
          <table:table-cell office:value-type="float" office:value="597366.585470199" calcext:value-type="float">
            <text:p>597366.58547019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95526651086956" calcext:value-type="float">
            <text:p>395,526,651,086,956</text:p>
          </table:table-cell>
          <table:table-cell office:value-type="float" office:value="13911.4135496721" calcext:value-type="float">
            <text:p>13911.4135496721</text:p>
          </table:table-cell>
          <table:table-cell office:value-type="float" office:value="56.6549289978074" calcext:value-type="float">
            <text:p>56.6549289978</text:p>
          </table:table-cell>
          <table:table-cell office:value-type="float" office:value="384690.929384047" calcext:value-type="float">
            <text:p>384690.929384047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136017814261437" calcext:value-type="float">
            <text:p>136,017,814,261,437</text:p>
          </table:table-cell>
          <table:table-cell office:value-type="float" office:value="4784.001429773" calcext:value-type="float">
            <text:p>4784.001429773</text:p>
          </table:table-cell>
          <table:table-cell office:value-type="float" office:value="19.4830856232858" calcext:value-type="float">
            <text:p>19.4830856233</text:p>
          </table:table-cell>
          <table:table-cell office:value-type="float" office:value="132291.513700085" calcext:value-type="float">
            <text:p>132291.51370008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0328599447281" calcext:value-type="float">
            <text:p>20,328,599,447,281</text:p>
          </table:table-cell>
          <table:table-cell office:value-type="float" office:value="602.06391885087" calcext:value-type="float">
            <text:p>602.0639188509</text:p>
          </table:table-cell>
          <table:table-cell office:value-type="float" office:value="2.34977150881718" calcext:value-type="float">
            <text:p>2.3497715088</text:p>
          </table:table-cell>
          <table:table-cell office:value-type="float" office:value="16648.9155763889" calcext:value-type="float">
            <text:p>16648.9155763889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729398890984162" calcext:value-type="float">
            <text:p>729,398,890,984,162</text:p>
          </table:table-cell>
          <table:table-cell office:value-type="float" office:value="21602.3123408112" calcext:value-type="float">
            <text:p>21602.3123408112</text:p>
          </table:table-cell>
          <table:table-cell office:value-type="float" office:value="84.3108123135689" calcext:value-type="float">
            <text:p>84.3108123136</text:p>
          </table:table-cell>
          <table:table-cell office:value-type="float" office:value="597370.251157721" calcext:value-type="float">
            <text:p>597370.25115772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469716827303840" calcext:value-type="float">
            <text:p>469,716,827,303,840</text:p>
          </table:table-cell>
          <table:table-cell office:value-type="float" office:value="13911.4135496714" calcext:value-type="float">
            <text:p>13911.4135496714</text:p>
          </table:table-cell>
          <table:table-cell office:value-type="float" office:value="54.2943069380113" calcext:value-type="float">
            <text:p>54.294306938</text:p>
          </table:table-cell>
          <table:table-cell office:value-type="float" office:value="384693.290006107" calcext:value-type="float">
            <text:p>384693.290006107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161531102888030" calcext:value-type="float">
            <text:p>161,531,102,888,030</text:p>
          </table:table-cell>
          <table:table-cell office:value-type="float" office:value="4784.00142977277" calcext:value-type="float">
            <text:p>4784.0014297728</text:p>
          </table:table-cell>
          <table:table-cell office:value-type="float" office:value="18.6712903827163" calcext:value-type="float">
            <text:p>18.6712903827</text:p>
          </table:table-cell>
          <table:table-cell office:value-type="float" office:value="132292.325495326" calcext:value-type="float">
            <text:p>132292.325495326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158854555335" calcext:value-type="float">
            <text:p>24,158,854,555,335</text:p>
          </table:table-cell>
          <table:table-cell office:value-type="float" office:value="602.063918850847" calcext:value-type="float">
            <text:p>602.0639188508</text:p>
          </table:table-cell>
          <table:table-cell office:value-type="float" office:value="2.2518643618564" calcext:value-type="float">
            <text:p>2.2518643619</text:p>
          </table:table-cell>
          <table:table-cell office:value-type="float" office:value="16649.0134835359" calcext:value-type="float">
            <text:p>16649.0134835359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866830091556843" calcext:value-type="float">
            <text:p>866,830,091,556,843</text:p>
          </table:table-cell>
          <table:table-cell office:value-type="float" office:value="21602.3123408103" calcext:value-type="float">
            <text:p>21602.3123408103</text:p>
          </table:table-cell>
          <table:table-cell office:value-type="float" office:value="80.7978617732323" calcext:value-type="float">
            <text:p>80.7978617732</text:p>
          </table:table-cell>
          <table:table-cell office:value-type="float" office:value="597373.764108262" calcext:value-type="float">
            <text:p>597373.76410826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558219494779049" calcext:value-type="float">
            <text:p>558,219,494,779,049</text:p>
          </table:table-cell>
          <table:table-cell office:value-type="float" office:value="13911.4135496709" calcext:value-type="float">
            <text:p>13911.4135496709</text:p>
          </table:table-cell>
          <table:table-cell office:value-type="float" office:value="52.0320441313654" calcext:value-type="float">
            <text:p>52.0320441314</text:p>
          </table:table-cell>
          <table:table-cell office:value-type="float" office:value="384695.552268915" calcext:value-type="float">
            <text:p>384695.552268915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191966319714009" calcext:value-type="float">
            <text:p>191,966,319,714,009</text:p>
          </table:table-cell>
          <table:table-cell office:value-type="float" office:value="4784.00142977258" calcext:value-type="float">
            <text:p>4784.0014297726</text:p>
          </table:table-cell>
          <table:table-cell office:value-type="float" office:value="17.8933199440637" calcext:value-type="float">
            <text:p>17.8933199441</text:p>
          </table:table-cell>
          <table:table-cell office:value-type="float" office:value="132293.103465765" calcext:value-type="float">
            <text:p>132293.10346576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8731197908490.5" calcext:value-type="float">
            <text:p>28,731,197,908,491</text:p>
          </table:table-cell>
          <table:table-cell office:value-type="float" office:value="602.063918850828" calcext:value-type="float">
            <text:p>602.0639188508</text:p>
          </table:table-cell>
          <table:table-cell office:value-type="float" office:value="2.15803667938047" calcext:value-type="float">
            <text:p>2.1580366794</text:p>
          </table:table-cell>
          <table:table-cell office:value-type="float" office:value="16649.1073112184" calcext:value-type="float">
            <text:p>16649.107311218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.03088773751713E+015" calcext:value-type="float">
            <text:p>1,030,887,737,517,130</text:p>
          </table:table-cell>
          <table:table-cell office:value-type="float" office:value="21602.3123408097" calcext:value-type="float">
            <text:p>21602.3123408097</text:p>
          </table:table-cell>
          <table:table-cell office:value-type="float" office:value="77.4312841730861" calcext:value-type="float">
            <text:p>77.4312841731</text:p>
          </table:table-cell>
          <table:table-cell office:value-type="float" office:value="597377.130685863" calcext:value-type="float">
            <text:p>597377.13068586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663869006874447" calcext:value-type="float">
            <text:p>663,869,006,874,447</text:p>
          </table:table-cell>
          <table:table-cell office:value-type="float" office:value="13911.4135496704" calcext:value-type="float">
            <text:p>13911.4135496704</text:p>
          </table:table-cell>
          <table:table-cell office:value-type="float" office:value="49.8640422756468" calcext:value-type="float">
            <text:p>49.8640422756</text:p>
          </table:table-cell>
          <table:table-cell office:value-type="float" office:value="384697.720270771" calcext:value-type="float">
            <text:p>384697.720270771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228298171622122" calcext:value-type="float">
            <text:p>228,298,171,622,122</text:p>
          </table:table-cell>
          <table:table-cell office:value-type="float" office:value="4784.00142977244" calcext:value-type="float">
            <text:p>4784.0014297724</text:p>
          </table:table-cell>
          <table:table-cell office:value-type="float" office:value="17.1477649405786" calcext:value-type="float">
            <text:p>17.1477649406</text:p>
          </table:table-cell>
          <table:table-cell office:value-type="float" office:value="132293.849020768" calcext:value-type="float">
            <text:p>132293.84902076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4193191776889.6" calcext:value-type="float">
            <text:p>34,193,191,776,890</text:p>
          </table:table-cell>
          <table:table-cell office:value-type="float" office:value="602.063918850813" calcext:value-type="float">
            <text:p>602.0639188508</text:p>
          </table:table-cell>
          <table:table-cell office:value-type="float" office:value="2.06811848370201" calcext:value-type="float">
            <text:p>2.0681184837</text:p>
          </table:table-cell>
          <table:table-cell office:value-type="float" office:value="16649.1972294141" calcext:value-type="float">
            <text:p>16649.197229414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.2268664265805E+015" calcext:value-type="float">
            <text:p>1,226,866,426,580,500</text:p>
          </table:table-cell>
          <table:table-cell office:value-type="float" office:value="21602.3123408091" calcext:value-type="float">
            <text:p>21602.3123408091</text:p>
          </table:table-cell>
          <table:table-cell office:value-type="float" office:value="74.2049806406047" calcext:value-type="float">
            <text:p>74.2049806406</text:p>
          </table:table-cell>
          <table:table-cell office:value-type="float" office:value="597380.356989396" calcext:value-type="float">
            <text:p>597380.356989396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790074967952627" calcext:value-type="float">
            <text:p>790,074,967,952,627</text:p>
          </table:table-cell>
          <table:table-cell office:value-type="float" office:value="13911.4135496701" calcext:value-type="float">
            <text:p>13911.4135496701</text:p>
          </table:table-cell>
          <table:table-cell office:value-type="float" office:value="47.7863738312218" calcext:value-type="float">
            <text:p>47.7863738312</text:p>
          </table:table-cell>
          <table:table-cell office:value-type="float" office:value="384699.797939215" calcext:value-type="float">
            <text:p>384699.79793921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271699188786055" calcext:value-type="float">
            <text:p>271,699,188,786,055</text:p>
          </table:table-cell>
          <table:table-cell office:value-type="float" office:value="4784.00142977232" calcext:value-type="float">
            <text:p>4784.0014297723</text:p>
          </table:table-cell>
          <table:table-cell office:value-type="float" office:value="16.433274729125" calcext:value-type="float">
            <text:p>16.4332747291</text:p>
          </table:table-cell>
          <table:table-cell office:value-type="float" office:value="132294.56351098" calcext:value-type="float">
            <text:p>132294.56351098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0722465531479.9" calcext:value-type="float">
            <text:p>40,722,465,531,480</text:p>
          </table:table-cell>
          <table:table-cell office:value-type="float" office:value="602.063918850801" calcext:value-type="float">
            <text:p>602.0639188508</text:p>
          </table:table-cell>
          <table:table-cell office:value-type="float" office:value="1.9819468795372" calcext:value-type="float">
            <text:p>1.9819468795</text:p>
          </table:table-cell>
          <table:table-cell office:value-type="float" office:value="16649.2834010182" calcext:value-type="float">
            <text:p>16649.2834010182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.46113957697046E+015" calcext:value-type="float">
            <text:p>1,461,139,576,970,460</text:p>
          </table:table-cell>
          <table:table-cell office:value-type="float" office:value="21602.3123408087" calcext:value-type="float">
            <text:p>21602.3123408087</text:p>
          </table:table-cell>
          <table:table-cell office:value-type="float" office:value="71.1131064229467" calcext:value-type="float">
            <text:p>71.1131064229</text:p>
          </table:table-cell>
          <table:table-cell office:value-type="float" office:value="597383.448863614" calcext:value-type="float">
            <text:p>597383.44886361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940941719031958" calcext:value-type="float">
            <text:p>940,941,719,031,958</text:p>
          </table:table-cell>
          <table:table-cell office:value-type="float" office:value="13911.4135496698" calcext:value-type="float">
            <text:p>13911.4135496698</text:p>
          </table:table-cell>
          <table:table-cell office:value-type="float" office:value="45.7952749059392" calcext:value-type="float">
            <text:p>45.7952749059</text:p>
          </table:table-cell>
          <table:table-cell office:value-type="float" office:value="384701.789038141" calcext:value-type="float">
            <text:p>384701.789038141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323580814638933" calcext:value-type="float">
            <text:p>323,580,814,638,933</text:p>
          </table:table-cell>
          <table:table-cell office:value-type="float" office:value="4784.00142977222" calcext:value-type="float">
            <text:p>4784.0014297722</text:p>
          </table:table-cell>
          <table:table-cell office:value-type="float" office:value="15.7485549433635" calcext:value-type="float">
            <text:p>15.7485549434</text:p>
          </table:table-cell>
          <table:table-cell office:value-type="float" office:value="132295.248230766" calcext:value-type="float">
            <text:p>132295.248230766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48532984704569.6" calcext:value-type="float">
            <text:p>48,532,984,704,570</text:p>
          </table:table-cell>
          <table:table-cell office:value-type="float" office:value="602.063918850791" calcext:value-type="float">
            <text:p>602.0639188508</text:p>
          </table:table-cell>
          <table:table-cell office:value-type="float" office:value="1.8993657589056" calcext:value-type="float">
            <text:p>1.8993657589</text:p>
          </table:table-cell>
          <table:table-cell office:value-type="float" office:value="16649.3659821389" calcext:value-type="float">
            <text:p>16649.3659821389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.74138436400738E+015" calcext:value-type="float">
            <text:p>1,741,384,364,007,380</text:p>
          </table:table-cell>
          <table:table-cell office:value-type="float" office:value="21602.3123408083" calcext:value-type="float">
            <text:p>21602.3123408083</text:p>
          </table:table-cell>
          <table:table-cell office:value-type="float" office:value="68.1500602986366" calcext:value-type="float">
            <text:p>68.1500602986</text:p>
          </table:table-cell>
          <table:table-cell office:value-type="float" office:value="597386.411909739" calcext:value-type="float">
            <text:p>597386.411909739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1.12141319199761E+015" calcext:value-type="float">
            <text:p>1,121,413,191,997,610</text:p>
          </table:table-cell>
          <table:table-cell office:value-type="float" office:value="13911.4135496696" calcext:value-type="float">
            <text:p>13911.4135496696</text:p>
          </table:table-cell>
          <table:table-cell office:value-type="float" office:value="43.8871384364857" calcext:value-type="float">
            <text:p>43.8871384365</text:p>
          </table:table-cell>
          <table:table-cell office:value-type="float" office:value="384703.697174611" calcext:value-type="float">
            <text:p>384703.697174611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85643219844424" calcext:value-type="float">
            <text:p>385,643,219,844,424</text:p>
          </table:table-cell>
          <table:table-cell office:value-type="float" office:value="4784.00142977214" calcext:value-type="float">
            <text:p>4784.0014297722</text:p>
          </table:table-cell>
          <table:table-cell office:value-type="float" office:value="15.0923651488848" calcext:value-type="float">
            <text:p>15.0923651489</text:p>
          </table:table-cell>
          <table:table-cell office:value-type="float" office:value="132295.90442056" calcext:value-type="float">
            <text:p>132295.9044205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7882655972342" calcext:value-type="float">
            <text:p>57,882,655,972,342</text:p>
          </table:table-cell>
          <table:table-cell office:value-type="float" office:value="602.063918850783" calcext:value-type="float">
            <text:p>602.0639188508</text:p>
          </table:table-cell>
          <table:table-cell office:value-type="float" office:value="1.82022551832593" calcext:value-type="float">
            <text:p>1.8202255183</text:p>
          </table:table-cell>
          <table:table-cell office:value-type="float" office:value="16649.4451223795" calcext:value-type="float">
            <text:p>16649.4451223795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.07685459015185E+015" calcext:value-type="float">
            <text:p>2,076,854,590,151,850</text:p>
          </table:table-cell>
          <table:table-cell office:value-type="float" office:value="21602.312340808" calcext:value-type="float">
            <text:p>21602.312340808</text:p>
          </table:table-cell>
          <table:table-cell office:value-type="float" office:value="65.3104744304252" calcext:value-type="float">
            <text:p>65.3104744304</text:p>
          </table:table-cell>
          <table:table-cell office:value-type="float" office:value="597389.251495608" calcext:value-type="float">
            <text:p>597389.25149560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1.33744863190192E+015" calcext:value-type="float">
            <text:p>1,337,448,631,901,920</text:p>
          </table:table-cell>
          <table:table-cell office:value-type="float" office:value="13911.4135496694" calcext:value-type="float">
            <text:p>13911.4135496694</text:p>
          </table:table-cell>
          <table:table-cell office:value-type="float" office:value="42.0585076538512" calcext:value-type="float">
            <text:p>42.0585076539</text:p>
          </table:table-cell>
          <table:table-cell office:value-type="float" office:value="384705.525805394" calcext:value-type="float">
            <text:p>384705.525805394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459935731507140" calcext:value-type="float">
            <text:p>459,935,731,507,140</text:p>
          </table:table-cell>
          <table:table-cell office:value-type="float" office:value="4784.00142977208" calcext:value-type="float">
            <text:p>4784.0014297721</text:p>
          </table:table-cell>
          <table:table-cell office:value-type="float" office:value="14.4635165960462" calcext:value-type="float">
            <text:p>14.463516596</text:p>
          </table:table-cell>
          <table:table-cell office:value-type="float" office:value="132296.533269113" calcext:value-type="float">
            <text:p>132296.53326911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9082558703286.4" calcext:value-type="float">
            <text:p>69,082,558,703,287</text:p>
          </table:table-cell>
          <table:table-cell office:value-type="float" office:value="602.063918850777" calcext:value-type="float">
            <text:p>602.0639188508</text:p>
          </table:table-cell>
          <table:table-cell office:value-type="float" office:value="1.74438278779525" calcext:value-type="float">
            <text:p>1.7443827878</text:p>
          </table:table-cell>
          <table:table-cell office:value-type="float" office:value="16649.52096511" calcext:value-type="float">
            <text:p>16649.52096511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.47871191693262E+015" calcext:value-type="float">
            <text:p>2,478,711,916,932,620</text:p>
          </table:table-cell>
          <table:table-cell office:value-type="float" office:value="21602.3123408078" calcext:value-type="float">
            <text:p>21602.3123408078</text:p>
          </table:table-cell>
          <table:table-cell office:value-type="float" office:value="62.5892046409471" calcext:value-type="float">
            <text:p>62.5892046409</text:p>
          </table:table-cell>
          <table:table-cell office:value-type="float" office:value="597391.972765397" calcext:value-type="float">
            <text:p>597391.97276539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1.5962359030336E+015" calcext:value-type="float">
            <text:p>1,596,235,903,033,600</text:p>
          </table:table-cell>
          <table:table-cell office:value-type="float" office:value="13911.4135496692" calcext:value-type="float">
            <text:p>13911.4135496692</text:p>
          </table:table-cell>
          <table:table-cell office:value-type="float" office:value="40.306069821067" calcext:value-type="float">
            <text:p>40.3060698211</text:p>
          </table:table-cell>
          <table:table-cell office:value-type="float" office:value="384707.278243226" calcext:value-type="float">
            <text:p>384707.27824322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548930187079931" calcext:value-type="float">
            <text:p>548,930,187,079,931</text:p>
          </table:table-cell>
          <table:table-cell office:value-type="float" office:value="4784.00142977203" calcext:value-type="float">
            <text:p>4784.001429772</text:p>
          </table:table-cell>
          <table:table-cell office:value-type="float" office:value="13.8608700664399" calcext:value-type="float">
            <text:p>13.8608700664</text:p>
          </table:table-cell>
          <table:table-cell office:value-type="float" office:value="132297.135915643" calcext:value-type="float">
            <text:p>132297.135915643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82508158211680" calcext:value-type="float">
            <text:p>82,508,158,211,680</text:p>
          </table:table-cell>
          <table:table-cell office:value-type="float" office:value="602.063918850771" calcext:value-type="float">
            <text:p>602.0639188508</text:p>
          </table:table-cell>
          <table:table-cell office:value-type="float" office:value="1.67170017106072" calcext:value-type="float">
            <text:p>1.6717001711</text:p>
          </table:table-cell>
          <table:table-cell office:value-type="float" office:value="16649.5936477267" calcext:value-type="float">
            <text:p>16649.5936477267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.96042820130407E+015" calcext:value-type="float">
            <text:p>2,960,428,201,304,070</text:p>
          </table:table-cell>
          <table:table-cell office:value-type="float" office:value="21602.3123408076" calcext:value-type="float">
            <text:p>21602.3123408076</text:p>
          </table:table-cell>
          <table:table-cell office:value-type="float" office:value="59.9813210935598" calcext:value-type="float">
            <text:p>59.9813210936</text:p>
          </table:table-cell>
          <table:table-cell office:value-type="float" office:value="597394.580648945" calcext:value-type="float">
            <text:p>597394.580648945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.90645058467406E+015" calcext:value-type="float">
            <text:p>1,906,450,584,674,060</text:p>
          </table:table-cell>
          <table:table-cell office:value-type="float" office:value="13911.4135496691" calcext:value-type="float">
            <text:p>13911.4135496691</text:p>
          </table:table-cell>
          <table:table-cell office:value-type="float" office:value="38.626650231871" calcext:value-type="float">
            <text:p>38.6266502319</text:p>
          </table:table-cell>
          <table:table-cell office:value-type="float" office:value="384708.957662816" calcext:value-type="float">
            <text:p>384708.95766281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655610034904562" calcext:value-type="float">
            <text:p>655,610,034,904,562</text:p>
          </table:table-cell>
          <table:table-cell office:value-type="float" office:value="4784.00142977199" calcext:value-type="float">
            <text:p>4784.001429772</text:p>
          </table:table-cell>
          <table:table-cell office:value-type="float" office:value="13.2833338090915" calcext:value-type="float">
            <text:p>13.2833338091</text:p>
          </table:table-cell>
          <table:table-cell office:value-type="float" office:value="132297.7134519" calcext:value-type="float">
            <text:p>132297.7134519</text:p>
          </table:table-cell>
          <table:table-cell table:number-columns-repeated="9"/>
        </table:table-row>
        <table:table-row table:style-name="ro1" table:number-rows-repeated="10475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K1:Sheet1.O2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1:45:11.778126940</dc:date>
    <meta:document-statistic meta:table-count="1" meta:cell-count="726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Sheet1.M1:Sheet1.O251" chart:data-source-has-labels="row" svg:x="1.331cm" svg:y="0.18cm" svg:width="11.206cm" svg:height="7.659cm">
          <chartooo:coordinate-region svg:x="2.508cm" svg:y="0.379cm" svg:width="10.029cm" svg:height="6.536cm"/>
          <chart:axis chart:dimension="x" chart:name="primary-x" chart:style-name="ch4">
            <chart:title svg:x="6.533cm" svg:y="8.019cm" chart:style-name="ch5">
              <text:p>Time</text:p>
            </chart:title>
          </chart:axis>
          <chart:axis chart:dimension="y" chart:name="primary-y" chart:style-name="ch4">
            <chart:title svg:x="0.451cm" svg:y="4.847cm" chart:style-name="ch6">
              <text:p>Population</text:p>
            </chart:title>
            <chart:grid chart:style-name="ch7" chart:class="major"/>
          </chart:axis>
          <chart:series chart:style-name="ch8" chart:values-cell-range-address="Sheet1.M2:Sheet1.M251" chart:label-cell-address="Sheet1.M1:Sheet1.M1" chart:class="chart:line">
            <chart:data-point chart:repeated="250"/>
          </chart:series>
          <chart:series chart:style-name="ch9" chart:values-cell-range-address="Sheet1.N2:Sheet1.N251" chart:label-cell-address="Sheet1.N1:Sheet1.N1" chart:class="chart:line">
            <chart:data-point chart:repeated="250"/>
          </chart:series>
          <chart:series chart:style-name="ch10" chart:values-cell-range-address="Sheet1.O2:Sheet1.O251" chart:label-cell-address="Sheet1.O1:Sheet1.O1" chart:class="chart:line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sceptible</text:p>
                <draw:g>
                  <svg:desc>Sheet1.M1:Sheet1.M1</svg:desc>
                </draw:g>
              </table:table-cell>
              <table:table-cell office:value-type="string">
                <text:p>Infectious</text:p>
                <draw:g>
                  <svg:desc>Sheet1.N1:Sheet1.N1</svg:desc>
                </draw:g>
              </table:table-cell>
              <table:table-cell office:value-type="string">
                <text:p>Recovered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36.0759374818">
                <text:p>17236.0759374818</text:p>
                <draw:g>
                  <svg:desc>Sheet1.M2:Sheet1.M251</svg:desc>
                </draw:g>
              </table:table-cell>
              <table:table-cell office:value-type="float" office:value="17.2533292667486">
                <text:p>17.2533292667486</text:p>
                <draw:g>
                  <svg:desc>Sheet1.N2:Sheet1.N251</svg:desc>
                </draw:g>
              </table:table-cell>
              <table:table-cell office:value-type="float" office:value="0">
                <text:p>0</text:p>
                <draw:g>
                  <svg:desc>Sheet1.O2:Sheet1.O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30.3346587776">
                <text:p>17230.3346587776</text:p>
              </table:table-cell>
              <table:table-cell office:value-type="float" office:value="22.2757192457597">
                <text:p>22.2757192457597</text:p>
              </table:table-cell>
              <table:table-cell office:value-type="float" office:value="0.718888725198967">
                <text:p>0.71888872519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22.9351014229">
                <text:p>17222.9351014229</text:p>
              </table:table-cell>
              <table:table-cell office:value-type="float" office:value="28.7471216244729">
                <text:p>28.7471216244729</text:p>
              </table:table-cell>
              <table:table-cell office:value-type="float" office:value="1.64704370119753">
                <text:p>1.6470437011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13.4102922751">
                <text:p>17213.4102922751</text:p>
              </table:table-cell>
              <table:table-cell office:value-type="float" office:value="37.0741340283242">
                <text:p>37.0741340283242</text:p>
              </table:table-cell>
              <table:table-cell office:value-type="float" office:value="2.84484044513294">
                <text:p>2.8448404451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01.1681159231">
                <text:p>17201.1681159231</text:p>
              </table:table-cell>
              <table:table-cell office:value-type="float" office:value="47.7715547834256">
                <text:p>47.7715547834256</text:p>
              </table:table-cell>
              <table:table-cell office:value-type="float" office:value="4.38959604200449">
                <text:p>4.38959604200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85.4606747386">
                <text:p>17185.4606747386</text:p>
              </table:table-cell>
              <table:table-cell office:value-type="float" office:value="61.4885145027679">
                <text:p>61.4885145027679</text:p>
              </table:table-cell>
              <table:table-cell office:value-type="float" office:value="6.38007750723774">
                <text:p>6.38007750723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65.3474261369">
                <text:p>17165.3474261369</text:p>
              </table:table-cell>
              <table:table-cell office:value-type="float" office:value="79.0397416462921">
                <text:p>79.0397416462921</text:p>
              </table:table-cell>
              <table:table-cell office:value-type="float" office:value="8.94209896534925">
                <text:p>8.94209896534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39.6514242956">
                <text:p>17139.6514242956</text:p>
              </table:table-cell>
              <table:table-cell office:value-type="float" office:value="101.44242089266">
                <text:p>101.44242089266</text:p>
              </table:table-cell>
              <table:table-cell office:value-type="float" office:value="12.2354215602913">
                <text:p>12.2354215602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06.908239161">
                <text:p>17106.908239161</text:p>
              </table:table-cell>
              <table:table-cell office:value-type="float" office:value="129.958838456238">
                <text:p>129.958838456238</text:p>
              </table:table-cell>
              <table:table-cell office:value-type="float" office:value="16.4621891312996">
                <text:p>16.462189131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65.3075950309">
                <text:p>17065.3075950309</text:p>
              </table:table-cell>
              <table:table-cell office:value-type="float" office:value="166.144530940687">
                <text:p>166.144530940687</text:p>
              </table:table-cell>
              <table:table-cell office:value-type="float" office:value="21.8771407769625">
                <text:p>21.8771407769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12.6285686425">
                <text:p>17012.6285686425</text:p>
              </table:table-cell>
              <table:table-cell office:value-type="float" office:value="211.900868484525">
                <text:p>211.900868484525</text:p>
              </table:table-cell>
              <table:table-cell office:value-type="float" office:value="28.7998296215393">
                <text:p>28.7998296215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46.1704453536">
                <text:p>16946.1704453536</text:p>
              </table:table-cell>
              <table:table-cell office:value-type="float" office:value="269.529788849307">
                <text:p>269.529788849307</text:p>
              </table:table-cell>
              <table:table-cell office:value-type="float" office:value="37.6290325456948">
                <text:p>37.6290325456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62.6832079498">
                <text:p>16862.6832079498</text:p>
              </table:table-cell>
              <table:table-cell office:value-type="float" office:value="341.786618294546">
                <text:p>341.786618294546</text:p>
              </table:table-cell>
              <table:table-cell office:value-type="float" office:value="48.8594405042591">
                <text:p>48.8594405042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58.3042865872">
                <text:p>16758.3042865872</text:p>
              </table:table-cell>
              <table:table-cell office:value-type="float" office:value="431.924430447565">
                <text:p>431.924430447565</text:p>
              </table:table-cell>
              <table:table-cell office:value-type="float" office:value="63.1005497137941">
                <text:p>63.1005497137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28.5117516534">
                <text:p>16628.5117516534</text:p>
              </table:table-cell>
              <table:table-cell office:value-type="float" office:value="543.720113968754">
                <text:p>543.720113968754</text:p>
              </table:table-cell>
              <table:table-cell office:value-type="float" office:value="81.0974011264174">
                <text:p>81.0974011264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68.1085820447">
                <text:p>16468.1085820447</text:p>
              </table:table-cell>
              <table:table-cell office:value-type="float" office:value="681.468278647542">
                <text:p>681.468278647542</text:p>
              </table:table-cell>
              <table:table-cell office:value-type="float" office:value="103.752406056356">
                <text:p>103.752406056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71.2577254415">
                <text:p>16271.2577254415</text:p>
              </table:table-cell>
              <table:table-cell office:value-type="float" office:value="849.924623413232">
                <text:p>849.924623413232</text:p>
              </table:table-cell>
              <table:table-cell office:value-type="float" office:value="132.146917893826">
                <text:p>132.146917893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31.5926560239">
                <text:p>16031.5926560239</text:p>
              </table:table-cell>
              <table:table-cell office:value-type="float" office:value="1054.17616657203">
                <text:p>1054.17616657203</text:p>
              </table:table-cell>
              <table:table-cell office:value-type="float" office:value="167.560444152685">
                <text:p>167.560444152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42.4315894523">
                <text:p>15742.4315894523</text:p>
              </table:table-cell>
              <table:table-cell office:value-type="float" office:value="1299.41322585169">
                <text:p>1299.41322585169</text:p>
              </table:table-cell>
              <table:table-cell office:value-type="float" office:value="211.484451444579">
                <text:p>211.484451444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97.123073834">
                <text:p>15397.123073834</text:p>
              </table:table-cell>
              <table:table-cell office:value-type="float" office:value="1590.57952329301">
                <text:p>1590.57952329301</text:p>
              </table:table-cell>
              <table:table-cell office:value-type="float" office:value="265.626669621537">
                <text:p>265.626669621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89.5430586194">
                <text:p>14989.5430586194</text:p>
              </table:table-cell>
              <table:table-cell office:value-type="float" office:value="1931.88539117361">
                <text:p>1931.88539117361</text:p>
              </table:table-cell>
              <table:table-cell office:value-type="float" office:value="331.900816955605">
                <text:p>331.900816955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14.7450672077">
                <text:p>14514.7450672077</text:p>
              </table:table-cell>
              <table:table-cell office:value-type="float" office:value="2326.18815730903">
                <text:p>2326.18815730903</text:p>
              </table:table-cell>
              <table:table-cell office:value-type="float" office:value="412.396042231801">
                <text:p>412.396042231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69.7330637302">
                <text:p>13969.7330637302</text:p>
              </table:table-cell>
              <table:table-cell office:value-type="float" office:value="2774.2756534566">
                <text:p>2774.2756534566</text:p>
              </table:table-cell>
              <table:table-cell office:value-type="float" office:value="509.32054956174">
                <text:p>509.32054956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54.281736149">
                <text:p>13354.281736149</text:p>
              </table:table-cell>
              <table:table-cell office:value-type="float" office:value="3274.1321612191">
                <text:p>3274.1321612191</text:p>
              </table:table-cell>
              <table:table-cell office:value-type="float" office:value="624.915369380524">
                <text:p>624.915369380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71.6784088104">
                <text:p>12671.6784088104</text:p>
              </table:table-cell>
              <table:table-cell office:value-type="float" office:value="3820.3133140822">
                <text:p>3820.3133140822</text:p>
              </table:table-cell>
              <table:table-cell office:value-type="float" office:value="761.33754385603">
                <text:p>761.33754385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29.220329558">
                <text:p>11929.220329558</text:p>
              </table:table-cell>
              <table:table-cell office:value-type="float" office:value="4403.59167064104">
                <text:p>4403.59167064104</text:p>
              </table:table-cell>
              <table:table-cell office:value-type="float" office:value="920.51726654956">
                <text:p>920.51726654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38.2930538153">
                <text:p>11138.2930538153</text:p>
              </table:table-cell>
              <table:table-cell office:value-type="float" office:value="5011.03595863912">
                <text:p>5011.03595863912</text:p>
              </table:table-cell>
              <table:table-cell office:value-type="float" office:value="1104.00025429413">
                <text:p>1104.00025429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13.901117718">
                <text:p>10313.901117718</text:p>
              </table:table-cell>
              <table:table-cell office:value-type="float" office:value="5626.63472812278">
                <text:p>5626.63472812278</text:p>
              </table:table-cell>
              <table:table-cell office:value-type="float" office:value="1312.79342090778">
                <text:p>1312.79342090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73.62722186713">
                <text:p>9473.62722186713</text:p>
              </table:table-cell>
              <table:table-cell office:value-type="float" office:value="6232.46550842634">
                <text:p>6232.46550842634</text:p>
              </table:table-cell>
              <table:table-cell office:value-type="float" office:value="1547.2365364551">
                <text:p>1547.2365364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36.13948203998">
                <text:p>8636.13948203998</text:p>
              </table:table-cell>
              <table:table-cell office:value-type="float" office:value="6810.26718332491">
                <text:p>6810.26718332491</text:p>
              </table:table-cell>
              <table:table-cell office:value-type="float" office:value="1806.92260138369">
                <text:p>1806.922601383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19.49945272143">
                <text:p>7819.49945272143</text:p>
              </table:table-cell>
              <table:table-cell office:value-type="float" office:value="7343.14607773483">
                <text:p>7343.14607773483</text:p>
              </table:table-cell>
              <table:table-cell office:value-type="float" office:value="2090.68373629232">
                <text:p>2090.68373629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39.59023127753">
                <text:p>7039.59023127753</text:p>
              </table:table-cell>
              <table:table-cell office:value-type="float" office:value="7817.0908768254">
                <text:p>7817.0908768254</text:p>
              </table:table-cell>
              <table:table-cell office:value-type="float" office:value="2396.64815864565">
                <text:p>2396.64815864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08.95092946082">
                <text:p>6308.95092946082</text:p>
              </table:table-cell>
              <table:table-cell office:value-type="float" office:value="8222.01805616869">
                <text:p>8222.01805616869</text:p>
              </table:table-cell>
              <table:table-cell office:value-type="float" office:value="2722.36028111907">
                <text:p>2722.36028111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36.18327141384">
                <text:p>5636.18327141384</text:p>
              </table:table-cell>
              <table:table-cell office:value-type="float" office:value="8552.2016258013">
                <text:p>8552.2016258013</text:p>
              </table:table-cell>
              <table:table-cell office:value-type="float" office:value="3064.94436953344">
                <text:p>3064.94436953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25.93986651177">
                <text:p>5025.93986651177</text:p>
              </table:table-cell>
              <table:table-cell office:value-type="float" office:value="8806.10329344425">
                <text:p>8806.10329344425</text:p>
              </table:table-cell>
              <table:table-cell office:value-type="float" office:value="3421.28610679256">
                <text:p>3421.28610679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79.37321074858">
                <text:p>4479.37321074858</text:p>
              </table:table-cell>
              <table:table-cell office:value-type="float" office:value="8985.74897571189">
                <text:p>8985.74897571189</text:p>
              </table:table-cell>
              <table:table-cell office:value-type="float" office:value="3788.20708028811">
                <text:p>3788.20708028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4.85835289782">
                <text:p>3994.85835289782</text:p>
              </table:table-cell>
              <table:table-cell office:value-type="float" office:value="9095.85762324607">
                <text:p>9095.85762324607</text:p>
              </table:table-cell>
              <table:table-cell office:value-type="float" office:value="4162.61329060468">
                <text:p>4162.61329060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68.80342484227">
                <text:p>3568.80342484227</text:p>
              </table:table-cell>
              <table:table-cell office:value-type="float" office:value="9142.91848063441">
                <text:p>9142.91848063441</text:p>
              </table:table-cell>
              <table:table-cell office:value-type="float" office:value="4541.60736127189">
                <text:p>4541.60736127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6.40785980074">
                <text:p>3196.40785980074</text:p>
              </table:table-cell>
              <table:table-cell office:value-type="float" office:value="9134.35910593521">
                <text:p>9134.35910593521</text:p>
              </table:table-cell>
              <table:table-cell office:value-type="float" office:value="4922.56230101263">
                <text:p>4922.562301012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72.28828960279">
                <text:p>2872.28828960279</text:p>
              </table:table-cell>
              <table:table-cell office:value-type="float" office:value="9077.88037700774">
                <text:p>9077.88037700774</text:p>
              </table:table-cell>
              <table:table-cell office:value-type="float" office:value="5303.16060013805">
                <text:p>5303.16060013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90.94477414768">
                <text:p>2590.94477414768</text:p>
              </table:table-cell>
              <table:table-cell office:value-type="float" office:value="8980.97887372824">
                <text:p>8980.97887372824</text:p>
              </table:table-cell>
              <table:table-cell office:value-type="float" office:value="5681.40561887267">
                <text:p>5681.40561887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7.07544301119">
                <text:p>2347.07544301119</text:p>
              </table:table-cell>
              <table:table-cell office:value-type="float" office:value="8850.64074879905">
                <text:p>8850.64074879905</text:p>
              </table:table-cell>
              <table:table-cell office:value-type="float" office:value="6055.61307493834">
                <text:p>6055.61307493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35.76569390479">
                <text:p>2135.76569390479</text:p>
              </table:table-cell>
              <table:table-cell office:value-type="float" office:value="8693.17379708862">
                <text:p>8693.17379708862</text:p>
              </table:table-cell>
              <table:table-cell office:value-type="float" office:value="6424.38977575518">
                <text:p>6424.38977575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2.58333709715">
                <text:p>1952.58333709715</text:p>
              </table:table-cell>
              <table:table-cell office:value-type="float" office:value="8514.14057611983">
                <text:p>8514.14057611983</text:p>
              </table:table-cell>
              <table:table-cell office:value-type="float" office:value="6786.60535353159">
                <text:p>6786.60535353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93.60884105582">
                <text:p>1793.60884105582</text:p>
              </table:table-cell>
              <table:table-cell office:value-type="float" office:value="8318.35921198479">
                <text:p>8318.35921198479</text:p>
              </table:table-cell>
              <table:table-cell office:value-type="float" office:value="7141.36121370797">
                <text:p>7141.36121370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5.42433765254">
                <text:p>1655.42433765254</text:p>
              </table:table-cell>
              <table:table-cell office:value-type="float" office:value="8109.94541211592">
                <text:p>8109.94541211592</text:p>
              </table:table-cell>
              <table:table-cell office:value-type="float" office:value="7487.95951698012">
                <text:p>7487.95951698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5.0789188992">
                <text:p>1535.0789188992</text:p>
              </table:table-cell>
              <table:table-cell office:value-type="float" office:value="7892.37643599445">
                <text:p>7892.37643599445</text:p>
              </table:table-cell>
              <table:table-cell office:value-type="float" office:value="7825.87391185493">
                <text:p>7825.87391185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0.04232245565">
                <text:p>1430.04232245565</text:p>
              </table:table-cell>
              <table:table-cell office:value-type="float" office:value="7668.56401164077">
                <text:p>7668.56401164077</text:p>
              </table:table-cell>
              <table:table-cell office:value-type="float" office:value="8154.72293265216">
                <text:p>8154.72293265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8.15482751932">
                <text:p>1338.15482751932</text:p>
              </table:table-cell>
              <table:table-cell office:value-type="float" office:value="7440.92800353588">
                <text:p>7440.92800353588</text:p>
              </table:table-cell>
              <table:table-cell office:value-type="float" office:value="8474.24643569338">
                <text:p>8474.24643569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7.57807501775">
                <text:p>1257.57807501775</text:p>
              </table:table-cell>
              <table:table-cell office:value-type="float" office:value="7211.46608674315">
                <text:p>7211.46608674315</text:p>
              </table:table-cell>
              <table:table-cell office:value-type="float" office:value="8784.28510498768">
                <text:p>8784.28510498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6.74939970494">
                <text:p>1186.74939970494</text:p>
              </table:table-cell>
              <table:table-cell office:value-type="float" office:value="6981.81700603784">
                <text:p>6981.81700603784</text:p>
              </table:table-cell>
              <table:table-cell office:value-type="float" office:value="9084.7628610058">
                <text:p>9084.76286100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4.34088169403">
                <text:p>1124.34088169403</text:p>
              </table:table-cell>
              <table:table-cell office:value-type="float" office:value="6753.31647980323">
                <text:p>6753.31647980323</text:p>
              </table:table-cell>
              <table:table-cell office:value-type="float" office:value="9375.67190525132">
                <text:p>9375.67190525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9.22347590128">
                <text:p>1069.22347590128</text:p>
              </table:table-cell>
              <table:table-cell office:value-type="float" office:value="6527.04569668641">
                <text:p>6527.04569668641</text:p>
              </table:table-cell>
              <table:table-cell office:value-type="float" office:value="9657.06009416089">
                <text:p>9657.06009416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0.43608812055">
                <text:p>1020.43608812055</text:p>
              </table:table-cell>
              <table:table-cell office:value-type="float" office:value="6303.87284492952">
                <text:p>6303.87284492952</text:p>
              </table:table-cell>
              <table:table-cell office:value-type="float" office:value="9929.02033369851">
                <text:p>9929.020333698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7.159209547289">
                <text:p>977.159209547289</text:p>
              </table:table-cell>
              <table:table-cell office:value-type="float" office:value="6084.48835286276">
                <text:p>6084.48835286276</text:p>
              </table:table-cell>
              <table:table-cell office:value-type="float" office:value="10191.6817043385">
                <text:p>10191.6817043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8.692609340947">
                <text:p>938.692609340947</text:p>
              </table:table-cell>
              <table:table-cell office:value-type="float" office:value="5869.43460300499">
                <text:p>5869.43460300499</text:p>
              </table:table-cell>
              <table:table-cell office:value-type="float" office:value="10445.2020544026">
                <text:p>10445.2020544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4.436558249406">
                <text:p>904.436558249406</text:p>
              </table:table-cell>
              <table:table-cell office:value-type="float" office:value="5659.13087701485">
                <text:p>5659.13087701485</text:p>
              </table:table-cell>
              <table:table-cell office:value-type="float" office:value="10689.7618314843">
                <text:p>10689.7618314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3.876077308642">
                <text:p>873.876077308642</text:p>
              </table:table-cell>
              <table:table-cell office:value-type="float" office:value="5453.89423619362">
                <text:p>5453.89423619362</text:p>
              </table:table-cell>
              <table:table-cell office:value-type="float" office:value="10925.5589532463">
                <text:p>10925.5589532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6.567750382266">
                <text:p>846.567750382266</text:p>
              </table:table-cell>
              <table:table-cell office:value-type="float" office:value="5253.95696812729">
                <text:p>5253.95696812729</text:p>
              </table:table-cell>
              <table:table-cell office:value-type="float" office:value="11152.804548239">
                <text:p>11152.8045482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2.128693509264">
                <text:p>822.128693509264</text:p>
              </table:table-cell>
              <table:table-cell office:value-type="float" office:value="5059.48114957701">
                <text:p>5059.48114957701</text:p>
              </table:table-cell>
              <table:table-cell office:value-type="float" office:value="11371.7194236623">
                <text:p>11371.7194236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.227329475805">
                <text:p>800.227329475805</text:p>
              </table:table-cell>
              <table:table-cell office:value-type="float" office:value="4870.57079735826">
                <text:p>4870.57079735826</text:p>
              </table:table-cell>
              <table:table-cell office:value-type="float" office:value="11582.5311399145">
                <text:p>11582.5311399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0.575668329143">
                <text:p>780.575668329143</text:p>
              </table:table-cell>
              <table:table-cell office:value-type="float" office:value="4687.28200699147">
                <text:p>4687.28200699147</text:p>
              </table:table-cell>
              <table:table-cell office:value-type="float" office:value="11785.471591428">
                <text:p>11785.471591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.922841639386">
                <text:p>762.922841639386</text:p>
              </table:table-cell>
              <table:table-cell office:value-type="float" office:value="4509.63141516082">
                <text:p>4509.63141516082</text:p>
              </table:table-cell>
              <table:table-cell office:value-type="float" office:value="11980.7750099484">
                <text:p>11980.7750099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7.049679478229">
                <text:p>747.049679478229</text:p>
              </table:table-cell>
              <table:table-cell office:value-type="float" office:value="4337.60326685374">
                <text:p>4337.60326685374</text:p>
              </table:table-cell>
              <table:table-cell office:value-type="float" office:value="12168.6763204166">
                <text:p>12168.6763204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2.764154369876">
                <text:p>732.764154369876</text:p>
              </table:table-cell>
              <table:table-cell office:value-type="float" office:value="4171.15532106398">
                <text:p>4171.15532106398</text:p>
              </table:table-cell>
              <table:table-cell office:value-type="float" office:value="12349.4097913147">
                <text:p>12349.4097913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9.897546313614">
                <text:p>719.897546313614</text:p>
              </table:table-cell>
              <table:table-cell office:value-type="float" office:value="4010.22378935219">
                <text:p>4010.22378935219</text:p>
              </table:table-cell>
              <table:table-cell office:value-type="float" office:value="12523.2079310828">
                <text:p>12523.2079310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8.30120798488">
                <text:p>708.30120798488</text:p>
              </table:table-cell>
              <table:table-cell office:value-type="float" office:value="3854.72746845451">
                <text:p>3854.72746845451</text:p>
              </table:table-cell>
              <table:table-cell office:value-type="float" office:value="12690.3005903092">
                <text:p>12690.3005903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7.843830040959">
                <text:p>697.843830040959</text:p>
              </table:table-cell>
              <table:table-cell office:value-type="float" office:value="3704.57120059458">
                <text:p>3704.57120059458</text:p>
              </table:table-cell>
              <table:table-cell office:value-type="float" office:value="12850.914236113">
                <text:p>12850.914236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8.409123714032">
                <text:p>688.409123714032</text:p>
              </table:table-cell>
              <table:table-cell office:value-type="float" office:value="3559.64877232855">
                <text:p>3559.64877232855</text:p>
              </table:table-cell>
              <table:table-cell office:value-type="float" office:value="13005.271370706">
                <text:p>13005.271370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9.893852136715">
                <text:p>679.893852136715</text:p>
              </table:table-cell>
              <table:table-cell office:value-type="float" office:value="3419.84534387229">
                <text:p>3419.84534387229</text:p>
              </table:table-cell>
              <table:table-cell office:value-type="float" office:value="13153.5900707396">
                <text:p>13153.5900707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2.206153612775">
                <text:p>672.206153612775</text:p>
              </table:table-cell>
              <table:table-cell office:value-type="float" office:value="3285.03948526161">
                <text:p>3285.03948526161</text:p>
              </table:table-cell>
              <table:table-cell office:value-type="float" office:value="13296.0836278742">
                <text:p>13296.0836278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5.26410974649">
                <text:p>665.26410974649</text:p>
              </table:table-cell>
              <table:table-cell office:value-type="float" office:value="3155.10488281364">
                <text:p>3155.10488281364</text:p>
              </table:table-cell>
              <table:table-cell office:value-type="float" office:value="13432.9602741884">
                <text:p>13432.96027418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8.99451933974">
                <text:p>658.99451933974</text:p>
              </table:table-cell>
              <table:table-cell office:value-type="float" office:value="3029.91176871812">
                <text:p>3029.91176871812</text:p>
              </table:table-cell>
              <table:table-cell office:value-type="float" office:value="13564.4229786907">
                <text:p>13564.42297869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3.331845558372">
                <text:p>653.331845558372</text:p>
              </table:table-cell>
              <table:table-cell office:value-type="float" office:value="2909.32811779293">
                <text:p>2909.32811779293</text:p>
              </table:table-cell>
              <table:table-cell office:value-type="float" office:value="13690.6693033973">
                <text:p>13690.6693033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8.217309308854">
                <text:p>648.217309308854</text:p>
              </table:table-cell>
              <table:table-cell office:value-type="float" office:value="2793.22064816463">
                <text:p>2793.22064816463</text:p>
              </table:table-cell>
              <table:table-cell office:value-type="float" office:value="13811.8913092751">
                <text:p>13811.89130927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3.598106259065">
                <text:p>643.598106259065</text:p>
              </table:table-cell>
              <table:table-cell office:value-type="float" office:value="2681.45565660982">
                <text:p>2681.45565660982</text:p>
              </table:table-cell>
              <table:table-cell office:value-type="float" office:value="13928.2755038797">
                <text:p>13928.2755038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9.426728652609">
                <text:p>639.426728652609</text:p>
              </table:table-cell>
              <table:table-cell office:value-type="float" office:value="2573.89971429705">
                <text:p>2573.89971429705</text:p>
              </table:table-cell>
              <table:table-cell office:value-type="float" office:value="14040.0028237989">
                <text:p>14040.0028237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5.660376143142">
                <text:p>635.660376143142</text:p>
              </table:table-cell>
              <table:table-cell office:value-type="float" office:value="2470.42024451951">
                <text:p>2470.42024451951</text:p>
              </table:table-cell>
              <table:table-cell office:value-type="float" office:value="14147.2486460859">
                <text:p>14147.2486460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.260442427346">
                <text:p>632.260442427346</text:p>
              </table:table-cell>
              <table:table-cell office:value-type="float" office:value="2370.88600055685">
                <text:p>2370.88600055685</text:p>
              </table:table-cell>
              <table:table-cell office:value-type="float" office:value="14250.1828237644">
                <text:p>14250.1828237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9.192066575326">
                <text:p>629.192066575326</text:p>
              </table:table-cell>
              <table:table-cell office:value-type="float" office:value="2275.16745892871">
                <text:p>2275.16745892871</text:p>
              </table:table-cell>
              <table:table-cell office:value-type="float" office:value="14348.9697412445">
                <text:p>14348.96974124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6.423739721214">
                <text:p>626.423739721214</text:p>
              </table:table-cell>
              <table:table-cell office:value-type="float" office:value="2183.1371409024">
                <text:p>2183.1371409024</text:p>
              </table:table-cell>
              <table:table-cell office:value-type="float" office:value="14443.768386125">
                <text:p>14443.768386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3.926959246785">
                <text:p>623.926959246785</text:p>
              </table:table-cell>
              <table:table-cell office:value-type="float" office:value="2094.66987311152">
                <text:p>2094.66987311152</text:p>
              </table:table-cell>
              <table:table-cell office:value-type="float" office:value="14534.7324343903">
                <text:p>14534.7324343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1.675923817883">
                <text:p>621.675923817883</text:p>
              </table:table-cell>
              <table:table-cell office:value-type="float" office:value="2009.64299646255">
                <text:p>2009.64299646255</text:p>
              </table:table-cell>
              <table:table-cell office:value-type="float" office:value="14622.0103464681">
                <text:p>14622.01034646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9.647263659027">
                <text:p>619.647263659027</text:p>
              </table:table-cell>
              <table:table-cell office:value-type="float" office:value="1927.93653109892">
                <text:p>1927.93653109892</text:p>
              </table:table-cell>
              <table:table-cell office:value-type="float" office:value="14705.7454719906">
                <text:p>14705.7454719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7.819801310163">
                <text:p>617.819801310163</text:p>
              </table:table-cell>
              <table:table-cell office:value-type="float" office:value="1849.43330400935">
                <text:p>1849.43330400935</text:p>
              </table:table-cell>
              <table:table-cell office:value-type="float" office:value="14786.0761614291">
                <text:p>14786.07616142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6.174338829211">
                <text:p>616.174338829211</text:p>
              </table:table-cell>
              <table:table-cell office:value-type="float" office:value="1774.01904487343">
                <text:p>1774.01904487343</text:p>
              </table:table-cell>
              <table:table-cell office:value-type="float" office:value="14863.1358830459">
                <text:p>14863.13588304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4.693468008157">
                <text:p>614.693468008157</text:p>
              </table:table-cell>
              <table:table-cell office:value-type="float" office:value="1701.58245490009">
                <text:p>1701.58245490009</text:p>
              </table:table-cell>
              <table:table-cell office:value-type="float" office:value="14937.0533438403">
                <text:p>14937.0533438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3.361400678187">
                <text:p>613.361400678187</text:p>
              </table:table-cell>
              <table:table-cell office:value-type="float" office:value="1632.01525270869">
                <text:p>1632.01525270869</text:p>
              </table:table-cell>
              <table:table-cell office:value-type="float" office:value="15007.9526133617">
                <text:p>15007.95261336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2.163816606572">
                <text:p>612.163816606572</text:p>
              </table:table-cell>
              <table:table-cell office:value-type="float" office:value="1565.21220070677">
                <text:p>1565.21220070677</text:p>
              </table:table-cell>
              <table:table-cell office:value-type="float" office:value="15075.9532494352">
                <text:p>15075.9532494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1.087726847962">
                <text:p>611.087726847962</text:p>
              </table:table-cell>
              <table:table-cell office:value-type="float" office:value="1501.0711149142">
                <text:p>1501.0711149142</text:p>
              </table:table-cell>
              <table:table-cell office:value-type="float" office:value="15141.1704249864">
                <text:p>15141.1704249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0.121350716348">
                <text:p>610.121350716348</text:p>
              </table:table-cell>
              <table:table-cell office:value-type="float" office:value="1439.49286075736">
                <text:p>1439.49286075736</text:p>
              </table:table-cell>
              <table:table-cell office:value-type="float" office:value="15203.7150552749">
                <text:p>15203.7150552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9.254004800312">
                <text:p>609.254004800312</text:p>
              </table:table-cell>
              <table:table-cell office:value-type="float" office:value="1380.38133699535">
                <text:p>1380.38133699535</text:p>
              </table:table-cell>
              <table:table-cell office:value-type="float" office:value="15263.6939249529">
                <text:p>15263.6939249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8.47600266099">
                <text:p>608.47600266099</text:p>
              </table:table-cell>
              <table:table-cell office:value-type="float" office:value="1323.64344963307">
                <text:p>1323.64344963307</text:p>
              </table:table-cell>
              <table:table-cell office:value-type="float" office:value="15321.2098144545">
                <text:p>15321.2098144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7.778564035665">
                <text:p>607.778564035665</text:p>
              </table:table-cell>
              <table:table-cell office:value-type="float" office:value="1269.1890774158">
                <text:p>1269.1890774158</text:p>
              </table:table-cell>
              <table:table-cell office:value-type="float" office:value="15376.3616252971">
                <text:p>15376.36162529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7.15373252552">
                <text:p>607.15373252552</text:p>
              </table:table-cell>
              <table:table-cell office:value-type="float" office:value="1216.93103027722">
                <text:p>1216.93103027722</text:p>
              </table:table-cell>
              <table:table-cell office:value-type="float" office:value="15429.2445039458">
                <text:p>15429.2445039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6.594300878172">
                <text:p>606.594300878172</text:p>
              </table:table-cell>
              <table:table-cell office:value-type="float" office:value="1166.78500192404">
                <text:p>1166.78500192404</text:p>
              </table:table-cell>
              <table:table-cell office:value-type="float" office:value="15479.9499639464">
                <text:p>15479.9499639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6.093743088003">
                <text:p>606.093743088003</text:p>
              </table:table-cell>
              <table:table-cell office:value-type="float" office:value="1118.66951757845">
                <text:p>1118.66951757845</text:p>
              </table:table-cell>
              <table:table-cell office:value-type="float" office:value="15528.5660060821">
                <text:p>15528.5660060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.646152633029">
                <text:p>605.646152633029</text:p>
              </table:table-cell>
              <table:table-cell office:value-type="float" office:value="1072.50587776143">
                <text:p>1072.50587776143</text:p>
              </table:table-cell>
              <table:table-cell office:value-type="float" office:value="15575.1772363541">
                <text:p>15575.1772363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5.246186248829">
                <text:p>605.246186248829</text:p>
              </table:table-cell>
              <table:table-cell office:value-type="float" office:value="1028.2180988814">
                <text:p>1028.2180988814</text:p>
              </table:table-cell>
              <table:table-cell office:value-type="float" office:value="15619.8649816183">
                <text:p>15619.8649816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4.889012710075">
                <text:p>604.889012710075</text:p>
              </table:table-cell>
              <table:table-cell office:value-type="float" office:value="985.732851290693">
                <text:p>985.732851290693</text:p>
              </table:table-cell>
              <table:table-cell office:value-type="float" office:value="15662.7074027478">
                <text:p>15662.7074027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4.570266150255">
                <text:p>604.570266150255</text:p>
              </table:table-cell>
              <table:table-cell office:value-type="float" office:value="944.979395384823">
                <text:p>944.979395384823</text:p>
              </table:table-cell>
              <table:table-cell office:value-type="float" office:value="15703.7796052135">
                <text:p>15703.7796052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4.286003501939">
                <text:p>604.286003501939</text:p>
              </table:table-cell>
              <table:table-cell office:value-type="float" office:value="905.889516243778">
                <text:p>905.889516243778</text:p>
              </table:table-cell>
              <table:table-cell office:value-type="float" office:value="15743.1537470029">
                <text:p>15743.1537470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4.03266568458">
                <text:p>604.03266568458</text:p>
              </table:table-cell>
              <table:table-cell office:value-type="float" office:value="868.397457249017">
                <text:p>868.397457249017</text:p>
              </table:table-cell>
              <table:table-cell office:value-type="float" office:value="15780.899143815">
                <text:p>15780.899143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3.807042205595">
                <text:p>603.807042205595</text:p>
              </table:table-cell>
              <table:table-cell office:value-type="float" office:value="832.43985305316">
                <text:p>832.43985305316</text:p>
              </table:table-cell>
              <table:table-cell office:value-type="float" office:value="15817.0823714898">
                <text:p>15817.08237148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3.606238874152">
                <text:p>603.606238874152</text:p>
              </table:table-cell>
              <table:table-cell office:value-type="float" office:value="797.955662229907">
                <text:p>797.955662229907</text:p>
              </table:table-cell>
              <table:table-cell office:value-type="float" office:value="15851.7673656445">
                <text:p>15851.7673656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3.427648356539">
                <text:p>603.427648356539</text:p>
              </table:table-cell>
              <table:table-cell office:value-type="float" office:value="764.886099888623">
                <text:p>764.886099888623</text:p>
              </table:table-cell>
              <table:table-cell office:value-type="float" office:value="15885.0155185034">
                <text:p>15885.01551850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3.2689233278">
                <text:p>603.2689233278</text:p>
              </table:table-cell>
              <table:table-cell office:value-type="float" office:value="733.174570500374">
                <text:p>733.174570500374</text:p>
              </table:table-cell>
              <table:table-cell office:value-type="float" office:value="15916.8857729204">
                <text:p>15916.8857729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3.127951997137">
                <text:p>603.127951997137</text:p>
              </table:table-cell>
              <table:table-cell office:value-type="float" office:value="702.76660114913">
                <text:p>702.76660114913</text:p>
              </table:table-cell>
              <table:table-cell office:value-type="float" office:value="15947.4347136023">
                <text:p>15947.4347136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3.002835804687">
                <text:p>603.002835804687</text:p>
              </table:table-cell>
              <table:table-cell office:value-type="float" office:value="673.609775392777">
                <text:p>673.609775392777</text:p>
              </table:table-cell>
              <table:table-cell office:value-type="float" office:value="15976.7166555511">
                <text:p>15976.71665555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2.891869105251">
                <text:p>602.891869105251</text:p>
              </table:table-cell>
              <table:table-cell office:value-type="float" office:value="645.653667892978">
                <text:p>645.653667892978</text:p>
              </table:table-cell>
              <table:table-cell office:value-type="float" office:value="16004.7837297504">
                <text:p>16004.78372975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2.793520670538">
                <text:p>602.793520670538</text:p>
              </table:table-cell>
              <table:table-cell office:value-type="float" office:value="618.849779950266">
                <text:p>618.849779950266</text:p>
              </table:table-cell>
              <table:table-cell office:value-type="float" office:value="16031.6859661278">
                <text:p>16031.68596612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2.706416855896">
                <text:p>602.706416855896</text:p>
              </table:table-cell>
              <table:table-cell office:value-type="float" office:value="593.151476060696">
                <text:p>593.151476060696</text:p>
              </table:table-cell>
              <table:table-cell office:value-type="float" office:value="16057.471373832">
                <text:p>16057.4713738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2.629326290422">
                <text:p>602.629326290422</text:p>
              </table:table-cell>
              <table:table-cell office:value-type="float" office:value="568.51392159259">
                <text:p>568.51392159259</text:p>
              </table:table-cell>
              <table:table-cell office:value-type="float" office:value="16082.1860188656">
                <text:p>16082.1860188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2.561145961066">
                <text:p>602.561145961066</text:p>
              </table:table-cell>
              <table:table-cell office:value-type="float" office:value="544.894021666084">
                <text:p>544.894021666084</text:p>
              </table:table-cell>
              <table:table-cell office:value-type="float" office:value="16105.8740991214">
                <text:p>16105.8740991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2.500888572003">
                <text:p>602.500888572003</text:p>
              </table:table-cell>
              <table:table-cell office:value-type="float" office:value="522.250361304095">
                <text:p>522.250361304095</text:p>
              </table:table-cell>
              <table:table-cell office:value-type="float" office:value="16128.5780168725">
                <text:p>16128.5780168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2.4476710702">
                <text:p>602.4476710702</text:p>
              </table:table-cell>
              <table:table-cell office:value-type="float" office:value="500.543146910811">
                <text:p>500.543146910811</text:p>
              </table:table-cell>
              <table:table-cell office:value-type="float" office:value="16150.3384487676">
                <text:p>16150.3384487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2.400704236983">
                <text:p>602.400704236983</text:p>
              </table:table-cell>
              <table:table-cell office:value-type="float" office:value="479.734149122563">
                <text:p>479.734149122563</text:p>
              </table:table-cell>
              <table:table-cell office:value-type="float" office:value="16171.194413389">
                <text:p>16171.1944133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2.35928325351">
                <text:p>602.35928325351</text:p>
              </table:table-cell>
              <table:table-cell office:value-type="float" office:value="459.786647066018">
                <text:p>459.786647066018</text:p>
              </table:table-cell>
              <table:table-cell office:value-type="float" office:value="16191.1833364291">
                <text:p>16191.1833364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2.322779155481">
                <text:p>602.322779155481</text:p>
              </table:table-cell>
              <table:table-cell office:value-type="float" office:value="440.665374049701">
                <text:p>440.665374049701</text:p>
              </table:table-cell>
              <table:table-cell office:value-type="float" office:value="16210.3411135434">
                <text:p>16210.3411135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2.290631099297">
                <text:p>602.290631099297</text:p>
              </table:table-cell>
              <table:table-cell office:value-type="float" office:value="422.336464706925">
                <text:p>422.336464706925</text:p>
              </table:table-cell>
              <table:table-cell office:value-type="float" office:value="16228.7021709424">
                <text:p>16228.7021709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2.26233936814">
                <text:p>602.26233936814</text:p>
              </table:table-cell>
              <table:table-cell office:value-type="float" office:value="404.767403601181">
                <text:p>404.767403601181</text:p>
              </table:table-cell>
              <table:table-cell office:value-type="float" office:value="16246.2995237793">
                <text:p>16246.2995237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2.2374590523">
                <text:p>602.2374590523</text:p>
              </table:table-cell>
              <table:table-cell office:value-type="float" office:value="387.926975298716">
                <text:p>387.926975298716</text:p>
              </table:table-cell>
              <table:table-cell office:value-type="float" office:value="16263.1648323976">
                <text:p>16263.1648323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2.215594343411">
                <text:p>602.215594343411</text:p>
              </table:table-cell>
              <table:table-cell office:value-type="float" office:value="371.785215907517">
                <text:p>371.785215907517</text:p>
              </table:table-cell>
              <table:table-cell office:value-type="float" office:value="16279.3284564977">
                <text:p>16279.3284564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2.196393387236">
                <text:p>602.196393387236</text:p>
              </table:table-cell>
              <table:table-cell office:value-type="float" office:value="356.313366076951">
                <text:p>356.313366076951</text:p>
              </table:table-cell>
              <table:table-cell office:value-type="float" office:value="16294.8195072844">
                <text:p>16294.8195072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79543644201">
                <text:p>602.179543644201</text:p>
              </table:table-cell>
              <table:table-cell office:value-type="float" office:value="341.483825448008">
                <text:p>341.483825448008</text:p>
              </table:table-cell>
              <table:table-cell office:value-type="float" office:value="16309.6658976564">
                <text:p>16309.6658976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2.164767711134">
                <text:p>602.164767711134</text:p>
              </table:table-cell>
              <table:table-cell office:value-type="float" office:value="327.270108540247">
                <text:p>327.270108540247</text:p>
              </table:table-cell>
              <table:table-cell office:value-type="float" office:value="16323.8943904972">
                <text:p>16323.89439049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2.151819561542">
                <text:p>602.151819561542</text:p>
              </table:table-cell>
              <table:table-cell office:value-type="float" office:value="313.646802058239">
                <text:p>313.646802058239</text:p>
              </table:table-cell>
              <table:table-cell office:value-type="float" office:value="16337.5306451288">
                <text:p>16337.53064512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2.140481165404">
                <text:p>602.140481165404</text:p>
              </table:table-cell>
              <table:table-cell office:value-type="float" office:value="300.589523597401">
                <text:p>300.589523597401</text:p>
              </table:table-cell>
              <table:table-cell office:value-type="float" office:value="16350.5992619858">
                <text:p>16350.5992619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2.130559452776">
                <text:p>602.130559452776</text:p>
              </table:table-cell>
              <table:table-cell office:value-type="float" office:value="288.074881726607">
                <text:p>288.074881726607</text:p>
              </table:table-cell>
              <table:table-cell office:value-type="float" office:value="16363.1238255692">
                <text:p>16363.12382556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2.121883588579">
                <text:p>602.121883588579</text:p>
              </table:table-cell>
              <table:table-cell office:value-type="float" office:value="276.080437422838">
                <text:p>276.080437422838</text:p>
              </table:table-cell>
              <table:table-cell office:value-type="float" office:value="16375.1269457372">
                <text:p>16375.1269457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2.114302528797">
                <text:p>602.114302528797</text:p>
              </table:table-cell>
              <table:table-cell office:value-type="float" office:value="264.584666831308">
                <text:p>264.584666831308</text:p>
              </table:table-cell>
              <table:table-cell office:value-type="float" office:value="16386.6302973885">
                <text:p>16386.6302973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2.107682830916">
                <text:p>602.107682830916</text:p>
              </table:table-cell>
              <table:table-cell office:value-type="float" office:value="253.566925323023">
                <text:p>253.566925323023</text:p>
              </table:table-cell>
              <table:table-cell office:value-type="float" office:value="16397.6546585946">
                <text:p>16397.65465859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2.101906693855">
                <text:p>602.101906693855</text:p>
              </table:table-cell>
              <table:table-cell office:value-type="float" office:value="243.007412820435">
                <text:p>243.007412820435</text:p>
              </table:table-cell>
              <table:table-cell office:value-type="float" office:value="16408.2199472343">
                <text:p>16408.2199472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2.096870204845">
                <text:p>602.096870204845</text:p>
              </table:table-cell>
              <table:table-cell office:value-type="float" office:value="232.887140360925">
                <text:p>232.887140360925</text:p>
              </table:table-cell>
              <table:table-cell office:value-type="float" office:value="16418.3452561828">
                <text:p>16418.3452561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2.092481772776">
                <text:p>602.092481772776</text:p>
              </table:table-cell>
              <table:table-cell office:value-type="float" office:value="223.187897866993">
                <text:p>223.187897866993</text:p>
              </table:table-cell>
              <table:table-cell office:value-type="float" office:value="16428.0488871088">
                <text:p>16428.04888710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2.088660729379">
                <text:p>602.088660729379</text:p>
              </table:table-cell>
              <table:table-cell office:value-type="float" office:value="213.892223091536">
                <text:p>213.892223091536</text:p>
              </table:table-cell>
              <table:table-cell office:value-type="float" office:value="16437.3483829277">
                <text:p>16437.3483829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2.08533608135">
                <text:p>602.08533608135</text:p>
              </table:table-cell>
              <table:table-cell office:value-type="float" office:value="204.983371706121">
                <text:p>204.983371706121</text:p>
              </table:table-cell>
              <table:table-cell office:value-type="float" office:value="16446.2605589611">
                <text:p>16446.26055896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2.082445398082">
                <text:p>602.082445398082</text:p>
              </table:table-cell>
              <table:table-cell office:value-type="float" office:value="196.445288499972">
                <text:p>196.445288499972</text:p>
              </table:table-cell>
              <table:table-cell office:value-type="float" office:value="16454.8015328505">
                <text:p>16454.80153285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2.079933821133">
                <text:p>602.079933821133</text:p>
              </table:table-cell>
              <table:table-cell office:value-type="float" office:value="188.262579657274">
                <text:p>188.262579657274</text:p>
              </table:table-cell>
              <table:table-cell office:value-type="float" office:value="16462.9867532702">
                <text:p>16462.9867532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2.077753182855">
                <text:p>602.077753182855</text:p>
              </table:table-cell>
              <table:table-cell office:value-type="float" office:value="180.420486080411">
                <text:p>180.420486080411</text:p>
              </table:table-cell>
              <table:table-cell office:value-type="float" office:value="16470.8310274853">
                <text:p>16470.8310274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2.075861222839">
                <text:p>602.075861222839</text:p>
              </table:table-cell>
              <table:table-cell office:value-type="float" office:value="172.904857726936">
                <text:p>172.904857726936</text:p>
              </table:table-cell>
              <table:table-cell office:value-type="float" office:value="16478.3485477988">
                <text:p>16478.3485477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2.07422089191">
                <text:p>602.07422089191</text:p>
              </table:table-cell>
              <table:table-cell office:value-type="float" office:value="165.702128928275">
                <text:p>165.702128928275</text:p>
              </table:table-cell>
              <table:table-cell office:value-type="float" office:value="16485.5529169284">
                <text:p>16485.5529169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2.072799734419">
                <text:p>602.072799734419</text:p>
              </table:table-cell>
              <table:table-cell office:value-type="float" office:value="158.79929465852">
                <text:p>158.79929465852</text:p>
              </table:table-cell>
              <table:table-cell office:value-type="float" office:value="16492.4571723556">
                <text:p>16492.45717235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2.071569340503">
                <text:p>602.071569340503</text:p>
              </table:table-cell>
              <table:table-cell office:value-type="float" office:value="152.183887722065">
                <text:p>152.183887722065</text:p>
              </table:table-cell>
              <table:table-cell office:value-type="float" office:value="16499.073809686">
                <text:p>16499.0738096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2.070504860789">
                <text:p>602.070504860789</text:p>
              </table:table-cell>
              <table:table-cell office:value-type="float" office:value="145.843956829298">
                <text:p>145.843956829298</text:p>
              </table:table-cell>
              <table:table-cell office:value-type="float" office:value="16505.4148050585">
                <text:p>16505.41480505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2.069584576796">
                <text:p>602.069584576796</text:p>
              </table:table-cell>
              <table:table-cell office:value-type="float" office:value="139.768045530123">
                <text:p>139.768045530123</text:p>
              </table:table-cell>
              <table:table-cell office:value-type="float" office:value="16511.4916366417">
                <text:p>16511.4916366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2.068789520964">
                <text:p>602.068789520964</text:p>
              </table:table-cell>
              <table:table-cell office:value-type="float" office:value="133.945171975609">
                <text:p>133.945171975609</text:p>
              </table:table-cell>
              <table:table-cell office:value-type="float" office:value="16517.315305252">
                <text:p>16517.315305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2.068103140869">
                <text:p>602.068103140869</text:p>
              </table:table-cell>
              <table:table-cell office:value-type="float" office:value="128.364809478739">
                <text:p>128.364809478739</text:p>
              </table:table-cell>
              <table:table-cell office:value-type="float" office:value="16522.896354129">
                <text:p>16522.896354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2.067511002719">
                <text:p>602.067511002719</text:p>
              </table:table-cell>
              <table:table-cell office:value-type="float" office:value="123.016867845821">
                <text:p>123.016867845821</text:p>
              </table:table-cell>
              <table:table-cell office:value-type="float" office:value="16528.2448879">
                <text:p>16528.24488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2.067000529776">
                <text:p>602.067000529776</text:p>
              </table:table-cell>
              <table:table-cell office:value-type="float" office:value="117.891675450849">
                <text:p>117.891675450849</text:p>
              </table:table-cell>
              <table:table-cell office:value-type="float" office:value="16533.370590768">
                <text:p>16533.370590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2.066560771777">
                <text:p>602.066560771777</text:p>
              </table:table-cell>
              <table:table-cell office:value-type="float" office:value="112.979962025765">
                <text:p>112.979962025765</text:p>
              </table:table-cell>
              <table:table-cell office:value-type="float" office:value="16538.282743951">
                <text:p>16538.2827439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2.066182201848">
                <text:p>602.066182201848</text:p>
              </table:table-cell>
              <table:table-cell office:value-type="float" office:value="108.272842140294">
                <text:p>108.272842140294</text:p>
              </table:table-cell>
              <table:table-cell office:value-type="float" office:value="16542.9902424064">
                <text:p>16542.9902424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2.065856537784">
                <text:p>602.065856537784</text:p>
              </table:table-cell>
              <table:table-cell office:value-type="float" office:value="103.761799345755">
                <text:p>103.761799345755</text:p>
              </table:table-cell>
              <table:table-cell office:value-type="float" office:value="16547.501610865">
                <text:p>16547.5016108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2.065576584908">
                <text:p>602.065576584908</text:p>
              </table:table-cell>
              <table:table-cell office:value-type="float" office:value="99.4386709579701">
                <text:p>99.4386709579701</text:p>
              </table:table-cell>
              <table:table-cell office:value-type="float" office:value="16551.8250192057">
                <text:p>16551.82501920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2.065336098019">
                <text:p>602.065336098019</text:p>
              </table:table-cell>
              <table:table-cell office:value-type="float" office:value="95.2956334551313">
                <text:p>95.2956334551313</text:p>
              </table:table-cell>
              <table:table-cell office:value-type="float" office:value="16555.9682971954">
                <text:p>16555.96829719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2.065129660198">
                <text:p>602.065129660198</text:p>
              </table:table-cell>
              <table:table-cell office:value-type="float" office:value="91.3251884672229">
                <text:p>91.3251884672229</text:p>
              </table:table-cell>
              <table:table-cell office:value-type="float" office:value="16559.9389486212">
                <text:p>16559.9389486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2.064952576525">
                <text:p>602.064952576525</text:p>
              </table:table-cell>
              <table:table-cell office:value-type="float" office:value="87.5201493343203">
                <text:p>87.5201493343203</text:p>
              </table:table-cell>
              <table:table-cell office:value-type="float" office:value="16563.7441648377">
                <text:p>16563.74416483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2.064800780925">
                <text:p>602.064800780925</text:p>
              </table:table-cell>
              <table:table-cell office:value-type="float" office:value="83.8736282118169">
                <text:p>83.8736282118169</text:p>
              </table:table-cell>
              <table:table-cell office:value-type="float" office:value="16567.3908377558">
                <text:p>16567.39083775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2.064670754609">
                <text:p>602.064670754609</text:p>
              </table:table-cell>
              <table:table-cell office:value-type="float" office:value="80.3790237013487">
                <text:p>80.3790237013487</text:p>
              </table:table-cell>
              <table:table-cell office:value-type="float" office:value="16570.8855722926">
                <text:p>16570.88557229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2.064559454716">
                <text:p>602.064559454716</text:p>
              </table:table-cell>
              <table:table-cell office:value-type="float" office:value="77.0300089868925">
                <text:p>77.0300089868925</text:p>
              </table:table-cell>
              <table:table-cell office:value-type="float" office:value="16574.234698307">
                <text:p>16574.234698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2.064464251929">
                <text:p>602.064464251929</text:p>
              </table:table-cell>
              <table:table-cell office:value-type="float" office:value="73.8205204562157">
                <text:p>73.8205204562157</text:p>
              </table:table-cell>
              <table:table-cell office:value-type="float" office:value="16577.4442820404">
                <text:p>16577.44428204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2.064382875991">
                <text:p>602.064382875991</text:p>
              </table:table-cell>
              <table:table-cell office:value-type="float" office:value="70.7447467885379">
                <text:p>70.7447467885379</text:p>
              </table:table-cell>
              <table:table-cell office:value-type="float" office:value="16580.5201370841">
                <text:p>16580.5201370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2.064313368152">
                <text:p>602.064313368152</text:p>
              </table:table-cell>
              <table:table-cell office:value-type="float" office:value="67.79711848994">
                <text:p>67.79711848994</text:p>
              </table:table-cell>
              <table:table-cell office:value-type="float" office:value="16583.4678348905">
                <text:p>16583.46783489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2.064254039701">
                <text:p>602.064254039701</text:p>
              </table:table-cell>
              <table:table-cell office:value-type="float" office:value="64.9722978587114">
                <text:p>64.9722978587114</text:p>
              </table:table-cell>
              <table:table-cell office:value-type="float" office:value="16586.2927148502">
                <text:p>16586.2927148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2.064203435837">
                <text:p>602.064203435837</text:p>
              </table:table-cell>
              <table:table-cell office:value-type="float" office:value="62.2651693634713">
                <text:p>62.2651693634713</text:p>
              </table:table-cell>
              <table:table-cell office:value-type="float" office:value="16588.9998939493">
                <text:p>16588.99989394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2.064160304215">
                <text:p>602.064160304215</text:p>
              </table:table-cell>
              <table:table-cell office:value-type="float" office:value="59.6708304175272">
                <text:p>59.6708304175272</text:p>
              </table:table-cell>
              <table:table-cell office:value-type="float" office:value="16591.5942760268">
                <text:p>16591.59427602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2.064123567581">
                <text:p>602.064123567581</text:p>
              </table:table-cell>
              <table:table-cell office:value-type="float" office:value="57.1845825335405">
                <text:p>57.1845825335405</text:p>
              </table:table-cell>
              <table:table-cell office:value-type="float" office:value="16594.0805606475">
                <text:p>16594.08056064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2.064092299993">
                <text:p>602.064092299993</text:p>
              </table:table-cell>
              <table:table-cell office:value-type="float" office:value="54.8019228431696">
                <text:p>54.8019228431696</text:p>
              </table:table-cell>
              <table:table-cell office:value-type="float" office:value="16596.4632516054">
                <text:p>16596.46325160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2.064065706164">
                <text:p>602.064065706164</text:p>
              </table:table-cell>
              <table:table-cell office:value-type="float" office:value="52.5185359669322">
                <text:p>52.5185359669322</text:p>
              </table:table-cell>
              <table:table-cell office:value-type="float" office:value="16598.7466650755">
                <text:p>16598.74666507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2.064043103543">
                <text:p>602.064043103543</text:p>
              </table:table-cell>
              <table:table-cell office:value-type="float" office:value="50.3302862200919">
                <text:p>50.3302862200919</text:p>
              </table:table-cell>
              <table:table-cell office:value-type="float" office:value="16600.9349374249">
                <text:p>16600.9349374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2.06402390677">
                <text:p>602.06402390677</text:p>
              </table:table-cell>
              <table:table-cell office:value-type="float" office:value="48.2332101409171">
                <text:p>48.2332101409171</text:p>
              </table:table-cell>
              <table:table-cell office:value-type="float" office:value="16603.0320327009">
                <text:p>16603.03203270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2.064007614219">
                <text:p>602.064007614219</text:p>
              </table:table-cell>
              <table:table-cell office:value-type="float" office:value="46.2235093281856">
                <text:p>46.2235093281856</text:p>
              </table:table-cell>
              <table:table-cell office:value-type="float" office:value="16605.0417498062">
                <text:p>16605.04174980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2.063993796339">
                <text:p>602.063993796339</text:p>
              </table:table-cell>
              <table:table-cell office:value-type="float" office:value="44.2975435753172">
                <text:p>44.2975435753172</text:p>
              </table:table-cell>
              <table:table-cell office:value-type="float" office:value="16606.9677293769">
                <text:p>16606.9677293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2.063982085574">
                <text:p>602.063982085574</text:p>
              </table:table-cell>
              <table:table-cell office:value-type="float" office:value="42.451824289011">
                <text:p>42.451824289011</text:p>
              </table:table-cell>
              <table:table-cell office:value-type="float" office:value="16608.813460374">
                <text:p>16608.8134603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2.063972167656">
                <text:p>602.063972167656</text:p>
              </table:table-cell>
              <table:table-cell office:value-type="float" office:value="40.6830081807367">
                <text:p>40.6830081807367</text:p>
              </table:table-cell>
              <table:table-cell office:value-type="float" office:value="16610.5822864002">
                <text:p>16610.5822864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2.063963774075">
                <text:p>602.063963774075</text:p>
              </table:table-cell>
              <table:table-cell office:value-type="float" office:value="38.9878912198928">
                <text:p>38.9878912198928</text:p>
              </table:table-cell>
              <table:table-cell office:value-type="float" office:value="16612.2774117546">
                <text:p>16612.27741175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2.063956675592">
                <text:p>602.063956675592</text:p>
              </table:table-cell>
              <table:table-cell office:value-type="float" office:value="37.3634028378839">
                <text:p>37.3634028378839</text:p>
              </table:table-cell>
              <table:table-cell office:value-type="float" office:value="16613.9019072351">
                <text:p>16613.90190723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.063950676642">
                <text:p>602.063950676642</text:p>
              </table:table-cell>
              <table:table-cell office:value-type="float" office:value="35.8066003728008">
                <text:p>35.8066003728008</text:p>
              </table:table-cell>
              <table:table-cell office:value-type="float" office:value="16615.4587156991">
                <text:p>16615.4587156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2.063945610511">
                <text:p>602.063945610511</text:p>
              </table:table-cell>
              <table:table-cell office:value-type="float" office:value="34.3146637447963">
                <text:p>34.3146637447963</text:p>
              </table:table-cell>
              <table:table-cell office:value-type="float" office:value="16616.9506573933">
                <text:p>16616.9506573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2.063941335187">
                <text:p>602.063941335187</text:p>
              </table:table-cell>
              <table:table-cell office:value-type="float" office:value="32.8848903526494">
                <text:p>32.8848903526494</text:p>
              </table:table-cell>
              <table:table-cell office:value-type="float" office:value="16618.3804350607">
                <text:p>16618.38043506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2.063937729788">
                <text:p>602.063937729788</text:p>
              </table:table-cell>
              <table:table-cell office:value-type="float" office:value="31.5146901823921">
                <text:p>31.5146901823921</text:p>
              </table:table-cell>
              <table:table-cell office:value-type="float" office:value="16619.7506388364">
                <text:p>16619.7506388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2.063934691501">
                <text:p>602.063934691501</text:p>
              </table:table-cell>
              <table:table-cell office:value-type="float" office:value="30.2015811192416">
                <text:p>30.2015811192416</text:p>
              </table:table-cell>
              <table:table-cell office:value-type="float" office:value="16621.0637509378">
                <text:p>16621.06375093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02.063932132939">
                <text:p>602.063932132939</text:p>
              </table:table-cell>
              <table:table-cell office:value-type="float" office:value="28.9431844544347">
                <text:p>28.9431844544347</text:p>
              </table:table-cell>
              <table:table-cell office:value-type="float" office:value="16622.3221501612">
                <text:p>16622.3221501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02.063929979887">
                <text:p>602.063929979887</text:p>
              </table:table-cell>
              <table:table-cell office:value-type="float" office:value="27.7372205789043">
                <text:p>27.7372205789043</text:p>
              </table:table-cell>
              <table:table-cell office:value-type="float" office:value="16623.5281161898">
                <text:p>16623.52811618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2.063928169362">
                <text:p>602.063928169362</text:p>
              </table:table-cell>
              <table:table-cell office:value-type="float" office:value="26.5815048560629">
                <text:p>26.5815048560629</text:p>
              </table:table-cell>
              <table:table-cell office:value-type="float" office:value="16624.6838337231">
                <text:p>16624.6838337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2.063926647952">
                <text:p>602.063926647952</text:p>
              </table:table-cell>
              <table:table-cell office:value-type="float" office:value="25.473943666276">
                <text:p>25.473943666276</text:p>
              </table:table-cell>
              <table:table-cell office:value-type="float" office:value="16625.7913964343">
                <text:p>16625.7913964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2.063925370398">
                <text:p>602.063925370398</text:p>
              </table:table-cell>
              <table:table-cell office:value-type="float" office:value="24.4125306159103">
                <text:p>24.4125306159103</text:p>
              </table:table-cell>
              <table:table-cell office:value-type="float" office:value="16626.8528107623">
                <text:p>16626.85281076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2.063924298376">
                <text:p>602.063924298376</text:p>
              </table:table-cell>
              <table:table-cell office:value-type="float" office:value="23.3953429041319">
                <text:p>23.3953429041319</text:p>
              </table:table-cell>
              <table:table-cell office:value-type="float" office:value="16627.8699995461">
                <text:p>16627.86999954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2.063923399459">
                <text:p>602.063923399459</text:p>
              </table:table-cell>
              <table:table-cell office:value-type="float" office:value="22.4205378409118">
                <text:p>22.4205378409118</text:p>
              </table:table-cell>
              <table:table-cell office:value-type="float" office:value="16628.8448055082">
                <text:p>16628.84480550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2.06392264623">
                <text:p>602.06392264623</text:p>
              </table:table-cell>
              <table:table-cell office:value-type="float" office:value="21.4863495099629">
                <text:p>21.4863495099629</text:p>
              </table:table-cell>
              <table:table-cell office:value-type="float" office:value="16629.7789945924">
                <text:p>16629.77899459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2.063922015525">
                <text:p>602.063922015525</text:p>
              </table:table-cell>
              <table:table-cell office:value-type="float" office:value="20.5910855705905">
                <text:p>20.5910855705905</text:p>
              </table:table-cell>
              <table:table-cell office:value-type="float" office:value="16630.6742591625">
                <text:p>16630.6742591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2.063921487789">
                <text:p>602.063921487789</text:p>
              </table:table-cell>
              <table:table-cell office:value-type="float" office:value="19.733124192688">
                <text:p>19.733124192688</text:p>
              </table:table-cell>
              <table:table-cell office:value-type="float" office:value="16631.5322210681">
                <text:p>16631.53222106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2.063921046525">
                <text:p>602.063921046525</text:p>
              </table:table-cell>
              <table:table-cell office:value-type="float" office:value="18.9109111193457">
                <text:p>18.9109111193457</text:p>
              </table:table-cell>
              <table:table-cell office:value-type="float" office:value="16632.3544345827">
                <text:p>16632.35443458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2.063920677826">
                <text:p>602.063920677826</text:p>
              </table:table-cell>
              <table:table-cell office:value-type="float" office:value="18.1229568517683">
                <text:p>18.1229568517683</text:p>
              </table:table-cell>
              <table:table-cell office:value-type="float" office:value="16633.142389219">
                <text:p>16633.142389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2.063920369978">
                <text:p>602.063920369978</text:p>
              </table:table-cell>
              <table:table-cell office:value-type="float" office:value="17.3678339514187">
                <text:p>17.3678339514187</text:p>
              </table:table-cell>
              <table:table-cell office:value-type="float" office:value="16633.8975124272">
                <text:p>16633.8975124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2.06392011312">
                <text:p>602.06392011312</text:p>
              </table:table-cell>
              <table:table-cell office:value-type="float" office:value="16.6441744545117">
                <text:p>16.6441744545117</text:p>
              </table:table-cell>
              <table:table-cell office:value-type="float" office:value="16634.6211721809">
                <text:p>16634.62117218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2.063919898958">
                <text:p>602.063919898958</text:p>
              </table:table-cell>
              <table:table-cell office:value-type="float" office:value="15.950667394187">
                <text:p>15.950667394187</text:p>
              </table:table-cell>
              <table:table-cell office:value-type="float" office:value="16635.3146794554">
                <text:p>16635.31467945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2.063919720523">
                <text:p>602.063919720523</text:p>
              </table:table-cell>
              <table:table-cell office:value-type="float" office:value="15.2860564258808">
                <text:p>15.2860564258808</text:p>
              </table:table-cell>
              <table:table-cell office:value-type="float" office:value="16635.9792906022">
                <text:p>16635.9792906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2.06391957196">
                <text:p>602.06391957196</text:p>
              </table:table-cell>
              <table:table-cell office:value-type="float" office:value="14.6491375516037">
                <text:p>14.6491375516037</text:p>
              </table:table-cell>
              <table:table-cell office:value-type="float" office:value="16636.616209625">
                <text:p>16636.616209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2.063919448356">
                <text:p>602.063919448356</text:p>
              </table:table-cell>
              <table:table-cell office:value-type="float" office:value="14.0387569390081">
                <text:p>14.0387569390081</text:p>
              </table:table-cell>
              <table:table-cell office:value-type="float" office:value="16637.2265903612">
                <text:p>16637.22659036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2.06391934559">
                <text:p>602.06391934559</text:p>
              </table:table-cell>
              <table:table-cell office:value-type="float" office:value="13.4538088313021">
                <text:p>13.4538088313021</text:p>
              </table:table-cell>
              <table:table-cell office:value-type="float" office:value="16637.8115385717">
                <text:p>16637.81153857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2.063919260211">
                <text:p>602.063919260211</text:p>
              </table:table-cell>
              <table:table-cell office:value-type="float" office:value="12.8932335442259">
                <text:p>12.8932335442259</text:p>
              </table:table-cell>
              <table:table-cell office:value-type="float" office:value="16638.3721139441">
                <text:p>16638.37211394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2.063919189327">
                <text:p>602.063919189327</text:p>
              </table:table-cell>
              <table:table-cell office:value-type="float" office:value="12.3560155464696">
                <text:p>12.3560155464696</text:p>
              </table:table-cell>
              <table:table-cell office:value-type="float" office:value="16638.9093320128">
                <text:p>16638.9093320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2.063919130518">
                <text:p>602.063919130518</text:p>
              </table:table-cell>
              <table:table-cell office:value-type="float" office:value="11.8411816200562">
                <text:p>11.8411816200562</text:p>
              </table:table-cell>
              <table:table-cell office:value-type="float" office:value="16639.424165998">
                <text:p>16639.4241659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2.063919081764">
                <text:p>602.063919081764</text:p>
              </table:table-cell>
              <table:table-cell office:value-type="float" office:value="11.3477990973616">
                <text:p>11.3477990973616</text:p>
              </table:table-cell>
              <table:table-cell office:value-type="float" office:value="16639.9175485695">
                <text:p>16639.9175485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2.063919041372">
                <text:p>602.063919041372</text:p>
              </table:table-cell>
              <table:table-cell office:value-type="float" office:value="10.8749741715804">
                <text:p>10.8749741715804</text:p>
              </table:table-cell>
              <table:table-cell office:value-type="float" office:value="16640.3903735356">
                <text:p>16640.39037353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2.063919007933">
                <text:p>602.063919007933</text:p>
              </table:table-cell>
              <table:table-cell office:value-type="float" office:value="10.4218502775784">
                <text:p>10.4218502775784</text:p>
              </table:table-cell>
              <table:table-cell office:value-type="float" office:value="16640.8434974631">
                <text:p>16640.84349746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2.06391898027">
                <text:p>602.06391898027</text:p>
              </table:table-cell>
              <table:table-cell office:value-type="float" office:value="9.9876065402021">
                <text:p>9.9876065402021</text:p>
              </table:table-cell>
              <table:table-cell office:value-type="float" office:value="16641.2777412281">
                <text:p>16641.27774122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2.063918957401">
                <text:p>602.063918957401</text:p>
              </table:table-cell>
              <table:table-cell office:value-type="float" office:value="9.5714562872337">
                <text:p>9.5714562872337</text:p>
              </table:table-cell>
              <table:table-cell office:value-type="float" office:value="16641.6938915039">
                <text:p>16641.69389150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2.063918938508">
                <text:p>602.063918938508</text:p>
              </table:table-cell>
              <table:table-cell office:value-type="float" office:value="9.17264562430094">
                <text:p>9.17264562430094</text:p>
              </table:table-cell>
              <table:table-cell office:value-type="float" office:value="16642.0927021858">
                <text:p>16642.09270218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2.063918922912">
                <text:p>602.063918922912</text:p>
              </table:table-cell>
              <table:table-cell office:value-type="float" office:value="8.79045206916034">
                <text:p>8.79045206916034</text:p>
              </table:table-cell>
              <table:table-cell office:value-type="float" office:value="16642.4748957565">
                <text:p>16642.47489575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2.063918910046">
                <text:p>602.063918910046</text:p>
              </table:table-cell>
              <table:table-cell office:value-type="float" office:value="8.42418324288099">
                <text:p>8.42418324288099</text:p>
              </table:table-cell>
              <table:table-cell office:value-type="float" office:value="16642.8411645956">
                <text:p>16642.84116459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2.06391889944">
                <text:p>602.06391889944</text:p>
              </table:table-cell>
              <table:table-cell office:value-type="float" office:value="8.07317561555883">
                <text:p>8.07317561555883</text:p>
              </table:table-cell>
              <table:table-cell office:value-type="float" office:value="16643.1921722336">
                <text:p>16643.19217223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2.063918890704">
                <text:p>602.063918890704</text:p>
              </table:table-cell>
              <table:table-cell office:value-type="float" office:value="7.73679330428962">
                <text:p>7.73679330428962</text:p>
              </table:table-cell>
              <table:table-cell office:value-type="float" office:value="16643.5285545536">
                <text:p>16643.5285545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2.063918883512">
                <text:p>602.063918883512</text:p>
              </table:table-cell>
              <table:table-cell office:value-type="float" office:value="7.41442692122391">
                <text:p>7.41442692122391</text:p>
              </table:table-cell>
              <table:table-cell office:value-type="float" office:value="16643.8509209438">
                <text:p>16643.85092094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2.063918877596">
                <text:p>602.063918877596</text:p>
              </table:table-cell>
              <table:table-cell office:value-type="float" office:value="7.1054924696175">
                <text:p>7.1054924696175</text:p>
              </table:table-cell>
              <table:table-cell office:value-type="float" office:value="16644.1598554014">
                <text:p>16644.1598554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2.063918872732">
                <text:p>602.063918872732</text:p>
              </table:table-cell>
              <table:table-cell office:value-type="float" office:value="6.80943028587801">
                <text:p>6.80943028587801</text:p>
              </table:table-cell>
              <table:table-cell office:value-type="float" office:value="16644.45591759">
                <text:p>16644.455917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2.063918868738">
                <text:p>602.063918868738</text:p>
              </table:table-cell>
              <table:table-cell office:value-type="float" office:value="6.52570402569128">
                <text:p>6.52570402569128</text:p>
              </table:table-cell>
              <table:table-cell office:value-type="float" office:value="16644.7396438541">
                <text:p>16644.73964385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2.063918865459">
                <text:p>602.063918865459</text:p>
              </table:table-cell>
              <table:table-cell office:value-type="float" office:value="6.25379969239123">
                <text:p>6.25379969239123</text:p>
              </table:table-cell>
              <table:table-cell office:value-type="float" office:value="16645.0115481907">
                <text:p>16645.01154819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2.063918862769">
                <text:p>602.063918862769</text:p>
              </table:table-cell>
              <table:table-cell office:value-type="float" office:value="5.99322470581329">
                <text:p>5.99322470581329</text:p>
              </table:table-cell>
              <table:table-cell office:value-type="float" office:value="16645.27212318">
                <text:p>16645.272123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2.063918860565">
                <text:p>602.063918860565</text:p>
              </table:table-cell>
              <table:table-cell office:value-type="float" office:value="5.74350700994463">
                <text:p>5.74350700994463</text:p>
              </table:table-cell>
              <table:table-cell office:value-type="float" office:value="16645.5218408781">
                <text:p>16645.52184087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2.063918858759">
                <text:p>602.063918858759</text:p>
              </table:table-cell>
              <table:table-cell office:value-type="float" office:value="5.5041942177549">
                <text:p>5.5041942177549</text:p>
              </table:table-cell>
              <table:table-cell office:value-type="float" office:value="16645.7611536721">
                <text:p>16645.7611536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2.063918857281">
                <text:p>602.063918857281</text:p>
              </table:table-cell>
              <table:table-cell office:value-type="float" office:value="5.27485279165846">
                <text:p>5.27485279165846</text:p>
              </table:table-cell>
              <table:table-cell office:value-type="float" office:value="16645.9904950996">
                <text:p>16645.99049509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2.063918856072">
                <text:p>602.063918856072</text:p>
              </table:table-cell>
              <table:table-cell office:value-type="float" office:value="5.05506725812338">
                <text:p>5.05506725812338</text:p>
              </table:table-cell>
              <table:table-cell office:value-type="float" office:value="16646.2102806344">
                <text:p>16646.21028063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2.063918855084">
                <text:p>602.063918855084</text:p>
              </table:table-cell>
              <table:table-cell office:value-type="float" office:value="4.8444394550047">
                <text:p>4.8444394550047</text:p>
              </table:table-cell>
              <table:table-cell office:value-type="float" office:value="16646.4209084385">
                <text:p>16646.42090843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2.063918854277">
                <text:p>602.063918854277</text:p>
              </table:table-cell>
              <table:table-cell office:value-type="float" office:value="4.64258781023846">
                <text:p>4.64258781023846</text:p>
              </table:table-cell>
              <table:table-cell office:value-type="float" office:value="16646.6227600841">
                <text:p>16646.62276008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2.063918853618">
                <text:p>602.063918853618</text:p>
              </table:table-cell>
              <table:table-cell office:value-type="float" office:value="4.44914665058974">
                <text:p>4.44914665058974</text:p>
              </table:table-cell>
              <table:table-cell office:value-type="float" office:value="16646.8162012444">
                <text:p>16646.81620124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2.063918853081">
                <text:p>602.063918853081</text:p>
              </table:table-cell>
              <table:table-cell office:value-type="float" office:value="4.26376553920273">
                <text:p>4.26376553920273</text:p>
              </table:table-cell>
              <table:table-cell office:value-type="float" office:value="16647.0015823563">
                <text:p>16647.00158235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2.063918852643">
                <text:p>602.063918852643</text:p>
              </table:table-cell>
              <table:table-cell office:value-type="float" office:value="4.0861086407526">
                <text:p>4.0861086407526</text:p>
              </table:table-cell>
              <table:table-cell office:value-type="float" office:value="16647.1792392552">
                <text:p>16647.17923925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2.063918852286">
                <text:p>602.063918852286</text:p>
              </table:table-cell>
              <table:table-cell office:value-type="float" office:value="3.91585411304919">
                <text:p>3.91585411304919</text:p>
              </table:table-cell>
              <table:table-cell office:value-type="float" office:value="16647.3494937832">
                <text:p>16647.34949378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2.063918851996">
                <text:p>602.063918851996</text:p>
              </table:table-cell>
              <table:table-cell office:value-type="float" office:value="3.75269352399046">
                <text:p>3.75269352399046</text:p>
              </table:table-cell>
              <table:table-cell office:value-type="float" office:value="16647.5126543726">
                <text:p>16647.51265437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2.06391885176">
                <text:p>602.06391885176</text:p>
              </table:table-cell>
              <table:table-cell office:value-type="float" office:value="3.59633129280937">
                <text:p>3.59633129280937</text:p>
              </table:table-cell>
              <table:table-cell office:value-type="float" office:value="16647.669016604">
                <text:p>16647.6690166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2.063918851568">
                <text:p>602.063918851568</text:p>
              </table:table-cell>
              <table:table-cell office:value-type="float" office:value="3.44648415460207">
                <text:p>3.44648415460207</text:p>
              </table:table-cell>
              <table:table-cell office:value-type="float" office:value="16647.8188637424">
                <text:p>16647.81886374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2.063918851412">
                <text:p>602.063918851412</text:p>
              </table:table-cell>
              <table:table-cell office:value-type="float" office:value="3.30288064716731">
                <text:p>3.30288064716731</text:p>
              </table:table-cell>
              <table:table-cell office:value-type="float" office:value="16647.96246725">
                <text:p>16647.962467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2.063918851286">
                <text:p>602.063918851286</text:p>
              </table:table-cell>
              <table:table-cell office:value-type="float" office:value="3.1652606192275">
                <text:p>3.1652606192275</text:p>
              </table:table-cell>
              <table:table-cell office:value-type="float" office:value="16648.1000872781">
                <text:p>16648.10008727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2.063918851183">
                <text:p>602.063918851183</text:p>
              </table:table-cell>
              <table:table-cell office:value-type="float" office:value="3.03337475914049">
                <text:p>3.03337475914049</text:p>
              </table:table-cell>
              <table:table-cell office:value-type="float" office:value="16648.2319731382">
                <text:p>16648.23197313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2.0639188511">
                <text:p>602.0639188511</text:p>
              </table:table-cell>
              <table:table-cell office:value-type="float" office:value="2.90698414324829">
                <text:p>2.90698414324829</text:p>
              </table:table-cell>
              <table:table-cell office:value-type="float" office:value="16648.3583637542">
                <text:p>16648.35836375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2.063918851033">
                <text:p>602.063918851033</text:p>
              </table:table-cell>
              <table:table-cell office:value-type="float" office:value="2.7858598030446">
                <text:p>2.7858598030446</text:p>
              </table:table-cell>
              <table:table-cell office:value-type="float" office:value="16648.4794880945">
                <text:p>16648.47948809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2.063918850978">
                <text:p>602.063918850978</text:p>
              </table:table-cell>
              <table:table-cell office:value-type="float" office:value="2.66978231037692">
                <text:p>2.66978231037692</text:p>
              </table:table-cell>
              <table:table-cell office:value-type="float" office:value="16648.5955655872">
                <text:p>16648.5955655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2.063918850934">
                <text:p>602.063918850934</text:p>
              </table:table-cell>
              <table:table-cell office:value-type="float" office:value="2.55854137993201">
                <text:p>2.55854137993201</text:p>
              </table:table-cell>
              <table:table-cell office:value-type="float" office:value="16648.7068065177">
                <text:p>16648.70680651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2.063918850899">
                <text:p>602.063918850899</text:p>
              </table:table-cell>
              <table:table-cell office:value-type="float" office:value="2.45193548828426">
                <text:p>2.45193548828426</text:p>
              </table:table-cell>
              <table:table-cell office:value-type="float" office:value="16648.8134124094">
                <text:p>16648.81341240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2.06391885087">
                <text:p>602.06391885087</text:p>
              </table:table-cell>
              <table:table-cell office:value-type="float" office:value="2.34977150881718">
                <text:p>2.34977150881718</text:p>
              </table:table-cell>
              <table:table-cell office:value-type="float" office:value="16648.9155763889">
                <text:p>16648.9155763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2.063918850847">
                <text:p>602.063918850847</text:p>
              </table:table-cell>
              <table:table-cell office:value-type="float" office:value="2.2518643618564">
                <text:p>2.2518643618564</text:p>
              </table:table-cell>
              <table:table-cell office:value-type="float" office:value="16649.0134835359">
                <text:p>16649.01348353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2.063918850828">
                <text:p>602.063918850828</text:p>
              </table:table-cell>
              <table:table-cell office:value-type="float" office:value="2.15803667938047">
                <text:p>2.15803667938047</text:p>
              </table:table-cell>
              <table:table-cell office:value-type="float" office:value="16649.1073112184">
                <text:p>16649.1073112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2.063918850813">
                <text:p>602.063918850813</text:p>
              </table:table-cell>
              <table:table-cell office:value-type="float" office:value="2.06811848370201">
                <text:p>2.06811848370201</text:p>
              </table:table-cell>
              <table:table-cell office:value-type="float" office:value="16649.1972294141">
                <text:p>16649.19722941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2.063918850801">
                <text:p>602.063918850801</text:p>
              </table:table-cell>
              <table:table-cell office:value-type="float" office:value="1.9819468795372">
                <text:p>1.9819468795372</text:p>
              </table:table-cell>
              <table:table-cell office:value-type="float" office:value="16649.2834010182">
                <text:p>16649.28340101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2.063918850791">
                <text:p>602.063918850791</text:p>
              </table:table-cell>
              <table:table-cell office:value-type="float" office:value="1.8993657589056">
                <text:p>1.8993657589056</text:p>
              </table:table-cell>
              <table:table-cell office:value-type="float" office:value="16649.3659821389">
                <text:p>16649.36598213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2.063918850783">
                <text:p>602.063918850783</text:p>
              </table:table-cell>
              <table:table-cell office:value-type="float" office:value="1.82022551832593">
                <text:p>1.82022551832593</text:p>
              </table:table-cell>
              <table:table-cell office:value-type="float" office:value="16649.4451223795">
                <text:p>16649.44512237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2.063918850777">
                <text:p>602.063918850777</text:p>
              </table:table-cell>
              <table:table-cell office:value-type="float" office:value="1.74438278779525">
                <text:p>1.74438278779525</text:p>
              </table:table-cell>
              <table:table-cell office:value-type="float" office:value="16649.52096511">
                <text:p>16649.520965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2.063918850771">
                <text:p>602.063918850771</text:p>
              </table:table-cell>
              <table:table-cell office:value-type="float" office:value="1.67170017106072">
                <text:p>1.67170017106072</text:p>
              </table:table-cell>
              <table:table-cell office:value-type="float" office:value="16649.5936477267">
                <text:p>16649.5936477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